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1847c1">
      <style:table-properties style:width="6.692in" table:align="margins"/>
    </style:style>
    <style:style style:family="table-column" style:name="ae7b3a8"/>
    <style:style style:family="table-cell" style:name="a37bb33">
      <style:table-cell-properties style:decimal-places="2"/>
      <style:paragraph-properties style:tab-stop-distance="1.25cm"/>
      <style:text-properties fo:color="#c9211e" fo:font-size="15.0pt" fo:font-weight="bold" style:font-name="Arial" style:font-name-asian="Lucida Sans Unicode" style:font-name-complex="Tahoma"/>
    </style:style>
    <style:style style:family="table-cell" style:name="af02d68">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e58007">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1ea854">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f416e6">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27d5b7">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6cb330">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de69fa">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6021b9">
      <style:table-cell-properties fo:background-color="#ffb66c" fo:border="0.03cm solid #000000" fo:border-bottom="0.03cm solid #000000" fo:border-top="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86bc54">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addd7e">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number:number-style style:name="n86ca2a">
      <number:number number:decimal-places="0" number:grouping="true" number:min-integer-digits="1"/>
    </number:number-style>
    <style:style style:data-style-name="n86ca2a" style:family="table-cell" style:name="aecd55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982c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811d2">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a3665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e9ae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1cd1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df12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bda5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9666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e70f1">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ade30">
      <number:number number:decimal-places="0" number:grouping="true" number:min-integer-digits="1"/>
    </number:number-style>
    <style:style style:data-style-name="neade30" style:family="table-cell" style:name="a99b4f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33ecf">
      <number:number number:decimal-places="0" number:grouping="true" number:min-integer-digits="1"/>
    </number:number-style>
    <style:style style:data-style-name="nb33ecf" style:family="table-cell" style:name="ab900d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e5ef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3f1f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7c5d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2946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f5e8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5f97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7902e">
      <number:number number:decimal-places="0" number:grouping="true" number:min-integer-digits="1"/>
    </number:number-style>
    <style:style style:data-style-name="n47902e" style:family="table-cell" style:name="a83f0b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d40d7">
      <number:number number:decimal-places="0" number:grouping="true" number:min-integer-digits="1"/>
    </number:number-style>
    <style:style style:data-style-name="n7d40d7" style:family="table-cell" style:name="a36691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6611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7719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0fa6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826d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b9b0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d570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49e46">
      <number:number number:decimal-places="0" number:grouping="true" number:min-integer-digits="1"/>
    </number:number-style>
    <style:style style:data-style-name="nc49e46" style:family="table-cell" style:name="a1e80e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0777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d57fa">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94141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35bd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7d75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29c6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de7d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cb19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3bf08">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18161">
      <number:number number:decimal-places="0" number:grouping="true" number:min-integer-digits="1"/>
    </number:number-style>
    <style:style style:data-style-name="n618161" style:family="table-cell" style:name="a27665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4e2b8">
      <number:number number:decimal-places="0" number:grouping="true" number:min-integer-digits="1"/>
    </number:number-style>
    <style:style style:data-style-name="n04e2b8" style:family="table-cell" style:name="adccf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0c88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b76d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79c7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84cf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214d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7e5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b5562">
      <number:number number:decimal-places="0" number:grouping="true" number:min-integer-digits="1"/>
    </number:number-style>
    <style:style style:data-style-name="nfb5562" style:family="table-cell" style:name="a298a3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fd780">
      <number:number number:decimal-places="0" number:grouping="true" number:min-integer-digits="1"/>
    </number:number-style>
    <style:style style:data-style-name="n5fd780" style:family="table-cell" style:name="a8110c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da22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3c2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90dc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026c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ee58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1bad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d72d7">
      <number:number number:decimal-places="0" number:grouping="true" number:min-integer-digits="1"/>
    </number:number-style>
    <style:style style:data-style-name="nfd72d7" style:family="table-cell" style:name="aa46ee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81c7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0bc2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7f070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c467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bc8b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cb22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80e7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ec9d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13c8e">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388d2">
      <number:number number:decimal-places="0" number:grouping="true" number:min-integer-digits="1"/>
    </number:number-style>
    <style:style style:data-style-name="n4388d2" style:family="table-cell" style:name="ab6e9d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b58d8">
      <number:number number:decimal-places="0" number:grouping="true" number:min-integer-digits="1"/>
    </number:number-style>
    <style:style style:data-style-name="n2b58d8" style:family="table-cell" style:name="acfc84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6159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b69d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8694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d8d0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51fd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3811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75a00">
      <number:number number:decimal-places="0" number:grouping="true" number:min-integer-digits="1"/>
    </number:number-style>
    <style:style style:data-style-name="ne75a00" style:family="table-cell" style:name="acbf58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95a0d">
      <number:number number:decimal-places="0" number:grouping="true" number:min-integer-digits="1"/>
    </number:number-style>
    <style:style style:data-style-name="n195a0d" style:family="table-cell" style:name="a3f74e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7374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a17e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d5ec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7f03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ca3d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b81b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101fa">
      <number:number number:decimal-places="0" number:grouping="true" number:min-integer-digits="1"/>
    </number:number-style>
    <style:style style:data-style-name="ne101fa" style:family="table-cell" style:name="aba99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957d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030ba">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589c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40e4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9e79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0ba3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2a04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8678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4c4c4">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fe2af">
      <number:number number:decimal-places="0" number:grouping="true" number:min-integer-digits="1"/>
    </number:number-style>
    <style:style style:data-style-name="ndfe2af" style:family="table-cell" style:name="a5c103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da53f">
      <number:number number:decimal-places="0" number:grouping="true" number:min-integer-digits="1"/>
    </number:number-style>
    <style:style style:data-style-name="nfda53f" style:family="table-cell" style:name="a71ab5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9287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09e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5a78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4ecf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2029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294e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794a3">
      <number:number number:decimal-places="0" number:grouping="true" number:min-integer-digits="1"/>
    </number:number-style>
    <style:style style:data-style-name="n3794a3" style:family="table-cell" style:name="a864bb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9d62c">
      <number:number number:decimal-places="0" number:grouping="true" number:min-integer-digits="1"/>
    </number:number-style>
    <style:style style:data-style-name="nd9d62c" style:family="table-cell" style:name="a5ac8c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2ce4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f580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2e4d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f3b3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7d8f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9814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4b52e">
      <number:number number:decimal-places="0" number:grouping="true" number:min-integer-digits="1"/>
    </number:number-style>
    <style:style style:data-style-name="nc4b52e" style:family="table-cell" style:name="aa6998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dd68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84de2">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96b7e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a370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d769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86a3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82bb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84ef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47e1b">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0825d">
      <number:number number:decimal-places="0" number:grouping="true" number:min-integer-digits="1"/>
    </number:number-style>
    <style:style style:data-style-name="n50825d" style:family="table-cell" style:name="a3881b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0a1e5">
      <number:number number:decimal-places="0" number:grouping="true" number:min-integer-digits="1"/>
    </number:number-style>
    <style:style style:data-style-name="nb0a1e5" style:family="table-cell" style:name="a4748e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d17c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9c44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5c01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fe6b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4c4a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4c26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59310">
      <number:number number:decimal-places="0" number:grouping="true" number:min-integer-digits="1"/>
    </number:number-style>
    <style:style style:data-style-name="n259310" style:family="table-cell" style:name="a7cb56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e9ff8">
      <number:number number:decimal-places="0" number:grouping="true" number:min-integer-digits="1"/>
    </number:number-style>
    <style:style style:data-style-name="n9e9ff8" style:family="table-cell" style:name="a1d01f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bf7c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a9b3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8b2f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0b9f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a7c6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9427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8b321">
      <number:number number:decimal-places="0" number:grouping="true" number:min-integer-digits="1"/>
    </number:number-style>
    <style:style style:data-style-name="n18b321" style:family="table-cell" style:name="a87582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092f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1f886">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15720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f525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7cad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c12c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3b55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246f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7e39a">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3fada">
      <number:number number:decimal-places="0" number:grouping="true" number:min-integer-digits="1"/>
    </number:number-style>
    <style:style style:data-style-name="n43fada" style:family="table-cell" style:name="a9568b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4adaa">
      <number:number number:decimal-places="0" number:grouping="true" number:min-integer-digits="1"/>
    </number:number-style>
    <style:style style:data-style-name="n94adaa" style:family="table-cell" style:name="acecad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c445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65c1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c9b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8d70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a6e9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5ff9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9582a">
      <number:number number:decimal-places="0" number:grouping="true" number:min-integer-digits="1"/>
    </number:number-style>
    <style:style style:data-style-name="n29582a" style:family="table-cell" style:name="aadd13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33357">
      <number:number number:decimal-places="0" number:grouping="true" number:min-integer-digits="1"/>
    </number:number-style>
    <style:style style:data-style-name="n233357" style:family="table-cell" style:name="a89cfd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bd1a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7a07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4858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8645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e1e4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fa77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da143">
      <number:number number:decimal-places="0" number:grouping="true" number:min-integer-digits="1"/>
    </number:number-style>
    <style:style style:data-style-name="nfda143" style:family="table-cell" style:name="a49519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ea0f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027c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ffcfb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a519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186c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f3c3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4c01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6644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1a3e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93bdb">
      <number:number number:decimal-places="0" number:grouping="true" number:min-integer-digits="1"/>
    </number:number-style>
    <style:style style:data-style-name="n593bdb" style:family="table-cell" style:name="a7198c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fda32">
      <number:number number:decimal-places="0" number:grouping="true" number:min-integer-digits="1"/>
    </number:number-style>
    <style:style style:data-style-name="n2fda32" style:family="table-cell" style:name="a17f0b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8984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0214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a7ab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72a1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894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1a8b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73914">
      <number:number number:decimal-places="0" number:grouping="true" number:min-integer-digits="1"/>
    </number:number-style>
    <style:style style:data-style-name="n273914" style:family="table-cell" style:name="a77559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016be">
      <number:number number:decimal-places="0" number:grouping="true" number:min-integer-digits="1"/>
    </number:number-style>
    <style:style style:data-style-name="nd016be" style:family="table-cell" style:name="a0188d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f28c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32c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754c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7694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fa48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7af3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8e1a8">
      <number:number number:decimal-places="0" number:grouping="true" number:min-integer-digits="1"/>
    </number:number-style>
    <style:style style:data-style-name="n38e1a8" style:family="table-cell" style:name="a5ba44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5d91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c645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fbf9e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a6eb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c25f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9022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3b2b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4a5f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8069d">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388bb">
      <number:number number:decimal-places="0" number:grouping="true" number:min-integer-digits="1"/>
    </number:number-style>
    <style:style style:data-style-name="n4388bb" style:family="table-cell" style:name="ac42da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76508">
      <number:number number:decimal-places="0" number:grouping="true" number:min-integer-digits="1"/>
    </number:number-style>
    <style:style style:data-style-name="n976508" style:family="table-cell" style:name="a5b755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00b6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ed7b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5c3b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8fa4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1ad6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604d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a60e9">
      <number:number number:decimal-places="0" number:grouping="true" number:min-integer-digits="1"/>
    </number:number-style>
    <style:style style:data-style-name="n5a60e9" style:family="table-cell" style:name="aedd8c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a92af">
      <number:number number:decimal-places="0" number:grouping="true" number:min-integer-digits="1"/>
    </number:number-style>
    <style:style style:data-style-name="n2a92af" style:family="table-cell" style:name="aa07b1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89a7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20c6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ec77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5bea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f94f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2084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c605b">
      <number:number number:decimal-places="0" number:grouping="true" number:min-integer-digits="1"/>
    </number:number-style>
    <style:style style:data-style-name="n9c605b" style:family="table-cell" style:name="a5430a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374b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26a63">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21551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2537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b6a8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214f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5d79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4c5e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57606">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b6017">
      <number:number number:decimal-places="0" number:grouping="true" number:min-integer-digits="1"/>
    </number:number-style>
    <style:style style:data-style-name="n7b6017" style:family="table-cell" style:name="a0829e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2c739">
      <number:number number:decimal-places="0" number:grouping="true" number:min-integer-digits="1"/>
    </number:number-style>
    <style:style style:data-style-name="n62c739" style:family="table-cell" style:name="a5aff2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954f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5347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b56b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3a9e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2259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f5ee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d3ff5">
      <number:number number:decimal-places="0" number:grouping="true" number:min-integer-digits="1"/>
    </number:number-style>
    <style:style style:data-style-name="n8d3ff5" style:family="table-cell" style:name="a5e052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c52a3">
      <number:number number:decimal-places="0" number:grouping="true" number:min-integer-digits="1"/>
    </number:number-style>
    <style:style style:data-style-name="nbc52a3" style:family="table-cell" style:name="aa36dd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ca61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7f6f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030b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1667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0e07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b08f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bc08a">
      <number:number number:decimal-places="0" number:grouping="true" number:min-integer-digits="1"/>
    </number:number-style>
    <style:style style:data-style-name="n8bc08a" style:family="table-cell" style:name="aadbb8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dba3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2f5d1">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8b0a7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5446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b66d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f1a4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b70a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cc08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8bdab">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1ac45">
      <number:number number:decimal-places="0" number:grouping="true" number:min-integer-digits="1"/>
    </number:number-style>
    <style:style style:data-style-name="na1ac45" style:family="table-cell" style:name="a6ca8c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aea30">
      <number:number number:decimal-places="0" number:grouping="true" number:min-integer-digits="1"/>
    </number:number-style>
    <style:style style:data-style-name="n5aea30" style:family="table-cell" style:name="a738ef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9d8d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6501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a58d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b236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82c6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54bc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6b6e1">
      <number:number number:decimal-places="0" number:grouping="true" number:min-integer-digits="1"/>
    </number:number-style>
    <style:style style:data-style-name="n86b6e1" style:family="table-cell" style:name="a31392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6e5bf">
      <number:number number:decimal-places="0" number:grouping="true" number:min-integer-digits="1"/>
    </number:number-style>
    <style:style style:data-style-name="n66e5bf" style:family="table-cell" style:name="a7866b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70b8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60fb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2177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dfd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d1b3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c54c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5b854">
      <number:number number:decimal-places="0" number:grouping="true" number:min-integer-digits="1"/>
    </number:number-style>
    <style:style style:data-style-name="nc5b854" style:family="table-cell" style:name="ad7da7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020e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a0486">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aa054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1e29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f61a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b8e9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0d76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5f73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75cb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6d233">
      <number:number number:decimal-places="0" number:grouping="true" number:min-integer-digits="1"/>
    </number:number-style>
    <style:style style:data-style-name="nd6d233" style:family="table-cell" style:name="a18cee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fcce7">
      <number:number number:decimal-places="0" number:grouping="true" number:min-integer-digits="1"/>
    </number:number-style>
    <style:style style:data-style-name="nbfcce7" style:family="table-cell" style:name="a9a9a7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bc38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5761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13a2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d5bc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8cbe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dbdd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f0034">
      <number:number number:decimal-places="0" number:grouping="true" number:min-integer-digits="1"/>
    </number:number-style>
    <style:style style:data-style-name="n5f0034" style:family="table-cell" style:name="ab9abd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93730">
      <number:number number:decimal-places="0" number:grouping="true" number:min-integer-digits="1"/>
    </number:number-style>
    <style:style style:data-style-name="n993730" style:family="table-cell" style:name="aec753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1616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f968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c403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09f4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e382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b85c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38e5c">
      <number:number number:decimal-places="0" number:grouping="true" number:min-integer-digits="1"/>
    </number:number-style>
    <style:style style:data-style-name="na38e5c" style:family="table-cell" style:name="ae5c80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67f8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b06d0">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2035d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ebaf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d803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e7a7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58d9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73d7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41336">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471ea">
      <number:number number:decimal-places="0" number:grouping="true" number:min-integer-digits="1"/>
    </number:number-style>
    <style:style style:data-style-name="nb471ea" style:family="table-cell" style:name="a816be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3ae45">
      <number:number number:decimal-places="0" number:grouping="true" number:min-integer-digits="1"/>
    </number:number-style>
    <style:style style:data-style-name="n73ae45" style:family="table-cell" style:name="a1ead1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1b9f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99be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fad1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122a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756c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69eb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f2b4c">
      <number:number number:decimal-places="0" number:grouping="true" number:min-integer-digits="1"/>
    </number:number-style>
    <style:style style:data-style-name="n4f2b4c" style:family="table-cell" style:name="a375a6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df280">
      <number:number number:decimal-places="0" number:grouping="true" number:min-integer-digits="1"/>
    </number:number-style>
    <style:style style:data-style-name="n7df280" style:family="table-cell" style:name="ad4090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f885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65b5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c80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7103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89bf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d6c5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6148c">
      <number:number number:decimal-places="0" number:grouping="true" number:min-integer-digits="1"/>
    </number:number-style>
    <style:style style:data-style-name="nc6148c" style:family="table-cell" style:name="a8c184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7cf7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33570">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939d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454c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1a90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7150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13ac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ccf0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06a6b">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31b5d">
      <number:number number:decimal-places="0" number:grouping="true" number:min-integer-digits="1"/>
    </number:number-style>
    <style:style style:data-style-name="n731b5d" style:family="table-cell" style:name="a582c6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06361">
      <number:number number:decimal-places="0" number:grouping="true" number:min-integer-digits="1"/>
    </number:number-style>
    <style:style style:data-style-name="n906361" style:family="table-cell" style:name="ac8a52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75e0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eb61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6873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6e65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b957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cd99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8ea7a">
      <number:number number:decimal-places="0" number:grouping="true" number:min-integer-digits="1"/>
    </number:number-style>
    <style:style style:data-style-name="n28ea7a" style:family="table-cell" style:name="a5bdc0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03654">
      <number:number number:decimal-places="0" number:grouping="true" number:min-integer-digits="1"/>
    </number:number-style>
    <style:style style:data-style-name="nd03654" style:family="table-cell" style:name="a253df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a45e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6963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c797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2bf2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0e87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ec54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30362">
      <number:number number:decimal-places="0" number:grouping="true" number:min-integer-digits="1"/>
    </number:number-style>
    <style:style style:data-style-name="n230362" style:family="table-cell" style:name="a2e440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7d5d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b1829">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4b1e1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91ce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1882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21bc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8b70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e6ca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7a63d">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e3e72">
      <number:number number:decimal-places="0" number:grouping="true" number:min-integer-digits="1"/>
    </number:number-style>
    <style:style style:data-style-name="nee3e72" style:family="table-cell" style:name="a7192b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c5e9e">
      <number:number number:decimal-places="0" number:grouping="true" number:min-integer-digits="1"/>
    </number:number-style>
    <style:style style:data-style-name="n5c5e9e" style:family="table-cell" style:name="a4b419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fd87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a68e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c2aa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96cf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25c7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ada9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e2a29">
      <number:number number:decimal-places="0" number:grouping="true" number:min-integer-digits="1"/>
    </number:number-style>
    <style:style style:data-style-name="n5e2a29" style:family="table-cell" style:name="a203e3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c117d">
      <number:number number:decimal-places="0" number:grouping="true" number:min-integer-digits="1"/>
    </number:number-style>
    <style:style style:data-style-name="n4c117d" style:family="table-cell" style:name="ae3740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57f6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08d4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9f80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52cd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d119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101e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bbd5d">
      <number:number number:decimal-places="0" number:grouping="true" number:min-integer-digits="1"/>
    </number:number-style>
    <style:style style:data-style-name="ncbbd5d" style:family="table-cell" style:name="ae6185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5df1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742a7">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2dde0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337c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ce91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4571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259e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ba07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d3896">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18ed1">
      <number:number number:decimal-places="0" number:grouping="true" number:min-integer-digits="1"/>
    </number:number-style>
    <style:style style:data-style-name="n118ed1" style:family="table-cell" style:name="a829bf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56875">
      <number:number number:decimal-places="0" number:grouping="true" number:min-integer-digits="1"/>
    </number:number-style>
    <style:style style:data-style-name="n556875" style:family="table-cell" style:name="a50c12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37f9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7775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90ad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9218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8ecb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e5c9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4365d">
      <number:number number:decimal-places="0" number:grouping="true" number:min-integer-digits="1"/>
    </number:number-style>
    <style:style style:data-style-name="n64365d" style:family="table-cell" style:name="a1784c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3a92b">
      <number:number number:decimal-places="0" number:grouping="true" number:min-integer-digits="1"/>
    </number:number-style>
    <style:style style:data-style-name="n73a92b" style:family="table-cell" style:name="a55277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137d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1267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9c70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0295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472d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c3b0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5a5e2">
      <number:number number:decimal-places="0" number:grouping="true" number:min-integer-digits="1"/>
    </number:number-style>
    <style:style style:data-style-name="n45a5e2" style:family="table-cell" style:name="a10507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d9a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73ed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0bb27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98f2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e9cd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aedb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4e8e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be44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66fc9">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d6527">
      <number:number number:decimal-places="0" number:grouping="true" number:min-integer-digits="1"/>
    </number:number-style>
    <style:style style:data-style-name="n0d6527" style:family="table-cell" style:name="a5d6ca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ba78d">
      <number:number number:decimal-places="0" number:grouping="true" number:min-integer-digits="1"/>
    </number:number-style>
    <style:style style:data-style-name="n0ba78d" style:family="table-cell" style:name="a52382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b330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ec6e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7fb5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3758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152e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d9e8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885d2">
      <number:number number:decimal-places="0" number:grouping="true" number:min-integer-digits="1"/>
    </number:number-style>
    <style:style style:data-style-name="na885d2" style:family="table-cell" style:name="a0e296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15bd7">
      <number:number number:decimal-places="0" number:grouping="true" number:min-integer-digits="1"/>
    </number:number-style>
    <style:style style:data-style-name="nb15bd7" style:family="table-cell" style:name="a7afab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dd3f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e2a5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f60c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962f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a07f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7153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74594">
      <number:number number:decimal-places="0" number:grouping="true" number:min-integer-digits="1"/>
    </number:number-style>
    <style:style style:data-style-name="nf74594" style:family="table-cell" style:name="afe6de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9b53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e8e20">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d8a8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9914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f0bd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4c40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dd06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1452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3b5f7">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b67be">
      <number:number number:decimal-places="0" number:grouping="true" number:min-integer-digits="1"/>
    </number:number-style>
    <style:style style:data-style-name="n4b67be" style:family="table-cell" style:name="a4f974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7cbd5">
      <number:number number:decimal-places="0" number:grouping="true" number:min-integer-digits="1"/>
    </number:number-style>
    <style:style style:data-style-name="n27cbd5" style:family="table-cell" style:name="a50083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f899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7f95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1311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8680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70ea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5655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45286">
      <number:number number:decimal-places="0" number:grouping="true" number:min-integer-digits="1"/>
    </number:number-style>
    <style:style style:data-style-name="na45286" style:family="table-cell" style:name="a3c09a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6b078">
      <number:number number:decimal-places="0" number:grouping="true" number:min-integer-digits="1"/>
    </number:number-style>
    <style:style style:data-style-name="n46b078" style:family="table-cell" style:name="aa0982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902a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2673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1b87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45a6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5997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f13e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8e9b2">
      <number:number number:decimal-places="0" number:grouping="true" number:min-integer-digits="1"/>
    </number:number-style>
    <style:style style:data-style-name="nb8e9b2" style:family="table-cell" style:name="abbc18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683b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5cc5f">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2a4a7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cf7c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aa38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2e6c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7c04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4cd1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793bd">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e8466">
      <number:number number:decimal-places="0" number:grouping="true" number:min-integer-digits="1"/>
    </number:number-style>
    <style:style style:data-style-name="nce8466" style:family="table-cell" style:name="a86af4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d920a">
      <number:number number:decimal-places="0" number:grouping="true" number:min-integer-digits="1"/>
    </number:number-style>
    <style:style style:data-style-name="ndd920a" style:family="table-cell" style:name="a2920c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b270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f10b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9ff9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7881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28b6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cb04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32d65">
      <number:number number:decimal-places="0" number:grouping="true" number:min-integer-digits="1"/>
    </number:number-style>
    <style:style style:data-style-name="n932d65" style:family="table-cell" style:name="a30512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debd1">
      <number:number number:decimal-places="0" number:grouping="true" number:min-integer-digits="1"/>
    </number:number-style>
    <style:style style:data-style-name="nadebd1" style:family="table-cell" style:name="a4984a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6d8b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5d0e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90bc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4534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97db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9aaf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9af7b">
      <number:number number:decimal-places="0" number:grouping="true" number:min-integer-digits="1"/>
    </number:number-style>
    <style:style style:data-style-name="na9af7b" style:family="table-cell" style:name="acb128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e056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ee16e">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07610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cbbf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b0a7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045a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9a4a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a80c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3f5d5">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05cb2">
      <number:number number:decimal-places="0" number:grouping="true" number:min-integer-digits="1"/>
    </number:number-style>
    <style:style style:data-style-name="n805cb2" style:family="table-cell" style:name="a94ff3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c91b2">
      <number:number number:decimal-places="0" number:grouping="true" number:min-integer-digits="1"/>
    </number:number-style>
    <style:style style:data-style-name="n1c91b2" style:family="table-cell" style:name="a2276e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8080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96f7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2edc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b175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1860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73da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6e8bf">
      <number:number number:decimal-places="0" number:grouping="true" number:min-integer-digits="1"/>
    </number:number-style>
    <style:style style:data-style-name="n76e8bf" style:family="table-cell" style:name="aadee2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d9b08">
      <number:number number:decimal-places="0" number:grouping="true" number:min-integer-digits="1"/>
    </number:number-style>
    <style:style style:data-style-name="n7d9b08" style:family="table-cell" style:name="aa9424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65b5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2b2b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8f5a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6064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db02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5b30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82043">
      <number:number number:decimal-places="0" number:grouping="true" number:min-integer-digits="1"/>
    </number:number-style>
    <style:style style:data-style-name="n982043" style:family="table-cell" style:name="ad35f2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a3e0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96e0d">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a8913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a687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aa30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6d48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5ac9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3fcb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710f9">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472fa">
      <number:number number:decimal-places="0" number:grouping="true" number:min-integer-digits="1"/>
    </number:number-style>
    <style:style style:data-style-name="n6472fa" style:family="table-cell" style:name="ac8c86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81038">
      <number:number number:decimal-places="0" number:grouping="true" number:min-integer-digits="1"/>
    </number:number-style>
    <style:style style:data-style-name="n281038" style:family="table-cell" style:name="a77be6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3057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b868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48f1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3ed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c389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c155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2a135">
      <number:number number:decimal-places="0" number:grouping="true" number:min-integer-digits="1"/>
    </number:number-style>
    <style:style style:data-style-name="n12a135" style:family="table-cell" style:name="a803a8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698b5">
      <number:number number:decimal-places="0" number:grouping="true" number:min-integer-digits="1"/>
    </number:number-style>
    <style:style style:data-style-name="n5698b5" style:family="table-cell" style:name="a03292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b754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7260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ff1a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3c16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f5d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3089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5a14e">
      <number:number number:decimal-places="0" number:grouping="true" number:min-integer-digits="1"/>
    </number:number-style>
    <style:style style:data-style-name="n75a14e" style:family="table-cell" style:name="a2d0a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109c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4e6db">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209e7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eeda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8424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fd44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1367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2253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b183e">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4d896">
      <number:number number:decimal-places="0" number:grouping="true" number:min-integer-digits="1"/>
    </number:number-style>
    <style:style style:data-style-name="n14d896" style:family="table-cell" style:name="a24c32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cdf60">
      <number:number number:decimal-places="0" number:grouping="true" number:min-integer-digits="1"/>
    </number:number-style>
    <style:style style:data-style-name="n3cdf60" style:family="table-cell" style:name="a251b9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7892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5dba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d496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fb5f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7c83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5c18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b909e">
      <number:number number:decimal-places="0" number:grouping="true" number:min-integer-digits="1"/>
    </number:number-style>
    <style:style style:data-style-name="n4b909e" style:family="table-cell" style:name="a1062b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95c75">
      <number:number number:decimal-places="0" number:grouping="true" number:min-integer-digits="1"/>
    </number:number-style>
    <style:style style:data-style-name="n195c75" style:family="table-cell" style:name="ac40c9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52cb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07f3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6528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7d74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b84d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413a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55a98">
      <number:number number:decimal-places="0" number:grouping="true" number:min-integer-digits="1"/>
    </number:number-style>
    <style:style style:data-style-name="n555a98" style:family="table-cell" style:name="a73ed7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0424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f3861">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1193e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dbff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1e18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bf84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d78a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51ec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b550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cd2d3">
      <number:number number:decimal-places="0" number:grouping="true" number:min-integer-digits="1"/>
    </number:number-style>
    <style:style style:data-style-name="nbcd2d3" style:family="table-cell" style:name="a4edb8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8fb35">
      <number:number number:decimal-places="0" number:grouping="true" number:min-integer-digits="1"/>
    </number:number-style>
    <style:style style:data-style-name="n68fb35" style:family="table-cell" style:name="a61ca8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a3fb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e29e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bb59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be5f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3d61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763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7b683">
      <number:number number:decimal-places="0" number:grouping="true" number:min-integer-digits="1"/>
    </number:number-style>
    <style:style style:data-style-name="n77b683" style:family="table-cell" style:name="a0602c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ff937">
      <number:number number:decimal-places="0" number:grouping="true" number:min-integer-digits="1"/>
    </number:number-style>
    <style:style style:data-style-name="n4ff937" style:family="table-cell" style:name="a37798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b577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74f1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f2ce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50af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15b8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3d0f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a733a">
      <number:number number:decimal-places="0" number:grouping="true" number:min-integer-digits="1"/>
    </number:number-style>
    <style:style style:data-style-name="n1a733a" style:family="table-cell" style:name="a5fa82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17ab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7a9cb">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fe563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5184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2c22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027d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67e8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84d4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fca3e">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7796a">
      <number:number number:decimal-places="0" number:grouping="true" number:min-integer-digits="1"/>
    </number:number-style>
    <style:style style:data-style-name="n67796a" style:family="table-cell" style:name="aa7fa5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9fa09">
      <number:number number:decimal-places="0" number:grouping="true" number:min-integer-digits="1"/>
    </number:number-style>
    <style:style style:data-style-name="nb9fa09" style:family="table-cell" style:name="a1b064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012e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a953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efce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7ada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d19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be3f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50fd4">
      <number:number number:decimal-places="0" number:grouping="true" number:min-integer-digits="1"/>
    </number:number-style>
    <style:style style:data-style-name="n050fd4" style:family="table-cell" style:name="a9a024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d6709">
      <number:number number:decimal-places="0" number:grouping="true" number:min-integer-digits="1"/>
    </number:number-style>
    <style:style style:data-style-name="nad6709" style:family="table-cell" style:name="ac8e5c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711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7f55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ef1f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55d3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175a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16cb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8b6f7">
      <number:number number:decimal-places="0" number:grouping="true" number:min-integer-digits="1"/>
    </number:number-style>
    <style:style style:data-style-name="n08b6f7" style:family="table-cell" style:name="a8a425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537b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daaba">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196a8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ef0c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8d36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99ab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18bd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2f35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6e3a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90405">
      <number:number number:decimal-places="0" number:grouping="true" number:min-integer-digits="1"/>
    </number:number-style>
    <style:style style:data-style-name="nc90405" style:family="table-cell" style:name="a2fa84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88ed1">
      <number:number number:decimal-places="0" number:grouping="true" number:min-integer-digits="1"/>
    </number:number-style>
    <style:style style:data-style-name="ne88ed1" style:family="table-cell" style:name="adb308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ae5a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de1d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26ee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cc29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77c7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00ae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11633">
      <number:number number:decimal-places="0" number:grouping="true" number:min-integer-digits="1"/>
    </number:number-style>
    <style:style style:data-style-name="n511633" style:family="table-cell" style:name="ac2cb6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cb5ac">
      <number:number number:decimal-places="0" number:grouping="true" number:min-integer-digits="1"/>
    </number:number-style>
    <style:style style:data-style-name="n6cb5ac" style:family="table-cell" style:name="a19e8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ef3f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316a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4105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56f5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4417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cf52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b2f48">
      <number:number number:decimal-places="0" number:grouping="true" number:min-integer-digits="1"/>
    </number:number-style>
    <style:style style:data-style-name="n2b2f48" style:family="table-cell" style:name="ab908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e08f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fd3c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7e9d2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e367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df7e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0f0e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485c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1291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adf3b">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fe157">
      <number:number number:decimal-places="0" number:grouping="true" number:min-integer-digits="1"/>
    </number:number-style>
    <style:style style:data-style-name="n4fe157" style:family="table-cell" style:name="a9b656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20fa9">
      <number:number number:decimal-places="0" number:grouping="true" number:min-integer-digits="1"/>
    </number:number-style>
    <style:style style:data-style-name="n420fa9" style:family="table-cell" style:name="a0402a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dd7b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ef11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940f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b99f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7dfc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bb8f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f8749">
      <number:number number:decimal-places="0" number:grouping="true" number:min-integer-digits="1"/>
    </number:number-style>
    <style:style style:data-style-name="n2f8749" style:family="table-cell" style:name="ae725b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87fc5">
      <number:number number:decimal-places="0" number:grouping="true" number:min-integer-digits="1"/>
    </number:number-style>
    <style:style style:data-style-name="ne87fc5" style:family="table-cell" style:name="a3847f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4237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6795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1720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0c10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a595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c9d1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2683e">
      <number:number number:decimal-places="0" number:grouping="true" number:min-integer-digits="1"/>
    </number:number-style>
    <style:style style:data-style-name="n02683e" style:family="table-cell" style:name="a603df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096a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7e954">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ce0b4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9700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387e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0fda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2a8a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e459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7ab5e">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a7514">
      <number:number number:decimal-places="0" number:grouping="true" number:min-integer-digits="1"/>
    </number:number-style>
    <style:style style:data-style-name="nca7514" style:family="table-cell" style:name="ae8405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c95fd">
      <number:number number:decimal-places="0" number:grouping="true" number:min-integer-digits="1"/>
    </number:number-style>
    <style:style style:data-style-name="n7c95fd" style:family="table-cell" style:name="aa435d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57a7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9e48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4164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25a1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19dd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c9d5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0184f">
      <number:number number:decimal-places="0" number:grouping="true" number:min-integer-digits="1"/>
    </number:number-style>
    <style:style style:data-style-name="n30184f" style:family="table-cell" style:name="ad4455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88db6">
      <number:number number:decimal-places="0" number:grouping="true" number:min-integer-digits="1"/>
    </number:number-style>
    <style:style style:data-style-name="n088db6" style:family="table-cell" style:name="a8a42e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dd67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f634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895e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2ff3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e4df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5ba5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b05c1">
      <number:number number:decimal-places="0" number:grouping="true" number:min-integer-digits="1"/>
    </number:number-style>
    <style:style style:data-style-name="ncb05c1" style:family="table-cell" style:name="a9c6a0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0e9b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2740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45dff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1714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a7fa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de14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2763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a7ec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a62b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58ead">
      <number:number number:decimal-places="0" number:grouping="true" number:min-integer-digits="1"/>
    </number:number-style>
    <style:style style:data-style-name="n358ead" style:family="table-cell" style:name="a04d1e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18ec7">
      <number:number number:decimal-places="0" number:grouping="true" number:min-integer-digits="1"/>
    </number:number-style>
    <style:style style:data-style-name="nd18ec7" style:family="table-cell" style:name="a358b9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5396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a0d0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a282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e196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5b74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5fc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16893">
      <number:number number:decimal-places="0" number:grouping="true" number:min-integer-digits="1"/>
    </number:number-style>
    <style:style style:data-style-name="ne16893" style:family="table-cell" style:name="a43add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723b9">
      <number:number number:decimal-places="0" number:grouping="true" number:min-integer-digits="1"/>
    </number:number-style>
    <style:style style:data-style-name="n0723b9" style:family="table-cell" style:name="af2cb8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e971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764f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3e42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773d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8ee8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46c3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a5525">
      <number:number number:decimal-places="0" number:grouping="true" number:min-integer-digits="1"/>
    </number:number-style>
    <style:style style:data-style-name="nca5525" style:family="table-cell" style:name="a24237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b91d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c79d9">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93329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603a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cdd1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da68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b0d5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df83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283a2">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56c07">
      <number:number number:decimal-places="0" number:grouping="true" number:min-integer-digits="1"/>
    </number:number-style>
    <style:style style:data-style-name="n856c07" style:family="table-cell" style:name="a6d5f4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83d16">
      <number:number number:decimal-places="0" number:grouping="true" number:min-integer-digits="1"/>
    </number:number-style>
    <style:style style:data-style-name="n783d16" style:family="table-cell" style:name="ae82f1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aca4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0112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d037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2900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7d4e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682e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4706b">
      <number:number number:decimal-places="0" number:grouping="true" number:min-integer-digits="1"/>
    </number:number-style>
    <style:style style:data-style-name="nf4706b" style:family="table-cell" style:name="ae512f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12b37">
      <number:number number:decimal-places="0" number:grouping="true" number:min-integer-digits="1"/>
    </number:number-style>
    <style:style style:data-style-name="ne12b37" style:family="table-cell" style:name="a1369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29ed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4aad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81d4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912a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2879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e647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a7efa">
      <number:number number:decimal-places="0" number:grouping="true" number:min-integer-digits="1"/>
    </number:number-style>
    <style:style style:data-style-name="n6a7efa" style:family="table-cell" style:name="a77e49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0f08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cb34a">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016bc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324e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ac55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2aa6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67d6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45f1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c7c5c">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893eb">
      <number:number number:decimal-places="0" number:grouping="true" number:min-integer-digits="1"/>
    </number:number-style>
    <style:style style:data-style-name="n2893eb" style:family="table-cell" style:name="a45367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df9c0">
      <number:number number:decimal-places="0" number:grouping="true" number:min-integer-digits="1"/>
    </number:number-style>
    <style:style style:data-style-name="nddf9c0" style:family="table-cell" style:name="a12681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197e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4a46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dcc2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4192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665f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3793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8c780">
      <number:number number:decimal-places="0" number:grouping="true" number:min-integer-digits="1"/>
    </number:number-style>
    <style:style style:data-style-name="n68c780" style:family="table-cell" style:name="a77313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d1229">
      <number:number number:decimal-places="0" number:grouping="true" number:min-integer-digits="1"/>
    </number:number-style>
    <style:style style:data-style-name="n8d1229" style:family="table-cell" style:name="a27205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9051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0499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a98e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c8fb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fcb4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acfe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6b9e7">
      <number:number number:decimal-places="0" number:grouping="true" number:min-integer-digits="1"/>
    </number:number-style>
    <style:style style:data-style-name="na6b9e7" style:family="table-cell" style:name="a7fd7a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d5be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af946">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f1e1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db34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89d9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f305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2f90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89b4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0f1d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09dbd">
      <number:number number:decimal-places="0" number:grouping="true" number:min-integer-digits="1"/>
    </number:number-style>
    <style:style style:data-style-name="n609dbd" style:family="table-cell" style:name="a44987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91d68">
      <number:number number:decimal-places="0" number:grouping="true" number:min-integer-digits="1"/>
    </number:number-style>
    <style:style style:data-style-name="nc91d68" style:family="table-cell" style:name="afccad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4aed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a943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77a9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7d1a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bbbb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e8fb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acd5f">
      <number:number number:decimal-places="0" number:grouping="true" number:min-integer-digits="1"/>
    </number:number-style>
    <style:style style:data-style-name="n9acd5f" style:family="table-cell" style:name="a2baff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b2ebe">
      <number:number number:decimal-places="0" number:grouping="true" number:min-integer-digits="1"/>
    </number:number-style>
    <style:style style:data-style-name="nbb2ebe" style:family="table-cell" style:name="ac3c03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03b5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ece8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bcff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3a83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af28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c9b0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71592">
      <number:number number:decimal-places="0" number:grouping="true" number:min-integer-digits="1"/>
    </number:number-style>
    <style:style style:data-style-name="nf71592" style:family="table-cell" style:name="a9bbb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3f5f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b2686">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b89c7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ade7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efa5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a2f9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b2a1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9ed1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fd579">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7e8f8">
      <number:number number:decimal-places="0" number:grouping="true" number:min-integer-digits="1"/>
    </number:number-style>
    <style:style style:data-style-name="n67e8f8" style:family="table-cell" style:name="af2d99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ec674">
      <number:number number:decimal-places="0" number:grouping="true" number:min-integer-digits="1"/>
    </number:number-style>
    <style:style style:data-style-name="n0ec674" style:family="table-cell" style:name="a1a425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00f8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8574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5831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bfb8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a21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34ad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fcfa6">
      <number:number number:decimal-places="0" number:grouping="true" number:min-integer-digits="1"/>
    </number:number-style>
    <style:style style:data-style-name="n6fcfa6" style:family="table-cell" style:name="a6f6e6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3c75d">
      <number:number number:decimal-places="0" number:grouping="true" number:min-integer-digits="1"/>
    </number:number-style>
    <style:style style:data-style-name="n23c75d" style:family="table-cell" style:name="ae453a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69b5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b889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4c54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9384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e8c2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3628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1feff">
      <number:number number:decimal-places="0" number:grouping="true" number:min-integer-digits="1"/>
    </number:number-style>
    <style:style style:data-style-name="nc1feff" style:family="table-cell" style:name="aa82be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beb8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ec7df">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25681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94b2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6fc8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2e12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8ee3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7b25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deee8">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87f79">
      <number:number number:decimal-places="0" number:grouping="true" number:min-integer-digits="1"/>
    </number:number-style>
    <style:style style:data-style-name="nd87f79" style:family="table-cell" style:name="a92b04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dcf83">
      <number:number number:decimal-places="0" number:grouping="true" number:min-integer-digits="1"/>
    </number:number-style>
    <style:style style:data-style-name="n6dcf83" style:family="table-cell" style:name="af5df3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bcd1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9152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2d1d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897f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7646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592c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958d0">
      <number:number number:decimal-places="0" number:grouping="true" number:min-integer-digits="1"/>
    </number:number-style>
    <style:style style:data-style-name="n1958d0" style:family="table-cell" style:name="ab1041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b0fa3">
      <number:number number:decimal-places="0" number:grouping="true" number:min-integer-digits="1"/>
    </number:number-style>
    <style:style style:data-style-name="nab0fa3" style:family="table-cell" style:name="ad5390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1c4c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485f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4b2c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6513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ccb3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ba43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0228e">
      <number:number number:decimal-places="0" number:grouping="true" number:min-integer-digits="1"/>
    </number:number-style>
    <style:style style:data-style-name="n20228e" style:family="table-cell" style:name="a5aa4a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d304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8be8b">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8e99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63c8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1c87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fbd0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73e3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aacd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32327">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deb17">
      <number:number number:decimal-places="0" number:grouping="true" number:min-integer-digits="1"/>
    </number:number-style>
    <style:style style:data-style-name="n6deb17" style:family="table-cell" style:name="a27ab0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f3bc5">
      <number:number number:decimal-places="0" number:grouping="true" number:min-integer-digits="1"/>
    </number:number-style>
    <style:style style:data-style-name="nef3bc5" style:family="table-cell" style:name="a1a813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5707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b2b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e792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9f90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c1a9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3c09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2163a">
      <number:number number:decimal-places="0" number:grouping="true" number:min-integer-digits="1"/>
    </number:number-style>
    <style:style style:data-style-name="nd2163a" style:family="table-cell" style:name="a27e9d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167d9">
      <number:number number:decimal-places="0" number:grouping="true" number:min-integer-digits="1"/>
    </number:number-style>
    <style:style style:data-style-name="n2167d9" style:family="table-cell" style:name="abfbab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e108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2214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c06e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c42c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c825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753a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33c12">
      <number:number number:decimal-places="0" number:grouping="true" number:min-integer-digits="1"/>
    </number:number-style>
    <style:style style:data-style-name="n833c12" style:family="table-cell" style:name="a85dbd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3a98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7ca6d">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4dea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3e58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ff81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869e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ce0c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a5e5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43f3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570ba">
      <number:number number:decimal-places="0" number:grouping="true" number:min-integer-digits="1"/>
    </number:number-style>
    <style:style style:data-style-name="n6570ba" style:family="table-cell" style:name="a8f928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3683b">
      <number:number number:decimal-places="0" number:grouping="true" number:min-integer-digits="1"/>
    </number:number-style>
    <style:style style:data-style-name="n53683b" style:family="table-cell" style:name="af247a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c92c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c13f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0527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6697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8519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8a6c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8298a">
      <number:number number:decimal-places="0" number:grouping="true" number:min-integer-digits="1"/>
    </number:number-style>
    <style:style style:data-style-name="n28298a" style:family="table-cell" style:name="a30f3f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0b49c">
      <number:number number:decimal-places="0" number:grouping="true" number:min-integer-digits="1"/>
    </number:number-style>
    <style:style style:data-style-name="n90b49c" style:family="table-cell" style:name="a2ed1c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80f8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079c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7c29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9891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fdfb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0511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25edd">
      <number:number number:decimal-places="0" number:grouping="true" number:min-integer-digits="1"/>
    </number:number-style>
    <style:style style:data-style-name="n725edd" style:family="table-cell" style:name="adbcb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3ddc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6dba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06c4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269f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2747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f672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1572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7e4b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b4465">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3b942">
      <number:number number:decimal-places="0" number:grouping="true" number:min-integer-digits="1"/>
    </number:number-style>
    <style:style style:data-style-name="nb3b942" style:family="table-cell" style:name="a84699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d9a3c">
      <number:number number:decimal-places="0" number:grouping="true" number:min-integer-digits="1"/>
    </number:number-style>
    <style:style style:data-style-name="n9d9a3c" style:family="table-cell" style:name="acb054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9987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e8a7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1aff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dfbf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0e3e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14a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56cb8">
      <number:number number:decimal-places="0" number:grouping="true" number:min-integer-digits="1"/>
    </number:number-style>
    <style:style style:data-style-name="n056cb8" style:family="table-cell" style:name="ab1072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f0c7e">
      <number:number number:decimal-places="0" number:grouping="true" number:min-integer-digits="1"/>
    </number:number-style>
    <style:style style:data-style-name="n1f0c7e" style:family="table-cell" style:name="aa961e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bf51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7843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d00b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cfc3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59bb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28ef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cde1f">
      <number:number number:decimal-places="0" number:grouping="true" number:min-integer-digits="1"/>
    </number:number-style>
    <style:style style:data-style-name="n4cde1f" style:family="table-cell" style:name="a3c7c2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0379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45e00">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d4f91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a91f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132b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0bd4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e0e6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aca4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24245">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9e9b1">
      <number:number number:decimal-places="0" number:grouping="true" number:min-integer-digits="1"/>
    </number:number-style>
    <style:style style:data-style-name="n79e9b1" style:family="table-cell" style:name="a5aaf4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7f677">
      <number:number number:decimal-places="0" number:grouping="true" number:min-integer-digits="1"/>
    </number:number-style>
    <style:style style:data-style-name="nd7f677" style:family="table-cell" style:name="af5fba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f4ea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e3ae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e10c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db6c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1e8f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1f6e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57da5">
      <number:number number:decimal-places="0" number:grouping="true" number:min-integer-digits="1"/>
    </number:number-style>
    <style:style style:data-style-name="n957da5" style:family="table-cell" style:name="af670d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84f82">
      <number:number number:decimal-places="0" number:grouping="true" number:min-integer-digits="1"/>
    </number:number-style>
    <style:style style:data-style-name="n484f82" style:family="table-cell" style:name="a3718a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7ccd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6a14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aa50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cd1d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85c1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3325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4f436">
      <number:number number:decimal-places="0" number:grouping="true" number:min-integer-digits="1"/>
    </number:number-style>
    <style:style style:data-style-name="n34f436" style:family="table-cell" style:name="a41b24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57d3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61014">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9cb87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ff04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9020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cff6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c954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46ab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94f62">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baefd">
      <number:number number:decimal-places="0" number:grouping="true" number:min-integer-digits="1"/>
    </number:number-style>
    <style:style style:data-style-name="n9baefd" style:family="table-cell" style:name="a077db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8759e">
      <number:number number:decimal-places="0" number:grouping="true" number:min-integer-digits="1"/>
    </number:number-style>
    <style:style style:data-style-name="nb8759e" style:family="table-cell" style:name="aee5a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8345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acf3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6c40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8308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d670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5208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c00f6">
      <number:number number:decimal-places="0" number:grouping="true" number:min-integer-digits="1"/>
    </number:number-style>
    <style:style style:data-style-name="n8c00f6" style:family="table-cell" style:name="a26edf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acbd8">
      <number:number number:decimal-places="0" number:grouping="true" number:min-integer-digits="1"/>
    </number:number-style>
    <style:style style:data-style-name="nbacbd8" style:family="table-cell" style:name="aadc6e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3e97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e42c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e02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754a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bf9a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0ea5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de498">
      <number:number number:decimal-places="0" number:grouping="true" number:min-integer-digits="1"/>
    </number:number-style>
    <style:style style:data-style-name="nbde498" style:family="table-cell" style:name="abd915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4fe9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ab5f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e3d1e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daf6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51fd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20d0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bcae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dbfc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c3162">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40500">
      <number:number number:decimal-places="0" number:grouping="true" number:min-integer-digits="1"/>
    </number:number-style>
    <style:style style:data-style-name="na40500" style:family="table-cell" style:name="ab85cb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6a622">
      <number:number number:decimal-places="0" number:grouping="true" number:min-integer-digits="1"/>
    </number:number-style>
    <style:style style:data-style-name="na6a622" style:family="table-cell" style:name="a54611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0729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3863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a0ff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990f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596c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a0ba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c2fec">
      <number:number number:decimal-places="0" number:grouping="true" number:min-integer-digits="1"/>
    </number:number-style>
    <style:style style:data-style-name="nfc2fec" style:family="table-cell" style:name="aa9f0c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d4976">
      <number:number number:decimal-places="0" number:grouping="true" number:min-integer-digits="1"/>
    </number:number-style>
    <style:style style:data-style-name="n6d4976" style:family="table-cell" style:name="a0aea9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f3ff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2a85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7c34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8df3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d0be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3a5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26958">
      <number:number number:decimal-places="0" number:grouping="true" number:min-integer-digits="1"/>
    </number:number-style>
    <style:style style:data-style-name="n626958" style:family="table-cell" style:name="aa82e8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1067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5dc92">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233c8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7262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3ab2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796b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3ce0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c043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e2e92">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28fc4">
      <number:number number:decimal-places="0" number:grouping="true" number:min-integer-digits="1"/>
    </number:number-style>
    <style:style style:data-style-name="n528fc4" style:family="table-cell" style:name="a10dbd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73972">
      <number:number number:decimal-places="0" number:grouping="true" number:min-integer-digits="1"/>
    </number:number-style>
    <style:style style:data-style-name="ne73972" style:family="table-cell" style:name="a5bbf0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8069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5f68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537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3d81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f075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6d2c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f3bce">
      <number:number number:decimal-places="0" number:grouping="true" number:min-integer-digits="1"/>
    </number:number-style>
    <style:style style:data-style-name="n2f3bce" style:family="table-cell" style:name="a076ab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98579">
      <number:number number:decimal-places="0" number:grouping="true" number:min-integer-digits="1"/>
    </number:number-style>
    <style:style style:data-style-name="n798579" style:family="table-cell" style:name="a6a283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6ce4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0db8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516b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4403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bdd1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519e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460f9">
      <number:number number:decimal-places="0" number:grouping="true" number:min-integer-digits="1"/>
    </number:number-style>
    <style:style style:data-style-name="na460f9" style:family="table-cell" style:name="ac195b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9b05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a5200">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e8dc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c295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b220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6fa7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a540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86a2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2ce9a">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24199">
      <number:number number:decimal-places="0" number:grouping="true" number:min-integer-digits="1"/>
    </number:number-style>
    <style:style style:data-style-name="n124199" style:family="table-cell" style:name="a0a6b9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0d6e0">
      <number:number number:decimal-places="0" number:grouping="true" number:min-integer-digits="1"/>
    </number:number-style>
    <style:style style:data-style-name="nf0d6e0" style:family="table-cell" style:name="a982f9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d1a8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97b5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9b80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6d1e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16d3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3d4c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0960f">
      <number:number number:decimal-places="0" number:grouping="true" number:min-integer-digits="1"/>
    </number:number-style>
    <style:style style:data-style-name="n00960f" style:family="table-cell" style:name="a311ac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32ab8">
      <number:number number:decimal-places="0" number:grouping="true" number:min-integer-digits="1"/>
    </number:number-style>
    <style:style style:data-style-name="nd32ab8" style:family="table-cell" style:name="a858e3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d4c8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44c4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5489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3ce6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4dda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fbc1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2e414">
      <number:number number:decimal-places="0" number:grouping="true" number:min-integer-digits="1"/>
    </number:number-style>
    <style:style style:data-style-name="n62e414" style:family="table-cell" style:name="a205ae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0665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d6e7e">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f3109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6bc0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4d70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e870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c123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a872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a50d8">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a41a7">
      <number:number number:decimal-places="0" number:grouping="true" number:min-integer-digits="1"/>
    </number:number-style>
    <style:style style:data-style-name="n6a41a7" style:family="table-cell" style:name="ab1070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ea2b2">
      <number:number number:decimal-places="0" number:grouping="true" number:min-integer-digits="1"/>
    </number:number-style>
    <style:style style:data-style-name="ncea2b2" style:family="table-cell" style:name="afc4b5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265a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3413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594d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de31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c64c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6d2f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b2f64">
      <number:number number:decimal-places="0" number:grouping="true" number:min-integer-digits="1"/>
    </number:number-style>
    <style:style style:data-style-name="ncb2f64" style:family="table-cell" style:name="a87f46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2984c">
      <number:number number:decimal-places="0" number:grouping="true" number:min-integer-digits="1"/>
    </number:number-style>
    <style:style style:data-style-name="n02984c" style:family="table-cell" style:name="a280ff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02aa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8e30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d4e5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6048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0818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831f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798f4">
      <number:number number:decimal-places="0" number:grouping="true" number:min-integer-digits="1"/>
    </number:number-style>
    <style:style style:data-style-name="ne798f4" style:family="table-cell" style:name="a4425f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5a06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24c61">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011b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bbd1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5b97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b228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a02f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3cd8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9cfc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87bcc">
      <number:number number:decimal-places="0" number:grouping="true" number:min-integer-digits="1"/>
    </number:number-style>
    <style:style style:data-style-name="nc87bcc" style:family="table-cell" style:name="a8fa92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c7b66">
      <number:number number:decimal-places="0" number:grouping="true" number:min-integer-digits="1"/>
    </number:number-style>
    <style:style style:data-style-name="n9c7b66" style:family="table-cell" style:name="a344b5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f20a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a7e8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931c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a28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03de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2c2a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b0b83">
      <number:number number:decimal-places="0" number:grouping="true" number:min-integer-digits="1"/>
    </number:number-style>
    <style:style style:data-style-name="n1b0b83" style:family="table-cell" style:name="ac1155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ea3d9">
      <number:number number:decimal-places="0" number:grouping="true" number:min-integer-digits="1"/>
    </number:number-style>
    <style:style style:data-style-name="n2ea3d9" style:family="table-cell" style:name="a2bb02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b40c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d0a7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5c27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e12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b9af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83a5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685b7">
      <number:number number:decimal-places="0" number:grouping="true" number:min-integer-digits="1"/>
    </number:number-style>
    <style:style style:data-style-name="n8685b7" style:family="table-cell" style:name="a572c9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1317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85f46">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10732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e271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3f0b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4c08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7aaf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66fd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bade6">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87dc4">
      <number:number number:decimal-places="0" number:grouping="true" number:min-integer-digits="1"/>
    </number:number-style>
    <style:style style:data-style-name="na87dc4" style:family="table-cell" style:name="afaaef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1c517">
      <number:number number:decimal-places="0" number:grouping="true" number:min-integer-digits="1"/>
    </number:number-style>
    <style:style style:data-style-name="n01c517" style:family="table-cell" style:name="a69c95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cf3f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5109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8d93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ca13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04d1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e690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dc2b7">
      <number:number number:decimal-places="0" number:grouping="true" number:min-integer-digits="1"/>
    </number:number-style>
    <style:style style:data-style-name="nbdc2b7" style:family="table-cell" style:name="a10570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c8d20">
      <number:number number:decimal-places="0" number:grouping="true" number:min-integer-digits="1"/>
    </number:number-style>
    <style:style style:data-style-name="n2c8d20" style:family="table-cell" style:name="a4f3ca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faa9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ea9a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badb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7abe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36a4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5e5a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59b65">
      <number:number number:decimal-places="0" number:grouping="true" number:min-integer-digits="1"/>
    </number:number-style>
    <style:style style:data-style-name="ne59b65" style:family="table-cell" style:name="aee13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90c2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d2ea3">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fd259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e004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25fa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2a2c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133b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a11c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313e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e1afb">
      <number:number number:decimal-places="0" number:grouping="true" number:min-integer-digits="1"/>
    </number:number-style>
    <style:style style:data-style-name="n1e1afb" style:family="table-cell" style:name="a0fd14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5b87f">
      <number:number number:decimal-places="0" number:grouping="true" number:min-integer-digits="1"/>
    </number:number-style>
    <style:style style:data-style-name="n65b87f" style:family="table-cell" style:name="a4f09c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989d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8e33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5e71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d10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e3ab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6981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a1f33">
      <number:number number:decimal-places="0" number:grouping="true" number:min-integer-digits="1"/>
    </number:number-style>
    <style:style style:data-style-name="n0a1f33" style:family="table-cell" style:name="ae6804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c740f">
      <number:number number:decimal-places="0" number:grouping="true" number:min-integer-digits="1"/>
    </number:number-style>
    <style:style style:data-style-name="ncc740f" style:family="table-cell" style:name="ac1e58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9796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35be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13d6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1a4a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18aa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8fcd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44cb4">
      <number:number number:decimal-places="0" number:grouping="true" number:min-integer-digits="1"/>
    </number:number-style>
    <style:style style:data-style-name="nb44cb4" style:family="table-cell" style:name="a531f8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f494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4e929">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d65be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321c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c53b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3d10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e68f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ede0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53aa9">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be19d">
      <number:number number:decimal-places="0" number:grouping="true" number:min-integer-digits="1"/>
    </number:number-style>
    <style:style style:data-style-name="n2be19d" style:family="table-cell" style:name="a22a2b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c3ac8">
      <number:number number:decimal-places="0" number:grouping="true" number:min-integer-digits="1"/>
    </number:number-style>
    <style:style style:data-style-name="n3c3ac8" style:family="table-cell" style:name="a4fb0d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3dfd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0040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9580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1c25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1fda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1dfd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b6015">
      <number:number number:decimal-places="0" number:grouping="true" number:min-integer-digits="1"/>
    </number:number-style>
    <style:style style:data-style-name="ndb6015" style:family="table-cell" style:name="aad756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99ae9">
      <number:number number:decimal-places="0" number:grouping="true" number:min-integer-digits="1"/>
    </number:number-style>
    <style:style style:data-style-name="n899ae9" style:family="table-cell" style:name="a60df5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4f57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e76d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364b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f351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4cfd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b44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78488">
      <number:number number:decimal-places="0" number:grouping="true" number:min-integer-digits="1"/>
    </number:number-style>
    <style:style style:data-style-name="na78488" style:family="table-cell" style:name="afe067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d59d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9057b">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95d14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64dd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e625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f477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434e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5b72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a327e">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b8b71">
      <number:number number:decimal-places="0" number:grouping="true" number:min-integer-digits="1"/>
    </number:number-style>
    <style:style style:data-style-name="nab8b71" style:family="table-cell" style:name="affb7c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e3937">
      <number:number number:decimal-places="0" number:grouping="true" number:min-integer-digits="1"/>
    </number:number-style>
    <style:style style:data-style-name="n0e3937" style:family="table-cell" style:name="a979ad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43ac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8e3f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d6d7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2c99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d52e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872c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ee84f">
      <number:number number:decimal-places="0" number:grouping="true" number:min-integer-digits="1"/>
    </number:number-style>
    <style:style style:data-style-name="n3ee84f" style:family="table-cell" style:name="a06fbe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f1add">
      <number:number number:decimal-places="0" number:grouping="true" number:min-integer-digits="1"/>
    </number:number-style>
    <style:style style:data-style-name="nbf1add" style:family="table-cell" style:name="a65768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313f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b5c4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cf40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a720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2500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59ff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e28a7">
      <number:number number:decimal-places="0" number:grouping="true" number:min-integer-digits="1"/>
    </number:number-style>
    <style:style style:data-style-name="n7e28a7" style:family="table-cell" style:name="a83105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a577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53583">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4da0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06e7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22f4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2162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1700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e294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71f77">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a8c81">
      <number:number number:decimal-places="0" number:grouping="true" number:min-integer-digits="1"/>
    </number:number-style>
    <style:style style:data-style-name="n0a8c81" style:family="table-cell" style:name="a0b2c5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6a171">
      <number:number number:decimal-places="0" number:grouping="true" number:min-integer-digits="1"/>
    </number:number-style>
    <style:style style:data-style-name="n96a171" style:family="table-cell" style:name="a1378f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3826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8c31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1273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629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f275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e1b6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90084">
      <number:number number:decimal-places="0" number:grouping="true" number:min-integer-digits="1"/>
    </number:number-style>
    <style:style style:data-style-name="n590084" style:family="table-cell" style:name="a60621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60271">
      <number:number number:decimal-places="0" number:grouping="true" number:min-integer-digits="1"/>
    </number:number-style>
    <style:style style:data-style-name="n160271" style:family="table-cell" style:name="a56992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87b2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4cb1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ec16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d923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77cd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213c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9562f">
      <number:number number:decimal-places="0" number:grouping="true" number:min-integer-digits="1"/>
    </number:number-style>
    <style:style style:data-style-name="n39562f" style:family="table-cell" style:name="aa8d1c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9435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8d2a1">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52363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34ac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946e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b016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acc3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85bf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37059">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99255">
      <number:number number:decimal-places="0" number:grouping="true" number:min-integer-digits="1"/>
    </number:number-style>
    <style:style style:data-style-name="n799255" style:family="table-cell" style:name="a846fa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a47ae">
      <number:number number:decimal-places="0" number:grouping="true" number:min-integer-digits="1"/>
    </number:number-style>
    <style:style style:data-style-name="n0a47ae" style:family="table-cell" style:name="a3815c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2e29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3728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0c11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86ed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b0b0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018e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6b0e6">
      <number:number number:decimal-places="0" number:grouping="true" number:min-integer-digits="1"/>
    </number:number-style>
    <style:style style:data-style-name="n86b0e6" style:family="table-cell" style:name="a3c733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5515f">
      <number:number number:decimal-places="0" number:grouping="true" number:min-integer-digits="1"/>
    </number:number-style>
    <style:style style:data-style-name="n15515f" style:family="table-cell" style:name="a638af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093f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f553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c3c5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f149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f14e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40a9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40c10">
      <number:number number:decimal-places="0" number:grouping="true" number:min-integer-digits="1"/>
    </number:number-style>
    <style:style style:data-style-name="n540c10" style:family="table-cell" style:name="ac443a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3c3f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f950c">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b998f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4b7a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80dc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afd0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ddb8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8b40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8d427">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b3095">
      <number:number number:decimal-places="0" number:grouping="true" number:min-integer-digits="1"/>
    </number:number-style>
    <style:style style:data-style-name="ncb3095" style:family="table-cell" style:name="a849e6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bc7e0">
      <number:number number:decimal-places="0" number:grouping="true" number:min-integer-digits="1"/>
    </number:number-style>
    <style:style style:data-style-name="n5bc7e0" style:family="table-cell" style:name="a634a3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1386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b1d1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71cc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1f62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1748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1914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13e45">
      <number:number number:decimal-places="0" number:grouping="true" number:min-integer-digits="1"/>
    </number:number-style>
    <style:style style:data-style-name="ne13e45" style:family="table-cell" style:name="a72fa8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4d372">
      <number:number number:decimal-places="0" number:grouping="true" number:min-integer-digits="1"/>
    </number:number-style>
    <style:style style:data-style-name="n14d372" style:family="table-cell" style:name="ac0f0b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36ce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3094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3355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c5d7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4cdd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2a1f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a6cf8">
      <number:number number:decimal-places="0" number:grouping="true" number:min-integer-digits="1"/>
    </number:number-style>
    <style:style style:data-style-name="naa6cf8" style:family="table-cell" style:name="a5c0af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40a0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d7dd1">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51911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599c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82df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64b6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c8f8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42b3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9dd07">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b1bba">
      <number:number number:decimal-places="0" number:grouping="true" number:min-integer-digits="1"/>
    </number:number-style>
    <style:style style:data-style-name="n0b1bba" style:family="table-cell" style:name="ab034b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8b07f">
      <number:number number:decimal-places="0" number:grouping="true" number:min-integer-digits="1"/>
    </number:number-style>
    <style:style style:data-style-name="n08b07f" style:family="table-cell" style:name="ac6293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122c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b18f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9358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4a2a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8adf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425e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c2b13">
      <number:number number:decimal-places="0" number:grouping="true" number:min-integer-digits="1"/>
    </number:number-style>
    <style:style style:data-style-name="n4c2b13" style:family="table-cell" style:name="a1a6f9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471d2">
      <number:number number:decimal-places="0" number:grouping="true" number:min-integer-digits="1"/>
    </number:number-style>
    <style:style style:data-style-name="n8471d2" style:family="table-cell" style:name="ac3a60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af0c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c7ff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1916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8104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d226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32d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8015d">
      <number:number number:decimal-places="0" number:grouping="true" number:min-integer-digits="1"/>
    </number:number-style>
    <style:style style:data-style-name="n08015d" style:family="table-cell" style:name="a9c01c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c68d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9daef">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ed281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f175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6d2b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5657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cde4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7996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3f474">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47721">
      <number:number number:decimal-places="0" number:grouping="true" number:min-integer-digits="1"/>
    </number:number-style>
    <style:style style:data-style-name="n347721" style:family="table-cell" style:name="a4f301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f2bc2">
      <number:number number:decimal-places="0" number:grouping="true" number:min-integer-digits="1"/>
    </number:number-style>
    <style:style style:data-style-name="n0f2bc2" style:family="table-cell" style:name="ab753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d101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b829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0f38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8df6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2d61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bfe7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be511">
      <number:number number:decimal-places="0" number:grouping="true" number:min-integer-digits="1"/>
    </number:number-style>
    <style:style style:data-style-name="nfbe511" style:family="table-cell" style:name="a22751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1fd5a">
      <number:number number:decimal-places="0" number:grouping="true" number:min-integer-digits="1"/>
    </number:number-style>
    <style:style style:data-style-name="n01fd5a" style:family="table-cell" style:name="aae627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02bf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fb8a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2dc1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19ee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adf3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3bd7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a7bb7">
      <number:number number:decimal-places="0" number:grouping="true" number:min-integer-digits="1"/>
    </number:number-style>
    <style:style style:data-style-name="n4a7bb7" style:family="table-cell" style:name="a29dd6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7732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6442e">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04b87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6d5f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a9c0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08f8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4c2a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2933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e91cd">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01141">
      <number:number number:decimal-places="0" number:grouping="true" number:min-integer-digits="1"/>
    </number:number-style>
    <style:style style:data-style-name="n101141" style:family="table-cell" style:name="ac1126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108ca">
      <number:number number:decimal-places="0" number:grouping="true" number:min-integer-digits="1"/>
    </number:number-style>
    <style:style style:data-style-name="nb108ca" style:family="table-cell" style:name="a34e8e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b71c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0211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31cf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6705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4b46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3795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207ee">
      <number:number number:decimal-places="0" number:grouping="true" number:min-integer-digits="1"/>
    </number:number-style>
    <style:style style:data-style-name="n9207ee" style:family="table-cell" style:name="a25c85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97a46">
      <number:number number:decimal-places="0" number:grouping="true" number:min-integer-digits="1"/>
    </number:number-style>
    <style:style style:data-style-name="n697a46" style:family="table-cell" style:name="abef02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22a6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da2a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0a57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2199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ebe5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fdf6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adf27">
      <number:number number:decimal-places="0" number:grouping="true" number:min-integer-digits="1"/>
    </number:number-style>
    <style:style style:data-style-name="n3adf27" style:family="table-cell" style:name="a6a499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a029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ef78a">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b9c1c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bb4e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fc49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7678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7aa6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0825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2694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30c31">
      <number:number number:decimal-places="0" number:grouping="true" number:min-integer-digits="1"/>
    </number:number-style>
    <style:style style:data-style-name="n830c31" style:family="table-cell" style:name="a58720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4df2d">
      <number:number number:decimal-places="0" number:grouping="true" number:min-integer-digits="1"/>
    </number:number-style>
    <style:style style:data-style-name="n34df2d" style:family="table-cell" style:name="a4cd7c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ca3a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191e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7691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de7b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de3e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6746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d7ea5">
      <number:number number:decimal-places="0" number:grouping="true" number:min-integer-digits="1"/>
    </number:number-style>
    <style:style style:data-style-name="nbd7ea5" style:family="table-cell" style:name="ac434b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eda3a">
      <number:number number:decimal-places="0" number:grouping="true" number:min-integer-digits="1"/>
    </number:number-style>
    <style:style style:data-style-name="n3eda3a" style:family="table-cell" style:name="a6bf3d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b48f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b79f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183a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44ac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790c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ed6e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0d298">
      <number:number number:decimal-places="0" number:grouping="true" number:min-integer-digits="1"/>
    </number:number-style>
    <style:style style:data-style-name="na0d298" style:family="table-cell" style:name="a2af64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3b00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d9fc9">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5e918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64cb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832c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29ba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7d67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acb8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6f996">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7d1d6">
      <number:number number:decimal-places="0" number:grouping="true" number:min-integer-digits="1"/>
    </number:number-style>
    <style:style style:data-style-name="n27d1d6" style:family="table-cell" style:name="aebf84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a5d4e">
      <number:number number:decimal-places="0" number:grouping="true" number:min-integer-digits="1"/>
    </number:number-style>
    <style:style style:data-style-name="nda5d4e" style:family="table-cell" style:name="a9bee0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3492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e37a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01a3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59d3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35a9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e8f0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74593">
      <number:number number:decimal-places="0" number:grouping="true" number:min-integer-digits="1"/>
    </number:number-style>
    <style:style style:data-style-name="n274593" style:family="table-cell" style:name="a7748c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3797e">
      <number:number number:decimal-places="0" number:grouping="true" number:min-integer-digits="1"/>
    </number:number-style>
    <style:style style:data-style-name="n23797e" style:family="table-cell" style:name="ae2598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2894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6410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c937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9c4c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6b25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c9a8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669b6">
      <number:number number:decimal-places="0" number:grouping="true" number:min-integer-digits="1"/>
    </number:number-style>
    <style:style style:data-style-name="nb669b6" style:family="table-cell" style:name="a1b3e8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26fd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b9031">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f985e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24ff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ad63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024d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3ace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b99d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aa99e">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cd5b8">
      <number:number number:decimal-places="0" number:grouping="true" number:min-integer-digits="1"/>
    </number:number-style>
    <style:style style:data-style-name="nfcd5b8" style:family="table-cell" style:name="afaf08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be1f7">
      <number:number number:decimal-places="0" number:grouping="true" number:min-integer-digits="1"/>
    </number:number-style>
    <style:style style:data-style-name="n9be1f7" style:family="table-cell" style:name="ac0b00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36fd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dc34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c650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f8ed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a5ad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8af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adeab">
      <number:number number:decimal-places="0" number:grouping="true" number:min-integer-digits="1"/>
    </number:number-style>
    <style:style style:data-style-name="n0adeab" style:family="table-cell" style:name="a2ff45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0ea89">
      <number:number number:decimal-places="0" number:grouping="true" number:min-integer-digits="1"/>
    </number:number-style>
    <style:style style:data-style-name="nf0ea89" style:family="table-cell" style:name="adc953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7f94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c103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689a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a8bb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3182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99c0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0cfac">
      <number:number number:decimal-places="0" number:grouping="true" number:min-integer-digits="1"/>
    </number:number-style>
    <style:style style:data-style-name="n20cfac" style:family="table-cell" style:name="a2cd25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ead5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df70d">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1cd3a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e685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c8e1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615f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04e2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5347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df6d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2496d">
      <number:number number:decimal-places="0" number:grouping="true" number:min-integer-digits="1"/>
    </number:number-style>
    <style:style style:data-style-name="ne2496d" style:family="table-cell" style:name="a6f5c4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cdb1d">
      <number:number number:decimal-places="0" number:grouping="true" number:min-integer-digits="1"/>
    </number:number-style>
    <style:style style:data-style-name="nbcdb1d" style:family="table-cell" style:name="a87317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41d4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3f5a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2a6d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30fe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d21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4679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d23d1">
      <number:number number:decimal-places="0" number:grouping="true" number:min-integer-digits="1"/>
    </number:number-style>
    <style:style style:data-style-name="n0d23d1" style:family="table-cell" style:name="a16ac1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9336f">
      <number:number number:decimal-places="0" number:grouping="true" number:min-integer-digits="1"/>
    </number:number-style>
    <style:style style:data-style-name="nf9336f" style:family="table-cell" style:name="ace67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c512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220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5cca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c8c9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989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f2bf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4be2a">
      <number:number number:decimal-places="0" number:grouping="true" number:min-integer-digits="1"/>
    </number:number-style>
    <style:style style:data-style-name="na4be2a" style:family="table-cell" style:name="ad4497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0868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aed62">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0b58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aac1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51c9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c333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6c99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681f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b9894">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406c3">
      <number:number number:decimal-places="0" number:grouping="true" number:min-integer-digits="1"/>
    </number:number-style>
    <style:style style:data-style-name="n6406c3" style:family="table-cell" style:name="a3f3e0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6ab16">
      <number:number number:decimal-places="0" number:grouping="true" number:min-integer-digits="1"/>
    </number:number-style>
    <style:style style:data-style-name="na6ab16" style:family="table-cell" style:name="ae3d9c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a6b4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b6e6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bb0d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8ea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580c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f64a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3f146">
      <number:number number:decimal-places="0" number:grouping="true" number:min-integer-digits="1"/>
    </number:number-style>
    <style:style style:data-style-name="n83f146" style:family="table-cell" style:name="a76353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d7ccc">
      <number:number number:decimal-places="0" number:grouping="true" number:min-integer-digits="1"/>
    </number:number-style>
    <style:style style:data-style-name="n9d7ccc" style:family="table-cell" style:name="a1bdb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1f1f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3c0a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c2b9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3b0c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4abc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9069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aeae8">
      <number:number number:decimal-places="0" number:grouping="true" number:min-integer-digits="1"/>
    </number:number-style>
    <style:style style:data-style-name="n7aeae8" style:family="table-cell" style:name="a46053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1e16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b563a">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2e514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c92e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2d39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ada6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2f2f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bf54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be3c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1a9dc">
      <number:number number:decimal-places="0" number:grouping="true" number:min-integer-digits="1"/>
    </number:number-style>
    <style:style style:data-style-name="n11a9dc" style:family="table-cell" style:name="adaf75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9e8d2">
      <number:number number:decimal-places="0" number:grouping="true" number:min-integer-digits="1"/>
    </number:number-style>
    <style:style style:data-style-name="n89e8d2" style:family="table-cell" style:name="a07f82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7a6c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0700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bc31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8b2f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f8fd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ca45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5a571">
      <number:number number:decimal-places="0" number:grouping="true" number:min-integer-digits="1"/>
    </number:number-style>
    <style:style style:data-style-name="nf5a571" style:family="table-cell" style:name="a3cce1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be4ee">
      <number:number number:decimal-places="0" number:grouping="true" number:min-integer-digits="1"/>
    </number:number-style>
    <style:style style:data-style-name="nfbe4ee" style:family="table-cell" style:name="ad8c29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12c5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62eb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c816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8a97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89d1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9815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00dea">
      <number:number number:decimal-places="0" number:grouping="true" number:min-integer-digits="1"/>
    </number:number-style>
    <style:style style:data-style-name="n100dea" style:family="table-cell" style:name="a44bbb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1d3e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9712a">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96abb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3efd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a755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fcc4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d7bc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b8d4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5234b">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f275b">
      <number:number number:decimal-places="0" number:grouping="true" number:min-integer-digits="1"/>
    </number:number-style>
    <style:style style:data-style-name="n0f275b" style:family="table-cell" style:name="a6ce31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64a7e">
      <number:number number:decimal-places="0" number:grouping="true" number:min-integer-digits="1"/>
    </number:number-style>
    <style:style style:data-style-name="n264a7e" style:family="table-cell" style:name="a3db95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7d1d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daec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8bcb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8d11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32dd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b79d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54bab">
      <number:number number:decimal-places="0" number:grouping="true" number:min-integer-digits="1"/>
    </number:number-style>
    <style:style style:data-style-name="nc54bab" style:family="table-cell" style:name="a59119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8bc53">
      <number:number number:decimal-places="0" number:grouping="true" number:min-integer-digits="1"/>
    </number:number-style>
    <style:style style:data-style-name="nc8bc53" style:family="table-cell" style:name="aa4f62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61b6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30ad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8713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cfb6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f9e6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ea03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61fc8">
      <number:number number:decimal-places="0" number:grouping="true" number:min-integer-digits="1"/>
    </number:number-style>
    <style:style style:data-style-name="n961fc8" style:family="table-cell" style:name="a397d5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2c18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3433f">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0a12b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fcb9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1e42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2810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b20c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7bd2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00e32">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2a424">
      <number:number number:decimal-places="0" number:grouping="true" number:min-integer-digits="1"/>
    </number:number-style>
    <style:style style:data-style-name="nc2a424" style:family="table-cell" style:name="afed0c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1a95f">
      <number:number number:decimal-places="0" number:grouping="true" number:min-integer-digits="1"/>
    </number:number-style>
    <style:style style:data-style-name="nd1a95f" style:family="table-cell" style:name="afe165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16d5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c5eb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5509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daa8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5248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7b39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2162e">
      <number:number number:decimal-places="0" number:grouping="true" number:min-integer-digits="1"/>
    </number:number-style>
    <style:style style:data-style-name="na2162e" style:family="table-cell" style:name="a7e6be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8846c">
      <number:number number:decimal-places="0" number:grouping="true" number:min-integer-digits="1"/>
    </number:number-style>
    <style:style style:data-style-name="n88846c" style:family="table-cell" style:name="ae9a2a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32e3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d918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c42c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2fd9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ca0c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cc2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f372e">
      <number:number number:decimal-places="0" number:grouping="true" number:min-integer-digits="1"/>
    </number:number-style>
    <style:style style:data-style-name="n0f372e" style:family="table-cell" style:name="ad851b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044d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91bae">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dc627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c604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c147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78da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4587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fa3b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d7ce1">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00e30">
      <number:number number:decimal-places="0" number:grouping="true" number:min-integer-digits="1"/>
    </number:number-style>
    <style:style style:data-style-name="n700e30" style:family="table-cell" style:name="a25cea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3744a">
      <number:number number:decimal-places="0" number:grouping="true" number:min-integer-digits="1"/>
    </number:number-style>
    <style:style style:data-style-name="n63744a" style:family="table-cell" style:name="a978bf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d456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f510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f9d8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41d5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aaed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25fd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1768a">
      <number:number number:decimal-places="0" number:grouping="true" number:min-integer-digits="1"/>
    </number:number-style>
    <style:style style:data-style-name="n41768a" style:family="table-cell" style:name="a5a68d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75e8d">
      <number:number number:decimal-places="0" number:grouping="true" number:min-integer-digits="1"/>
    </number:number-style>
    <style:style style:data-style-name="n275e8d" style:family="table-cell" style:name="a6677a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bcff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f94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7db8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8c61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7485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82e0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dc31d">
      <number:number number:decimal-places="0" number:grouping="true" number:min-integer-digits="1"/>
    </number:number-style>
    <style:style style:data-style-name="n2dc31d" style:family="table-cell" style:name="a1b8d2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2da2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ba6a1">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025a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6770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cb44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d3f6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bcfe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f5c7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bb01b">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7fbd6">
      <number:number number:decimal-places="0" number:grouping="true" number:min-integer-digits="1"/>
    </number:number-style>
    <style:style style:data-style-name="nb7fbd6" style:family="table-cell" style:name="a16f1d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13fd8">
      <number:number number:decimal-places="0" number:grouping="true" number:min-integer-digits="1"/>
    </number:number-style>
    <style:style style:data-style-name="nf13fd8" style:family="table-cell" style:name="ad9f66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d848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fd63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d7ea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1a55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2185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29b7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17b98">
      <number:number number:decimal-places="0" number:grouping="true" number:min-integer-digits="1"/>
    </number:number-style>
    <style:style style:data-style-name="n917b98" style:family="table-cell" style:name="a44894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1efda">
      <number:number number:decimal-places="0" number:grouping="true" number:min-integer-digits="1"/>
    </number:number-style>
    <style:style style:data-style-name="n21efda" style:family="table-cell" style:name="aee215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1432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83b4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6b3e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49c2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5ed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8361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5e9c5">
      <number:number number:decimal-places="0" number:grouping="true" number:min-integer-digits="1"/>
    </number:number-style>
    <style:style style:data-style-name="n85e9c5" style:family="table-cell" style:name="ac0802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4bb9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fb431">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b773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ab75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23ca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5697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59f9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b52b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aec0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3693d">
      <number:number number:decimal-places="0" number:grouping="true" number:min-integer-digits="1"/>
    </number:number-style>
    <style:style style:data-style-name="ne3693d" style:family="table-cell" style:name="af21d0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22a19">
      <number:number number:decimal-places="0" number:grouping="true" number:min-integer-digits="1"/>
    </number:number-style>
    <style:style style:data-style-name="n722a19" style:family="table-cell" style:name="ae91b0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dcbf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e36b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11bc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61ed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ae57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5f72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5de42">
      <number:number number:decimal-places="0" number:grouping="true" number:min-integer-digits="1"/>
    </number:number-style>
    <style:style style:data-style-name="n95de42" style:family="table-cell" style:name="a9306a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81ea6">
      <number:number number:decimal-places="0" number:grouping="true" number:min-integer-digits="1"/>
    </number:number-style>
    <style:style style:data-style-name="n681ea6" style:family="table-cell" style:name="a40e3a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d963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b5d1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6c41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4d78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0a24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2b5e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45bab">
      <number:number number:decimal-places="0" number:grouping="true" number:min-integer-digits="1"/>
    </number:number-style>
    <style:style style:data-style-name="nf45bab" style:family="table-cell" style:name="ab9e5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14ef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40a36">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e2534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45d4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c64d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8256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91ac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c62a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6c242">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ea461">
      <number:number number:decimal-places="0" number:grouping="true" number:min-integer-digits="1"/>
    </number:number-style>
    <style:style style:data-style-name="ncea461" style:family="table-cell" style:name="a12fa9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4a5c5">
      <number:number number:decimal-places="0" number:grouping="true" number:min-integer-digits="1"/>
    </number:number-style>
    <style:style style:data-style-name="nd4a5c5" style:family="table-cell" style:name="a37740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349c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339e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430c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9fd3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fa86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e657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161b9">
      <number:number number:decimal-places="0" number:grouping="true" number:min-integer-digits="1"/>
    </number:number-style>
    <style:style style:data-style-name="n5161b9" style:family="table-cell" style:name="a48c17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76619">
      <number:number number:decimal-places="0" number:grouping="true" number:min-integer-digits="1"/>
    </number:number-style>
    <style:style style:data-style-name="nb76619" style:family="table-cell" style:name="a00c9b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e76d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bc37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399c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071f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4e3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c295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00574">
      <number:number number:decimal-places="0" number:grouping="true" number:min-integer-digits="1"/>
    </number:number-style>
    <style:style style:data-style-name="nd00574" style:family="table-cell" style:name="a103e4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a3ae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38e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132ef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9e32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c11d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fbe5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8996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ce37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1d03e">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10ed7">
      <number:number number:decimal-places="0" number:grouping="true" number:min-integer-digits="1"/>
    </number:number-style>
    <style:style style:data-style-name="n810ed7" style:family="table-cell" style:name="a8aa11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0d7e5">
      <number:number number:decimal-places="0" number:grouping="true" number:min-integer-digits="1"/>
    </number:number-style>
    <style:style style:data-style-name="nb0d7e5" style:family="table-cell" style:name="ab27d9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b190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7bbe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1958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e2ae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f35e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5206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c0526">
      <number:number number:decimal-places="0" number:grouping="true" number:min-integer-digits="1"/>
    </number:number-style>
    <style:style style:data-style-name="n4c0526" style:family="table-cell" style:name="a9d320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9ab7a">
      <number:number number:decimal-places="0" number:grouping="true" number:min-integer-digits="1"/>
    </number:number-style>
    <style:style style:data-style-name="nd9ab7a" style:family="table-cell" style:name="aff155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abdd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5165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8138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d6bf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1b4b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a89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118be">
      <number:number number:decimal-places="0" number:grouping="true" number:min-integer-digits="1"/>
    </number:number-style>
    <style:style style:data-style-name="n2118be" style:family="table-cell" style:name="a80e69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0935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350e0">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c3b6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48e0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387b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5a00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c908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c373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29eee">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38a66">
      <number:number number:decimal-places="0" number:grouping="true" number:min-integer-digits="1"/>
    </number:number-style>
    <style:style style:data-style-name="n138a66" style:family="table-cell" style:name="a4dad1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fbbed">
      <number:number number:decimal-places="0" number:grouping="true" number:min-integer-digits="1"/>
    </number:number-style>
    <style:style style:data-style-name="ndfbbed" style:family="table-cell" style:name="a2ffd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4ee3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62ec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0a76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d846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347a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f95a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e5a27">
      <number:number number:decimal-places="0" number:grouping="true" number:min-integer-digits="1"/>
    </number:number-style>
    <style:style style:data-style-name="n2e5a27" style:family="table-cell" style:name="aa2bc9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5b489">
      <number:number number:decimal-places="0" number:grouping="true" number:min-integer-digits="1"/>
    </number:number-style>
    <style:style style:data-style-name="nf5b489" style:family="table-cell" style:name="ad75f0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ae5f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40ea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6a93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9952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9247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ca48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1f97f">
      <number:number number:decimal-places="0" number:grouping="true" number:min-integer-digits="1"/>
    </number:number-style>
    <style:style style:data-style-name="n11f97f" style:family="table-cell" style:name="a69444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aca8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4806f">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8c16a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7884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b79e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c9d1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da56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e243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4139b">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328f0">
      <number:number number:decimal-places="0" number:grouping="true" number:min-integer-digits="1"/>
    </number:number-style>
    <style:style style:data-style-name="nd328f0" style:family="table-cell" style:name="a70cd5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ed5cf">
      <number:number number:decimal-places="0" number:grouping="true" number:min-integer-digits="1"/>
    </number:number-style>
    <style:style style:data-style-name="n9ed5cf" style:family="table-cell" style:name="ab7cce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2e9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7e3b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cd71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ac89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33c3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753e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2403a">
      <number:number number:decimal-places="0" number:grouping="true" number:min-integer-digits="1"/>
    </number:number-style>
    <style:style style:data-style-name="n42403a" style:family="table-cell" style:name="a38374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2dc0b">
      <number:number number:decimal-places="0" number:grouping="true" number:min-integer-digits="1"/>
    </number:number-style>
    <style:style style:data-style-name="n12dc0b" style:family="table-cell" style:name="a16e7b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73b1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c3fc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6efd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0d0e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d3b4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c326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b41b8">
      <number:number number:decimal-places="0" number:grouping="true" number:min-integer-digits="1"/>
    </number:number-style>
    <style:style style:data-style-name="ndb41b8" style:family="table-cell" style:name="a3f16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4abe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5c89d">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bfdb8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a462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fc59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4733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4f7c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691a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97e74">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9f97b">
      <number:number number:decimal-places="0" number:grouping="true" number:min-integer-digits="1"/>
    </number:number-style>
    <style:style style:data-style-name="nc9f97b" style:family="table-cell" style:name="a689d6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eafa2">
      <number:number number:decimal-places="0" number:grouping="true" number:min-integer-digits="1"/>
    </number:number-style>
    <style:style style:data-style-name="n2eafa2" style:family="table-cell" style:name="aa3c62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dea3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a38b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62c5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4802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5a20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0c31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f06b0">
      <number:number number:decimal-places="0" number:grouping="true" number:min-integer-digits="1"/>
    </number:number-style>
    <style:style style:data-style-name="n5f06b0" style:family="table-cell" style:name="a64edd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ce796">
      <number:number number:decimal-places="0" number:grouping="true" number:min-integer-digits="1"/>
    </number:number-style>
    <style:style style:data-style-name="ncce796" style:family="table-cell" style:name="a304c1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8bc8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b7ad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5610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3f5a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128f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41d3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96346">
      <number:number number:decimal-places="0" number:grouping="true" number:min-integer-digits="1"/>
    </number:number-style>
    <style:style style:data-style-name="n196346" style:family="table-cell" style:name="aa1b4f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9d5f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fbbfd">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ccde9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56ab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6a38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f4da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d690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1246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4e6c5">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3a08d">
      <number:number number:decimal-places="0" number:grouping="true" number:min-integer-digits="1"/>
    </number:number-style>
    <style:style style:data-style-name="n53a08d" style:family="table-cell" style:name="af0aa1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8989f">
      <number:number number:decimal-places="0" number:grouping="true" number:min-integer-digits="1"/>
    </number:number-style>
    <style:style style:data-style-name="n08989f" style:family="table-cell" style:name="acc61f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6ff7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6a87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e304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5b8b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a245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3bc7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02f3a">
      <number:number number:decimal-places="0" number:grouping="true" number:min-integer-digits="1"/>
    </number:number-style>
    <style:style style:data-style-name="n102f3a" style:family="table-cell" style:name="a94415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a2af7">
      <number:number number:decimal-places="0" number:grouping="true" number:min-integer-digits="1"/>
    </number:number-style>
    <style:style style:data-style-name="n9a2af7" style:family="table-cell" style:name="a7c292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4cd9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b55f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975b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99de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c545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9875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1b650">
      <number:number number:decimal-places="0" number:grouping="true" number:min-integer-digits="1"/>
    </number:number-style>
    <style:style style:data-style-name="nf1b650" style:family="table-cell" style:name="a5922a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08f1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e5289">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898cf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e304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1247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13d4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46ef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df87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ca7f9">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b78ed">
      <number:number number:decimal-places="0" number:grouping="true" number:min-integer-digits="1"/>
    </number:number-style>
    <style:style style:data-style-name="nfb78ed" style:family="table-cell" style:name="a07c81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41cfc">
      <number:number number:decimal-places="0" number:grouping="true" number:min-integer-digits="1"/>
    </number:number-style>
    <style:style style:data-style-name="n441cfc" style:family="table-cell" style:name="a3e76f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76f5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c875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85a6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9b24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3db8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88a4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ae705">
      <number:number number:decimal-places="0" number:grouping="true" number:min-integer-digits="1"/>
    </number:number-style>
    <style:style style:data-style-name="ndae705" style:family="table-cell" style:name="aa1e72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a4f5e">
      <number:number number:decimal-places="0" number:grouping="true" number:min-integer-digits="1"/>
    </number:number-style>
    <style:style style:data-style-name="nca4f5e" style:family="table-cell" style:name="a77983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3885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2398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3497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fdf5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da12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c208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43c10">
      <number:number number:decimal-places="0" number:grouping="true" number:min-integer-digits="1"/>
    </number:number-style>
    <style:style style:data-style-name="nb43c10" style:family="table-cell" style:name="a7a266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1ba6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7093c">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e27d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a239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b47f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26f5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5ac1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fac5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fad0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c3f9b">
      <number:number number:decimal-places="0" number:grouping="true" number:min-integer-digits="1"/>
    </number:number-style>
    <style:style style:data-style-name="n0c3f9b" style:family="table-cell" style:name="a97ae9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daee6">
      <number:number number:decimal-places="0" number:grouping="true" number:min-integer-digits="1"/>
    </number:number-style>
    <style:style style:data-style-name="nddaee6" style:family="table-cell" style:name="ad9bf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5953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ffd1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0279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3510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023e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189d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e84d6">
      <number:number number:decimal-places="0" number:grouping="true" number:min-integer-digits="1"/>
    </number:number-style>
    <style:style style:data-style-name="n2e84d6" style:family="table-cell" style:name="a7476f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6e1bc">
      <number:number number:decimal-places="0" number:grouping="true" number:min-integer-digits="1"/>
    </number:number-style>
    <style:style style:data-style-name="n66e1bc" style:family="table-cell" style:name="ab226a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42a7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69fa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4c13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5de8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d07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7ab9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48f0c">
      <number:number number:decimal-places="0" number:grouping="true" number:min-integer-digits="1"/>
    </number:number-style>
    <style:style style:data-style-name="n548f0c" style:family="table-cell" style:name="af8519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0716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f92b0">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d544c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cb3f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8b0d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9560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6624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f52d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1fcd2">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6405d">
      <number:number number:decimal-places="0" number:grouping="true" number:min-integer-digits="1"/>
    </number:number-style>
    <style:style style:data-style-name="n16405d" style:family="table-cell" style:name="ad020b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dc090">
      <number:number number:decimal-places="0" number:grouping="true" number:min-integer-digits="1"/>
    </number:number-style>
    <style:style style:data-style-name="nfdc090" style:family="table-cell" style:name="adfcb0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0b69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3903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d0a9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3ae6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a1b9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ef2b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f9aef">
      <number:number number:decimal-places="0" number:grouping="true" number:min-integer-digits="1"/>
    </number:number-style>
    <style:style style:data-style-name="n3f9aef" style:family="table-cell" style:name="ac5332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d87d1">
      <number:number number:decimal-places="0" number:grouping="true" number:min-integer-digits="1"/>
    </number:number-style>
    <style:style style:data-style-name="n8d87d1" style:family="table-cell" style:name="afae5e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ea73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066af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7580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52e3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54f1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51b3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fd456">
      <number:number number:decimal-places="0" number:grouping="true" number:min-integer-digits="1"/>
    </number:number-style>
    <style:style style:data-style-name="n7fd456" style:family="table-cell" style:name="ad634f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dcc8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4bf99">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0d71e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e8b4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b576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1d21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1712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2047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d9ecb">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b0baa">
      <number:number number:decimal-places="0" number:grouping="true" number:min-integer-digits="1"/>
    </number:number-style>
    <style:style style:data-style-name="neb0baa" style:family="table-cell" style:name="a67da7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63916">
      <number:number number:decimal-places="0" number:grouping="true" number:min-integer-digits="1"/>
    </number:number-style>
    <style:style style:data-style-name="n163916" style:family="table-cell" style:name="a24f9b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18ed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21b9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2855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0b1a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d2e1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9c7a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fd46f">
      <number:number number:decimal-places="0" number:grouping="true" number:min-integer-digits="1"/>
    </number:number-style>
    <style:style style:data-style-name="n3fd46f" style:family="table-cell" style:name="a2b085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640a6">
      <number:number number:decimal-places="0" number:grouping="true" number:min-integer-digits="1"/>
    </number:number-style>
    <style:style style:data-style-name="n0640a6" style:family="table-cell" style:name="a973b6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ecaf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8db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2b70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e287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b225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d073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86211">
      <number:number number:decimal-places="0" number:grouping="true" number:min-integer-digits="1"/>
    </number:number-style>
    <style:style style:data-style-name="n786211" style:family="table-cell" style:name="a1048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b479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1ebc4">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729d6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cbcb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b8ea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5b4c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dd0b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0d63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c8d44">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84756">
      <number:number number:decimal-places="0" number:grouping="true" number:min-integer-digits="1"/>
    </number:number-style>
    <style:style style:data-style-name="n684756" style:family="table-cell" style:name="ac7787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5518a">
      <number:number number:decimal-places="0" number:grouping="true" number:min-integer-digits="1"/>
    </number:number-style>
    <style:style style:data-style-name="n75518a" style:family="table-cell" style:name="acc6e8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3f75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5a8d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13f4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b51f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c664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53d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220f5">
      <number:number number:decimal-places="0" number:grouping="true" number:min-integer-digits="1"/>
    </number:number-style>
    <style:style style:data-style-name="nb220f5" style:family="table-cell" style:name="a7b070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92dde">
      <number:number number:decimal-places="0" number:grouping="true" number:min-integer-digits="1"/>
    </number:number-style>
    <style:style style:data-style-name="n592dde" style:family="table-cell" style:name="a1224e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6f9c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2b86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437b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9807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2564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f57a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de52e">
      <number:number number:decimal-places="0" number:grouping="true" number:min-integer-digits="1"/>
    </number:number-style>
    <style:style style:data-style-name="n5de52e" style:family="table-cell" style:name="ac981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58c5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1dc97">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8b686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f3b9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db60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ca90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df0f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6e29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9287a">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9a454">
      <number:number number:decimal-places="0" number:grouping="true" number:min-integer-digits="1"/>
    </number:number-style>
    <style:style style:data-style-name="n39a454" style:family="table-cell" style:name="aa38e2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f16ee">
      <number:number number:decimal-places="0" number:grouping="true" number:min-integer-digits="1"/>
    </number:number-style>
    <style:style style:data-style-name="n8f16ee" style:family="table-cell" style:name="a726a0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2df4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ce8d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443f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be8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fd3c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536c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536bb">
      <number:number number:decimal-places="0" number:grouping="true" number:min-integer-digits="1"/>
    </number:number-style>
    <style:style style:data-style-name="nd536bb" style:family="table-cell" style:name="a5df18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990c6">
      <number:number number:decimal-places="0" number:grouping="true" number:min-integer-digits="1"/>
    </number:number-style>
    <style:style style:data-style-name="n7990c6" style:family="table-cell" style:name="a44098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663d9">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6b13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0660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2db0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58d0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2351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de07d">
      <number:number number:decimal-places="0" number:grouping="true" number:min-integer-digits="1"/>
    </number:number-style>
    <style:style style:data-style-name="nfde07d" style:family="table-cell" style:name="afa79a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3b8f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eb924">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9629b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eb5d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7af2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7bee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c1cc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8f32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f69a1">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0b146">
      <number:number number:decimal-places="0" number:grouping="true" number:min-integer-digits="1"/>
    </number:number-style>
    <style:style style:data-style-name="n10b146" style:family="table-cell" style:name="a33a18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47f3b">
      <number:number number:decimal-places="0" number:grouping="true" number:min-integer-digits="1"/>
    </number:number-style>
    <style:style style:data-style-name="n947f3b" style:family="table-cell" style:name="a932f2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e16a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e21c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d00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147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a93d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528c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80b8e">
      <number:number number:decimal-places="0" number:grouping="true" number:min-integer-digits="1"/>
    </number:number-style>
    <style:style style:data-style-name="ne80b8e" style:family="table-cell" style:name="a7579a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b4197">
      <number:number number:decimal-places="0" number:grouping="true" number:min-integer-digits="1"/>
    </number:number-style>
    <style:style style:data-style-name="n4b4197" style:family="table-cell" style:name="a27802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67b9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3cd9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5164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55be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9ce6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a370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b66bc">
      <number:number number:decimal-places="0" number:grouping="true" number:min-integer-digits="1"/>
    </number:number-style>
    <style:style style:data-style-name="ncb66bc" style:family="table-cell" style:name="a48675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3477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1273a">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7dbf2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cc52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241a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f314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196c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0547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aa4b7">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83426">
      <number:number number:decimal-places="0" number:grouping="true" number:min-integer-digits="1"/>
    </number:number-style>
    <style:style style:data-style-name="n183426" style:family="table-cell" style:name="a62a04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5cd1b">
      <number:number number:decimal-places="0" number:grouping="true" number:min-integer-digits="1"/>
    </number:number-style>
    <style:style style:data-style-name="n25cd1b" style:family="table-cell" style:name="a9530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cbd7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ab85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984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8c0c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95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0b4f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def2d">
      <number:number number:decimal-places="0" number:grouping="true" number:min-integer-digits="1"/>
    </number:number-style>
    <style:style style:data-style-name="n6def2d" style:family="table-cell" style:name="a1de76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ba953">
      <number:number number:decimal-places="0" number:grouping="true" number:min-integer-digits="1"/>
    </number:number-style>
    <style:style style:data-style-name="n4ba953" style:family="table-cell" style:name="ac397b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62be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8869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4be8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5e3c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d323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5451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1acc1">
      <number:number number:decimal-places="0" number:grouping="true" number:min-integer-digits="1"/>
    </number:number-style>
    <style:style style:data-style-name="n01acc1" style:family="table-cell" style:name="ae31b4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86f0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303b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f1052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7a4c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ce52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2b3c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d5f6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99b5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e230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23159">
      <number:number number:decimal-places="0" number:grouping="true" number:min-integer-digits="1"/>
    </number:number-style>
    <style:style style:data-style-name="n123159" style:family="table-cell" style:name="a86bca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f4b82">
      <number:number number:decimal-places="0" number:grouping="true" number:min-integer-digits="1"/>
    </number:number-style>
    <style:style style:data-style-name="n3f4b82" style:family="table-cell" style:name="a969f5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9030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ab25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65e4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94ef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8215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64f7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cf53a">
      <number:number number:decimal-places="0" number:grouping="true" number:min-integer-digits="1"/>
    </number:number-style>
    <style:style style:data-style-name="n2cf53a" style:family="table-cell" style:name="a74856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02754">
      <number:number number:decimal-places="0" number:grouping="true" number:min-integer-digits="1"/>
    </number:number-style>
    <style:style style:data-style-name="n002754" style:family="table-cell" style:name="a88ed6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438a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e73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b8f5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35f4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21ab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bd19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cdcbd">
      <number:number number:decimal-places="0" number:grouping="true" number:min-integer-digits="1"/>
    </number:number-style>
    <style:style style:data-style-name="n2cdcbd" style:family="table-cell" style:name="afb30f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e510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192a7">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fad5b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de87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4c69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aa05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72e4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c7b5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e086a">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b0383">
      <number:number number:decimal-places="0" number:grouping="true" number:min-integer-digits="1"/>
    </number:number-style>
    <style:style style:data-style-name="n0b0383" style:family="table-cell" style:name="a3646f1">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b69dd">
      <number:number number:decimal-places="0" number:grouping="true" number:min-integer-digits="1"/>
    </number:number-style>
    <style:style style:data-style-name="n0b69dd" style:family="table-cell" style:name="a1c6f0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200f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0e0f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0329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3060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cffc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2ea3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90ff0">
      <number:number number:decimal-places="0" number:grouping="true" number:min-integer-digits="1"/>
    </number:number-style>
    <style:style style:data-style-name="n390ff0" style:family="table-cell" style:name="a19745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54a3e">
      <number:number number:decimal-places="0" number:grouping="true" number:min-integer-digits="1"/>
    </number:number-style>
    <style:style style:data-style-name="n654a3e" style:family="table-cell" style:name="a7cc29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831b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6676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2fcb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69cc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fe4b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8427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7b2b7">
      <number:number number:decimal-places="0" number:grouping="true" number:min-integer-digits="1"/>
    </number:number-style>
    <style:style style:data-style-name="n67b2b7" style:family="table-cell" style:name="a87dd1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95a8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a149b">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53c57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e972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4032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1177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12d8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58d9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7ab0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5382b">
      <number:number number:decimal-places="0" number:grouping="true" number:min-integer-digits="1"/>
    </number:number-style>
    <style:style style:data-style-name="n25382b" style:family="table-cell" style:name="a2f595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155a7">
      <number:number number:decimal-places="0" number:grouping="true" number:min-integer-digits="1"/>
    </number:number-style>
    <style:style style:data-style-name="n5155a7" style:family="table-cell" style:name="a57ced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56d5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38ae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f7f5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2d73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edb2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18e7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ce613">
      <number:number number:decimal-places="0" number:grouping="true" number:min-integer-digits="1"/>
    </number:number-style>
    <style:style style:data-style-name="n9ce613" style:family="table-cell" style:name="a4c2f5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c0843">
      <number:number number:decimal-places="0" number:grouping="true" number:min-integer-digits="1"/>
    </number:number-style>
    <style:style style:data-style-name="n7c0843" style:family="table-cell" style:name="a28dc9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a8aa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c665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7a53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2788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2985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6cff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ca87d">
      <number:number number:decimal-places="0" number:grouping="true" number:min-integer-digits="1"/>
    </number:number-style>
    <style:style style:data-style-name="n0ca87d" style:family="table-cell" style:name="ae41ea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178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0549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b3c0c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d930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113b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7635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c608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d23d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6a85c">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938be">
      <number:number number:decimal-places="0" number:grouping="true" number:min-integer-digits="1"/>
    </number:number-style>
    <style:style style:data-style-name="n3938be" style:family="table-cell" style:name="ad5e2fc">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8b019">
      <number:number number:decimal-places="0" number:grouping="true" number:min-integer-digits="1"/>
    </number:number-style>
    <style:style style:data-style-name="ne8b019" style:family="table-cell" style:name="aadcfe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4eac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b8f1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0c63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d9d5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8ed9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c77a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3aae0">
      <number:number number:decimal-places="0" number:grouping="true" number:min-integer-digits="1"/>
    </number:number-style>
    <style:style style:data-style-name="n83aae0" style:family="table-cell" style:name="a2ef1e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c01f4">
      <number:number number:decimal-places="0" number:grouping="true" number:min-integer-digits="1"/>
    </number:number-style>
    <style:style style:data-style-name="n4c01f4" style:family="table-cell" style:name="a567d4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e5ba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d6b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ebfa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1f1b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9de3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68d7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72e81">
      <number:number number:decimal-places="0" number:grouping="true" number:min-integer-digits="1"/>
    </number:number-style>
    <style:style style:data-style-name="n572e81" style:family="table-cell" style:name="a59a0a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b6ea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d0a90">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141ea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13eb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e5f3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049a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a338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a811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6ba91">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a8f63">
      <number:number number:decimal-places="0" number:grouping="true" number:min-integer-digits="1"/>
    </number:number-style>
    <style:style style:data-style-name="n7a8f63" style:family="table-cell" style:name="a28d2e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f5f83">
      <number:number number:decimal-places="0" number:grouping="true" number:min-integer-digits="1"/>
    </number:number-style>
    <style:style style:data-style-name="n5f5f83" style:family="table-cell" style:name="adbfba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26a51">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9693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6432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36c4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e448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7b73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b23d0">
      <number:number number:decimal-places="0" number:grouping="true" number:min-integer-digits="1"/>
    </number:number-style>
    <style:style style:data-style-name="n1b23d0" style:family="table-cell" style:name="ab1fcd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33cfd">
      <number:number number:decimal-places="0" number:grouping="true" number:min-integer-digits="1"/>
    </number:number-style>
    <style:style style:data-style-name="n033cfd" style:family="table-cell" style:name="aa618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6d5d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5a6f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aaa7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cf65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40a8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6adb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3e9eb">
      <number:number number:decimal-places="0" number:grouping="true" number:min-integer-digits="1"/>
    </number:number-style>
    <style:style style:data-style-name="n23e9eb" style:family="table-cell" style:name="a88d9d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fc4f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94c4e">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9a5a8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6cc4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945b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8a5f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1a93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2fa6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3aed7">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c0956">
      <number:number number:decimal-places="0" number:grouping="true" number:min-integer-digits="1"/>
    </number:number-style>
    <style:style style:data-style-name="n4c0956" style:family="table-cell" style:name="a1ccdd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9cc38">
      <number:number number:decimal-places="0" number:grouping="true" number:min-integer-digits="1"/>
    </number:number-style>
    <style:style style:data-style-name="n29cc38" style:family="table-cell" style:name="a91e2a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7d83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e5bd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fe1f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35ec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3a6e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3087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1a9e0">
      <number:number number:decimal-places="0" number:grouping="true" number:min-integer-digits="1"/>
    </number:number-style>
    <style:style style:data-style-name="n71a9e0" style:family="table-cell" style:name="abf15f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f6484">
      <number:number number:decimal-places="0" number:grouping="true" number:min-integer-digits="1"/>
    </number:number-style>
    <style:style style:data-style-name="n6f6484" style:family="table-cell" style:name="a0188b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7f6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578ab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99e2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d287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7871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abb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92f55">
      <number:number number:decimal-places="0" number:grouping="true" number:min-integer-digits="1"/>
    </number:number-style>
    <style:style style:data-style-name="n392f55" style:family="table-cell" style:name="a12bdc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2b7f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635b4">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e4f14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9d8f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6c56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b9b4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43bb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e550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2dae7">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4b596">
      <number:number number:decimal-places="0" number:grouping="true" number:min-integer-digits="1"/>
    </number:number-style>
    <style:style style:data-style-name="ne4b596" style:family="table-cell" style:name="a8b47f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8a913">
      <number:number number:decimal-places="0" number:grouping="true" number:min-integer-digits="1"/>
    </number:number-style>
    <style:style style:data-style-name="n78a913" style:family="table-cell" style:name="a395bb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6bf8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6c9f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59d9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d18f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75d4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24fd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0472d">
      <number:number number:decimal-places="0" number:grouping="true" number:min-integer-digits="1"/>
    </number:number-style>
    <style:style style:data-style-name="n10472d" style:family="table-cell" style:name="a54af9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9b2ee">
      <number:number number:decimal-places="0" number:grouping="true" number:min-integer-digits="1"/>
    </number:number-style>
    <style:style style:data-style-name="nb9b2ee" style:family="table-cell" style:name="a153a6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b68d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b00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fcae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a613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99fd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ff31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3cf9b">
      <number:number number:decimal-places="0" number:grouping="true" number:min-integer-digits="1"/>
    </number:number-style>
    <style:style style:data-style-name="n93cf9b" style:family="table-cell" style:name="aa6b38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dfb4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0faf4">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dad97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b67b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0e0f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d064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9534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08ce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f61ee">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bd436">
      <number:number number:decimal-places="0" number:grouping="true" number:min-integer-digits="1"/>
    </number:number-style>
    <style:style style:data-style-name="n4bd436" style:family="table-cell" style:name="adf377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d0e8b">
      <number:number number:decimal-places="0" number:grouping="true" number:min-integer-digits="1"/>
    </number:number-style>
    <style:style style:data-style-name="n7d0e8b" style:family="table-cell" style:name="a7d60b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cdc9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48a78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17d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d2b0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63e8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da07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13314a">
      <number:number number:decimal-places="0" number:grouping="true" number:min-integer-digits="1"/>
    </number:number-style>
    <style:style style:data-style-name="n13314a" style:family="table-cell" style:name="a7168c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866af">
      <number:number number:decimal-places="0" number:grouping="true" number:min-integer-digits="1"/>
    </number:number-style>
    <style:style style:data-style-name="n2866af" style:family="table-cell" style:name="a51cd9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58f2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8834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f5fe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3bb8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7906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2e54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6ffbf">
      <number:number number:decimal-places="0" number:grouping="true" number:min-integer-digits="1"/>
    </number:number-style>
    <style:style style:data-style-name="na6ffbf" style:family="table-cell" style:name="a40eea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bd2f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fb706">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ab613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29d0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9c9d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df7d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b5f3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d0fd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6de69">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a1706">
      <number:number number:decimal-places="0" number:grouping="true" number:min-integer-digits="1"/>
    </number:number-style>
    <style:style style:data-style-name="n8a1706" style:family="table-cell" style:name="ab701c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9eccf">
      <number:number number:decimal-places="0" number:grouping="true" number:min-integer-digits="1"/>
    </number:number-style>
    <style:style style:data-style-name="n99eccf" style:family="table-cell" style:name="a9e956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26eb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00e5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bea4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1083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741b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72f1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8b038">
      <number:number number:decimal-places="0" number:grouping="true" number:min-integer-digits="1"/>
    </number:number-style>
    <style:style style:data-style-name="n58b038" style:family="table-cell" style:name="ad745a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3d1fcb">
      <number:number number:decimal-places="0" number:grouping="true" number:min-integer-digits="1"/>
    </number:number-style>
    <style:style style:data-style-name="n3d1fcb" style:family="table-cell" style:name="a8c61a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be72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d6ba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2d05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da03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4b83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a8c2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e27c9">
      <number:number number:decimal-places="0" number:grouping="true" number:min-integer-digits="1"/>
    </number:number-style>
    <style:style style:data-style-name="nce27c9" style:family="table-cell" style:name="a2af69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53fa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eaecd">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0d67b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b755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9b37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7821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d0d1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ab4f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34149">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c8d41">
      <number:number number:decimal-places="0" number:grouping="true" number:min-integer-digits="1"/>
    </number:number-style>
    <style:style style:data-style-name="nfc8d41" style:family="table-cell" style:name="a3c2da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adb54">
      <number:number number:decimal-places="0" number:grouping="true" number:min-integer-digits="1"/>
    </number:number-style>
    <style:style style:data-style-name="n1adb54" style:family="table-cell" style:name="a90e43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bf52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bc70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354b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6b5c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126a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fa1b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8b382">
      <number:number number:decimal-places="0" number:grouping="true" number:min-integer-digits="1"/>
    </number:number-style>
    <style:style style:data-style-name="n88b382" style:family="table-cell" style:name="a827aa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6f794">
      <number:number number:decimal-places="0" number:grouping="true" number:min-integer-digits="1"/>
    </number:number-style>
    <style:style style:data-style-name="n06f794" style:family="table-cell" style:name="a39a8d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6675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26f1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7112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2da7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73ef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192a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0b51b">
      <number:number number:decimal-places="0" number:grouping="true" number:min-integer-digits="1"/>
    </number:number-style>
    <style:style style:data-style-name="n50b51b" style:family="table-cell" style:name="a3730a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5e57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2f79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1302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4267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2ce3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3d60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08b6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bbaa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94061">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26625">
      <number:number number:decimal-places="0" number:grouping="true" number:min-integer-digits="1"/>
    </number:number-style>
    <style:style style:data-style-name="ne26625" style:family="table-cell" style:name="ae54ec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81168">
      <number:number number:decimal-places="0" number:grouping="true" number:min-integer-digits="1"/>
    </number:number-style>
    <style:style style:data-style-name="n581168" style:family="table-cell" style:name="a2174c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5c2a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a669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e183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f7a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9560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7e5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7cd08">
      <number:number number:decimal-places="0" number:grouping="true" number:min-integer-digits="1"/>
    </number:number-style>
    <style:style style:data-style-name="n47cd08" style:family="table-cell" style:name="a66c0b4">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c9440">
      <number:number number:decimal-places="0" number:grouping="true" number:min-integer-digits="1"/>
    </number:number-style>
    <style:style style:data-style-name="n1c9440" style:family="table-cell" style:name="a8c61f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10adf">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0b2c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e031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c390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bfe5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4762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6d2ca">
      <number:number number:decimal-places="0" number:grouping="true" number:min-integer-digits="1"/>
    </number:number-style>
    <style:style style:data-style-name="n86d2ca" style:family="table-cell" style:name="af5ac4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4a34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bde84">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1289c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3489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4ee8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14f0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c845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fb0a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d847c">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8cea2">
      <number:number number:decimal-places="0" number:grouping="true" number:min-integer-digits="1"/>
    </number:number-style>
    <style:style style:data-style-name="n28cea2" style:family="table-cell" style:name="ae34b4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57079">
      <number:number number:decimal-places="0" number:grouping="true" number:min-integer-digits="1"/>
    </number:number-style>
    <style:style style:data-style-name="ne57079" style:family="table-cell" style:name="a51202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ebe5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0031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82d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30ad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8636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6757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cdce3">
      <number:number number:decimal-places="0" number:grouping="true" number:min-integer-digits="1"/>
    </number:number-style>
    <style:style style:data-style-name="n5cdce3" style:family="table-cell" style:name="ab3482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6b7f8">
      <number:number number:decimal-places="0" number:grouping="true" number:min-integer-digits="1"/>
    </number:number-style>
    <style:style style:data-style-name="ne6b7f8" style:family="table-cell" style:name="a3077a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d8ff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5571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8333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daf1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8550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8aae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a7c2e">
      <number:number number:decimal-places="0" number:grouping="true" number:min-integer-digits="1"/>
    </number:number-style>
    <style:style style:data-style-name="n7a7c2e" style:family="table-cell" style:name="acef6e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d92f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c3d8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09381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ae7a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531c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0dd5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b671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7441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8cd3b">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018f2">
      <number:number number:decimal-places="0" number:grouping="true" number:min-integer-digits="1"/>
    </number:number-style>
    <style:style style:data-style-name="n0018f2" style:family="table-cell" style:name="a3d012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94bbe">
      <number:number number:decimal-places="0" number:grouping="true" number:min-integer-digits="1"/>
    </number:number-style>
    <style:style style:data-style-name="n894bbe" style:family="table-cell" style:name="aa4183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7e9e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6c46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d36f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a833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d81b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2687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5b5cc8">
      <number:number number:decimal-places="0" number:grouping="true" number:min-integer-digits="1"/>
    </number:number-style>
    <style:style style:data-style-name="n5b5cc8" style:family="table-cell" style:name="ab1783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3d9b3">
      <number:number number:decimal-places="0" number:grouping="true" number:min-integer-digits="1"/>
    </number:number-style>
    <style:style style:data-style-name="nd3d9b3" style:family="table-cell" style:name="a3da6d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fc5c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16bcf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4e8e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acc3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f2d5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acf0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76a17d">
      <number:number number:decimal-places="0" number:grouping="true" number:min-integer-digits="1"/>
    </number:number-style>
    <style:style style:data-style-name="n76a17d" style:family="table-cell" style:name="a91c38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2b36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f4a7a">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17175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0ccc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9c11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9adc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572d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0522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fe163">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30c98">
      <number:number number:decimal-places="0" number:grouping="true" number:min-integer-digits="1"/>
    </number:number-style>
    <style:style style:data-style-name="nd30c98" style:family="table-cell" style:name="a2f9096">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98d9b">
      <number:number number:decimal-places="0" number:grouping="true" number:min-integer-digits="1"/>
    </number:number-style>
    <style:style style:data-style-name="n698d9b" style:family="table-cell" style:name="a4a90e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d840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6712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3ef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145d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0815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dda0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97b7b">
      <number:number number:decimal-places="0" number:grouping="true" number:min-integer-digits="1"/>
    </number:number-style>
    <style:style style:data-style-name="na97b7b" style:family="table-cell" style:name="ae832d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d2e6c">
      <number:number number:decimal-places="0" number:grouping="true" number:min-integer-digits="1"/>
    </number:number-style>
    <style:style style:data-style-name="n2d2e6c" style:family="table-cell" style:name="a95ca9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686f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485d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4949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ea61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5959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726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94936">
      <number:number number:decimal-places="0" number:grouping="true" number:min-integer-digits="1"/>
    </number:number-style>
    <style:style style:data-style-name="nf94936" style:family="table-cell" style:name="a63357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c3b2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93328">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9eb49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5e30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a3b6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bc40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846c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8d0f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057fb">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aae88">
      <number:number number:decimal-places="0" number:grouping="true" number:min-integer-digits="1"/>
    </number:number-style>
    <style:style style:data-style-name="n0aae88" style:family="table-cell" style:name="a132a8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aae38">
      <number:number number:decimal-places="0" number:grouping="true" number:min-integer-digits="1"/>
    </number:number-style>
    <style:style style:data-style-name="n8aae38" style:family="table-cell" style:name="a007de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8524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54a3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c6a5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d455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6ada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4b70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62b29">
      <number:number number:decimal-places="0" number:grouping="true" number:min-integer-digits="1"/>
    </number:number-style>
    <style:style style:data-style-name="n662b29" style:family="table-cell" style:name="a6af580">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83cbc">
      <number:number number:decimal-places="0" number:grouping="true" number:min-integer-digits="1"/>
    </number:number-style>
    <style:style style:data-style-name="n683cbc" style:family="table-cell" style:name="a7ac5d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c260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87e8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1653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e72d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63e7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31b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9709b">
      <number:number number:decimal-places="0" number:grouping="true" number:min-integer-digits="1"/>
    </number:number-style>
    <style:style style:data-style-name="n69709b" style:family="table-cell" style:name="a81de0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78c9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b8df4">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f8570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6f35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52d0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0271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4dcc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8f8f4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5fc04">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30cc4">
      <number:number number:decimal-places="0" number:grouping="true" number:min-integer-digits="1"/>
    </number:number-style>
    <style:style style:data-style-name="n330cc4" style:family="table-cell" style:name="a44c41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5b311">
      <number:number number:decimal-places="0" number:grouping="true" number:min-integer-digits="1"/>
    </number:number-style>
    <style:style style:data-style-name="n95b311" style:family="table-cell" style:name="a971ee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0703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715c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8994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b7c6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ca64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ec27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3be56">
      <number:number number:decimal-places="0" number:grouping="true" number:min-integer-digits="1"/>
    </number:number-style>
    <style:style style:data-style-name="ne3be56" style:family="table-cell" style:name="aee86b5">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2e53bd">
      <number:number number:decimal-places="0" number:grouping="true" number:min-integer-digits="1"/>
    </number:number-style>
    <style:style style:data-style-name="n2e53bd" style:family="table-cell" style:name="ada1de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52d2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cf95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d1fa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1f79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0a3c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86c4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99dd3">
      <number:number number:decimal-places="0" number:grouping="true" number:min-integer-digits="1"/>
    </number:number-style>
    <style:style style:data-style-name="nc99dd3" style:family="table-cell" style:name="a71514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d60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4dee1">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7635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4f65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4a8d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19c1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e773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875d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7621b">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91a87">
      <number:number number:decimal-places="0" number:grouping="true" number:min-integer-digits="1"/>
    </number:number-style>
    <style:style style:data-style-name="nf91a87" style:family="table-cell" style:name="acd90d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b440ca">
      <number:number number:decimal-places="0" number:grouping="true" number:min-integer-digits="1"/>
    </number:number-style>
    <style:style style:data-style-name="nb440ca" style:family="table-cell" style:name="af9427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5b9f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2d6e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6ef6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0782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3806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5100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1ee9a">
      <number:number number:decimal-places="0" number:grouping="true" number:min-integer-digits="1"/>
    </number:number-style>
    <style:style style:data-style-name="n31ee9a" style:family="table-cell" style:name="a60d1a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9388f">
      <number:number number:decimal-places="0" number:grouping="true" number:min-integer-digits="1"/>
    </number:number-style>
    <style:style style:data-style-name="na9388f" style:family="table-cell" style:name="ab377a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8180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9bb3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d943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6a8e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af6e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6a3c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f3400">
      <number:number number:decimal-places="0" number:grouping="true" number:min-integer-digits="1"/>
    </number:number-style>
    <style:style style:data-style-name="ncf3400" style:family="table-cell" style:name="a79518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9bb7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19a80">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80b67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39ee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31e8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0379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c313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0976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1b7ed">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3222a">
      <number:number number:decimal-places="0" number:grouping="true" number:min-integer-digits="1"/>
    </number:number-style>
    <style:style style:data-style-name="nc3222a" style:family="table-cell" style:name="a6bb54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8d0ef">
      <number:number number:decimal-places="0" number:grouping="true" number:min-integer-digits="1"/>
    </number:number-style>
    <style:style style:data-style-name="ne8d0ef" style:family="table-cell" style:name="a5889b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8c54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6c0f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a38c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bc19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405d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ec1b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8dc5e">
      <number:number number:decimal-places="0" number:grouping="true" number:min-integer-digits="1"/>
    </number:number-style>
    <style:style style:data-style-name="n28dc5e" style:family="table-cell" style:name="a8ff2b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00b80">
      <number:number number:decimal-places="0" number:grouping="true" number:min-integer-digits="1"/>
    </number:number-style>
    <style:style style:data-style-name="n600b80" style:family="table-cell" style:name="ad706d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0e70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04ae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a6f1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ec89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6450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a835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55f94">
      <number:number number:decimal-places="0" number:grouping="true" number:min-integer-digits="1"/>
    </number:number-style>
    <style:style style:data-style-name="n655f94" style:family="table-cell" style:name="a56244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a9f3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590b3">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03904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12fd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6a07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76534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8024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e87b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fb76c">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bca22">
      <number:number number:decimal-places="0" number:grouping="true" number:min-integer-digits="1"/>
    </number:number-style>
    <style:style style:data-style-name="n8bca22" style:family="table-cell" style:name="a33fab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c0f751">
      <number:number number:decimal-places="0" number:grouping="true" number:min-integer-digits="1"/>
    </number:number-style>
    <style:style style:data-style-name="nc0f751" style:family="table-cell" style:name="ab7c5d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a8a3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5b84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e1fc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0709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57cc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ab99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e3de2">
      <number:number number:decimal-places="0" number:grouping="true" number:min-integer-digits="1"/>
    </number:number-style>
    <style:style style:data-style-name="n0e3de2" style:family="table-cell" style:name="a90012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8025b1">
      <number:number number:decimal-places="0" number:grouping="true" number:min-integer-digits="1"/>
    </number:number-style>
    <style:style style:data-style-name="n8025b1" style:family="table-cell" style:name="a70a6c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b71e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20bc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cf4b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0303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92a9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4af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8634a">
      <number:number number:decimal-places="0" number:grouping="true" number:min-integer-digits="1"/>
    </number:number-style>
    <style:style style:data-style-name="nf8634a" style:family="table-cell" style:name="a05740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e960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c63ef">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7e09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9bce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939c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f8411">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1ceb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aabe5">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f1510">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10b6f">
      <number:number number:decimal-places="0" number:grouping="true" number:min-integer-digits="1"/>
    </number:number-style>
    <style:style style:data-style-name="nf10b6f" style:family="table-cell" style:name="a7a11b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b1f47">
      <number:number number:decimal-places="0" number:grouping="true" number:min-integer-digits="1"/>
    </number:number-style>
    <style:style style:data-style-name="n6b1f47" style:family="table-cell" style:name="ad1ede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db4b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cf3c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2687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7ac5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4ed9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85fe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ea2fa">
      <number:number number:decimal-places="0" number:grouping="true" number:min-integer-digits="1"/>
    </number:number-style>
    <style:style style:data-style-name="naea2fa" style:family="table-cell" style:name="a85e4c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e50a1">
      <number:number number:decimal-places="0" number:grouping="true" number:min-integer-digits="1"/>
    </number:number-style>
    <style:style style:data-style-name="n1e50a1" style:family="table-cell" style:name="a21b49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73e8a">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0f47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5742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cb1e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d0e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950a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c7e21">
      <number:number number:decimal-places="0" number:grouping="true" number:min-integer-digits="1"/>
    </number:number-style>
    <style:style style:data-style-name="ncc7e21" style:family="table-cell" style:name="a16436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d6e4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3ec7b">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a2310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c293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e540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4d53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c620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8c0f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157a4">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d568fb">
      <number:number number:decimal-places="0" number:grouping="true" number:min-integer-digits="1"/>
    </number:number-style>
    <style:style style:data-style-name="nd568fb" style:family="table-cell" style:name="aa40bc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07221">
      <number:number number:decimal-places="0" number:grouping="true" number:min-integer-digits="1"/>
    </number:number-style>
    <style:style style:data-style-name="n607221" style:family="table-cell" style:name="aac0b9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c896">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46ef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c7e3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c331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b670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af32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537fd">
      <number:number number:decimal-places="0" number:grouping="true" number:min-integer-digits="1"/>
    </number:number-style>
    <style:style style:data-style-name="n8537fd" style:family="table-cell" style:name="afea9d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58d888">
      <number:number number:decimal-places="0" number:grouping="true" number:min-integer-digits="1"/>
    </number:number-style>
    <style:style style:data-style-name="n58d888" style:family="table-cell" style:name="a49b93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be2c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e80e2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d434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b129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abd0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e80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c136e">
      <number:number number:decimal-places="0" number:grouping="true" number:min-integer-digits="1"/>
    </number:number-style>
    <style:style style:data-style-name="n0c136e" style:family="table-cell" style:name="af84de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ff6b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c0bb7">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6fd51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28bf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e96a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2181a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5555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f08ee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e9089">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9e8fc">
      <number:number number:decimal-places="0" number:grouping="true" number:min-integer-digits="1"/>
    </number:number-style>
    <style:style style:data-style-name="n89e8fc" style:family="table-cell" style:name="afe6d7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00b510">
      <number:number number:decimal-places="0" number:grouping="true" number:min-integer-digits="1"/>
    </number:number-style>
    <style:style style:data-style-name="n00b510" style:family="table-cell" style:name="a5b8d3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ec397">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22192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2923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0279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5c5c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1ba6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7d8f7">
      <number:number number:decimal-places="0" number:grouping="true" number:min-integer-digits="1"/>
    </number:number-style>
    <style:style style:data-style-name="n27d8f7" style:family="table-cell" style:name="a51a06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e0ce3c">
      <number:number number:decimal-places="0" number:grouping="true" number:min-integer-digits="1"/>
    </number:number-style>
    <style:style style:data-style-name="ne0ce3c" style:family="table-cell" style:name="a35ad7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085a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e49e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1312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58d8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27de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72f0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fa840">
      <number:number number:decimal-places="0" number:grouping="true" number:min-integer-digits="1"/>
    </number:number-style>
    <style:style style:data-style-name="nefa840" style:family="table-cell" style:name="a0acdc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1161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bb63f">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527a0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e877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52ea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4436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ba9e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d9fad">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adb94">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471a2b">
      <number:number number:decimal-places="0" number:grouping="true" number:min-integer-digits="1"/>
    </number:number-style>
    <style:style style:data-style-name="n471a2b" style:family="table-cell" style:name="a1143a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f0a6d6">
      <number:number number:decimal-places="0" number:grouping="true" number:min-integer-digits="1"/>
    </number:number-style>
    <style:style style:data-style-name="nf0a6d6" style:family="table-cell" style:name="ab5c82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02f0">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b2139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f139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1c86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9743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15e3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7bb4c">
      <number:number number:decimal-places="0" number:grouping="true" number:min-integer-digits="1"/>
    </number:number-style>
    <style:style style:data-style-name="na7bb4c" style:family="table-cell" style:name="a314af3">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042ad">
      <number:number number:decimal-places="0" number:grouping="true" number:min-integer-digits="1"/>
    </number:number-style>
    <style:style style:data-style-name="n1042ad" style:family="table-cell" style:name="a44687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2aa1b">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f9cc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119d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4e36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2bc9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9310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f3f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8c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9c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5e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a61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97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05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47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78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a9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d5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f0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8b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738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0a1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b1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d0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ce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07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ae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0a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68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89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16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69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07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c1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58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c1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b41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cb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82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5f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a0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1b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be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31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5b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b7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eb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144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84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c04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9d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64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4c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844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f5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15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81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d2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27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e8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ec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a8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a27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98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630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8d4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22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06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91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4f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2c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b8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39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ee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b8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46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e0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56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03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78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04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30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e0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34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04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c4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e9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89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c8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76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760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67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d8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d0c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3a6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d8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02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101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ea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cf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ee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66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50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d9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4c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62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a1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45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73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2e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13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99a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9a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98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ee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5e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08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1c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a7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98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df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501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b7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85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6c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7f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410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62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0d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4c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b9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85a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1b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9b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1c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eb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7e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32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72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4d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c1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bf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9c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b6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c9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3d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b48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c87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a0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e1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858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b9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e7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05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cf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12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8d0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c5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67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07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d2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3e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6d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43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265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9f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20c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40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79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81c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0a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6d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7e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3b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8e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c4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21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17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13f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ed6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2e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aaf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59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a81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1f9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ca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a7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ec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55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89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eb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470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05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b6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fd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c7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54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85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88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91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27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230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6e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e5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a9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ca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a88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b1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89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5e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825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2e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6d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a3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b7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ab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22d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9e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70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44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b87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c2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ddc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61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ce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e0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b3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05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e8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07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5f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42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f5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d3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08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63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cd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c9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15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a3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77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c5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78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77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b47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a1c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30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d24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56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8da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df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d8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60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c1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54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8f2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04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85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72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39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dd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c2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2cf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9b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12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7e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ea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49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3d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07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f2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387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37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b9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50c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d6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33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90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96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132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c2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ef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71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3a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9e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65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be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d8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736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4b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f2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032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e9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77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5d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10c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b0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78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0ca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e5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57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e07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46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4c8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a23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2a8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ea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f1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36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9b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136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2a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bc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a94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a9b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09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eea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67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11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9cd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176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f3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016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89f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fb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4b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231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7c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241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c4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8c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b9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c4d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44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e8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a0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ea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38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b6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2e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61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71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1e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a1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f1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6a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50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35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a35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91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14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e2c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60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9b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2c4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2e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7d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08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4e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62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bc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51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8ed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b5d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b7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69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9fb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49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cc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8c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9d9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f5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f3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87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58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473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b0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f18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b66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40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02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01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9b6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a5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6f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fc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f5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ee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94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25c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d6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52cb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da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3a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85b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7b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2d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99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5e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c2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dc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870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3c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ec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05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558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2dc2">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d2c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2a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46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ef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7b5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d0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6c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c9a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079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58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ad3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f26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7d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5f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19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4a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70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54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07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0e6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9a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62c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a71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87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ac2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3f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02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28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3b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cd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c97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66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43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ab2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fe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18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46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443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57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50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c9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62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60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efe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1c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35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76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fc8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28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27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ea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c5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d5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06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5d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2a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fa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6d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18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2b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c8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d77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8d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880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22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ff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7b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893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54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6b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5f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ae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19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45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24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7b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ea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ec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4e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4d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f8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d3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04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94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5d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97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ba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46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513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6e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5c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85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7d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4c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3c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16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bf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69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2c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48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e6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fe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74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71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e46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6a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a4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30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263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0f6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5f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f5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6e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98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a11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99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153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857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c2f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06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283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1e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21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2f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80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2e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af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bd4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72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29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c9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e5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0f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a2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1a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75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c4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30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680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88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712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270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8c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38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3d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b9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78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fb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cd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80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3e3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108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97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6c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b2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14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7a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9b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31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019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dc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9c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09a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1fd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ef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22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aa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25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e0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26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11c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036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0b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f4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1e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2e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83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bd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ee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0c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8a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827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df0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92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b11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987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49ba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59f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d3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08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949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9d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26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81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cb23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f2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fb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b6a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8f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b7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003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4b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a1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77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14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b5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00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ce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05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ab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55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80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bd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10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a5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de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bd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74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7e0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98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f4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88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6f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a4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42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39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2e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df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35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41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8c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74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e0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558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b3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530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ce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5e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01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2b1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70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4d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29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b6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89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7a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c6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50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7d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a4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451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1f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86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06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5b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52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28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08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7b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2d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6f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8e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f4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ef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d5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e9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c0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d7a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da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e1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17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b7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99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70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53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ee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017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17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c8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bc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6b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e0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86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36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fb3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87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37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61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1b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53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8f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2a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8d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946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f2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4d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0fa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df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5bf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5f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5791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68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99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84c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bf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23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697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93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69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8c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418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a6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ef9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32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9f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59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63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16c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4663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47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e4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1e1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2e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6a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9c3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b3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c4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7d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9d3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81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76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99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cc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98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85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581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c8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f6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ed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74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75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07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56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7c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d0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33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06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7bb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b81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af2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0d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7c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17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1d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28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07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d4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f6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fa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80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bed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cd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9e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cc0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15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d1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ba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fb9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81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3d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8c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05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88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7f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96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df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0151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53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ef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45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35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24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5a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b2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4c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52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9a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6e28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55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52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bc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a4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09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b0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3b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13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f7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6d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e40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9a52">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e3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44c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61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a3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f6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f6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9f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da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a0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11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88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55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72c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ba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b9c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1e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689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f1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2b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e2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e9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ae7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03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c5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c1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4c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d3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a1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b4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ff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67e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2c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4b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bd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32d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4cf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44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b9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2f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29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45a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40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3f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82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ce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ba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20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af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d5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c8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51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34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86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3d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df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8d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0d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35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48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fe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6e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96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83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57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c07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a7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b3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72b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67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39f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36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76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10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43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f9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17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88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08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47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55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c6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4c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8b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8a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afc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89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b2a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b4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6e0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af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18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4a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68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f9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40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722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32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e9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c2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1a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040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48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1a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99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883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520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5c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16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02f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61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e8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3d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77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d2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a8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60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0bb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e9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74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42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f9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f4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9d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79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45c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ec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cd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f0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b9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5f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aa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3c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ae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60a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f3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d6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da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b5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07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77c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6a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9c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05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c12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6b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d0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301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34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0d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a6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ef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cb4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a0d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6c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4d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98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49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6b8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a3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c6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d5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2bc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63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72c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2d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dc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d0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1236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4a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086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d8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c6a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aaf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ec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23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3e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af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220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ba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cc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5d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71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04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b3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6b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f4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fb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06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98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ee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e1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829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ad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f0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d1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bf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b6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3c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f1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8620e">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3e8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78a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26c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92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af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1d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89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2a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16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42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07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75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ef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a7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e6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6b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b9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1bb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16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bd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74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a5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8a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25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52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13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04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c8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62e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cab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c0e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a3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9b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05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808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4a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a3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d5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860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7b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7e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90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65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41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2d9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90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5e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fb46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283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627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ea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8a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82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bd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c5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0c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fd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fa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77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1c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6c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da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8f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65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8fd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c1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8e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0e4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34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d5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aa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0b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8b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df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4a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43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9d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08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db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9a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7b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dd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53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07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9b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1ec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33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4e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51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54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70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75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0a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d5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d7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cfa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11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06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e8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cd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38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0b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9df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269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17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4c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ed9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a2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aa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95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fd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e7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a8d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b4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50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27a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20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c5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73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8f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43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af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dc3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0c2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83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718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12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5f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ea0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3af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753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dc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b4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83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33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0ff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b8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8d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11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fd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3c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09f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44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ab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6e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ce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54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27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ae6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cd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c4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f0d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bd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ca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21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78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39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6b5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62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71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15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b0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d8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0d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d8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f0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35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7a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d7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d3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61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2b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0c3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ff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290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c1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e9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67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05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ac3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81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6fa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7e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cd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b10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51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de7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3af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27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7e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7d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a2d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6d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eb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23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8e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4d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75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42d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6fe1">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fb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d8b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8f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13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da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e2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b3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6d9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f9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d9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21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fb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c0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47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94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e5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50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9e0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fa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ae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97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59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ca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8a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c20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a7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14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04b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18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b83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3b6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3d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12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25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930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ee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85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35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b7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bdf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0e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d7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bb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3a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ed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96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da9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a4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51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f6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8d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62d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58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e0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9ec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b6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5ed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22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016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349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d7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23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e9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f9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a9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24d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ea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82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73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ce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1a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91c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47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b2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7d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af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0b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81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41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5c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29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cd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7a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94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08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6c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7b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57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066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51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f8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75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02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27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75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c3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31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30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db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68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3d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17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0c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0f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b7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99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e8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ff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17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51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17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88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53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ff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d80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3a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4c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809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52d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cd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2e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928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fb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be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2c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76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713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00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3b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3c2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af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348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a7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14e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4f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c90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a4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d4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91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723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49f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b4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4b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b0a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8b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18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853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a9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16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b6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c3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6d5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3c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d7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44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7b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342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48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b0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a14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be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a7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f7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1b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dd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c6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70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6a4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c4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09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66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2d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54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fb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a9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6e3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0d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8e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d5c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d9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df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aa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5a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c7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18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09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84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1dc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cc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99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06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5b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4f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b8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cb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69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b9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26a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0bc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0f656">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82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79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8e9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78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ca4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5d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1b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26b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da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057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64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72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ec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8c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4d4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e35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1e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27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1f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52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f2b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68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084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f0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68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0ffa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09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8c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fb9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a9d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0d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08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3a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44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73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fa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a0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33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e90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cfa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f5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8b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091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00f8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8d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bb6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5a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80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ba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95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72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49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da6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fb9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ba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65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a5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9a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94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ec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910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5f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ed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0153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790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a3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73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fa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ce7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3b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f9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6cf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a2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dc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c3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78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5c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87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c5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56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ab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cf2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11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f2f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b0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1a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f5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4c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03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73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96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43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fd0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6b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f37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a7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3f7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2e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b06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99f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97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da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11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aa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a9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a0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f8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e7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7b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78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db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55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42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5d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002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3d6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1d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51b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82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fd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23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7e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c0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db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b9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45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75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aa5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40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17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85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31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83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56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14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1d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92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ab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b3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46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d9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85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91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e6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a4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af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e06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59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6b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a32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eb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d8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87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ff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87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ce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39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f9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16c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89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20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6d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24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5a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7b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19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843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81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e87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3d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e5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6f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6e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5f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49a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2a7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07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6bb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1d1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f6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ff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893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37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85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d2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c4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6a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47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63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68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09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a9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b6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5c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d5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60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8a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f4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7e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9fc2b">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7a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43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a7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6c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7c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8a7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16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396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f2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f95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24f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86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992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cc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2f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e37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0d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68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2a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bf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b8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86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4e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72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4bf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6b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38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6c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33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d5a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83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5a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97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95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77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eb9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d1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35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f6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64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809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ca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e3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791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490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fc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97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7e6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e07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791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123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420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616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9d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f4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a9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dc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bf8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81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c8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b6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a3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2e1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50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51d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38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7a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7f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02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530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e174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76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9ea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a4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a3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7f6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1a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44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72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93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d6b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324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30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8aa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72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890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56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ac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56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58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bb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1c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49d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4b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b8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be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be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9e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b9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db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8b2c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c00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15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6ef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4b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6a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9e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5cab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842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0c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42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89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9dd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cb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a9b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e3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2a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fb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62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b1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d9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51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07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b2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61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34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fc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e7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33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e4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66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317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cc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30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3af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49f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d8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e9d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18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4c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75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3d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46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99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445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a7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af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28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32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ba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cf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05a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f87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25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ddc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b3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eb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e1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b0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bb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89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14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17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2f0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c5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0c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c0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38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28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3d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cd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af6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30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87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bd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5d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80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1fd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4d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46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db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de0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653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4f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f7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be7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4c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69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8d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bb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a8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10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b5c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64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0c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d1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dd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2e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0bd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e4f5">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f26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05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2d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fa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d1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9c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23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a79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e1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d74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1f8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d8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64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1aa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3a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ce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0ca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89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236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7f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ea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50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19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e4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49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76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66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161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45f2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e8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f2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932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fd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ac6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9f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0a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8f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75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72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cd7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20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fe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d3b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8a6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334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eb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f3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98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a2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199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97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3e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de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d926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d4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9f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2f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99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c70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4b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dec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7d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f8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fb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635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26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c26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9a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fc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18c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64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e97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56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92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5f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59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1a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7ea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01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dc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93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00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bf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d1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bdd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15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891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4f6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71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507a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db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a6ea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7b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67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8e6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53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d1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e25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a8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1a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42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21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ae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eb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3c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9b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3d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d28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950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01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e5a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22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6cf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144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95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835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f9a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55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05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ec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33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28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fc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2b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1c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93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53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c6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c5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0d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1c3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23f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67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79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47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21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72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6f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af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52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09b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b1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6e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89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af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c71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d5f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ff7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f7e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ee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76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95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9a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ce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10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120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eb7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a1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57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97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8d2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cf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dd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83c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8b0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1ca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a2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617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b5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ef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8fd8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45d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08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64b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fa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0a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0d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87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55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91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af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e5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a6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8d2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11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07a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7a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199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883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c28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54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02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d92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8c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e3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04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427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17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f0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dfac">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28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c8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b5a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6b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8c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38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ab2d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b3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ca9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e0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3c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638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eb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de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f3e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d4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81c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96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04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55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56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f1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f5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7a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e50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b25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9b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78b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50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39c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63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57c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90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b54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ec0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0f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396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34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d27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ee3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5c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c9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4b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c2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1abf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66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206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b2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c98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bc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1d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9c1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b5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3b1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14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ee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7f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38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26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05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f4d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59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867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63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91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3bb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7b4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51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9f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28e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ae0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bad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2edc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14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182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a5b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65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2c9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621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ae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106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eed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1a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3bb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3f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f7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f7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01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c0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65ea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9f1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a26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1d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90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ea5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430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3f6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6d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44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25f4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76f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6c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f41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f23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58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b1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4f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78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c5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43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b55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710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bb5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df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77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d3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dcc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0c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93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50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bf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6c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54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62a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2d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7c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96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73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6e84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2a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6d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b70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de4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06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f08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856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0a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ebc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8f3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47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f3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62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43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4a8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2c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92a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17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05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fcc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953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cb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cb1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bbc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b4c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0c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2f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21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7d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14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a9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434c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5d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a54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67a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b4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e99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c8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bdb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23c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cab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9d7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15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d2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27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aa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74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8f3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98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82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03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da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213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b2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70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dc5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45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43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40e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3d1c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fb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4c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57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d8b3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bc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d5e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50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a0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36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bd8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7cb4">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9b5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b5f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bc4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98f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3f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50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8ab2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514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1c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600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277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3e9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bc5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f36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c8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094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fe9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f27e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d6a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dcc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2f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a0b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a3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4b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bd1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48a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12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60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8a6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e2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9d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7c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f03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0ea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d5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02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500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03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100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aa0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84ed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61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9a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09c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530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43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39f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1af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dd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4a3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2b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c8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f870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9a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3d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dc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fe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cd9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9826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d6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be5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6f8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077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b8e1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6c4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85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0c4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9b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96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908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463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f1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231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6b2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d7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222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650d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37c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24e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3a0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969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7b8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a3e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92a6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be6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dc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3b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6277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a245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c3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f3d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83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733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d4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a5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dce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60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60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0fae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a9d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5d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0c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35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d80f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587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976c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7f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a3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01a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7f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0d3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a0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7ca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2e4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a98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1276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96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5e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ff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539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ee81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8b1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e73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a07a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ca7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6a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71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2b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933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30b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c1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da6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eb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e10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9e4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dc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1b0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eab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1a8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4ec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30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e0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0fed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b41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022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f374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07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762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e91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05a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67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fcf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b23e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097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14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412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28f0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2800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f4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137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ca6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2c7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760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7be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c01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0bb8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09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ed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c2e3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4d97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956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28f4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173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c286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f0e0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d4b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e38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4e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bf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98d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ec3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890d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60e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591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114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35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92e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a40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f6a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2ef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84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749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d23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252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5cd8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bbcf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dd4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75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339b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47f4">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1847c1">
        <table:table-column table:number-columns-repeated="5" table:style-name="ae7b3a8"/>
        <table:table-column table:style-name="ae7b3a8"/>
        <table:table-column table:style-name="ae7b3a8"/>
        <table:table-column table:style-name="ae7b3a8"/>
        <table:table-column table:style-name="ae7b3a8"/>
        <table:table-column table:style-name="ae7b3a8"/>
        <table:table-row>
          <table:table-cell office:string-value="Teachers Preferences and Assignment" office:value-type="string" table:style-name="a37bb33">
            <text:p>Teachers Preferences and Assignment</text:p>
          </table:table-cell>
          <table:table-cell/>
          <table:table-cell/>
          <table:table-cell/>
          <table:table-cell/>
          <table:table-cell/>
          <table:table-cell/>
          <table:table-cell/>
          <table:table-cell/>
          <table:table-cell/>
        </table:table-row>
        <table:table-row>
          <table:table-cell/>
          <table:table-cell/>
          <table:table-cell/>
          <table:table-cell/>
          <table:table-cell/>
          <table:table-cell/>
          <table:table-cell/>
          <table:table-cell/>
          <table:table-cell/>
          <table:table-cell/>
        </table:table-row>
        <table:table-row>
          <table:table-cell office:string-value="Study Level" office:value-type="string" table:style-name="af416e6">
            <text:p>Study Level</text:p>
          </table:table-cell>
          <table:table-cell office:string-value="Semester" office:value-type="string" table:style-name="a86bc54">
            <text:p>Semester</text:p>
          </table:table-cell>
          <table:table-cell office:string-value="Course Type" office:value-type="string" table:style-name="a27d5b7">
            <text:p>Course Type</text:p>
          </table:table-cell>
          <table:table-cell office:string-value="Number of groups" office:value-type="string" table:style-name="aaddd7e">
            <text:p>Number of groups</text:p>
          </table:table-cell>
          <table:table-cell office:string-value="Number of hours" office:value-type="string" table:style-name="a6cb330">
            <text:p>Number of hours</text:p>
          </table:table-cell>
          <table:table-cell office:string-value="Candidate's First Name" office:value-type="string" table:style-name="af02d68">
            <text:p>Candidate's First Name</text:p>
          </table:table-cell>
          <table:table-cell office:string-value="Candidate's Last Name" office:value-type="string" table:style-name="ade69fa">
            <text:p>Candidate's Last Name</text:p>
          </table:table-cell>
          <table:table-cell office:string-value="Choice" office:value-type="string" table:style-name="ae58007">
            <text:p>Choice</text:p>
          </table:table-cell>
          <table:table-cell office:string-value="Assignment" office:value-type="string" table:style-name="a6021b9">
            <text:p>Assignment</text:p>
          </table:table-cell>
          <table:table-cell office:value-type="string" table:style-name="a1ea854"/>
        </table:table-row>
        <table:table-row>
          <table:table-cell office:string-value="DE1" office:value-type="string" table:style-name="ae982cd">
            <text:p>DE1</text:p>
          </table:table-cell>
          <table:table-cell office:value="1.0" office:value-type="float" table:style-name="aecd556">
            <text:p>1</text:p>
          </table:table-cell>
          <table:table-cell office:string-value="testcourse1" office:value-type="string" table:style-name="aa811d2">
            <text:p>testcourse1</text:p>
          </table:table-cell>
          <table:table-cell table:style-name="aa3665e"/>
          <table:table-cell table:style-name="a7e9ae9"/>
          <table:table-cell table:style-name="aa1cd17"/>
          <table:table-cell table:style-name="acdf127"/>
          <table:table-cell table:style-name="a0bda55"/>
          <table:table-cell table:style-name="ac96661"/>
          <table:table-cell table:style-name="afe70f1"/>
        </table:table-row>
        <table:table-row>
          <table:table-cell table:style-name="a3f3f14"/>
          <table:table-cell table:style-name="a4ad2c6"/>
          <table:table-cell office:string-value="CM" office:value-type="string" table:style-name="aae5ef5">
            <text:p>CM</text:p>
          </table:table-cell>
          <table:table-cell office:value="3.0" office:value-type="float" table:style-name="a99b4fe">
            <text:p>3</text:p>
          </table:table-cell>
          <table:table-cell office:value="1.0" office:value-type="float" table:style-name="ab900d1">
            <text:p>1</text:p>
          </table:table-cell>
          <table:table-cell office:string-value="teacher1FirstName" office:value-type="string" table:style-name="ad3f1f1">
            <text:p>teacher1FirstName</text:p>
          </table:table-cell>
          <table:table-cell office:string-value="teacher1LastName" office:value-type="string" table:style-name="a97c5d9">
            <text:p>teacher1LastName</text:p>
          </table:table-cell>
          <table:table-cell office:string-value="A" office:value-type="string" table:style-name="aa29469">
            <text:p>A</text:p>
          </table:table-cell>
          <table:table-cell table:style-name="a8f5e8b"/>
          <table:table-cell table:style-name="a65f976"/>
        </table:table-row>
        <table:table-row>
          <table:table-cell table:style-name="abb8ce7"/>
          <table:table-cell table:style-name="a2d2a77"/>
          <table:table-cell table:style-name="ad8e341"/>
          <table:table-cell table:style-name="a843e87"/>
          <table:table-cell table:style-name="af2fbdc"/>
          <table:table-cell table:style-name="a0282fd"/>
          <table:table-cell table:style-name="aca7a45"/>
          <table:table-cell table:style-name="a52f261"/>
          <table:table-cell table:style-name="a4528f2"/>
          <table:table-cell table:style-name="a09b526"/>
        </table:table-row>
        <table:table-row>
          <table:table-cell table:style-name="ad79ce9"/>
          <table:table-cell table:style-name="aa44644"/>
          <table:table-cell office:string-value="TD" office:value-type="string" table:style-name="a666115">
            <text:p>TD</text:p>
          </table:table-cell>
          <table:table-cell office:value="4.0" office:value-type="float" table:style-name="a83f0b2">
            <text:p>4</text:p>
          </table:table-cell>
          <table:table-cell office:value="1.0" office:value-type="float" table:style-name="a36691a">
            <text:p>1</text:p>
          </table:table-cell>
          <table:table-cell office:string-value="teacher1FirstName" office:value-type="string" table:style-name="ac77193">
            <text:p>teacher1FirstName</text:p>
          </table:table-cell>
          <table:table-cell office:string-value="teacher1LastName" office:value-type="string" table:style-name="ae0fa63">
            <text:p>teacher1LastName</text:p>
          </table:table-cell>
          <table:table-cell office:string-value="B" office:value-type="string" table:style-name="a7826de">
            <text:p>B</text:p>
          </table:table-cell>
          <table:table-cell table:style-name="a5b9b0e"/>
          <table:table-cell table:style-name="a2d570d"/>
        </table:table-row>
        <table:table-row>
          <table:table-cell table:style-name="ae05eb4"/>
          <table:table-cell table:style-name="ac2efbf"/>
          <table:table-cell table:style-name="a244cf6"/>
          <table:table-cell table:style-name="aa478a5"/>
          <table:table-cell table:style-name="a96d8bb"/>
          <table:table-cell table:style-name="a9a79b8"/>
          <table:table-cell table:style-name="a9c4360"/>
          <table:table-cell table:style-name="a490562"/>
          <table:table-cell table:style-name="a02c891"/>
          <table:table-cell table:style-name="afeb5f1"/>
        </table:table-row>
        <table:table-row>
          <table:table-cell office:string-value="DE1" office:value-type="string" table:style-name="a607778">
            <text:p>DE1</text:p>
          </table:table-cell>
          <table:table-cell office:value="1.0" office:value-type="float" table:style-name="a1e80eb">
            <text:p>1</text:p>
          </table:table-cell>
          <table:table-cell office:string-value="testcourse2" office:value-type="string" table:style-name="a7d57fa">
            <text:p>testcourse2</text:p>
          </table:table-cell>
          <table:table-cell table:style-name="a941412"/>
          <table:table-cell table:style-name="ab35bdc"/>
          <table:table-cell table:style-name="a57d753"/>
          <table:table-cell table:style-name="ae29c64"/>
          <table:table-cell table:style-name="acde7dc"/>
          <table:table-cell table:style-name="aacb199"/>
          <table:table-cell table:style-name="a03bf08"/>
        </table:table-row>
        <table:table-row>
          <table:table-cell table:style-name="a8a6184"/>
          <table:table-cell table:style-name="a047b51"/>
          <table:table-cell office:string-value="CM" office:value-type="string" table:style-name="aa0c882">
            <text:p>CM</text:p>
          </table:table-cell>
          <table:table-cell office:value="3.0" office:value-type="float" table:style-name="a276652">
            <text:p>3</text:p>
          </table:table-cell>
          <table:table-cell office:value="1.0" office:value-type="float" table:style-name="adccf48">
            <text:p>1</text:p>
          </table:table-cell>
          <table:table-cell office:string-value="teacher2FirstName" office:value-type="string" table:style-name="a1b76dc">
            <text:p>teacher2FirstName</text:p>
          </table:table-cell>
          <table:table-cell office:string-value="teacher2LastName" office:value-type="string" table:style-name="a079c7e">
            <text:p>teacher2LastName</text:p>
          </table:table-cell>
          <table:table-cell office:string-value="A" office:value-type="string" table:style-name="a484cfa">
            <text:p>A</text:p>
          </table:table-cell>
          <table:table-cell table:style-name="a1214d8"/>
          <table:table-cell table:style-name="a97e5d2"/>
        </table:table-row>
        <table:table-row>
          <table:table-cell table:style-name="a7e9712"/>
          <table:table-cell table:style-name="a1dd0e3"/>
          <table:table-cell table:style-name="a7e615d"/>
          <table:table-cell table:style-name="afc26cf"/>
          <table:table-cell table:style-name="ab08f63"/>
          <table:table-cell table:style-name="aa8e91e"/>
          <table:table-cell table:style-name="a1da7f8"/>
          <table:table-cell table:style-name="a032d81"/>
          <table:table-cell table:style-name="a75b5a6"/>
          <table:table-cell table:style-name="a03bc48"/>
        </table:table-row>
        <table:table-row>
          <table:table-cell table:style-name="ab3059d"/>
          <table:table-cell table:style-name="aa06c18"/>
          <table:table-cell office:string-value="TD" office:value-type="string" table:style-name="a8da22b">
            <text:p>TD</text:p>
          </table:table-cell>
          <table:table-cell office:value="4.0" office:value-type="float" table:style-name="a298a32">
            <text:p>4</text:p>
          </table:table-cell>
          <table:table-cell office:value="1.0" office:value-type="float" table:style-name="a8110c4">
            <text:p>1</text:p>
          </table:table-cell>
          <table:table-cell office:string-value="teacher2FirstName" office:value-type="string" table:style-name="ad3c242">
            <text:p>teacher2FirstName</text:p>
          </table:table-cell>
          <table:table-cell office:string-value="teacher2LastName" office:value-type="string" table:style-name="ae90dc6">
            <text:p>teacher2LastName</text:p>
          </table:table-cell>
          <table:table-cell office:string-value="B" office:value-type="string" table:style-name="a1026c8">
            <text:p>B</text:p>
          </table:table-cell>
          <table:table-cell table:style-name="aaee58f"/>
          <table:table-cell table:style-name="a31bada"/>
        </table:table-row>
        <table:table-row>
          <table:table-cell table:style-name="a614704"/>
          <table:table-cell table:style-name="a70c9a6"/>
          <table:table-cell table:style-name="aaea37e"/>
          <table:table-cell table:style-name="a619205"/>
          <table:table-cell table:style-name="aa913e6"/>
          <table:table-cell table:style-name="af778a9"/>
          <table:table-cell table:style-name="a206cbd"/>
          <table:table-cell table:style-name="afcfa69"/>
          <table:table-cell table:style-name="a9e6b20"/>
          <table:table-cell table:style-name="ac98f8a"/>
        </table:table-row>
        <table:table-row>
          <table:table-cell office:string-value="DE1" office:value-type="string" table:style-name="ad81c76">
            <text:p>DE1</text:p>
          </table:table-cell>
          <table:table-cell office:value="1.0" office:value-type="float" table:style-name="aa46ee3">
            <text:p>1</text:p>
          </table:table-cell>
          <table:table-cell office:string-value="testcourse3" office:value-type="string" table:style-name="a90bc28">
            <text:p>testcourse3</text:p>
          </table:table-cell>
          <table:table-cell table:style-name="a7f0700"/>
          <table:table-cell table:style-name="a7c467b"/>
          <table:table-cell table:style-name="a8bc8bd"/>
          <table:table-cell table:style-name="adcb224"/>
          <table:table-cell table:style-name="a880e79"/>
          <table:table-cell table:style-name="aeec9df"/>
          <table:table-cell table:style-name="a413c8e"/>
        </table:table-row>
        <table:table-row>
          <table:table-cell table:style-name="a13782b"/>
          <table:table-cell table:style-name="ad0793a"/>
          <table:table-cell office:string-value="CM" office:value-type="string" table:style-name="a26159f">
            <text:p>CM</text:p>
          </table:table-cell>
          <table:table-cell office:value="3.0" office:value-type="float" table:style-name="ab6e9d0">
            <text:p>3</text:p>
          </table:table-cell>
          <table:table-cell office:value="1.0" office:value-type="float" table:style-name="acfc84a">
            <text:p>1</text:p>
          </table:table-cell>
          <table:table-cell office:string-value="teacher3FirstName" office:value-type="string" table:style-name="acb69d3">
            <text:p>teacher3FirstName</text:p>
          </table:table-cell>
          <table:table-cell office:string-value="teacher3LastName" office:value-type="string" table:style-name="a38694f">
            <text:p>teacher3LastName</text:p>
          </table:table-cell>
          <table:table-cell office:string-value="A" office:value-type="string" table:style-name="add8d03">
            <text:p>A</text:p>
          </table:table-cell>
          <table:table-cell table:style-name="af51fd3"/>
          <table:table-cell table:style-name="a538111"/>
        </table:table-row>
        <table:table-row>
          <table:table-cell table:style-name="aafa937"/>
          <table:table-cell table:style-name="aa358ea"/>
          <table:table-cell table:style-name="aeff698"/>
          <table:table-cell table:style-name="ad9af43"/>
          <table:table-cell table:style-name="aafda4b"/>
          <table:table-cell table:style-name="a7ca4da"/>
          <table:table-cell table:style-name="a257cc4"/>
          <table:table-cell table:style-name="a12d16b"/>
          <table:table-cell table:style-name="a4e8c33"/>
          <table:table-cell table:style-name="ae53f10"/>
        </table:table-row>
        <table:table-row>
          <table:table-cell table:style-name="aebd511"/>
          <table:table-cell table:style-name="a56ad3c"/>
          <table:table-cell office:string-value="TD" office:value-type="string" table:style-name="ab73742">
            <text:p>TD</text:p>
          </table:table-cell>
          <table:table-cell office:value="4.0" office:value-type="float" table:style-name="acbf583">
            <text:p>4</text:p>
          </table:table-cell>
          <table:table-cell office:value="1.0" office:value-type="float" table:style-name="a3f74ea">
            <text:p>1</text:p>
          </table:table-cell>
          <table:table-cell office:string-value="teacher3FirstName" office:value-type="string" table:style-name="a1a17e3">
            <text:p>teacher3FirstName</text:p>
          </table:table-cell>
          <table:table-cell office:string-value="teacher3LastName" office:value-type="string" table:style-name="a4d5ec6">
            <text:p>teacher3LastName</text:p>
          </table:table-cell>
          <table:table-cell office:string-value="B" office:value-type="string" table:style-name="a57f032">
            <text:p>B</text:p>
          </table:table-cell>
          <table:table-cell table:style-name="a2ca3d8"/>
          <table:table-cell table:style-name="a3b81b4"/>
        </table:table-row>
        <table:table-row>
          <table:table-cell table:style-name="a66f0da"/>
          <table:table-cell table:style-name="a9f2664"/>
          <table:table-cell table:style-name="a92f66a"/>
          <table:table-cell table:style-name="ab51d2a"/>
          <table:table-cell table:style-name="a3fe259"/>
          <table:table-cell table:style-name="a7b5d1d"/>
          <table:table-cell table:style-name="aa8a7d5"/>
          <table:table-cell table:style-name="a3a9cf6"/>
          <table:table-cell table:style-name="a7b385f"/>
          <table:table-cell table:style-name="a39506d"/>
        </table:table-row>
        <table:table-row>
          <table:table-cell office:string-value="DE1" office:value-type="string" table:style-name="af957d5">
            <text:p>DE1</text:p>
          </table:table-cell>
          <table:table-cell office:value="1.0" office:value-type="float" table:style-name="aba9960">
            <text:p>1</text:p>
          </table:table-cell>
          <table:table-cell office:string-value="testcourse4" office:value-type="string" table:style-name="a7030ba">
            <text:p>testcourse4</text:p>
          </table:table-cell>
          <table:table-cell table:style-name="a3589cf"/>
          <table:table-cell table:style-name="ab40e4f"/>
          <table:table-cell table:style-name="a69e798"/>
          <table:table-cell table:style-name="a40ba33"/>
          <table:table-cell table:style-name="a62a04d"/>
          <table:table-cell table:style-name="a88678e"/>
          <table:table-cell table:style-name="af4c4c4"/>
        </table:table-row>
        <table:table-row>
          <table:table-cell table:style-name="a4d8b8b"/>
          <table:table-cell table:style-name="ae67ddc"/>
          <table:table-cell office:string-value="CM" office:value-type="string" table:style-name="ad92879">
            <text:p>CM</text:p>
          </table:table-cell>
          <table:table-cell office:value="3.0" office:value-type="float" table:style-name="a5c1034">
            <text:p>3</text:p>
          </table:table-cell>
          <table:table-cell office:value="1.0" office:value-type="float" table:style-name="a71ab5f">
            <text:p>1</text:p>
          </table:table-cell>
          <table:table-cell office:string-value="teacher4FirstName" office:value-type="string" table:style-name="a209ed2">
            <text:p>teacher4FirstName</text:p>
          </table:table-cell>
          <table:table-cell office:string-value="teacher4LastName" office:value-type="string" table:style-name="ac5a78c">
            <text:p>teacher4LastName</text:p>
          </table:table-cell>
          <table:table-cell office:string-value="A" office:value-type="string" table:style-name="a74ecf3">
            <text:p>A</text:p>
          </table:table-cell>
          <table:table-cell table:style-name="a220290"/>
          <table:table-cell table:style-name="a7294ef"/>
        </table:table-row>
        <table:table-row>
          <table:table-cell table:style-name="a507387"/>
          <table:table-cell table:style-name="a7d5f1c"/>
          <table:table-cell table:style-name="a849f9d"/>
          <table:table-cell table:style-name="a718972"/>
          <table:table-cell table:style-name="afcb325"/>
          <table:table-cell table:style-name="aea1b4d"/>
          <table:table-cell table:style-name="a141637"/>
          <table:table-cell table:style-name="a812389"/>
          <table:table-cell table:style-name="a5ab2d8"/>
          <table:table-cell table:style-name="a68ab29"/>
        </table:table-row>
        <table:table-row>
          <table:table-cell table:style-name="af70a15"/>
          <table:table-cell table:style-name="a6a19a4"/>
          <table:table-cell office:string-value="TD" office:value-type="string" table:style-name="a22ce48">
            <text:p>TD</text:p>
          </table:table-cell>
          <table:table-cell office:value="4.0" office:value-type="float" table:style-name="a864bbe">
            <text:p>4</text:p>
          </table:table-cell>
          <table:table-cell office:value="1.0" office:value-type="float" table:style-name="a5ac8cd">
            <text:p>1</text:p>
          </table:table-cell>
          <table:table-cell office:string-value="teacher4FirstName" office:value-type="string" table:style-name="a6f5803">
            <text:p>teacher4FirstName</text:p>
          </table:table-cell>
          <table:table-cell office:string-value="teacher4LastName" office:value-type="string" table:style-name="ac2e4dd">
            <text:p>teacher4LastName</text:p>
          </table:table-cell>
          <table:table-cell office:string-value="B" office:value-type="string" table:style-name="a3f3b35">
            <text:p>B</text:p>
          </table:table-cell>
          <table:table-cell table:style-name="ae7d8f4"/>
          <table:table-cell table:style-name="aa9814c"/>
        </table:table-row>
        <table:table-row>
          <table:table-cell table:style-name="a7fb198"/>
          <table:table-cell table:style-name="a844a8c"/>
          <table:table-cell table:style-name="a54da88"/>
          <table:table-cell table:style-name="a492a68"/>
          <table:table-cell table:style-name="af6d93a"/>
          <table:table-cell table:style-name="afb26b0"/>
          <table:table-cell table:style-name="abc3967"/>
          <table:table-cell table:style-name="afa799c"/>
          <table:table-cell table:style-name="a81b383"/>
          <table:table-cell table:style-name="a1f5149"/>
        </table:table-row>
        <table:table-row>
          <table:table-cell office:string-value="DE1" office:value-type="string" table:style-name="a6dd68d">
            <text:p>DE1</text:p>
          </table:table-cell>
          <table:table-cell office:value="1.0" office:value-type="float" table:style-name="aa6998e">
            <text:p>1</text:p>
          </table:table-cell>
          <table:table-cell office:string-value="testcourse5" office:value-type="string" table:style-name="a084de2">
            <text:p>testcourse5</text:p>
          </table:table-cell>
          <table:table-cell table:style-name="a96b7e1"/>
          <table:table-cell table:style-name="ada370f"/>
          <table:table-cell table:style-name="afd7698"/>
          <table:table-cell table:style-name="a186a33"/>
          <table:table-cell table:style-name="a082bb4"/>
          <table:table-cell table:style-name="a784efa"/>
          <table:table-cell table:style-name="a847e1b"/>
        </table:table-row>
        <table:table-row>
          <table:table-cell table:style-name="abdd00c"/>
          <table:table-cell table:style-name="a3d7017"/>
          <table:table-cell office:string-value="CM" office:value-type="string" table:style-name="a1d17c1">
            <text:p>CM</text:p>
          </table:table-cell>
          <table:table-cell office:value="3.0" office:value-type="float" table:style-name="a3881ba">
            <text:p>3</text:p>
          </table:table-cell>
          <table:table-cell office:value="1.0" office:value-type="float" table:style-name="a4748ef">
            <text:p>1</text:p>
          </table:table-cell>
          <table:table-cell office:string-value="teacher5FirstName" office:value-type="string" table:style-name="a79c44a">
            <text:p>teacher5FirstName</text:p>
          </table:table-cell>
          <table:table-cell office:string-value="teacher5LastName" office:value-type="string" table:style-name="a55c01e">
            <text:p>teacher5LastName</text:p>
          </table:table-cell>
          <table:table-cell office:string-value="A" office:value-type="string" table:style-name="a8fe6b6">
            <text:p>A</text:p>
          </table:table-cell>
          <table:table-cell table:style-name="a04c4a9"/>
          <table:table-cell table:style-name="a84c26e"/>
        </table:table-row>
        <table:table-row>
          <table:table-cell table:style-name="aebce3b"/>
          <table:table-cell table:style-name="a515494"/>
          <table:table-cell table:style-name="a50a05f"/>
          <table:table-cell table:style-name="ad116a4"/>
          <table:table-cell table:style-name="a1df9f7"/>
          <table:table-cell table:style-name="a69dac0"/>
          <table:table-cell table:style-name="a87f256"/>
          <table:table-cell table:style-name="a9de1b6"/>
          <table:table-cell table:style-name="a7ca9e7"/>
          <table:table-cell table:style-name="ae31c8b"/>
        </table:table-row>
        <table:table-row>
          <table:table-cell table:style-name="a550785"/>
          <table:table-cell table:style-name="a0d0764"/>
          <table:table-cell office:string-value="TD" office:value-type="string" table:style-name="aabf7c2">
            <text:p>TD</text:p>
          </table:table-cell>
          <table:table-cell office:value="4.0" office:value-type="float" table:style-name="a7cb560">
            <text:p>4</text:p>
          </table:table-cell>
          <table:table-cell office:value="1.0" office:value-type="float" table:style-name="a1d01f1">
            <text:p>1</text:p>
          </table:table-cell>
          <table:table-cell office:string-value="teacher5FirstName" office:value-type="string" table:style-name="aaa9b32">
            <text:p>teacher5FirstName</text:p>
          </table:table-cell>
          <table:table-cell office:string-value="teacher5LastName" office:value-type="string" table:style-name="ad8b2f7">
            <text:p>teacher5LastName</text:p>
          </table:table-cell>
          <table:table-cell office:string-value="B" office:value-type="string" table:style-name="a40b9f8">
            <text:p>B</text:p>
          </table:table-cell>
          <table:table-cell table:style-name="aea7c66"/>
          <table:table-cell table:style-name="a194270"/>
        </table:table-row>
        <table:table-row>
          <table:table-cell table:style-name="a34ae93"/>
          <table:table-cell table:style-name="ad0e68e"/>
          <table:table-cell table:style-name="a9e11a7"/>
          <table:table-cell table:style-name="a264277"/>
          <table:table-cell table:style-name="a57d91c"/>
          <table:table-cell table:style-name="a730578"/>
          <table:table-cell table:style-name="a9f95f2"/>
          <table:table-cell table:style-name="ae5d748"/>
          <table:table-cell table:style-name="a30e0eb"/>
          <table:table-cell table:style-name="af4600e"/>
        </table:table-row>
        <table:table-row>
          <table:table-cell office:string-value="DE1" office:value-type="string" table:style-name="a8092f3">
            <text:p>DE1</text:p>
          </table:table-cell>
          <table:table-cell office:value="1.0" office:value-type="float" table:style-name="a875825">
            <text:p>1</text:p>
          </table:table-cell>
          <table:table-cell office:string-value="testcourse6" office:value-type="string" table:style-name="a51f886">
            <text:p>testcourse6</text:p>
          </table:table-cell>
          <table:table-cell table:style-name="a15720b"/>
          <table:table-cell table:style-name="a5f5259"/>
          <table:table-cell table:style-name="a67cad2"/>
          <table:table-cell table:style-name="a8c12cc"/>
          <table:table-cell table:style-name="ae3b556"/>
          <table:table-cell table:style-name="a7246f2"/>
          <table:table-cell table:style-name="a77e39a"/>
        </table:table-row>
        <table:table-row>
          <table:table-cell table:style-name="acb0a6b"/>
          <table:table-cell table:style-name="a8e9a83"/>
          <table:table-cell office:string-value="CM" office:value-type="string" table:style-name="a7c445e">
            <text:p>CM</text:p>
          </table:table-cell>
          <table:table-cell office:value="3.0" office:value-type="float" table:style-name="a9568bb">
            <text:p>3</text:p>
          </table:table-cell>
          <table:table-cell office:value="1.0" office:value-type="float" table:style-name="acecadc">
            <text:p>1</text:p>
          </table:table-cell>
          <table:table-cell office:string-value="teacher6FirstName" office:value-type="string" table:style-name="af65c16">
            <text:p>teacher6FirstName</text:p>
          </table:table-cell>
          <table:table-cell office:string-value="teacher6LastName" office:value-type="string" table:style-name="a4c9b00">
            <text:p>teacher6LastName</text:p>
          </table:table-cell>
          <table:table-cell office:string-value="A" office:value-type="string" table:style-name="ae8d703">
            <text:p>A</text:p>
          </table:table-cell>
          <table:table-cell table:style-name="aaa6e99"/>
          <table:table-cell table:style-name="a65ff92"/>
        </table:table-row>
        <table:table-row>
          <table:table-cell table:style-name="ae368c1"/>
          <table:table-cell table:style-name="a762c41"/>
          <table:table-cell table:style-name="a7f88f0"/>
          <table:table-cell table:style-name="a9c07c5"/>
          <table:table-cell table:style-name="aea2159"/>
          <table:table-cell table:style-name="a726433"/>
          <table:table-cell table:style-name="a824ff5"/>
          <table:table-cell table:style-name="acf1f87"/>
          <table:table-cell table:style-name="a963c41"/>
          <table:table-cell table:style-name="a8c2779"/>
        </table:table-row>
        <table:table-row>
          <table:table-cell table:style-name="afb8944"/>
          <table:table-cell table:style-name="a7fa71f"/>
          <table:table-cell office:string-value="TD" office:value-type="string" table:style-name="adbd1a6">
            <text:p>TD</text:p>
          </table:table-cell>
          <table:table-cell office:value="4.0" office:value-type="float" table:style-name="aadd13e">
            <text:p>4</text:p>
          </table:table-cell>
          <table:table-cell office:value="1.0" office:value-type="float" table:style-name="a89cfd7">
            <text:p>1</text:p>
          </table:table-cell>
          <table:table-cell office:string-value="teacher6FirstName" office:value-type="string" table:style-name="af7a078">
            <text:p>teacher6FirstName</text:p>
          </table:table-cell>
          <table:table-cell office:string-value="teacher6LastName" office:value-type="string" table:style-name="ab48581">
            <text:p>teacher6LastName</text:p>
          </table:table-cell>
          <table:table-cell office:string-value="B" office:value-type="string" table:style-name="a986454">
            <text:p>B</text:p>
          </table:table-cell>
          <table:table-cell table:style-name="a3e1e4d"/>
          <table:table-cell table:style-name="a1fa770"/>
        </table:table-row>
        <table:table-row>
          <table:table-cell table:style-name="ae916ad"/>
          <table:table-cell table:style-name="a178781"/>
          <table:table-cell table:style-name="af45581"/>
          <table:table-cell table:style-name="ad2755d"/>
          <table:table-cell table:style-name="a17fb53"/>
          <table:table-cell table:style-name="a2772f7"/>
          <table:table-cell table:style-name="a9a869a"/>
          <table:table-cell table:style-name="af8d839"/>
          <table:table-cell table:style-name="acd6386"/>
          <table:table-cell table:style-name="ac3e9fe"/>
        </table:table-row>
        <table:table-row>
          <table:table-cell office:string-value="DE1" office:value-type="string" table:style-name="a3ea0fb">
            <text:p>DE1</text:p>
          </table:table-cell>
          <table:table-cell office:value="1.0" office:value-type="float" table:style-name="a495190">
            <text:p>1</text:p>
          </table:table-cell>
          <table:table-cell office:string-value="testcourse7" office:value-type="string" table:style-name="af027c8">
            <text:p>testcourse7</text:p>
          </table:table-cell>
          <table:table-cell table:style-name="affcfb3"/>
          <table:table-cell table:style-name="a0a5190"/>
          <table:table-cell table:style-name="af186cc"/>
          <table:table-cell table:style-name="aef3c3c"/>
          <table:table-cell table:style-name="a54c01a"/>
          <table:table-cell table:style-name="af6644b"/>
          <table:table-cell table:style-name="ae1a3e3"/>
        </table:table-row>
        <table:table-row>
          <table:table-cell table:style-name="ad4690a"/>
          <table:table-cell table:style-name="a5ac2ab"/>
          <table:table-cell office:string-value="CM" office:value-type="string" table:style-name="a48984f">
            <text:p>CM</text:p>
          </table:table-cell>
          <table:table-cell office:value="3.0" office:value-type="float" table:style-name="a7198c0">
            <text:p>3</text:p>
          </table:table-cell>
          <table:table-cell office:value="1.0" office:value-type="float" table:style-name="a17f0bc">
            <text:p>1</text:p>
          </table:table-cell>
          <table:table-cell office:string-value="teacher7FirstName" office:value-type="string" table:style-name="a60214e">
            <text:p>teacher7FirstName</text:p>
          </table:table-cell>
          <table:table-cell office:string-value="teacher7LastName" office:value-type="string" table:style-name="aaa7abc">
            <text:p>teacher7LastName</text:p>
          </table:table-cell>
          <table:table-cell office:string-value="A" office:value-type="string" table:style-name="a372a1f">
            <text:p>A</text:p>
          </table:table-cell>
          <table:table-cell table:style-name="a798940"/>
          <table:table-cell table:style-name="a61a8bc"/>
        </table:table-row>
        <table:table-row>
          <table:table-cell table:style-name="aca0762"/>
          <table:table-cell table:style-name="aa33faf"/>
          <table:table-cell table:style-name="ac72c59"/>
          <table:table-cell table:style-name="ab3ef5d"/>
          <table:table-cell table:style-name="a3bc09d"/>
          <table:table-cell table:style-name="ad6ec90"/>
          <table:table-cell table:style-name="ace9921"/>
          <table:table-cell table:style-name="aec644c"/>
          <table:table-cell table:style-name="af2eb20"/>
          <table:table-cell table:style-name="ae7bc50"/>
        </table:table-row>
        <table:table-row>
          <table:table-cell table:style-name="ad8c1ef"/>
          <table:table-cell table:style-name="aec0290"/>
          <table:table-cell office:string-value="TD" office:value-type="string" table:style-name="a1f28c6">
            <text:p>TD</text:p>
          </table:table-cell>
          <table:table-cell office:value="4.0" office:value-type="float" table:style-name="a775591">
            <text:p>4</text:p>
          </table:table-cell>
          <table:table-cell office:value="1.0" office:value-type="float" table:style-name="a0188d8">
            <text:p>1</text:p>
          </table:table-cell>
          <table:table-cell office:string-value="teacher7FirstName" office:value-type="string" table:style-name="a432c60">
            <text:p>teacher7FirstName</text:p>
          </table:table-cell>
          <table:table-cell office:string-value="teacher7LastName" office:value-type="string" table:style-name="a4754c0">
            <text:p>teacher7LastName</text:p>
          </table:table-cell>
          <table:table-cell office:string-value="B" office:value-type="string" table:style-name="a37694e">
            <text:p>B</text:p>
          </table:table-cell>
          <table:table-cell table:style-name="a9fa489"/>
          <table:table-cell table:style-name="ab7af3a"/>
        </table:table-row>
        <table:table-row>
          <table:table-cell table:style-name="a25589b"/>
          <table:table-cell table:style-name="aa92877"/>
          <table:table-cell table:style-name="a36ba90"/>
          <table:table-cell table:style-name="ad1a7c9"/>
          <table:table-cell table:style-name="a6a47c8"/>
          <table:table-cell table:style-name="afb8c9e"/>
          <table:table-cell table:style-name="ad8cc90"/>
          <table:table-cell table:style-name="abb1aa5"/>
          <table:table-cell table:style-name="a4adee5"/>
          <table:table-cell table:style-name="aedf361"/>
        </table:table-row>
        <table:table-row>
          <table:table-cell office:string-value="DE1" office:value-type="string" table:style-name="aa5d912">
            <text:p>DE1</text:p>
          </table:table-cell>
          <table:table-cell office:value="1.0" office:value-type="float" table:style-name="a5ba44f">
            <text:p>1</text:p>
          </table:table-cell>
          <table:table-cell office:string-value="testcourse8" office:value-type="string" table:style-name="a4c6455">
            <text:p>testcourse8</text:p>
          </table:table-cell>
          <table:table-cell table:style-name="afbf9eb"/>
          <table:table-cell table:style-name="ada6ebe"/>
          <table:table-cell table:style-name="a5c25f5"/>
          <table:table-cell table:style-name="a79022a"/>
          <table:table-cell table:style-name="ab3b2b5"/>
          <table:table-cell table:style-name="ac4a5f3"/>
          <table:table-cell table:style-name="ab8069d"/>
        </table:table-row>
        <table:table-row>
          <table:table-cell table:style-name="af3c108"/>
          <table:table-cell table:style-name="a3f3b58"/>
          <table:table-cell office:string-value="CM" office:value-type="string" table:style-name="a400b6c">
            <text:p>CM</text:p>
          </table:table-cell>
          <table:table-cell office:value="3.0" office:value-type="float" table:style-name="ac42dab">
            <text:p>3</text:p>
          </table:table-cell>
          <table:table-cell office:value="1.0" office:value-type="float" table:style-name="a5b7553">
            <text:p>1</text:p>
          </table:table-cell>
          <table:table-cell office:string-value="teacher8FirstName" office:value-type="string" table:style-name="aced7b2">
            <text:p>teacher8FirstName</text:p>
          </table:table-cell>
          <table:table-cell office:string-value="teacher8LastName" office:value-type="string" table:style-name="ad5c3bd">
            <text:p>teacher8LastName</text:p>
          </table:table-cell>
          <table:table-cell office:string-value="A" office:value-type="string" table:style-name="a48fa4b">
            <text:p>A</text:p>
          </table:table-cell>
          <table:table-cell table:style-name="ab1ad6c"/>
          <table:table-cell table:style-name="a4604d1"/>
        </table:table-row>
        <table:table-row>
          <table:table-cell table:style-name="af5b415"/>
          <table:table-cell table:style-name="a3bcd6c"/>
          <table:table-cell table:style-name="a7eb9cd"/>
          <table:table-cell table:style-name="a0ae6ee"/>
          <table:table-cell table:style-name="a0194c9"/>
          <table:table-cell table:style-name="a24d449"/>
          <table:table-cell table:style-name="a512fa1"/>
          <table:table-cell table:style-name="ae83a9d"/>
          <table:table-cell table:style-name="a5f3efe"/>
          <table:table-cell table:style-name="aebc80b"/>
        </table:table-row>
        <table:table-row>
          <table:table-cell table:style-name="a78cb27"/>
          <table:table-cell table:style-name="a7c9720"/>
          <table:table-cell office:string-value="TD" office:value-type="string" table:style-name="a989a74">
            <text:p>TD</text:p>
          </table:table-cell>
          <table:table-cell office:value="4.0" office:value-type="float" table:style-name="aedd8cd">
            <text:p>4</text:p>
          </table:table-cell>
          <table:table-cell office:value="1.0" office:value-type="float" table:style-name="aa07b19">
            <text:p>1</text:p>
          </table:table-cell>
          <table:table-cell office:string-value="teacher8FirstName" office:value-type="string" table:style-name="a420c6e">
            <text:p>teacher8FirstName</text:p>
          </table:table-cell>
          <table:table-cell office:string-value="teacher8LastName" office:value-type="string" table:style-name="a3ec773">
            <text:p>teacher8LastName</text:p>
          </table:table-cell>
          <table:table-cell office:string-value="B" office:value-type="string" table:style-name="af5bea5">
            <text:p>B</text:p>
          </table:table-cell>
          <table:table-cell table:style-name="a5f94f0"/>
          <table:table-cell table:style-name="a42084b"/>
        </table:table-row>
        <table:table-row>
          <table:table-cell table:style-name="a85827f"/>
          <table:table-cell table:style-name="a94666d"/>
          <table:table-cell table:style-name="a5c1e95"/>
          <table:table-cell table:style-name="a2a6bbc"/>
          <table:table-cell table:style-name="a7fe5b2"/>
          <table:table-cell table:style-name="ab8e351"/>
          <table:table-cell table:style-name="a5e3795"/>
          <table:table-cell table:style-name="a6cce77"/>
          <table:table-cell table:style-name="a6ad471"/>
          <table:table-cell table:style-name="aa0948e"/>
        </table:table-row>
        <table:table-row>
          <table:table-cell office:string-value="DE1" office:value-type="string" table:style-name="a1374b4">
            <text:p>DE1</text:p>
          </table:table-cell>
          <table:table-cell office:value="1.0" office:value-type="float" table:style-name="a5430a5">
            <text:p>1</text:p>
          </table:table-cell>
          <table:table-cell office:string-value="testcourse9" office:value-type="string" table:style-name="ad26a63">
            <text:p>testcourse9</text:p>
          </table:table-cell>
          <table:table-cell table:style-name="a215517"/>
          <table:table-cell table:style-name="a72537a"/>
          <table:table-cell table:style-name="abb6a8f"/>
          <table:table-cell table:style-name="a3214fd"/>
          <table:table-cell table:style-name="a55d79c"/>
          <table:table-cell table:style-name="a74c5e3"/>
          <table:table-cell table:style-name="ab57606"/>
        </table:table-row>
        <table:table-row>
          <table:table-cell table:style-name="aaf5f5d"/>
          <table:table-cell table:style-name="ad943ee"/>
          <table:table-cell office:string-value="CM" office:value-type="string" table:style-name="a5954f1">
            <text:p>CM</text:p>
          </table:table-cell>
          <table:table-cell office:value="3.0" office:value-type="float" table:style-name="a0829ee">
            <text:p>3</text:p>
          </table:table-cell>
          <table:table-cell office:value="1.0" office:value-type="float" table:style-name="a5aff2a">
            <text:p>1</text:p>
          </table:table-cell>
          <table:table-cell office:string-value="teacher9FirstName" office:value-type="string" table:style-name="aa53475">
            <text:p>teacher9FirstName</text:p>
          </table:table-cell>
          <table:table-cell office:string-value="teacher9LastName" office:value-type="string" table:style-name="a8b56be">
            <text:p>teacher9LastName</text:p>
          </table:table-cell>
          <table:table-cell office:string-value="A" office:value-type="string" table:style-name="a63a9ef">
            <text:p>A</text:p>
          </table:table-cell>
          <table:table-cell table:style-name="a02259d"/>
          <table:table-cell table:style-name="a4f5eeb"/>
        </table:table-row>
        <table:table-row>
          <table:table-cell table:style-name="a49a034"/>
          <table:table-cell table:style-name="afab2f6"/>
          <table:table-cell table:style-name="a316897"/>
          <table:table-cell table:style-name="a1cb92c"/>
          <table:table-cell table:style-name="adb50b1"/>
          <table:table-cell table:style-name="ab41e8a"/>
          <table:table-cell table:style-name="ae70d91"/>
          <table:table-cell table:style-name="a690ca8"/>
          <table:table-cell table:style-name="a1781ca"/>
          <table:table-cell table:style-name="ab7fe9d"/>
        </table:table-row>
        <table:table-row>
          <table:table-cell table:style-name="ad41bfc"/>
          <table:table-cell table:style-name="a3efe84"/>
          <table:table-cell office:string-value="TD" office:value-type="string" table:style-name="aeca612">
            <text:p>TD</text:p>
          </table:table-cell>
          <table:table-cell office:value="4.0" office:value-type="float" table:style-name="a5e0527">
            <text:p>4</text:p>
          </table:table-cell>
          <table:table-cell office:value="1.0" office:value-type="float" table:style-name="aa36dd0">
            <text:p>1</text:p>
          </table:table-cell>
          <table:table-cell office:string-value="teacher9FirstName" office:value-type="string" table:style-name="a27f6fb">
            <text:p>teacher9FirstName</text:p>
          </table:table-cell>
          <table:table-cell office:string-value="teacher9LastName" office:value-type="string" table:style-name="ab030ba">
            <text:p>teacher9LastName</text:p>
          </table:table-cell>
          <table:table-cell office:string-value="B" office:value-type="string" table:style-name="a916673">
            <text:p>B</text:p>
          </table:table-cell>
          <table:table-cell table:style-name="a20e078"/>
          <table:table-cell table:style-name="aeb08ff"/>
        </table:table-row>
        <table:table-row>
          <table:table-cell table:style-name="ab7be2c"/>
          <table:table-cell table:style-name="ae318bd"/>
          <table:table-cell table:style-name="ab4f127"/>
          <table:table-cell table:style-name="a801bb0"/>
          <table:table-cell table:style-name="ab79e03"/>
          <table:table-cell table:style-name="a962799"/>
          <table:table-cell table:style-name="a836849"/>
          <table:table-cell table:style-name="a3189ee"/>
          <table:table-cell table:style-name="a2a96a7"/>
          <table:table-cell table:style-name="abf27e8"/>
        </table:table-row>
        <table:table-row>
          <table:table-cell office:string-value="DE1" office:value-type="string" table:style-name="acdba3d">
            <text:p>DE1</text:p>
          </table:table-cell>
          <table:table-cell office:value="1.0" office:value-type="float" table:style-name="aadbb8c">
            <text:p>1</text:p>
          </table:table-cell>
          <table:table-cell office:string-value="testcourse10" office:value-type="string" table:style-name="ac2f5d1">
            <text:p>testcourse10</text:p>
          </table:table-cell>
          <table:table-cell table:style-name="a8b0a7c"/>
          <table:table-cell table:style-name="ae54464"/>
          <table:table-cell table:style-name="a6b66d3"/>
          <table:table-cell table:style-name="adf1a4c"/>
          <table:table-cell table:style-name="acb70a8"/>
          <table:table-cell table:style-name="a8cc08f"/>
          <table:table-cell table:style-name="af8bdab"/>
        </table:table-row>
        <table:table-row>
          <table:table-cell table:style-name="a653108"/>
          <table:table-cell table:style-name="a2e46dc"/>
          <table:table-cell office:string-value="CM" office:value-type="string" table:style-name="af9d8dd">
            <text:p>CM</text:p>
          </table:table-cell>
          <table:table-cell office:value="3.0" office:value-type="float" table:style-name="a6ca8c1">
            <text:p>3</text:p>
          </table:table-cell>
          <table:table-cell office:value="1.0" office:value-type="float" table:style-name="a738ef3">
            <text:p>1</text:p>
          </table:table-cell>
          <table:table-cell office:string-value="teacher10FirstName" office:value-type="string" table:style-name="ae6501d">
            <text:p>teacher10FirstName</text:p>
          </table:table-cell>
          <table:table-cell office:string-value="teacher10LastName" office:value-type="string" table:style-name="afa58d5">
            <text:p>teacher10LastName</text:p>
          </table:table-cell>
          <table:table-cell office:string-value="A" office:value-type="string" table:style-name="abb2368">
            <text:p>A</text:p>
          </table:table-cell>
          <table:table-cell table:style-name="af82c61"/>
          <table:table-cell table:style-name="a254bcc"/>
        </table:table-row>
        <table:table-row>
          <table:table-cell table:style-name="a6b5bb5"/>
          <table:table-cell table:style-name="ad4443f"/>
          <table:table-cell table:style-name="a6c2bae"/>
          <table:table-cell table:style-name="a1116e0"/>
          <table:table-cell table:style-name="a67fa79"/>
          <table:table-cell table:style-name="ab81f80"/>
          <table:table-cell table:style-name="aa22a9b"/>
          <table:table-cell table:style-name="a82369a"/>
          <table:table-cell table:style-name="a9a04ce"/>
          <table:table-cell table:style-name="acd6a93"/>
        </table:table-row>
        <table:table-row>
          <table:table-cell table:style-name="a7bb763"/>
          <table:table-cell table:style-name="a605776"/>
          <table:table-cell office:string-value="TD" office:value-type="string" table:style-name="a770b80">
            <text:p>TD</text:p>
          </table:table-cell>
          <table:table-cell office:value="4.0" office:value-type="float" table:style-name="a31392b">
            <text:p>4</text:p>
          </table:table-cell>
          <table:table-cell office:value="1.0" office:value-type="float" table:style-name="a7866b6">
            <text:p>1</text:p>
          </table:table-cell>
          <table:table-cell office:string-value="teacher10FirstName" office:value-type="string" table:style-name="ae60fb2">
            <text:p>teacher10FirstName</text:p>
          </table:table-cell>
          <table:table-cell office:string-value="teacher10LastName" office:value-type="string" table:style-name="a02177e">
            <text:p>teacher10LastName</text:p>
          </table:table-cell>
          <table:table-cell office:string-value="B" office:value-type="string" table:style-name="a0fdfd6">
            <text:p>B</text:p>
          </table:table-cell>
          <table:table-cell table:style-name="a2d1b34"/>
          <table:table-cell table:style-name="a5c54c5"/>
        </table:table-row>
        <table:table-row>
          <table:table-cell table:style-name="a1bebeb"/>
          <table:table-cell table:style-name="a28502b"/>
          <table:table-cell table:style-name="a46e279"/>
          <table:table-cell table:style-name="a84bda3"/>
          <table:table-cell table:style-name="a7eae95"/>
          <table:table-cell table:style-name="a5252b6"/>
          <table:table-cell table:style-name="a84bf54"/>
          <table:table-cell table:style-name="ae67f2b"/>
          <table:table-cell table:style-name="a525543"/>
          <table:table-cell table:style-name="a3dccf6"/>
        </table:table-row>
        <table:table-row>
          <table:table-cell office:string-value="DE1" office:value-type="string" table:style-name="aa020ea">
            <text:p>DE1</text:p>
          </table:table-cell>
          <table:table-cell office:value="1.0" office:value-type="float" table:style-name="ad7da79">
            <text:p>1</text:p>
          </table:table-cell>
          <table:table-cell office:string-value="testcourse11" office:value-type="string" table:style-name="afa0486">
            <text:p>testcourse11</text:p>
          </table:table-cell>
          <table:table-cell table:style-name="aaa0549"/>
          <table:table-cell table:style-name="ac1e299"/>
          <table:table-cell table:style-name="a5f61a3"/>
          <table:table-cell table:style-name="a0b8e96"/>
          <table:table-cell table:style-name="a10d761"/>
          <table:table-cell table:style-name="a25f73b"/>
          <table:table-cell table:style-name="a775cb0"/>
        </table:table-row>
        <table:table-row>
          <table:table-cell table:style-name="afd1448"/>
          <table:table-cell table:style-name="a0fc911"/>
          <table:table-cell office:string-value="CM" office:value-type="string" table:style-name="a9bc388">
            <text:p>CM</text:p>
          </table:table-cell>
          <table:table-cell office:value="3.0" office:value-type="float" table:style-name="a18cee0">
            <text:p>3</text:p>
          </table:table-cell>
          <table:table-cell office:value="1.0" office:value-type="float" table:style-name="a9a9a75">
            <text:p>1</text:p>
          </table:table-cell>
          <table:table-cell office:string-value="teacher11FirstName" office:value-type="string" table:style-name="a05761b">
            <text:p>teacher11FirstName</text:p>
          </table:table-cell>
          <table:table-cell office:string-value="teacher11LastName" office:value-type="string" table:style-name="af13a2b">
            <text:p>teacher11LastName</text:p>
          </table:table-cell>
          <table:table-cell office:string-value="A" office:value-type="string" table:style-name="a4d5bc8">
            <text:p>A</text:p>
          </table:table-cell>
          <table:table-cell table:style-name="a88cbe7"/>
          <table:table-cell table:style-name="aedbdd5"/>
        </table:table-row>
        <table:table-row>
          <table:table-cell table:style-name="ac28401"/>
          <table:table-cell table:style-name="afe62b9"/>
          <table:table-cell table:style-name="a81e9db"/>
          <table:table-cell table:style-name="a05746b"/>
          <table:table-cell table:style-name="a8d971c"/>
          <table:table-cell table:style-name="a2f2b27"/>
          <table:table-cell table:style-name="a52b855"/>
          <table:table-cell table:style-name="a98ead0"/>
          <table:table-cell table:style-name="a1e56e4"/>
          <table:table-cell table:style-name="a672f8f"/>
        </table:table-row>
        <table:table-row>
          <table:table-cell table:style-name="a7c04b6"/>
          <table:table-cell table:style-name="a95607a"/>
          <table:table-cell office:string-value="TD" office:value-type="string" table:style-name="ab16169">
            <text:p>TD</text:p>
          </table:table-cell>
          <table:table-cell office:value="4.0" office:value-type="float" table:style-name="ab9abd1">
            <text:p>4</text:p>
          </table:table-cell>
          <table:table-cell office:value="1.0" office:value-type="float" table:style-name="aec7539">
            <text:p>1</text:p>
          </table:table-cell>
          <table:table-cell office:string-value="teacher11FirstName" office:value-type="string" table:style-name="a3f968d">
            <text:p>teacher11FirstName</text:p>
          </table:table-cell>
          <table:table-cell office:string-value="teacher11LastName" office:value-type="string" table:style-name="a0c403e">
            <text:p>teacher11LastName</text:p>
          </table:table-cell>
          <table:table-cell office:string-value="B" office:value-type="string" table:style-name="a209f4c">
            <text:p>B</text:p>
          </table:table-cell>
          <table:table-cell table:style-name="a3e3829"/>
          <table:table-cell table:style-name="acb85cb"/>
        </table:table-row>
        <table:table-row>
          <table:table-cell table:style-name="af39dd2"/>
          <table:table-cell table:style-name="aeefe76"/>
          <table:table-cell table:style-name="a8ae716"/>
          <table:table-cell table:style-name="a5da59e"/>
          <table:table-cell table:style-name="a575949"/>
          <table:table-cell table:style-name="aa568b4"/>
          <table:table-cell table:style-name="ad586af"/>
          <table:table-cell table:style-name="afb50eb"/>
          <table:table-cell table:style-name="ae5f1a3"/>
          <table:table-cell table:style-name="aefa0b0"/>
        </table:table-row>
        <table:table-row>
          <table:table-cell office:string-value="DE1" office:value-type="string" table:style-name="aa67f8b">
            <text:p>DE1</text:p>
          </table:table-cell>
          <table:table-cell office:value="1.0" office:value-type="float" table:style-name="ae5c807">
            <text:p>1</text:p>
          </table:table-cell>
          <table:table-cell office:string-value="testcourse12" office:value-type="string" table:style-name="a7b06d0">
            <text:p>testcourse12</text:p>
          </table:table-cell>
          <table:table-cell table:style-name="a2035d8"/>
          <table:table-cell table:style-name="acebafa"/>
          <table:table-cell table:style-name="afd8032"/>
          <table:table-cell table:style-name="a1e7a76"/>
          <table:table-cell table:style-name="a858d9e"/>
          <table:table-cell table:style-name="a173d73"/>
          <table:table-cell table:style-name="ae41336"/>
        </table:table-row>
        <table:table-row>
          <table:table-cell table:style-name="a9864ef"/>
          <table:table-cell table:style-name="a3a1c91"/>
          <table:table-cell office:string-value="CM" office:value-type="string" table:style-name="a11b9f3">
            <text:p>CM</text:p>
          </table:table-cell>
          <table:table-cell office:value="3.0" office:value-type="float" table:style-name="a816be4">
            <text:p>3</text:p>
          </table:table-cell>
          <table:table-cell office:value="1.0" office:value-type="float" table:style-name="a1ead13">
            <text:p>1</text:p>
          </table:table-cell>
          <table:table-cell office:string-value="teacher12FirstName" office:value-type="string" table:style-name="af99be4">
            <text:p>teacher12FirstName</text:p>
          </table:table-cell>
          <table:table-cell office:string-value="teacher12LastName" office:value-type="string" table:style-name="a5fad19">
            <text:p>teacher12LastName</text:p>
          </table:table-cell>
          <table:table-cell office:string-value="A" office:value-type="string" table:style-name="a9122ad">
            <text:p>A</text:p>
          </table:table-cell>
          <table:table-cell table:style-name="a8756c9"/>
          <table:table-cell table:style-name="a269eb0"/>
        </table:table-row>
        <table:table-row>
          <table:table-cell table:style-name="aa44c4e"/>
          <table:table-cell table:style-name="a3135fa"/>
          <table:table-cell table:style-name="ace03bd"/>
          <table:table-cell table:style-name="a3a8a39"/>
          <table:table-cell table:style-name="a2acafe"/>
          <table:table-cell table:style-name="a8084b1"/>
          <table:table-cell table:style-name="a694ebf"/>
          <table:table-cell table:style-name="a2c19a4"/>
          <table:table-cell table:style-name="a11f5e0"/>
          <table:table-cell table:style-name="a8ca38c"/>
        </table:table-row>
        <table:table-row>
          <table:table-cell table:style-name="abb8448"/>
          <table:table-cell table:style-name="a0c76b1"/>
          <table:table-cell office:string-value="TD" office:value-type="string" table:style-name="a6f885d">
            <text:p>TD</text:p>
          </table:table-cell>
          <table:table-cell office:value="4.0" office:value-type="float" table:style-name="a375a6e">
            <text:p>4</text:p>
          </table:table-cell>
          <table:table-cell office:value="1.0" office:value-type="float" table:style-name="ad40904">
            <text:p>1</text:p>
          </table:table-cell>
          <table:table-cell office:string-value="teacher12FirstName" office:value-type="string" table:style-name="aa65b5e">
            <text:p>teacher12FirstName</text:p>
          </table:table-cell>
          <table:table-cell office:string-value="teacher12LastName" office:value-type="string" table:style-name="aac8000">
            <text:p>teacher12LastName</text:p>
          </table:table-cell>
          <table:table-cell office:string-value="B" office:value-type="string" table:style-name="a57103c">
            <text:p>B</text:p>
          </table:table-cell>
          <table:table-cell table:style-name="af89bf5"/>
          <table:table-cell table:style-name="add6c5f"/>
        </table:table-row>
        <table:table-row>
          <table:table-cell table:style-name="af7f5af"/>
          <table:table-cell table:style-name="a9fc88e"/>
          <table:table-cell table:style-name="a9bc57e"/>
          <table:table-cell table:style-name="a5b25a2"/>
          <table:table-cell table:style-name="a3e8aaf"/>
          <table:table-cell table:style-name="a06f00f"/>
          <table:table-cell table:style-name="aa6728a"/>
          <table:table-cell table:style-name="ae3e4e7"/>
          <table:table-cell table:style-name="afd7af8"/>
          <table:table-cell table:style-name="a154bb4"/>
        </table:table-row>
        <table:table-row>
          <table:table-cell office:string-value="DE1" office:value-type="string" table:style-name="a67cf71">
            <text:p>DE1</text:p>
          </table:table-cell>
          <table:table-cell office:value="1.0" office:value-type="float" table:style-name="a8c184a">
            <text:p>1</text:p>
          </table:table-cell>
          <table:table-cell office:string-value="testcourse13" office:value-type="string" table:style-name="ab33570">
            <text:p>testcourse13</text:p>
          </table:table-cell>
          <table:table-cell table:style-name="a3939dc"/>
          <table:table-cell table:style-name="ab454c7"/>
          <table:table-cell table:style-name="a61a905"/>
          <table:table-cell table:style-name="af71503"/>
          <table:table-cell table:style-name="ae13ac2"/>
          <table:table-cell table:style-name="a5ccf0c"/>
          <table:table-cell table:style-name="a606a6b"/>
        </table:table-row>
        <table:table-row>
          <table:table-cell table:style-name="ae515b8"/>
          <table:table-cell table:style-name="afd280b"/>
          <table:table-cell office:string-value="CM" office:value-type="string" table:style-name="a575e0e">
            <text:p>CM</text:p>
          </table:table-cell>
          <table:table-cell office:value="3.0" office:value-type="float" table:style-name="a582c6b">
            <text:p>3</text:p>
          </table:table-cell>
          <table:table-cell office:value="1.0" office:value-type="float" table:style-name="ac8a527">
            <text:p>1</text:p>
          </table:table-cell>
          <table:table-cell office:string-value="teacher13FirstName" office:value-type="string" table:style-name="aeeb61c">
            <text:p>teacher13FirstName</text:p>
          </table:table-cell>
          <table:table-cell office:string-value="teacher13LastName" office:value-type="string" table:style-name="a768738">
            <text:p>teacher13LastName</text:p>
          </table:table-cell>
          <table:table-cell office:string-value="A" office:value-type="string" table:style-name="a76e653">
            <text:p>A</text:p>
          </table:table-cell>
          <table:table-cell table:style-name="a3b9575"/>
          <table:table-cell table:style-name="a2cd996"/>
        </table:table-row>
        <table:table-row>
          <table:table-cell table:style-name="a168198"/>
          <table:table-cell table:style-name="a5d27e8"/>
          <table:table-cell table:style-name="ad9c123"/>
          <table:table-cell table:style-name="a3052a8"/>
          <table:table-cell table:style-name="acc2088"/>
          <table:table-cell table:style-name="a71688f"/>
          <table:table-cell table:style-name="a6c4bf3"/>
          <table:table-cell table:style-name="a5d490c"/>
          <table:table-cell table:style-name="abe5057"/>
          <table:table-cell table:style-name="a78bd12"/>
        </table:table-row>
        <table:table-row>
          <table:table-cell table:style-name="a4ed20f"/>
          <table:table-cell table:style-name="a1beabd"/>
          <table:table-cell office:string-value="TD" office:value-type="string" table:style-name="afa45e4">
            <text:p>TD</text:p>
          </table:table-cell>
          <table:table-cell office:value="4.0" office:value-type="float" table:style-name="a5bdc04">
            <text:p>4</text:p>
          </table:table-cell>
          <table:table-cell office:value="1.0" office:value-type="float" table:style-name="a253df3">
            <text:p>1</text:p>
          </table:table-cell>
          <table:table-cell office:string-value="teacher13FirstName" office:value-type="string" table:style-name="a469634">
            <text:p>teacher13FirstName</text:p>
          </table:table-cell>
          <table:table-cell office:string-value="teacher13LastName" office:value-type="string" table:style-name="a8c7977">
            <text:p>teacher13LastName</text:p>
          </table:table-cell>
          <table:table-cell office:string-value="B" office:value-type="string" table:style-name="ad2bf28">
            <text:p>B</text:p>
          </table:table-cell>
          <table:table-cell table:style-name="aa0e872"/>
          <table:table-cell table:style-name="a8ec54b"/>
        </table:table-row>
        <table:table-row>
          <table:table-cell table:style-name="a992781"/>
          <table:table-cell table:style-name="a02c540"/>
          <table:table-cell table:style-name="a974cb2"/>
          <table:table-cell table:style-name="a801324"/>
          <table:table-cell table:style-name="ae5a7ef"/>
          <table:table-cell table:style-name="a10ffac"/>
          <table:table-cell table:style-name="aa46b95"/>
          <table:table-cell table:style-name="ae276b5"/>
          <table:table-cell table:style-name="a8b25ec"/>
          <table:table-cell table:style-name="a148af9"/>
        </table:table-row>
        <table:table-row>
          <table:table-cell office:string-value="DE1" office:value-type="string" table:style-name="ab7d5de">
            <text:p>DE1</text:p>
          </table:table-cell>
          <table:table-cell office:value="1.0" office:value-type="float" table:style-name="a2e440c">
            <text:p>1</text:p>
          </table:table-cell>
          <table:table-cell office:string-value="testcourse14" office:value-type="string" table:style-name="aeb1829">
            <text:p>testcourse14</text:p>
          </table:table-cell>
          <table:table-cell table:style-name="a4b1e1e"/>
          <table:table-cell table:style-name="aa91ce8"/>
          <table:table-cell table:style-name="ad1882a"/>
          <table:table-cell table:style-name="a621bca"/>
          <table:table-cell table:style-name="a78b706"/>
          <table:table-cell table:style-name="a3e6cac"/>
          <table:table-cell table:style-name="ae7a63d"/>
        </table:table-row>
        <table:table-row>
          <table:table-cell table:style-name="a72e8b6"/>
          <table:table-cell table:style-name="a16d58b"/>
          <table:table-cell office:string-value="CM" office:value-type="string" table:style-name="a1fd875">
            <text:p>CM</text:p>
          </table:table-cell>
          <table:table-cell office:value="3.0" office:value-type="float" table:style-name="a7192b1">
            <text:p>3</text:p>
          </table:table-cell>
          <table:table-cell office:value="1.0" office:value-type="float" table:style-name="a4b4193">
            <text:p>1</text:p>
          </table:table-cell>
          <table:table-cell office:string-value="teacher14FirstName" office:value-type="string" table:style-name="a4a68e3">
            <text:p>teacher14FirstName</text:p>
          </table:table-cell>
          <table:table-cell office:string-value="teacher14LastName" office:value-type="string" table:style-name="a7c2aa6">
            <text:p>teacher14LastName</text:p>
          </table:table-cell>
          <table:table-cell office:string-value="A" office:value-type="string" table:style-name="a596cf1">
            <text:p>A</text:p>
          </table:table-cell>
          <table:table-cell table:style-name="ac25c7f"/>
          <table:table-cell table:style-name="a3ada94"/>
        </table:table-row>
        <table:table-row>
          <table:table-cell table:style-name="aa7ec19"/>
          <table:table-cell table:style-name="a450682"/>
          <table:table-cell table:style-name="abad3a0"/>
          <table:table-cell table:style-name="a30041c"/>
          <table:table-cell table:style-name="a86144c"/>
          <table:table-cell table:style-name="acb098b"/>
          <table:table-cell table:style-name="af9387c"/>
          <table:table-cell table:style-name="ac86668"/>
          <table:table-cell table:style-name="ac19b27"/>
          <table:table-cell table:style-name="a3212af"/>
        </table:table-row>
        <table:table-row>
          <table:table-cell table:style-name="a37a855"/>
          <table:table-cell table:style-name="afb5db5"/>
          <table:table-cell office:string-value="TD" office:value-type="string" table:style-name="a857f6c">
            <text:p>TD</text:p>
          </table:table-cell>
          <table:table-cell office:value="4.0" office:value-type="float" table:style-name="a203e3c">
            <text:p>4</text:p>
          </table:table-cell>
          <table:table-cell office:value="1.0" office:value-type="float" table:style-name="ae37401">
            <text:p>1</text:p>
          </table:table-cell>
          <table:table-cell office:string-value="teacher14FirstName" office:value-type="string" table:style-name="ad08d4e">
            <text:p>teacher14FirstName</text:p>
          </table:table-cell>
          <table:table-cell office:string-value="teacher14LastName" office:value-type="string" table:style-name="aa9f805">
            <text:p>teacher14LastName</text:p>
          </table:table-cell>
          <table:table-cell office:string-value="B" office:value-type="string" table:style-name="a152cd7">
            <text:p>B</text:p>
          </table:table-cell>
          <table:table-cell table:style-name="abd1191"/>
          <table:table-cell table:style-name="a5101e8"/>
        </table:table-row>
        <table:table-row>
          <table:table-cell table:style-name="a21a27b"/>
          <table:table-cell table:style-name="a982a7f"/>
          <table:table-cell table:style-name="ad4a124"/>
          <table:table-cell table:style-name="a97c873"/>
          <table:table-cell table:style-name="a104bf8"/>
          <table:table-cell table:style-name="a4d8c2b"/>
          <table:table-cell table:style-name="aab6cb2"/>
          <table:table-cell table:style-name="a54161f"/>
          <table:table-cell table:style-name="a378bd7"/>
          <table:table-cell table:style-name="a20602b"/>
        </table:table-row>
        <table:table-row>
          <table:table-cell office:string-value="DE1" office:value-type="string" table:style-name="a25df1d">
            <text:p>DE1</text:p>
          </table:table-cell>
          <table:table-cell office:value="1.0" office:value-type="float" table:style-name="ae6185c">
            <text:p>1</text:p>
          </table:table-cell>
          <table:table-cell office:string-value="testcourse15" office:value-type="string" table:style-name="a8742a7">
            <text:p>testcourse15</text:p>
          </table:table-cell>
          <table:table-cell table:style-name="a2dde08"/>
          <table:table-cell table:style-name="ae337c3"/>
          <table:table-cell table:style-name="a8ce912"/>
          <table:table-cell table:style-name="af45717"/>
          <table:table-cell table:style-name="a8259e9"/>
          <table:table-cell table:style-name="a7ba074"/>
          <table:table-cell table:style-name="a8d3896"/>
        </table:table-row>
        <table:table-row>
          <table:table-cell table:style-name="ae998d0"/>
          <table:table-cell table:style-name="a06fa30"/>
          <table:table-cell office:string-value="CM" office:value-type="string" table:style-name="a737f9d">
            <text:p>CM</text:p>
          </table:table-cell>
          <table:table-cell office:value="3.0" office:value-type="float" table:style-name="a829bf0">
            <text:p>3</text:p>
          </table:table-cell>
          <table:table-cell office:value="1.0" office:value-type="float" table:style-name="a50c12f">
            <text:p>1</text:p>
          </table:table-cell>
          <table:table-cell office:string-value="teacher15FirstName" office:value-type="string" table:style-name="ae7775f">
            <text:p>teacher15FirstName</text:p>
          </table:table-cell>
          <table:table-cell office:string-value="teacher15LastName" office:value-type="string" table:style-name="a190add">
            <text:p>teacher15LastName</text:p>
          </table:table-cell>
          <table:table-cell office:string-value="A" office:value-type="string" table:style-name="a992184">
            <text:p>A</text:p>
          </table:table-cell>
          <table:table-cell table:style-name="a18ecbd"/>
          <table:table-cell table:style-name="a7e5c97"/>
        </table:table-row>
        <table:table-row>
          <table:table-cell table:style-name="af6305c"/>
          <table:table-cell table:style-name="aa56d26"/>
          <table:table-cell table:style-name="a0fb42c"/>
          <table:table-cell table:style-name="a762e52"/>
          <table:table-cell table:style-name="afd1844"/>
          <table:table-cell table:style-name="a25fb97"/>
          <table:table-cell table:style-name="abc33e8"/>
          <table:table-cell table:style-name="a245f21"/>
          <table:table-cell table:style-name="a8e5057"/>
          <table:table-cell table:style-name="a7b8a67"/>
        </table:table-row>
        <table:table-row>
          <table:table-cell table:style-name="a48d47a"/>
          <table:table-cell table:style-name="a3b1830"/>
          <table:table-cell office:string-value="TD" office:value-type="string" table:style-name="a0137d0">
            <text:p>TD</text:p>
          </table:table-cell>
          <table:table-cell office:value="4.0" office:value-type="float" table:style-name="a1784c1">
            <text:p>4</text:p>
          </table:table-cell>
          <table:table-cell office:value="1.0" office:value-type="float" table:style-name="a55277a">
            <text:p>1</text:p>
          </table:table-cell>
          <table:table-cell office:string-value="teacher15FirstName" office:value-type="string" table:style-name="a012672">
            <text:p>teacher15FirstName</text:p>
          </table:table-cell>
          <table:table-cell office:string-value="teacher15LastName" office:value-type="string" table:style-name="aa9c701">
            <text:p>teacher15LastName</text:p>
          </table:table-cell>
          <table:table-cell office:string-value="B" office:value-type="string" table:style-name="a00295a">
            <text:p>B</text:p>
          </table:table-cell>
          <table:table-cell table:style-name="a3472df"/>
          <table:table-cell table:style-name="a3c3b06"/>
        </table:table-row>
        <table:table-row>
          <table:table-cell table:style-name="a7522a2"/>
          <table:table-cell table:style-name="aa12b49"/>
          <table:table-cell table:style-name="a80ffa7"/>
          <table:table-cell table:style-name="a72cab0"/>
          <table:table-cell table:style-name="a4bb83d"/>
          <table:table-cell table:style-name="a7ea9d8"/>
          <table:table-cell table:style-name="a8d5a5a"/>
          <table:table-cell table:style-name="af2e827"/>
          <table:table-cell table:style-name="a6f39c5"/>
          <table:table-cell table:style-name="af8e2e0"/>
        </table:table-row>
        <table:table-row>
          <table:table-cell office:string-value="DE1" office:value-type="string" table:style-name="aed9ab8">
            <text:p>DE1</text:p>
          </table:table-cell>
          <table:table-cell office:value="1.0" office:value-type="float" table:style-name="a10507c">
            <text:p>1</text:p>
          </table:table-cell>
          <table:table-cell office:string-value="testcourse16" office:value-type="string" table:style-name="a773ed5">
            <text:p>testcourse16</text:p>
          </table:table-cell>
          <table:table-cell table:style-name="a0bb272"/>
          <table:table-cell table:style-name="ae98f26"/>
          <table:table-cell table:style-name="aee9cd5"/>
          <table:table-cell table:style-name="afaedb5"/>
          <table:table-cell table:style-name="af4e8e5"/>
          <table:table-cell table:style-name="a4be442"/>
          <table:table-cell table:style-name="a866fc9"/>
        </table:table-row>
        <table:table-row>
          <table:table-cell table:style-name="a470652"/>
          <table:table-cell table:style-name="a8cc8fd"/>
          <table:table-cell office:string-value="CM" office:value-type="string" table:style-name="a4b330b">
            <text:p>CM</text:p>
          </table:table-cell>
          <table:table-cell office:value="3.0" office:value-type="float" table:style-name="a5d6ca4">
            <text:p>3</text:p>
          </table:table-cell>
          <table:table-cell office:value="1.0" office:value-type="float" table:style-name="a52382a">
            <text:p>1</text:p>
          </table:table-cell>
          <table:table-cell office:string-value="teacher16FirstName" office:value-type="string" table:style-name="a4ec6e9">
            <text:p>teacher16FirstName</text:p>
          </table:table-cell>
          <table:table-cell office:string-value="teacher16LastName" office:value-type="string" table:style-name="aa7fb56">
            <text:p>teacher16LastName</text:p>
          </table:table-cell>
          <table:table-cell office:string-value="A" office:value-type="string" table:style-name="a937586">
            <text:p>A</text:p>
          </table:table-cell>
          <table:table-cell table:style-name="a7152ec"/>
          <table:table-cell table:style-name="a6d9e89"/>
        </table:table-row>
        <table:table-row>
          <table:table-cell table:style-name="a9b91e5"/>
          <table:table-cell table:style-name="ad4d77b"/>
          <table:table-cell table:style-name="a767e49"/>
          <table:table-cell table:style-name="a7c0e2c"/>
          <table:table-cell table:style-name="ad3b622"/>
          <table:table-cell table:style-name="a4a0d26"/>
          <table:table-cell table:style-name="af18382"/>
          <table:table-cell table:style-name="ae3f2f2"/>
          <table:table-cell table:style-name="ada6349"/>
          <table:table-cell table:style-name="a569dfd"/>
        </table:table-row>
        <table:table-row>
          <table:table-cell table:style-name="a754fce"/>
          <table:table-cell table:style-name="a588d4e"/>
          <table:table-cell office:string-value="TD" office:value-type="string" table:style-name="aedd3f8">
            <text:p>TD</text:p>
          </table:table-cell>
          <table:table-cell office:value="4.0" office:value-type="float" table:style-name="a0e2964">
            <text:p>4</text:p>
          </table:table-cell>
          <table:table-cell office:value="1.0" office:value-type="float" table:style-name="a7afabe">
            <text:p>1</text:p>
          </table:table-cell>
          <table:table-cell office:string-value="teacher16FirstName" office:value-type="string" table:style-name="a0e2a5a">
            <text:p>teacher16FirstName</text:p>
          </table:table-cell>
          <table:table-cell office:string-value="teacher16LastName" office:value-type="string" table:style-name="acf60c6">
            <text:p>teacher16LastName</text:p>
          </table:table-cell>
          <table:table-cell office:string-value="B" office:value-type="string" table:style-name="a8962fc">
            <text:p>B</text:p>
          </table:table-cell>
          <table:table-cell table:style-name="a6a07f9"/>
          <table:table-cell table:style-name="a271532"/>
        </table:table-row>
        <table:table-row>
          <table:table-cell table:style-name="a2a2cf6"/>
          <table:table-cell table:style-name="ad88800"/>
          <table:table-cell table:style-name="af82c45"/>
          <table:table-cell table:style-name="aa9a341"/>
          <table:table-cell table:style-name="a173d85"/>
          <table:table-cell table:style-name="a7208b9"/>
          <table:table-cell table:style-name="a2e5a26"/>
          <table:table-cell table:style-name="ac93269"/>
          <table:table-cell table:style-name="a2e57c4"/>
          <table:table-cell table:style-name="a897c24"/>
        </table:table-row>
        <table:table-row>
          <table:table-cell office:string-value="DE1" office:value-type="string" table:style-name="a09b537">
            <text:p>DE1</text:p>
          </table:table-cell>
          <table:table-cell office:value="1.0" office:value-type="float" table:style-name="afe6de7">
            <text:p>1</text:p>
          </table:table-cell>
          <table:table-cell office:string-value="testcourse17" office:value-type="string" table:style-name="a7e8e20">
            <text:p>testcourse17</text:p>
          </table:table-cell>
          <table:table-cell table:style-name="a6d8a88"/>
          <table:table-cell table:style-name="a39914d"/>
          <table:table-cell table:style-name="aef0bdb"/>
          <table:table-cell table:style-name="af4c404"/>
          <table:table-cell table:style-name="afdd06f"/>
          <table:table-cell table:style-name="a41452b"/>
          <table:table-cell table:style-name="a83b5f7"/>
        </table:table-row>
        <table:table-row>
          <table:table-cell table:style-name="a5cb87f"/>
          <table:table-cell table:style-name="a2e22b6"/>
          <table:table-cell office:string-value="CM" office:value-type="string" table:style-name="a7f8994">
            <text:p>CM</text:p>
          </table:table-cell>
          <table:table-cell office:value="3.0" office:value-type="float" table:style-name="a4f9742">
            <text:p>3</text:p>
          </table:table-cell>
          <table:table-cell office:value="1.0" office:value-type="float" table:style-name="a500831">
            <text:p>1</text:p>
          </table:table-cell>
          <table:table-cell office:string-value="teacher17FirstName" office:value-type="string" table:style-name="a17f95e">
            <text:p>teacher17FirstName</text:p>
          </table:table-cell>
          <table:table-cell office:string-value="teacher17LastName" office:value-type="string" table:style-name="af1311a">
            <text:p>teacher17LastName</text:p>
          </table:table-cell>
          <table:table-cell office:string-value="A" office:value-type="string" table:style-name="af86809">
            <text:p>A</text:p>
          </table:table-cell>
          <table:table-cell table:style-name="ae70ea7"/>
          <table:table-cell table:style-name="a756550"/>
        </table:table-row>
        <table:table-row>
          <table:table-cell table:style-name="a693953"/>
          <table:table-cell table:style-name="a11ffda"/>
          <table:table-cell table:style-name="a0c4b0d"/>
          <table:table-cell table:style-name="aa69b7a"/>
          <table:table-cell table:style-name="a3712b8"/>
          <table:table-cell table:style-name="a063a53"/>
          <table:table-cell table:style-name="a12975a"/>
          <table:table-cell table:style-name="a57fd26"/>
          <table:table-cell table:style-name="a11904f"/>
          <table:table-cell table:style-name="aff032e"/>
        </table:table-row>
        <table:table-row>
          <table:table-cell table:style-name="aa4ee73"/>
          <table:table-cell table:style-name="ac37be6"/>
          <table:table-cell office:string-value="TD" office:value-type="string" table:style-name="ad902aa">
            <text:p>TD</text:p>
          </table:table-cell>
          <table:table-cell office:value="4.0" office:value-type="float" table:style-name="a3c09a8">
            <text:p>4</text:p>
          </table:table-cell>
          <table:table-cell office:value="1.0" office:value-type="float" table:style-name="aa0982a">
            <text:p>1</text:p>
          </table:table-cell>
          <table:table-cell office:string-value="teacher17FirstName" office:value-type="string" table:style-name="a52673b">
            <text:p>teacher17FirstName</text:p>
          </table:table-cell>
          <table:table-cell office:string-value="teacher17LastName" office:value-type="string" table:style-name="a01b879">
            <text:p>teacher17LastName</text:p>
          </table:table-cell>
          <table:table-cell office:string-value="B" office:value-type="string" table:style-name="a845a6f">
            <text:p>B</text:p>
          </table:table-cell>
          <table:table-cell table:style-name="a85997b"/>
          <table:table-cell table:style-name="a8f13ec"/>
        </table:table-row>
        <table:table-row>
          <table:table-cell table:style-name="a4ab824"/>
          <table:table-cell table:style-name="a88936c"/>
          <table:table-cell table:style-name="ab0bd23"/>
          <table:table-cell table:style-name="a7505da"/>
          <table:table-cell table:style-name="a26258a"/>
          <table:table-cell table:style-name="af0447a"/>
          <table:table-cell table:style-name="aeb9555"/>
          <table:table-cell table:style-name="abaac61"/>
          <table:table-cell table:style-name="afcb54b"/>
          <table:table-cell table:style-name="a10ea33"/>
        </table:table-row>
        <table:table-row>
          <table:table-cell office:string-value="DE1" office:value-type="string" table:style-name="a0683bf">
            <text:p>DE1</text:p>
          </table:table-cell>
          <table:table-cell office:value="1.0" office:value-type="float" table:style-name="abbc187">
            <text:p>1</text:p>
          </table:table-cell>
          <table:table-cell office:string-value="testcourse18" office:value-type="string" table:style-name="ac5cc5f">
            <text:p>testcourse18</text:p>
          </table:table-cell>
          <table:table-cell table:style-name="a2a4a7f"/>
          <table:table-cell table:style-name="aecf7ca"/>
          <table:table-cell table:style-name="a5aa386"/>
          <table:table-cell table:style-name="a82e6c0"/>
          <table:table-cell table:style-name="ae7c043"/>
          <table:table-cell table:style-name="a74cd1b"/>
          <table:table-cell table:style-name="a5793bd"/>
        </table:table-row>
        <table:table-row>
          <table:table-cell table:style-name="a9c4649"/>
          <table:table-cell table:style-name="aa154c9"/>
          <table:table-cell office:string-value="CM" office:value-type="string" table:style-name="adb2705">
            <text:p>CM</text:p>
          </table:table-cell>
          <table:table-cell office:value="3.0" office:value-type="float" table:style-name="a86af4d">
            <text:p>3</text:p>
          </table:table-cell>
          <table:table-cell office:value="1.0" office:value-type="float" table:style-name="a2920c2">
            <text:p>1</text:p>
          </table:table-cell>
          <table:table-cell office:string-value="teacher18FirstName" office:value-type="string" table:style-name="a3f10b4">
            <text:p>teacher18FirstName</text:p>
          </table:table-cell>
          <table:table-cell office:string-value="teacher18LastName" office:value-type="string" table:style-name="aa9ff94">
            <text:p>teacher18LastName</text:p>
          </table:table-cell>
          <table:table-cell office:string-value="A" office:value-type="string" table:style-name="ac78818">
            <text:p>A</text:p>
          </table:table-cell>
          <table:table-cell table:style-name="ab28b6a"/>
          <table:table-cell table:style-name="a8cb04c"/>
        </table:table-row>
        <table:table-row>
          <table:table-cell table:style-name="a04e030"/>
          <table:table-cell table:style-name="a086b52"/>
          <table:table-cell table:style-name="a0232dd"/>
          <table:table-cell table:style-name="a880890"/>
          <table:table-cell table:style-name="a819303"/>
          <table:table-cell table:style-name="a517312"/>
          <table:table-cell table:style-name="ace77f2"/>
          <table:table-cell table:style-name="ac89ff7"/>
          <table:table-cell table:style-name="a2bec0f"/>
          <table:table-cell table:style-name="ad2d558"/>
        </table:table-row>
        <table:table-row>
          <table:table-cell table:style-name="a45564f"/>
          <table:table-cell table:style-name="ae35fb8"/>
          <table:table-cell office:string-value="TD" office:value-type="string" table:style-name="a76d8b6">
            <text:p>TD</text:p>
          </table:table-cell>
          <table:table-cell office:value="4.0" office:value-type="float" table:style-name="a305121">
            <text:p>4</text:p>
          </table:table-cell>
          <table:table-cell office:value="1.0" office:value-type="float" table:style-name="a4984ae">
            <text:p>1</text:p>
          </table:table-cell>
          <table:table-cell office:string-value="teacher18FirstName" office:value-type="string" table:style-name="a15d0e7">
            <text:p>teacher18FirstName</text:p>
          </table:table-cell>
          <table:table-cell office:string-value="teacher18LastName" office:value-type="string" table:style-name="a490bc0">
            <text:p>teacher18LastName</text:p>
          </table:table-cell>
          <table:table-cell office:string-value="B" office:value-type="string" table:style-name="ae45346">
            <text:p>B</text:p>
          </table:table-cell>
          <table:table-cell table:style-name="ad97db0"/>
          <table:table-cell table:style-name="a69aafe"/>
        </table:table-row>
        <table:table-row>
          <table:table-cell table:style-name="a1f03d9"/>
          <table:table-cell table:style-name="ae2ae41"/>
          <table:table-cell table:style-name="a24cfcc"/>
          <table:table-cell table:style-name="aa04a82"/>
          <table:table-cell table:style-name="a5cee77"/>
          <table:table-cell table:style-name="a21fa55"/>
          <table:table-cell table:style-name="a5eb94d"/>
          <table:table-cell table:style-name="a7f0ad0"/>
          <table:table-cell table:style-name="ade0fb7"/>
          <table:table-cell table:style-name="ab00258"/>
        </table:table-row>
        <table:table-row>
          <table:table-cell office:string-value="DE1" office:value-type="string" table:style-name="a0e056c">
            <text:p>DE1</text:p>
          </table:table-cell>
          <table:table-cell office:value="1.0" office:value-type="float" table:style-name="acb1282">
            <text:p>1</text:p>
          </table:table-cell>
          <table:table-cell office:string-value="testcourse19" office:value-type="string" table:style-name="a9ee16e">
            <text:p>testcourse19</text:p>
          </table:table-cell>
          <table:table-cell table:style-name="a076105"/>
          <table:table-cell table:style-name="adcbbfc"/>
          <table:table-cell table:style-name="acb0a70"/>
          <table:table-cell table:style-name="ac045ad"/>
          <table:table-cell table:style-name="af9a4ac"/>
          <table:table-cell table:style-name="aba80c4"/>
          <table:table-cell table:style-name="a33f5d5"/>
        </table:table-row>
        <table:table-row>
          <table:table-cell table:style-name="ae27808"/>
          <table:table-cell table:style-name="ab2194f"/>
          <table:table-cell office:string-value="CM" office:value-type="string" table:style-name="a38080b">
            <text:p>CM</text:p>
          </table:table-cell>
          <table:table-cell office:value="3.0" office:value-type="float" table:style-name="a94ff31">
            <text:p>3</text:p>
          </table:table-cell>
          <table:table-cell office:value="1.0" office:value-type="float" table:style-name="a2276e6">
            <text:p>1</text:p>
          </table:table-cell>
          <table:table-cell office:string-value="teacher19FirstName" office:value-type="string" table:style-name="a296f71">
            <text:p>teacher19FirstName</text:p>
          </table:table-cell>
          <table:table-cell office:string-value="teacher19LastName" office:value-type="string" table:style-name="ae2edcc">
            <text:p>teacher19LastName</text:p>
          </table:table-cell>
          <table:table-cell office:string-value="A" office:value-type="string" table:style-name="acb1759">
            <text:p>A</text:p>
          </table:table-cell>
          <table:table-cell table:style-name="a61860a"/>
          <table:table-cell table:style-name="a673da9"/>
        </table:table-row>
        <table:table-row>
          <table:table-cell table:style-name="a3b0434"/>
          <table:table-cell table:style-name="a6d4538"/>
          <table:table-cell table:style-name="a3a44ea"/>
          <table:table-cell table:style-name="a8da399"/>
          <table:table-cell table:style-name="afc855a"/>
          <table:table-cell table:style-name="a8ca034"/>
          <table:table-cell table:style-name="a8fd150"/>
          <table:table-cell table:style-name="a5b8fe4"/>
          <table:table-cell table:style-name="a0d3961"/>
          <table:table-cell table:style-name="ae4500e"/>
        </table:table-row>
        <table:table-row>
          <table:table-cell table:style-name="a323014"/>
          <table:table-cell table:style-name="a3124ae"/>
          <table:table-cell office:string-value="TD" office:value-type="string" table:style-name="a365b57">
            <text:p>TD</text:p>
          </table:table-cell>
          <table:table-cell office:value="4.0" office:value-type="float" table:style-name="aadee20">
            <text:p>4</text:p>
          </table:table-cell>
          <table:table-cell office:value="1.0" office:value-type="float" table:style-name="aa94247">
            <text:p>1</text:p>
          </table:table-cell>
          <table:table-cell office:string-value="teacher19FirstName" office:value-type="string" table:style-name="a22b2b6">
            <text:p>teacher19FirstName</text:p>
          </table:table-cell>
          <table:table-cell office:string-value="teacher19LastName" office:value-type="string" table:style-name="a78f5ab">
            <text:p>teacher19LastName</text:p>
          </table:table-cell>
          <table:table-cell office:string-value="B" office:value-type="string" table:style-name="a260649">
            <text:p>B</text:p>
          </table:table-cell>
          <table:table-cell table:style-name="a0db020"/>
          <table:table-cell table:style-name="ab5b30f"/>
        </table:table-row>
        <table:table-row>
          <table:table-cell table:style-name="a03e08f"/>
          <table:table-cell table:style-name="a3a7b37"/>
          <table:table-cell table:style-name="aafb996"/>
          <table:table-cell table:style-name="ad9d545"/>
          <table:table-cell table:style-name="a893579"/>
          <table:table-cell table:style-name="ae3330b"/>
          <table:table-cell table:style-name="a343549"/>
          <table:table-cell table:style-name="ad5755f"/>
          <table:table-cell table:style-name="af43428"/>
          <table:table-cell table:style-name="a070338"/>
        </table:table-row>
        <table:table-row>
          <table:table-cell office:string-value="DE1" office:value-type="string" table:style-name="a1a3e05">
            <text:p>DE1</text:p>
          </table:table-cell>
          <table:table-cell office:value="1.0" office:value-type="float" table:style-name="ad35f2e">
            <text:p>1</text:p>
          </table:table-cell>
          <table:table-cell office:string-value="testcourse20" office:value-type="string" table:style-name="af96e0d">
            <text:p>testcourse20</text:p>
          </table:table-cell>
          <table:table-cell table:style-name="aa8913b"/>
          <table:table-cell table:style-name="ada6877"/>
          <table:table-cell table:style-name="a2aa306"/>
          <table:table-cell table:style-name="a66d48e"/>
          <table:table-cell table:style-name="ab5ac90"/>
          <table:table-cell table:style-name="a93fcb9"/>
          <table:table-cell table:style-name="a3710f9"/>
        </table:table-row>
        <table:table-row>
          <table:table-cell table:style-name="a593445"/>
          <table:table-cell table:style-name="ac2ea14"/>
          <table:table-cell office:string-value="CM" office:value-type="string" table:style-name="a930577">
            <text:p>CM</text:p>
          </table:table-cell>
          <table:table-cell office:value="3.0" office:value-type="float" table:style-name="ac8c861">
            <text:p>3</text:p>
          </table:table-cell>
          <table:table-cell office:value="1.0" office:value-type="float" table:style-name="a77be65">
            <text:p>1</text:p>
          </table:table-cell>
          <table:table-cell office:string-value="teacher20FirstName" office:value-type="string" table:style-name="a4b868b">
            <text:p>teacher20FirstName</text:p>
          </table:table-cell>
          <table:table-cell office:string-value="teacher20LastName" office:value-type="string" table:style-name="a148f1d">
            <text:p>teacher20LastName</text:p>
          </table:table-cell>
          <table:table-cell office:string-value="A" office:value-type="string" table:style-name="a93ed60">
            <text:p>A</text:p>
          </table:table-cell>
          <table:table-cell table:style-name="a0c389c"/>
          <table:table-cell table:style-name="a7c1554"/>
        </table:table-row>
        <table:table-row>
          <table:table-cell table:style-name="a99042e"/>
          <table:table-cell table:style-name="af8ec4a"/>
          <table:table-cell table:style-name="a062fa4"/>
          <table:table-cell table:style-name="a548603"/>
          <table:table-cell table:style-name="aa2b7bd"/>
          <table:table-cell table:style-name="a66e906"/>
          <table:table-cell table:style-name="aaef62e"/>
          <table:table-cell table:style-name="a1172c3"/>
          <table:table-cell table:style-name="a00d274"/>
          <table:table-cell table:style-name="ac100ab"/>
        </table:table-row>
        <table:table-row>
          <table:table-cell table:style-name="a3bc453"/>
          <table:table-cell table:style-name="a454e36"/>
          <table:table-cell office:string-value="TD" office:value-type="string" table:style-name="a0b7541">
            <text:p>TD</text:p>
          </table:table-cell>
          <table:table-cell office:value="4.0" office:value-type="float" table:style-name="a803a89">
            <text:p>4</text:p>
          </table:table-cell>
          <table:table-cell office:value="1.0" office:value-type="float" table:style-name="a03292a">
            <text:p>1</text:p>
          </table:table-cell>
          <table:table-cell office:string-value="teacher20FirstName" office:value-type="string" table:style-name="a072605">
            <text:p>teacher20FirstName</text:p>
          </table:table-cell>
          <table:table-cell office:string-value="teacher20LastName" office:value-type="string" table:style-name="a6ff1a7">
            <text:p>teacher20LastName</text:p>
          </table:table-cell>
          <table:table-cell office:string-value="B" office:value-type="string" table:style-name="a23c16b">
            <text:p>B</text:p>
          </table:table-cell>
          <table:table-cell table:style-name="a0ff5d6"/>
          <table:table-cell table:style-name="aa3089c"/>
        </table:table-row>
        <table:table-row>
          <table:table-cell table:style-name="a73e9fd"/>
          <table:table-cell table:style-name="a0d4db4"/>
          <table:table-cell table:style-name="abf29fc"/>
          <table:table-cell table:style-name="a127b5f"/>
          <table:table-cell table:style-name="a15bdfb"/>
          <table:table-cell table:style-name="a81cfa6"/>
          <table:table-cell table:style-name="a9464db"/>
          <table:table-cell table:style-name="a4cd723"/>
          <table:table-cell table:style-name="af2ee35"/>
          <table:table-cell table:style-name="abdaa0e"/>
        </table:table-row>
        <table:table-row>
          <table:table-cell office:string-value="DE1" office:value-type="string" table:style-name="a9109cd">
            <text:p>DE1</text:p>
          </table:table-cell>
          <table:table-cell office:value="1.0" office:value-type="float" table:style-name="a2d0a48">
            <text:p>1</text:p>
          </table:table-cell>
          <table:table-cell office:string-value="testcourse21" office:value-type="string" table:style-name="a44e6db">
            <text:p>testcourse21</text:p>
          </table:table-cell>
          <table:table-cell table:style-name="a209e7a"/>
          <table:table-cell table:style-name="aceedac"/>
          <table:table-cell table:style-name="a684249"/>
          <table:table-cell table:style-name="adfd443"/>
          <table:table-cell table:style-name="a813677"/>
          <table:table-cell table:style-name="ab2253c"/>
          <table:table-cell table:style-name="a9b183e"/>
        </table:table-row>
        <table:table-row>
          <table:table-cell table:style-name="ab88998"/>
          <table:table-cell table:style-name="a5bf8b6"/>
          <table:table-cell office:string-value="CM" office:value-type="string" table:style-name="a278923">
            <text:p>CM</text:p>
          </table:table-cell>
          <table:table-cell office:value="3.0" office:value-type="float" table:style-name="a24c326">
            <text:p>3</text:p>
          </table:table-cell>
          <table:table-cell office:value="1.0" office:value-type="float" table:style-name="a251b9b">
            <text:p>1</text:p>
          </table:table-cell>
          <table:table-cell office:string-value="teacher21FirstName" office:value-type="string" table:style-name="a15dba5">
            <text:p>teacher21FirstName</text:p>
          </table:table-cell>
          <table:table-cell office:string-value="teacher21LastName" office:value-type="string" table:style-name="abd4963">
            <text:p>teacher21LastName</text:p>
          </table:table-cell>
          <table:table-cell office:string-value="A" office:value-type="string" table:style-name="a7fb5f1">
            <text:p>A</text:p>
          </table:table-cell>
          <table:table-cell table:style-name="a77c832"/>
          <table:table-cell table:style-name="af5c184"/>
        </table:table-row>
        <table:table-row>
          <table:table-cell table:style-name="a2cc875"/>
          <table:table-cell table:style-name="a6bd35c"/>
          <table:table-cell table:style-name="aeb45ac"/>
          <table:table-cell table:style-name="a637e70"/>
          <table:table-cell table:style-name="a810e4f"/>
          <table:table-cell table:style-name="ad8f5bc"/>
          <table:table-cell table:style-name="a3e8094"/>
          <table:table-cell table:style-name="a7520c1"/>
          <table:table-cell table:style-name="a5b5c7e"/>
          <table:table-cell table:style-name="a384edd"/>
        </table:table-row>
        <table:table-row>
          <table:table-cell table:style-name="a8776a2"/>
          <table:table-cell table:style-name="acf04a1"/>
          <table:table-cell office:string-value="TD" office:value-type="string" table:style-name="a952cb3">
            <text:p>TD</text:p>
          </table:table-cell>
          <table:table-cell office:value="4.0" office:value-type="float" table:style-name="a1062bf">
            <text:p>4</text:p>
          </table:table-cell>
          <table:table-cell office:value="1.0" office:value-type="float" table:style-name="ac40c98">
            <text:p>1</text:p>
          </table:table-cell>
          <table:table-cell office:string-value="teacher21FirstName" office:value-type="string" table:style-name="a207f37">
            <text:p>teacher21FirstName</text:p>
          </table:table-cell>
          <table:table-cell office:string-value="teacher21LastName" office:value-type="string" table:style-name="ac6528a">
            <text:p>teacher21LastName</text:p>
          </table:table-cell>
          <table:table-cell office:string-value="B" office:value-type="string" table:style-name="ac7d745">
            <text:p>B</text:p>
          </table:table-cell>
          <table:table-cell table:style-name="a6b84de"/>
          <table:table-cell table:style-name="a8413a5"/>
        </table:table-row>
        <table:table-row>
          <table:table-cell table:style-name="a19760e"/>
          <table:table-cell table:style-name="a8c94ff"/>
          <table:table-cell table:style-name="aec4008"/>
          <table:table-cell table:style-name="ac39016"/>
          <table:table-cell table:style-name="a66d739"/>
          <table:table-cell table:style-name="aa18ba0"/>
          <table:table-cell table:style-name="af4cae4"/>
          <table:table-cell table:style-name="aacfe9d"/>
          <table:table-cell table:style-name="ad4c955"/>
          <table:table-cell table:style-name="a04619a"/>
        </table:table-row>
        <table:table-row>
          <table:table-cell office:string-value="DE1" office:value-type="string" table:style-name="a60424b">
            <text:p>DE1</text:p>
          </table:table-cell>
          <table:table-cell office:value="1.0" office:value-type="float" table:style-name="a73ed72">
            <text:p>1</text:p>
          </table:table-cell>
          <table:table-cell office:string-value="testcourse22" office:value-type="string" table:style-name="a9f3861">
            <text:p>testcourse22</text:p>
          </table:table-cell>
          <table:table-cell table:style-name="a1193e7"/>
          <table:table-cell table:style-name="a0dbffc"/>
          <table:table-cell table:style-name="af1e188"/>
          <table:table-cell table:style-name="a0bf848"/>
          <table:table-cell table:style-name="acd78a0"/>
          <table:table-cell table:style-name="a551ec1"/>
          <table:table-cell table:style-name="acb5500"/>
        </table:table-row>
        <table:table-row>
          <table:table-cell table:style-name="a27679a"/>
          <table:table-cell table:style-name="a515dd2"/>
          <table:table-cell office:string-value="CM" office:value-type="string" table:style-name="a1a3fb9">
            <text:p>CM</text:p>
          </table:table-cell>
          <table:table-cell office:value="3.0" office:value-type="float" table:style-name="a4edb8a">
            <text:p>3</text:p>
          </table:table-cell>
          <table:table-cell office:value="1.0" office:value-type="float" table:style-name="a61ca85">
            <text:p>1</text:p>
          </table:table-cell>
          <table:table-cell office:string-value="teacher22FirstName" office:value-type="string" table:style-name="abe29e3">
            <text:p>teacher22FirstName</text:p>
          </table:table-cell>
          <table:table-cell office:string-value="teacher22LastName" office:value-type="string" table:style-name="aabb590">
            <text:p>teacher22LastName</text:p>
          </table:table-cell>
          <table:table-cell office:string-value="A" office:value-type="string" table:style-name="acbe5f1">
            <text:p>A</text:p>
          </table:table-cell>
          <table:table-cell table:style-name="a43d616"/>
          <table:table-cell table:style-name="a176342"/>
        </table:table-row>
        <table:table-row>
          <table:table-cell table:style-name="a99d8e1"/>
          <table:table-cell table:style-name="abf9798"/>
          <table:table-cell table:style-name="ae03f13"/>
          <table:table-cell table:style-name="ae465ff"/>
          <table:table-cell table:style-name="a6dbb84"/>
          <table:table-cell table:style-name="af90915"/>
          <table:table-cell table:style-name="ac3e32b"/>
          <table:table-cell table:style-name="af3d3b0"/>
          <table:table-cell table:style-name="a854b3b"/>
          <table:table-cell table:style-name="ae69aa3"/>
        </table:table-row>
        <table:table-row>
          <table:table-cell table:style-name="a41d0cd"/>
          <table:table-cell table:style-name="ac4ba9d"/>
          <table:table-cell office:string-value="TD" office:value-type="string" table:style-name="a0b577e">
            <text:p>TD</text:p>
          </table:table-cell>
          <table:table-cell office:value="4.0" office:value-type="float" table:style-name="a0602ce">
            <text:p>4</text:p>
          </table:table-cell>
          <table:table-cell office:value="1.0" office:value-type="float" table:style-name="a37798d">
            <text:p>1</text:p>
          </table:table-cell>
          <table:table-cell office:string-value="teacher22FirstName" office:value-type="string" table:style-name="af74f14">
            <text:p>teacher22FirstName</text:p>
          </table:table-cell>
          <table:table-cell office:string-value="teacher22LastName" office:value-type="string" table:style-name="a1f2ce2">
            <text:p>teacher22LastName</text:p>
          </table:table-cell>
          <table:table-cell office:string-value="B" office:value-type="string" table:style-name="a050afb">
            <text:p>B</text:p>
          </table:table-cell>
          <table:table-cell table:style-name="a315b8c"/>
          <table:table-cell table:style-name="a73d0fa"/>
        </table:table-row>
        <table:table-row>
          <table:table-cell table:style-name="af53a66"/>
          <table:table-cell table:style-name="ab84613"/>
          <table:table-cell table:style-name="af5824d"/>
          <table:table-cell table:style-name="ac141ab"/>
          <table:table-cell table:style-name="a673a4e"/>
          <table:table-cell table:style-name="ad00f87"/>
          <table:table-cell table:style-name="a6e791b"/>
          <table:table-cell table:style-name="a508a6e"/>
          <table:table-cell table:style-name="a03c2db"/>
          <table:table-cell table:style-name="ae509c6"/>
        </table:table-row>
        <table:table-row>
          <table:table-cell office:string-value="DE1" office:value-type="string" table:style-name="ad17abf">
            <text:p>DE1</text:p>
          </table:table-cell>
          <table:table-cell office:value="1.0" office:value-type="float" table:style-name="a5fa82c">
            <text:p>1</text:p>
          </table:table-cell>
          <table:table-cell office:string-value="testcourse23" office:value-type="string" table:style-name="a27a9cb">
            <text:p>testcourse23</text:p>
          </table:table-cell>
          <table:table-cell table:style-name="afe5630"/>
          <table:table-cell table:style-name="af5184c"/>
          <table:table-cell table:style-name="ac2c220"/>
          <table:table-cell table:style-name="ad027d5"/>
          <table:table-cell table:style-name="aa67e84"/>
          <table:table-cell table:style-name="ad84d45"/>
          <table:table-cell table:style-name="aefca3e"/>
        </table:table-row>
        <table:table-row>
          <table:table-cell table:style-name="abcd8d5"/>
          <table:table-cell table:style-name="aea513c"/>
          <table:table-cell office:string-value="CM" office:value-type="string" table:style-name="af012e6">
            <text:p>CM</text:p>
          </table:table-cell>
          <table:table-cell office:value="3.0" office:value-type="float" table:style-name="aa7fa52">
            <text:p>3</text:p>
          </table:table-cell>
          <table:table-cell office:value="1.0" office:value-type="float" table:style-name="a1b0644">
            <text:p>1</text:p>
          </table:table-cell>
          <table:table-cell office:string-value="teacher23FirstName" office:value-type="string" table:style-name="a6a9534">
            <text:p>teacher23FirstName</text:p>
          </table:table-cell>
          <table:table-cell office:string-value="teacher23LastName" office:value-type="string" table:style-name="aeefce1">
            <text:p>teacher23LastName</text:p>
          </table:table-cell>
          <table:table-cell office:string-value="A" office:value-type="string" table:style-name="a57ada0">
            <text:p>A</text:p>
          </table:table-cell>
          <table:table-cell table:style-name="a5d19d2"/>
          <table:table-cell table:style-name="a5be3f4"/>
        </table:table-row>
        <table:table-row>
          <table:table-cell table:style-name="a0e0265"/>
          <table:table-cell table:style-name="a1f6e53"/>
          <table:table-cell table:style-name="af8ced3"/>
          <table:table-cell table:style-name="a62d9f3"/>
          <table:table-cell table:style-name="a6ced7d"/>
          <table:table-cell table:style-name="ac28dbe"/>
          <table:table-cell table:style-name="a6490fd"/>
          <table:table-cell table:style-name="a0f3348"/>
          <table:table-cell table:style-name="a11abff"/>
          <table:table-cell table:style-name="af53065"/>
        </table:table-row>
        <table:table-row>
          <table:table-cell table:style-name="a9e101f"/>
          <table:table-cell table:style-name="ac35cb5"/>
          <table:table-cell office:string-value="TD" office:value-type="string" table:style-name="a82711b">
            <text:p>TD</text:p>
          </table:table-cell>
          <table:table-cell office:value="4.0" office:value-type="float" table:style-name="a9a0241">
            <text:p>4</text:p>
          </table:table-cell>
          <table:table-cell office:value="1.0" office:value-type="float" table:style-name="ac8e5cd">
            <text:p>1</text:p>
          </table:table-cell>
          <table:table-cell office:string-value="teacher23FirstName" office:value-type="string" table:style-name="a97f559">
            <text:p>teacher23FirstName</text:p>
          </table:table-cell>
          <table:table-cell office:string-value="teacher23LastName" office:value-type="string" table:style-name="aaef1fb">
            <text:p>teacher23LastName</text:p>
          </table:table-cell>
          <table:table-cell office:string-value="B" office:value-type="string" table:style-name="ae55d39">
            <text:p>B</text:p>
          </table:table-cell>
          <table:table-cell table:style-name="a9175a7"/>
          <table:table-cell table:style-name="a916cb9"/>
        </table:table-row>
        <table:table-row>
          <table:table-cell table:style-name="a63ea83"/>
          <table:table-cell table:style-name="af485ee"/>
          <table:table-cell table:style-name="a27baf3"/>
          <table:table-cell table:style-name="a4690ec"/>
          <table:table-cell table:style-name="aa696d9"/>
          <table:table-cell table:style-name="a51bb61"/>
          <table:table-cell table:style-name="a9dfc5b"/>
          <table:table-cell table:style-name="a53ebcc"/>
          <table:table-cell table:style-name="a2e66f1"/>
          <table:table-cell table:style-name="a744356"/>
        </table:table-row>
        <table:table-row>
          <table:table-cell office:string-value="DE1" office:value-type="string" table:style-name="ac537b3">
            <text:p>DE1</text:p>
          </table:table-cell>
          <table:table-cell office:value="1.0" office:value-type="float" table:style-name="a8a4253">
            <text:p>1</text:p>
          </table:table-cell>
          <table:table-cell office:string-value="testcourse24" office:value-type="string" table:style-name="a7daaba">
            <text:p>testcourse24</text:p>
          </table:table-cell>
          <table:table-cell table:style-name="a196a85"/>
          <table:table-cell table:style-name="a3ef0c7"/>
          <table:table-cell table:style-name="ad8d36b"/>
          <table:table-cell table:style-name="a899ab4"/>
          <table:table-cell table:style-name="af18bd8"/>
          <table:table-cell table:style-name="a32f351"/>
          <table:table-cell table:style-name="a46e3a0"/>
        </table:table-row>
        <table:table-row>
          <table:table-cell table:style-name="a2acfe0"/>
          <table:table-cell table:style-name="a1b7d55"/>
          <table:table-cell office:string-value="CM" office:value-type="string" table:style-name="a7ae5ae">
            <text:p>CM</text:p>
          </table:table-cell>
          <table:table-cell office:value="3.0" office:value-type="float" table:style-name="a2fa848">
            <text:p>3</text:p>
          </table:table-cell>
          <table:table-cell office:value="1.0" office:value-type="float" table:style-name="adb3087">
            <text:p>1</text:p>
          </table:table-cell>
          <table:table-cell office:string-value="teacher24FirstName" office:value-type="string" table:style-name="acde1da">
            <text:p>teacher24FirstName</text:p>
          </table:table-cell>
          <table:table-cell office:string-value="teacher24LastName" office:value-type="string" table:style-name="a726eeb">
            <text:p>teacher24LastName</text:p>
          </table:table-cell>
          <table:table-cell office:string-value="A" office:value-type="string" table:style-name="aecc297">
            <text:p>A</text:p>
          </table:table-cell>
          <table:table-cell table:style-name="a477c78"/>
          <table:table-cell table:style-name="a000ae6"/>
        </table:table-row>
        <table:table-row>
          <table:table-cell table:style-name="a01ee25"/>
          <table:table-cell table:style-name="ac54c65"/>
          <table:table-cell table:style-name="a4e20e1"/>
          <table:table-cell table:style-name="a0e5eed"/>
          <table:table-cell table:style-name="a40da97"/>
          <table:table-cell table:style-name="ae65a7c"/>
          <table:table-cell table:style-name="a429762"/>
          <table:table-cell table:style-name="a67f336"/>
          <table:table-cell table:style-name="a52061a"/>
          <table:table-cell table:style-name="ab039f5"/>
        </table:table-row>
        <table:table-row>
          <table:table-cell table:style-name="aeb66b3"/>
          <table:table-cell table:style-name="a7d3ce9"/>
          <table:table-cell office:string-value="TD" office:value-type="string" table:style-name="a2ef3f3">
            <text:p>TD</text:p>
          </table:table-cell>
          <table:table-cell office:value="4.0" office:value-type="float" table:style-name="ac2cb69">
            <text:p>4</text:p>
          </table:table-cell>
          <table:table-cell office:value="1.0" office:value-type="float" table:style-name="a19e8b7">
            <text:p>1</text:p>
          </table:table-cell>
          <table:table-cell office:string-value="teacher24FirstName" office:value-type="string" table:style-name="ac316aa">
            <text:p>teacher24FirstName</text:p>
          </table:table-cell>
          <table:table-cell office:string-value="teacher24LastName" office:value-type="string" table:style-name="ae4105f">
            <text:p>teacher24LastName</text:p>
          </table:table-cell>
          <table:table-cell office:string-value="B" office:value-type="string" table:style-name="a156f55">
            <text:p>B</text:p>
          </table:table-cell>
          <table:table-cell table:style-name="af44176"/>
          <table:table-cell table:style-name="a6cf522"/>
        </table:table-row>
        <table:table-row>
          <table:table-cell table:style-name="a13505a"/>
          <table:table-cell table:style-name="a6c167f"/>
          <table:table-cell table:style-name="a6fafd2"/>
          <table:table-cell table:style-name="a9fb46e"/>
          <table:table-cell table:style-name="a51a4e3"/>
          <table:table-cell table:style-name="afc8047"/>
          <table:table-cell table:style-name="ac7e64a"/>
          <table:table-cell table:style-name="aa2986f"/>
          <table:table-cell table:style-name="a98b2f8"/>
          <table:table-cell table:style-name="a011afb"/>
        </table:table-row>
        <table:table-row>
          <table:table-cell office:string-value="DE1" office:value-type="string" table:style-name="aee08f0">
            <text:p>DE1</text:p>
          </table:table-cell>
          <table:table-cell office:value="1.0" office:value-type="float" table:style-name="ab90848">
            <text:p>1</text:p>
          </table:table-cell>
          <table:table-cell office:string-value="testcourse25" office:value-type="string" table:style-name="acfd3c8">
            <text:p>testcourse25</text:p>
          </table:table-cell>
          <table:table-cell table:style-name="a7e9d27"/>
          <table:table-cell table:style-name="a8e3678"/>
          <table:table-cell table:style-name="a0df7e9"/>
          <table:table-cell table:style-name="a20f0e9"/>
          <table:table-cell table:style-name="a0485c2"/>
          <table:table-cell table:style-name="ad12919"/>
          <table:table-cell table:style-name="a9adf3b"/>
        </table:table-row>
        <table:table-row>
          <table:table-cell table:style-name="a6bd96d"/>
          <table:table-cell table:style-name="a56bf5b"/>
          <table:table-cell office:string-value="CM" office:value-type="string" table:style-name="afdd7b3">
            <text:p>CM</text:p>
          </table:table-cell>
          <table:table-cell office:value="3.0" office:value-type="float" table:style-name="a9b6568">
            <text:p>3</text:p>
          </table:table-cell>
          <table:table-cell office:value="1.0" office:value-type="float" table:style-name="a0402aa">
            <text:p>1</text:p>
          </table:table-cell>
          <table:table-cell office:string-value="teacher25FirstName" office:value-type="string" table:style-name="abef110">
            <text:p>teacher25FirstName</text:p>
          </table:table-cell>
          <table:table-cell office:string-value="teacher25LastName" office:value-type="string" table:style-name="a4940f8">
            <text:p>teacher25LastName</text:p>
          </table:table-cell>
          <table:table-cell office:string-value="A" office:value-type="string" table:style-name="aeb99ff">
            <text:p>A</text:p>
          </table:table-cell>
          <table:table-cell table:style-name="a07dfc1"/>
          <table:table-cell table:style-name="a3bb8fb"/>
        </table:table-row>
        <table:table-row>
          <table:table-cell table:style-name="a1c4c30"/>
          <table:table-cell table:style-name="a636928"/>
          <table:table-cell table:style-name="a19d54a"/>
          <table:table-cell table:style-name="a82834a"/>
          <table:table-cell table:style-name="a7d5141"/>
          <table:table-cell table:style-name="a0fba29"/>
          <table:table-cell table:style-name="a3ae074"/>
          <table:table-cell table:style-name="adba235"/>
          <table:table-cell table:style-name="a7c98d9"/>
          <table:table-cell table:style-name="a44ddb7"/>
        </table:table-row>
        <table:table-row>
          <table:table-cell table:style-name="a9c62da"/>
          <table:table-cell table:style-name="a4e2c4e"/>
          <table:table-cell office:string-value="TD" office:value-type="string" table:style-name="a44237d">
            <text:p>TD</text:p>
          </table:table-cell>
          <table:table-cell office:value="4.0" office:value-type="float" table:style-name="ae725bb">
            <text:p>4</text:p>
          </table:table-cell>
          <table:table-cell office:value="1.0" office:value-type="float" table:style-name="a3847f0">
            <text:p>1</text:p>
          </table:table-cell>
          <table:table-cell office:string-value="teacher25FirstName" office:value-type="string" table:style-name="ae67956">
            <text:p>teacher25FirstName</text:p>
          </table:table-cell>
          <table:table-cell office:string-value="teacher25LastName" office:value-type="string" table:style-name="a917204">
            <text:p>teacher25LastName</text:p>
          </table:table-cell>
          <table:table-cell office:string-value="B" office:value-type="string" table:style-name="a70c105">
            <text:p>B</text:p>
          </table:table-cell>
          <table:table-cell table:style-name="aaa5950"/>
          <table:table-cell table:style-name="aac9d11"/>
        </table:table-row>
        <table:table-row>
          <table:table-cell table:style-name="ac5a198"/>
          <table:table-cell table:style-name="a7f4818"/>
          <table:table-cell table:style-name="a1bc8b5"/>
          <table:table-cell table:style-name="ad96274"/>
          <table:table-cell table:style-name="a13f6af"/>
          <table:table-cell table:style-name="a75950f"/>
          <table:table-cell table:style-name="a779109"/>
          <table:table-cell table:style-name="aa51992"/>
          <table:table-cell table:style-name="af4bc23"/>
          <table:table-cell table:style-name="a64a3c9"/>
        </table:table-row>
        <table:table-row>
          <table:table-cell office:string-value="DE1" office:value-type="string" table:style-name="a3096a6">
            <text:p>DE1</text:p>
          </table:table-cell>
          <table:table-cell office:value="1.0" office:value-type="float" table:style-name="a603df5">
            <text:p>1</text:p>
          </table:table-cell>
          <table:table-cell office:string-value="testcourse26" office:value-type="string" table:style-name="a47e954">
            <text:p>testcourse26</text:p>
          </table:table-cell>
          <table:table-cell table:style-name="ace0b44"/>
          <table:table-cell table:style-name="a79700a"/>
          <table:table-cell table:style-name="a0387e3"/>
          <table:table-cell table:style-name="a00fda1"/>
          <table:table-cell table:style-name="af2a8a4"/>
          <table:table-cell table:style-name="a7e4597"/>
          <table:table-cell table:style-name="a47ab5e"/>
        </table:table-row>
        <table:table-row>
          <table:table-cell table:style-name="a65457f"/>
          <table:table-cell table:style-name="aaae6e1"/>
          <table:table-cell office:string-value="CM" office:value-type="string" table:style-name="ad57a74">
            <text:p>CM</text:p>
          </table:table-cell>
          <table:table-cell office:value="3.0" office:value-type="float" table:style-name="ae84056">
            <text:p>3</text:p>
          </table:table-cell>
          <table:table-cell office:value="1.0" office:value-type="float" table:style-name="aa435db">
            <text:p>1</text:p>
          </table:table-cell>
          <table:table-cell office:string-value="teacher26FirstName" office:value-type="string" table:style-name="a89e482">
            <text:p>teacher26FirstName</text:p>
          </table:table-cell>
          <table:table-cell office:string-value="teacher26LastName" office:value-type="string" table:style-name="af41646">
            <text:p>teacher26LastName</text:p>
          </table:table-cell>
          <table:table-cell office:string-value="A" office:value-type="string" table:style-name="a925a13">
            <text:p>A</text:p>
          </table:table-cell>
          <table:table-cell table:style-name="a919dd0"/>
          <table:table-cell table:style-name="a8c9d56"/>
        </table:table-row>
        <table:table-row>
          <table:table-cell table:style-name="a0073bc"/>
          <table:table-cell table:style-name="a53fee8"/>
          <table:table-cell table:style-name="a1f5124"/>
          <table:table-cell table:style-name="a6cea6a"/>
          <table:table-cell table:style-name="a928d7c"/>
          <table:table-cell table:style-name="adb72f0"/>
          <table:table-cell table:style-name="aa2123e"/>
          <table:table-cell table:style-name="ad89777"/>
          <table:table-cell table:style-name="ac41d6b"/>
          <table:table-cell table:style-name="a892b3b"/>
        </table:table-row>
        <table:table-row>
          <table:table-cell table:style-name="a792e8f"/>
          <table:table-cell table:style-name="a8674c8"/>
          <table:table-cell office:string-value="TD" office:value-type="string" table:style-name="aedd679">
            <text:p>TD</text:p>
          </table:table-cell>
          <table:table-cell office:value="4.0" office:value-type="float" table:style-name="ad4455a">
            <text:p>4</text:p>
          </table:table-cell>
          <table:table-cell office:value="1.0" office:value-type="float" table:style-name="a8a42ea">
            <text:p>1</text:p>
          </table:table-cell>
          <table:table-cell office:string-value="teacher26FirstName" office:value-type="string" table:style-name="acf6341">
            <text:p>teacher26FirstName</text:p>
          </table:table-cell>
          <table:table-cell office:string-value="teacher26LastName" office:value-type="string" table:style-name="a3895ea">
            <text:p>teacher26LastName</text:p>
          </table:table-cell>
          <table:table-cell office:string-value="B" office:value-type="string" table:style-name="a42ff34">
            <text:p>B</text:p>
          </table:table-cell>
          <table:table-cell table:style-name="afe4dfd"/>
          <table:table-cell table:style-name="aa5ba5b"/>
        </table:table-row>
        <table:table-row>
          <table:table-cell table:style-name="a181369"/>
          <table:table-cell table:style-name="af5717f"/>
          <table:table-cell table:style-name="ab1342d"/>
          <table:table-cell table:style-name="a258afd"/>
          <table:table-cell table:style-name="a762d88"/>
          <table:table-cell table:style-name="ac149f3"/>
          <table:table-cell table:style-name="a044206"/>
          <table:table-cell table:style-name="aa93e27"/>
          <table:table-cell table:style-name="ac9c143"/>
          <table:table-cell table:style-name="ab5c8e3"/>
        </table:table-row>
        <table:table-row>
          <table:table-cell office:string-value="DE1" office:value-type="string" table:style-name="ab0e9bb">
            <text:p>DE1</text:p>
          </table:table-cell>
          <table:table-cell office:value="1.0" office:value-type="float" table:style-name="a9c6a0b">
            <text:p>1</text:p>
          </table:table-cell>
          <table:table-cell office:string-value="testcourse27" office:value-type="string" table:style-name="ad27405">
            <text:p>testcourse27</text:p>
          </table:table-cell>
          <table:table-cell table:style-name="a45dffc"/>
          <table:table-cell table:style-name="a117142"/>
          <table:table-cell table:style-name="a7a7fa7"/>
          <table:table-cell table:style-name="abde143"/>
          <table:table-cell table:style-name="aa27636"/>
          <table:table-cell table:style-name="aba7ec2"/>
          <table:table-cell table:style-name="a7a62bf"/>
        </table:table-row>
        <table:table-row>
          <table:table-cell table:style-name="a4f99a5"/>
          <table:table-cell table:style-name="aee4645"/>
          <table:table-cell office:string-value="CM" office:value-type="string" table:style-name="af5396b">
            <text:p>CM</text:p>
          </table:table-cell>
          <table:table-cell office:value="3.0" office:value-type="float" table:style-name="a04d1ee">
            <text:p>3</text:p>
          </table:table-cell>
          <table:table-cell office:value="1.0" office:value-type="float" table:style-name="a358b97">
            <text:p>1</text:p>
          </table:table-cell>
          <table:table-cell office:string-value="teacher27FirstName" office:value-type="string" table:style-name="a2a0d08">
            <text:p>teacher27FirstName</text:p>
          </table:table-cell>
          <table:table-cell office:string-value="teacher27LastName" office:value-type="string" table:style-name="a9a2825">
            <text:p>teacher27LastName</text:p>
          </table:table-cell>
          <table:table-cell office:string-value="A" office:value-type="string" table:style-name="a1e196d">
            <text:p>A</text:p>
          </table:table-cell>
          <table:table-cell table:style-name="a75b745"/>
          <table:table-cell table:style-name="a05fc00"/>
        </table:table-row>
        <table:table-row>
          <table:table-cell table:style-name="a4b9af6"/>
          <table:table-cell table:style-name="a636afe"/>
          <table:table-cell table:style-name="a5d8659"/>
          <table:table-cell table:style-name="a5782d7"/>
          <table:table-cell table:style-name="ad258b3"/>
          <table:table-cell table:style-name="acbda6e"/>
          <table:table-cell table:style-name="a4d6167"/>
          <table:table-cell table:style-name="a81de17"/>
          <table:table-cell table:style-name="a21b55d"/>
          <table:table-cell table:style-name="a1f8706"/>
        </table:table-row>
        <table:table-row>
          <table:table-cell table:style-name="ad998fd"/>
          <table:table-cell table:style-name="ac2a4ca"/>
          <table:table-cell office:string-value="TD" office:value-type="string" table:style-name="ade9719">
            <text:p>TD</text:p>
          </table:table-cell>
          <table:table-cell office:value="4.0" office:value-type="float" table:style-name="a43add7">
            <text:p>4</text:p>
          </table:table-cell>
          <table:table-cell office:value="1.0" office:value-type="float" table:style-name="af2cb88">
            <text:p>1</text:p>
          </table:table-cell>
          <table:table-cell office:string-value="teacher27FirstName" office:value-type="string" table:style-name="ad764f4">
            <text:p>teacher27FirstName</text:p>
          </table:table-cell>
          <table:table-cell office:string-value="teacher27LastName" office:value-type="string" table:style-name="ad3e42b">
            <text:p>teacher27LastName</text:p>
          </table:table-cell>
          <table:table-cell office:string-value="B" office:value-type="string" table:style-name="ac773dc">
            <text:p>B</text:p>
          </table:table-cell>
          <table:table-cell table:style-name="a18ee83"/>
          <table:table-cell table:style-name="a046c3e"/>
        </table:table-row>
        <table:table-row>
          <table:table-cell table:style-name="a5feecc"/>
          <table:table-cell table:style-name="aa53082"/>
          <table:table-cell table:style-name="a363d94"/>
          <table:table-cell table:style-name="adabd8c"/>
          <table:table-cell table:style-name="aa3e0ca"/>
          <table:table-cell table:style-name="af5fb92"/>
          <table:table-cell table:style-name="a979d24"/>
          <table:table-cell table:style-name="a5d9269"/>
          <table:table-cell table:style-name="a853b15"/>
          <table:table-cell table:style-name="a539abc"/>
        </table:table-row>
        <table:table-row>
          <table:table-cell office:string-value="DE1" office:value-type="string" table:style-name="a1b91df">
            <text:p>DE1</text:p>
          </table:table-cell>
          <table:table-cell office:value="1.0" office:value-type="float" table:style-name="a24237f">
            <text:p>1</text:p>
          </table:table-cell>
          <table:table-cell office:string-value="testcourse28" office:value-type="string" table:style-name="afc79d9">
            <text:p>testcourse28</text:p>
          </table:table-cell>
          <table:table-cell table:style-name="a93329e"/>
          <table:table-cell table:style-name="a4603a9"/>
          <table:table-cell table:style-name="a2cdd1c"/>
          <table:table-cell table:style-name="afda682"/>
          <table:table-cell table:style-name="aab0d57"/>
          <table:table-cell table:style-name="abdf832"/>
          <table:table-cell table:style-name="af283a2"/>
        </table:table-row>
        <table:table-row>
          <table:table-cell table:style-name="a5f5e40"/>
          <table:table-cell table:style-name="a77263d"/>
          <table:table-cell office:string-value="CM" office:value-type="string" table:style-name="adaca4a">
            <text:p>CM</text:p>
          </table:table-cell>
          <table:table-cell office:value="3.0" office:value-type="float" table:style-name="a6d5f4b">
            <text:p>3</text:p>
          </table:table-cell>
          <table:table-cell office:value="1.0" office:value-type="float" table:style-name="ae82f16">
            <text:p>1</text:p>
          </table:table-cell>
          <table:table-cell office:string-value="teacher28FirstName" office:value-type="string" table:style-name="a60112a">
            <text:p>teacher28FirstName</text:p>
          </table:table-cell>
          <table:table-cell office:string-value="teacher28LastName" office:value-type="string" table:style-name="a9d037e">
            <text:p>teacher28LastName</text:p>
          </table:table-cell>
          <table:table-cell office:string-value="A" office:value-type="string" table:style-name="ad2900d">
            <text:p>A</text:p>
          </table:table-cell>
          <table:table-cell table:style-name="a97d4e1"/>
          <table:table-cell table:style-name="a5682e2"/>
        </table:table-row>
        <table:table-row>
          <table:table-cell table:style-name="a860865"/>
          <table:table-cell table:style-name="aab0f6e"/>
          <table:table-cell table:style-name="a95df8c"/>
          <table:table-cell table:style-name="a70c59d"/>
          <table:table-cell table:style-name="a8b9ec6"/>
          <table:table-cell table:style-name="a75ba93"/>
          <table:table-cell table:style-name="a60f42d"/>
          <table:table-cell table:style-name="a08d471"/>
          <table:table-cell table:style-name="a611481"/>
          <table:table-cell table:style-name="a7e3d56"/>
        </table:table-row>
        <table:table-row>
          <table:table-cell table:style-name="ab01c10"/>
          <table:table-cell table:style-name="ab25f2d"/>
          <table:table-cell office:string-value="TD" office:value-type="string" table:style-name="aa29edf">
            <text:p>TD</text:p>
          </table:table-cell>
          <table:table-cell office:value="4.0" office:value-type="float" table:style-name="ae512f0">
            <text:p>4</text:p>
          </table:table-cell>
          <table:table-cell office:value="1.0" office:value-type="float" table:style-name="a136942">
            <text:p>1</text:p>
          </table:table-cell>
          <table:table-cell office:string-value="teacher28FirstName" office:value-type="string" table:style-name="a24aad5">
            <text:p>teacher28FirstName</text:p>
          </table:table-cell>
          <table:table-cell office:string-value="teacher28LastName" office:value-type="string" table:style-name="a881d4d">
            <text:p>teacher28LastName</text:p>
          </table:table-cell>
          <table:table-cell office:string-value="B" office:value-type="string" table:style-name="ae912a0">
            <text:p>B</text:p>
          </table:table-cell>
          <table:table-cell table:style-name="a42879e"/>
          <table:table-cell table:style-name="aae647b"/>
        </table:table-row>
        <table:table-row>
          <table:table-cell table:style-name="a17a784"/>
          <table:table-cell table:style-name="acdf51d"/>
          <table:table-cell table:style-name="ae98d23"/>
          <table:table-cell table:style-name="a990ca1"/>
          <table:table-cell table:style-name="a53b6a8"/>
          <table:table-cell table:style-name="abc65b4"/>
          <table:table-cell table:style-name="a37a9c9"/>
          <table:table-cell table:style-name="ab29f72"/>
          <table:table-cell table:style-name="a60ee8f"/>
          <table:table-cell table:style-name="a61dc5c"/>
        </table:table-row>
        <table:table-row>
          <table:table-cell office:string-value="DE1" office:value-type="string" table:style-name="aa0f083">
            <text:p>DE1</text:p>
          </table:table-cell>
          <table:table-cell office:value="1.0" office:value-type="float" table:style-name="a77e49b">
            <text:p>1</text:p>
          </table:table-cell>
          <table:table-cell office:string-value="testcourse29" office:value-type="string" table:style-name="aecb34a">
            <text:p>testcourse29</text:p>
          </table:table-cell>
          <table:table-cell table:style-name="a016bca"/>
          <table:table-cell table:style-name="a1324e5"/>
          <table:table-cell table:style-name="a9ac55c"/>
          <table:table-cell table:style-name="a72aa6b"/>
          <table:table-cell table:style-name="a367d62"/>
          <table:table-cell table:style-name="a845f1d"/>
          <table:table-cell table:style-name="aec7c5c"/>
        </table:table-row>
        <table:table-row>
          <table:table-cell table:style-name="a9898eb"/>
          <table:table-cell table:style-name="a756e75"/>
          <table:table-cell office:string-value="CM" office:value-type="string" table:style-name="ab197eb">
            <text:p>CM</text:p>
          </table:table-cell>
          <table:table-cell office:value="3.0" office:value-type="float" table:style-name="a45367c">
            <text:p>3</text:p>
          </table:table-cell>
          <table:table-cell office:value="1.0" office:value-type="float" table:style-name="a12681e">
            <text:p>1</text:p>
          </table:table-cell>
          <table:table-cell office:string-value="teacher29FirstName" office:value-type="string" table:style-name="aa4a46c">
            <text:p>teacher29FirstName</text:p>
          </table:table-cell>
          <table:table-cell office:string-value="teacher29LastName" office:value-type="string" table:style-name="acdcc23">
            <text:p>teacher29LastName</text:p>
          </table:table-cell>
          <table:table-cell office:string-value="A" office:value-type="string" table:style-name="ab4192e">
            <text:p>A</text:p>
          </table:table-cell>
          <table:table-cell table:style-name="a7665f0"/>
          <table:table-cell table:style-name="ab3793d"/>
        </table:table-row>
        <table:table-row>
          <table:table-cell table:style-name="a57dfda"/>
          <table:table-cell table:style-name="a9d9817"/>
          <table:table-cell table:style-name="afc0da1"/>
          <table:table-cell table:style-name="af4fd55"/>
          <table:table-cell table:style-name="a35ed71"/>
          <table:table-cell table:style-name="abfa572"/>
          <table:table-cell table:style-name="a5fdce0"/>
          <table:table-cell table:style-name="aad2f80"/>
          <table:table-cell table:style-name="ab67f85"/>
          <table:table-cell table:style-name="a6bfe1a"/>
        </table:table-row>
        <table:table-row>
          <table:table-cell table:style-name="a63501f"/>
          <table:table-cell table:style-name="a04a115"/>
          <table:table-cell office:string-value="TD" office:value-type="string" table:style-name="ab90513">
            <text:p>TD</text:p>
          </table:table-cell>
          <table:table-cell office:value="4.0" office:value-type="float" table:style-name="a773135">
            <text:p>4</text:p>
          </table:table-cell>
          <table:table-cell office:value="1.0" office:value-type="float" table:style-name="a272055">
            <text:p>1</text:p>
          </table:table-cell>
          <table:table-cell office:string-value="teacher29FirstName" office:value-type="string" table:style-name="a80499f">
            <text:p>teacher29FirstName</text:p>
          </table:table-cell>
          <table:table-cell office:string-value="teacher29LastName" office:value-type="string" table:style-name="aca98e0">
            <text:p>teacher29LastName</text:p>
          </table:table-cell>
          <table:table-cell office:string-value="B" office:value-type="string" table:style-name="a0c8fb0">
            <text:p>B</text:p>
          </table:table-cell>
          <table:table-cell table:style-name="a6fcb46"/>
          <table:table-cell table:style-name="a5acfe0"/>
        </table:table-row>
        <table:table-row>
          <table:table-cell table:style-name="a43b785"/>
          <table:table-cell table:style-name="a6b993a"/>
          <table:table-cell table:style-name="aa6354c"/>
          <table:table-cell table:style-name="adffaef"/>
          <table:table-cell table:style-name="a36227a"/>
          <table:table-cell table:style-name="a8c9aa7"/>
          <table:table-cell table:style-name="a7abf86"/>
          <table:table-cell table:style-name="abb9976"/>
          <table:table-cell table:style-name="af738ee"/>
          <table:table-cell table:style-name="a2cd98c"/>
        </table:table-row>
        <table:table-row>
          <table:table-cell office:string-value="DE1" office:value-type="string" table:style-name="afd5bec">
            <text:p>DE1</text:p>
          </table:table-cell>
          <table:table-cell office:value="1.0" office:value-type="float" table:style-name="a7fd7a6">
            <text:p>1</text:p>
          </table:table-cell>
          <table:table-cell office:string-value="testcourse30" office:value-type="string" table:style-name="a7af946">
            <text:p>testcourse30</text:p>
          </table:table-cell>
          <table:table-cell table:style-name="a3f1e1f"/>
          <table:table-cell table:style-name="a1db34a"/>
          <table:table-cell table:style-name="af89d91"/>
          <table:table-cell table:style-name="a0f3056"/>
          <table:table-cell table:style-name="ab2f90b"/>
          <table:table-cell table:style-name="a989b47"/>
          <table:table-cell table:style-name="a30f1d3"/>
        </table:table-row>
        <table:table-row>
          <table:table-cell table:style-name="aef85da"/>
          <table:table-cell table:style-name="a59153c"/>
          <table:table-cell office:string-value="CM" office:value-type="string" table:style-name="a94aed6">
            <text:p>CM</text:p>
          </table:table-cell>
          <table:table-cell office:value="3.0" office:value-type="float" table:style-name="a44987a">
            <text:p>3</text:p>
          </table:table-cell>
          <table:table-cell office:value="1.0" office:value-type="float" table:style-name="afccad1">
            <text:p>1</text:p>
          </table:table-cell>
          <table:table-cell office:string-value="teacher30FirstName" office:value-type="string" table:style-name="a2a9432">
            <text:p>teacher30FirstName</text:p>
          </table:table-cell>
          <table:table-cell office:string-value="teacher30LastName" office:value-type="string" table:style-name="a077a90">
            <text:p>teacher30LastName</text:p>
          </table:table-cell>
          <table:table-cell office:string-value="A" office:value-type="string" table:style-name="a57d1a6">
            <text:p>A</text:p>
          </table:table-cell>
          <table:table-cell table:style-name="a3bbbb2"/>
          <table:table-cell table:style-name="abe8fbc"/>
        </table:table-row>
        <table:table-row>
          <table:table-cell table:style-name="ae36cec"/>
          <table:table-cell table:style-name="a178574"/>
          <table:table-cell table:style-name="aa248a7"/>
          <table:table-cell table:style-name="a2e779d"/>
          <table:table-cell table:style-name="ae6016e"/>
          <table:table-cell table:style-name="a869462"/>
          <table:table-cell table:style-name="a908135"/>
          <table:table-cell table:style-name="a6c70b2"/>
          <table:table-cell table:style-name="aa42673"/>
          <table:table-cell table:style-name="ac9826e"/>
        </table:table-row>
        <table:table-row>
          <table:table-cell table:style-name="aef7f98"/>
          <table:table-cell table:style-name="acc2fe0"/>
          <table:table-cell office:string-value="TD" office:value-type="string" table:style-name="a903b54">
            <text:p>TD</text:p>
          </table:table-cell>
          <table:table-cell office:value="4.0" office:value-type="float" table:style-name="a2baff7">
            <text:p>4</text:p>
          </table:table-cell>
          <table:table-cell office:value="1.0" office:value-type="float" table:style-name="ac3c038">
            <text:p>1</text:p>
          </table:table-cell>
          <table:table-cell office:string-value="teacher30FirstName" office:value-type="string" table:style-name="aaece8d">
            <text:p>teacher30FirstName</text:p>
          </table:table-cell>
          <table:table-cell office:string-value="teacher30LastName" office:value-type="string" table:style-name="a4bcff2">
            <text:p>teacher30LastName</text:p>
          </table:table-cell>
          <table:table-cell office:string-value="B" office:value-type="string" table:style-name="ad3a83c">
            <text:p>B</text:p>
          </table:table-cell>
          <table:table-cell table:style-name="a5af288"/>
          <table:table-cell table:style-name="a1c9b04"/>
        </table:table-row>
        <table:table-row>
          <table:table-cell table:style-name="aad4107"/>
          <table:table-cell table:style-name="a6306f1"/>
          <table:table-cell table:style-name="aacfea7"/>
          <table:table-cell table:style-name="a4b1cd0"/>
          <table:table-cell table:style-name="a3c3492"/>
          <table:table-cell table:style-name="abfec3b"/>
          <table:table-cell table:style-name="a74c876"/>
          <table:table-cell table:style-name="a554bba"/>
          <table:table-cell table:style-name="a540598"/>
          <table:table-cell table:style-name="a2ad6c9"/>
        </table:table-row>
        <table:table-row>
          <table:table-cell office:string-value="DE1" office:value-type="string" table:style-name="a33f5f7">
            <text:p>DE1</text:p>
          </table:table-cell>
          <table:table-cell office:value="1.0" office:value-type="float" table:style-name="a9bbbd2">
            <text:p>1</text:p>
          </table:table-cell>
          <table:table-cell office:string-value="testcourse31" office:value-type="string" table:style-name="a2b2686">
            <text:p>testcourse31</text:p>
          </table:table-cell>
          <table:table-cell table:style-name="ab89c7f"/>
          <table:table-cell table:style-name="a7ade70"/>
          <table:table-cell table:style-name="a4efa54"/>
          <table:table-cell table:style-name="a8a2f98"/>
          <table:table-cell table:style-name="aab2a14"/>
          <table:table-cell table:style-name="a39ed17"/>
          <table:table-cell table:style-name="a9fd579"/>
        </table:table-row>
        <table:table-row>
          <table:table-cell table:style-name="ad96265"/>
          <table:table-cell table:style-name="ad1283e"/>
          <table:table-cell office:string-value="CM" office:value-type="string" table:style-name="a700f85">
            <text:p>CM</text:p>
          </table:table-cell>
          <table:table-cell office:value="3.0" office:value-type="float" table:style-name="af2d99c">
            <text:p>3</text:p>
          </table:table-cell>
          <table:table-cell office:value="1.0" office:value-type="float" table:style-name="a1a4259">
            <text:p>1</text:p>
          </table:table-cell>
          <table:table-cell office:string-value="teacher31FirstName" office:value-type="string" table:style-name="ae8574e">
            <text:p>teacher31FirstName</text:p>
          </table:table-cell>
          <table:table-cell office:string-value="teacher31LastName" office:value-type="string" table:style-name="ad58313">
            <text:p>teacher31LastName</text:p>
          </table:table-cell>
          <table:table-cell office:string-value="A" office:value-type="string" table:style-name="a0bfb8b">
            <text:p>A</text:p>
          </table:table-cell>
          <table:table-cell table:style-name="afa2142"/>
          <table:table-cell table:style-name="ae34adf"/>
        </table:table-row>
        <table:table-row>
          <table:table-cell table:style-name="ac10d10"/>
          <table:table-cell table:style-name="a011eea"/>
          <table:table-cell table:style-name="a366e2a"/>
          <table:table-cell table:style-name="a376c09"/>
          <table:table-cell table:style-name="a28d702"/>
          <table:table-cell table:style-name="a219108"/>
          <table:table-cell table:style-name="a55b622"/>
          <table:table-cell table:style-name="a81dec6"/>
          <table:table-cell table:style-name="abaf4dd"/>
          <table:table-cell table:style-name="a19be54"/>
        </table:table-row>
        <table:table-row>
          <table:table-cell table:style-name="a8e4cd1"/>
          <table:table-cell table:style-name="a932134"/>
          <table:table-cell office:string-value="TD" office:value-type="string" table:style-name="a869b56">
            <text:p>TD</text:p>
          </table:table-cell>
          <table:table-cell office:value="4.0" office:value-type="float" table:style-name="a6f6e62">
            <text:p>4</text:p>
          </table:table-cell>
          <table:table-cell office:value="1.0" office:value-type="float" table:style-name="ae453a4">
            <text:p>1</text:p>
          </table:table-cell>
          <table:table-cell office:string-value="teacher31FirstName" office:value-type="string" table:style-name="adb8898">
            <text:p>teacher31FirstName</text:p>
          </table:table-cell>
          <table:table-cell office:string-value="teacher31LastName" office:value-type="string" table:style-name="a64c54d">
            <text:p>teacher31LastName</text:p>
          </table:table-cell>
          <table:table-cell office:string-value="B" office:value-type="string" table:style-name="a493840">
            <text:p>B</text:p>
          </table:table-cell>
          <table:table-cell table:style-name="a7e8c2d"/>
          <table:table-cell table:style-name="a036284"/>
        </table:table-row>
        <table:table-row>
          <table:table-cell table:style-name="aceb91c"/>
          <table:table-cell table:style-name="a852f65"/>
          <table:table-cell table:style-name="a56962d"/>
          <table:table-cell table:style-name="a70da79"/>
          <table:table-cell table:style-name="ae423de"/>
          <table:table-cell table:style-name="a595f8d"/>
          <table:table-cell table:style-name="ae7a37a"/>
          <table:table-cell table:style-name="a497d89"/>
          <table:table-cell table:style-name="a7959f2"/>
          <table:table-cell table:style-name="a76f85f"/>
        </table:table-row>
        <table:table-row>
          <table:table-cell office:string-value="DE1" office:value-type="string" table:style-name="a4beb85">
            <text:p>DE1</text:p>
          </table:table-cell>
          <table:table-cell office:value="1.0" office:value-type="float" table:style-name="aa82be5">
            <text:p>1</text:p>
          </table:table-cell>
          <table:table-cell office:string-value="testcourse32" office:value-type="string" table:style-name="a8ec7df">
            <text:p>testcourse32</text:p>
          </table:table-cell>
          <table:table-cell table:style-name="a256817"/>
          <table:table-cell table:style-name="ae94b27"/>
          <table:table-cell table:style-name="af6fc8e"/>
          <table:table-cell table:style-name="a72e126"/>
          <table:table-cell table:style-name="a88ee31"/>
          <table:table-cell table:style-name="ab7b25a"/>
          <table:table-cell table:style-name="a0deee8"/>
        </table:table-row>
        <table:table-row>
          <table:table-cell table:style-name="a385a88"/>
          <table:table-cell table:style-name="ad78054"/>
          <table:table-cell office:string-value="CM" office:value-type="string" table:style-name="a0bcd1a">
            <text:p>CM</text:p>
          </table:table-cell>
          <table:table-cell office:value="3.0" office:value-type="float" table:style-name="a92b049">
            <text:p>3</text:p>
          </table:table-cell>
          <table:table-cell office:value="1.0" office:value-type="float" table:style-name="af5df3a">
            <text:p>1</text:p>
          </table:table-cell>
          <table:table-cell office:string-value="teacher32FirstName" office:value-type="string" table:style-name="af91522">
            <text:p>teacher32FirstName</text:p>
          </table:table-cell>
          <table:table-cell office:string-value="teacher32LastName" office:value-type="string" table:style-name="ab2d1d7">
            <text:p>teacher32LastName</text:p>
          </table:table-cell>
          <table:table-cell office:string-value="A" office:value-type="string" table:style-name="a0897fb">
            <text:p>A</text:p>
          </table:table-cell>
          <table:table-cell table:style-name="ae7646f"/>
          <table:table-cell table:style-name="a8592c4"/>
        </table:table-row>
        <table:table-row>
          <table:table-cell table:style-name="abb1b33"/>
          <table:table-cell table:style-name="ad12eab"/>
          <table:table-cell table:style-name="af28332"/>
          <table:table-cell table:style-name="a5b8fde"/>
          <table:table-cell table:style-name="a11e9bf"/>
          <table:table-cell table:style-name="ac8ed43"/>
          <table:table-cell table:style-name="ae72e1b"/>
          <table:table-cell table:style-name="a45f8a4"/>
          <table:table-cell table:style-name="a38678f"/>
          <table:table-cell table:style-name="a1b0776"/>
        </table:table-row>
        <table:table-row>
          <table:table-cell table:style-name="a2e9bd0"/>
          <table:table-cell table:style-name="a80af0c"/>
          <table:table-cell office:string-value="TD" office:value-type="string" table:style-name="a31c4ca">
            <text:p>TD</text:p>
          </table:table-cell>
          <table:table-cell office:value="4.0" office:value-type="float" table:style-name="ab1041e">
            <text:p>4</text:p>
          </table:table-cell>
          <table:table-cell office:value="1.0" office:value-type="float" table:style-name="ad53906">
            <text:p>1</text:p>
          </table:table-cell>
          <table:table-cell office:string-value="teacher32FirstName" office:value-type="string" table:style-name="a4485ff">
            <text:p>teacher32FirstName</text:p>
          </table:table-cell>
          <table:table-cell office:string-value="teacher32LastName" office:value-type="string" table:style-name="a34b2c7">
            <text:p>teacher32LastName</text:p>
          </table:table-cell>
          <table:table-cell office:string-value="B" office:value-type="string" table:style-name="a065130">
            <text:p>B</text:p>
          </table:table-cell>
          <table:table-cell table:style-name="aaccb31"/>
          <table:table-cell table:style-name="a2ba434"/>
        </table:table-row>
        <table:table-row>
          <table:table-cell table:style-name="ad51cd2"/>
          <table:table-cell table:style-name="a0bd42f"/>
          <table:table-cell table:style-name="a56578d"/>
          <table:table-cell table:style-name="a9665f7"/>
          <table:table-cell table:style-name="ab4f9db"/>
          <table:table-cell table:style-name="a10153e"/>
          <table:table-cell table:style-name="a1c50f6"/>
          <table:table-cell table:style-name="ab6fbaa"/>
          <table:table-cell table:style-name="a1a63e4"/>
          <table:table-cell table:style-name="a2b8e1a"/>
        </table:table-row>
        <table:table-row>
          <table:table-cell office:string-value="DE1" office:value-type="string" table:style-name="a5d3049">
            <text:p>DE1</text:p>
          </table:table-cell>
          <table:table-cell office:value="1.0" office:value-type="float" table:style-name="a5aa4a0">
            <text:p>1</text:p>
          </table:table-cell>
          <table:table-cell office:string-value="testcourse33" office:value-type="string" table:style-name="a08be8b">
            <text:p>testcourse33</text:p>
          </table:table-cell>
          <table:table-cell table:style-name="a68e996"/>
          <table:table-cell table:style-name="a763c8d"/>
          <table:table-cell table:style-name="a21c877"/>
          <table:table-cell table:style-name="aefbd0e"/>
          <table:table-cell table:style-name="ac73e3c"/>
          <table:table-cell table:style-name="a4aacd2"/>
          <table:table-cell table:style-name="a032327"/>
        </table:table-row>
        <table:table-row>
          <table:table-cell table:style-name="a1deb84"/>
          <table:table-cell table:style-name="aed725b"/>
          <table:table-cell office:string-value="CM" office:value-type="string" table:style-name="a157071">
            <text:p>CM</text:p>
          </table:table-cell>
          <table:table-cell office:value="3.0" office:value-type="float" table:style-name="a27ab0f">
            <text:p>3</text:p>
          </table:table-cell>
          <table:table-cell office:value="1.0" office:value-type="float" table:style-name="a1a8139">
            <text:p>1</text:p>
          </table:table-cell>
          <table:table-cell office:string-value="teacher33FirstName" office:value-type="string" table:style-name="a4b2bb8">
            <text:p>teacher33FirstName</text:p>
          </table:table-cell>
          <table:table-cell office:string-value="teacher33LastName" office:value-type="string" table:style-name="a9e792f">
            <text:p>teacher33LastName</text:p>
          </table:table-cell>
          <table:table-cell office:string-value="A" office:value-type="string" table:style-name="a29f901">
            <text:p>A</text:p>
          </table:table-cell>
          <table:table-cell table:style-name="a7c1a91"/>
          <table:table-cell table:style-name="ad3c093"/>
        </table:table-row>
        <table:table-row>
          <table:table-cell table:style-name="a127ef0"/>
          <table:table-cell table:style-name="a0a292a"/>
          <table:table-cell table:style-name="a4ec078"/>
          <table:table-cell table:style-name="a48fdf6"/>
          <table:table-cell table:style-name="a0da9c5"/>
          <table:table-cell table:style-name="aae7907"/>
          <table:table-cell table:style-name="a4551dd"/>
          <table:table-cell table:style-name="aba6351"/>
          <table:table-cell table:style-name="a3191ea"/>
          <table:table-cell table:style-name="a06c436"/>
        </table:table-row>
        <table:table-row>
          <table:table-cell table:style-name="a5b3235"/>
          <table:table-cell table:style-name="a68c9de"/>
          <table:table-cell office:string-value="TD" office:value-type="string" table:style-name="afe108b">
            <text:p>TD</text:p>
          </table:table-cell>
          <table:table-cell office:value="4.0" office:value-type="float" table:style-name="a27e9dd">
            <text:p>4</text:p>
          </table:table-cell>
          <table:table-cell office:value="1.0" office:value-type="float" table:style-name="abfbabd">
            <text:p>1</text:p>
          </table:table-cell>
          <table:table-cell office:string-value="teacher33FirstName" office:value-type="string" table:style-name="a62214d">
            <text:p>teacher33FirstName</text:p>
          </table:table-cell>
          <table:table-cell office:string-value="teacher33LastName" office:value-type="string" table:style-name="a7c06ec">
            <text:p>teacher33LastName</text:p>
          </table:table-cell>
          <table:table-cell office:string-value="B" office:value-type="string" table:style-name="a9c42c3">
            <text:p>B</text:p>
          </table:table-cell>
          <table:table-cell table:style-name="abc8255"/>
          <table:table-cell table:style-name="a4753ad"/>
        </table:table-row>
        <table:table-row>
          <table:table-cell table:style-name="a2672f5"/>
          <table:table-cell table:style-name="a61e54e"/>
          <table:table-cell table:style-name="adca7d2"/>
          <table:table-cell table:style-name="acfc1f5"/>
          <table:table-cell table:style-name="a224d94"/>
          <table:table-cell table:style-name="ab5a3c8"/>
          <table:table-cell table:style-name="a1c38aa"/>
          <table:table-cell table:style-name="adf2618"/>
          <table:table-cell table:style-name="af3bb9a"/>
          <table:table-cell table:style-name="a348568"/>
        </table:table-row>
        <table:table-row>
          <table:table-cell office:string-value="DE1" office:value-type="string" table:style-name="a53a98a">
            <text:p>DE1</text:p>
          </table:table-cell>
          <table:table-cell office:value="1.0" office:value-type="float" table:style-name="a85dbd3">
            <text:p>1</text:p>
          </table:table-cell>
          <table:table-cell office:string-value="testcourse34" office:value-type="string" table:style-name="a57ca6d">
            <text:p>testcourse34</text:p>
          </table:table-cell>
          <table:table-cell table:style-name="a64dead"/>
          <table:table-cell table:style-name="a63e58c"/>
          <table:table-cell table:style-name="a5ff817"/>
          <table:table-cell table:style-name="a3869e6"/>
          <table:table-cell table:style-name="abce0c0"/>
          <table:table-cell table:style-name="aaa5e53"/>
          <table:table-cell table:style-name="a143f30"/>
        </table:table-row>
        <table:table-row>
          <table:table-cell table:style-name="a374d8f"/>
          <table:table-cell table:style-name="a260f29"/>
          <table:table-cell office:string-value="CM" office:value-type="string" table:style-name="a8c92c5">
            <text:p>CM</text:p>
          </table:table-cell>
          <table:table-cell office:value="3.0" office:value-type="float" table:style-name="a8f9280">
            <text:p>3</text:p>
          </table:table-cell>
          <table:table-cell office:value="1.0" office:value-type="float" table:style-name="af247ab">
            <text:p>1</text:p>
          </table:table-cell>
          <table:table-cell office:string-value="teacher34FirstName" office:value-type="string" table:style-name="a7c13f8">
            <text:p>teacher34FirstName</text:p>
          </table:table-cell>
          <table:table-cell office:string-value="teacher34LastName" office:value-type="string" table:style-name="ab0527f">
            <text:p>teacher34LastName</text:p>
          </table:table-cell>
          <table:table-cell office:string-value="A" office:value-type="string" table:style-name="a166971">
            <text:p>A</text:p>
          </table:table-cell>
          <table:table-cell table:style-name="a28519c"/>
          <table:table-cell table:style-name="a18a6c2"/>
        </table:table-row>
        <table:table-row>
          <table:table-cell table:style-name="ac6c149"/>
          <table:table-cell table:style-name="a9da214"/>
          <table:table-cell table:style-name="ae0b382"/>
          <table:table-cell table:style-name="a148ebf"/>
          <table:table-cell table:style-name="a90eac5"/>
          <table:table-cell table:style-name="ad9739e"/>
          <table:table-cell table:style-name="a2b7a22"/>
          <table:table-cell table:style-name="a7bc261"/>
          <table:table-cell table:style-name="ad17b4c"/>
          <table:table-cell table:style-name="a30c445"/>
        </table:table-row>
        <table:table-row>
          <table:table-cell table:style-name="acabf30"/>
          <table:table-cell table:style-name="a591ad1"/>
          <table:table-cell office:string-value="TD" office:value-type="string" table:style-name="af80f8e">
            <text:p>TD</text:p>
          </table:table-cell>
          <table:table-cell office:value="4.0" office:value-type="float" table:style-name="a30f3f4">
            <text:p>4</text:p>
          </table:table-cell>
          <table:table-cell office:value="1.0" office:value-type="float" table:style-name="a2ed1c8">
            <text:p>1</text:p>
          </table:table-cell>
          <table:table-cell office:string-value="teacher34FirstName" office:value-type="string" table:style-name="a1079c1">
            <text:p>teacher34FirstName</text:p>
          </table:table-cell>
          <table:table-cell office:string-value="teacher34LastName" office:value-type="string" table:style-name="a57c290">
            <text:p>teacher34LastName</text:p>
          </table:table-cell>
          <table:table-cell office:string-value="B" office:value-type="string" table:style-name="a998917">
            <text:p>B</text:p>
          </table:table-cell>
          <table:table-cell table:style-name="a8fdfb1"/>
          <table:table-cell table:style-name="a30511b"/>
        </table:table-row>
        <table:table-row>
          <table:table-cell table:style-name="a749c4f"/>
          <table:table-cell table:style-name="abf75b9"/>
          <table:table-cell table:style-name="aa072bb"/>
          <table:table-cell table:style-name="ad0e4d0"/>
          <table:table-cell table:style-name="a2c82c7"/>
          <table:table-cell table:style-name="a8dfa01"/>
          <table:table-cell table:style-name="a617fe2"/>
          <table:table-cell table:style-name="a419a05"/>
          <table:table-cell table:style-name="adb51ab"/>
          <table:table-cell table:style-name="a569bd3"/>
        </table:table-row>
        <table:table-row>
          <table:table-cell office:string-value="DE1" office:value-type="string" table:style-name="a33ddc0">
            <text:p>DE1</text:p>
          </table:table-cell>
          <table:table-cell office:value="1.0" office:value-type="float" table:style-name="adbcbca">
            <text:p>1</text:p>
          </table:table-cell>
          <table:table-cell office:string-value="testcourse35" office:value-type="string" table:style-name="a16dba5">
            <text:p>testcourse35</text:p>
          </table:table-cell>
          <table:table-cell table:style-name="a606c42"/>
          <table:table-cell table:style-name="a2269f7"/>
          <table:table-cell table:style-name="a227479"/>
          <table:table-cell table:style-name="a6f6723"/>
          <table:table-cell table:style-name="a41572c"/>
          <table:table-cell table:style-name="a47e4b8"/>
          <table:table-cell table:style-name="a9b4465"/>
        </table:table-row>
        <table:table-row>
          <table:table-cell table:style-name="ad7b68c"/>
          <table:table-cell table:style-name="adac480"/>
          <table:table-cell office:string-value="CM" office:value-type="string" table:style-name="ae99878">
            <text:p>CM</text:p>
          </table:table-cell>
          <table:table-cell office:value="3.0" office:value-type="float" table:style-name="a846995">
            <text:p>3</text:p>
          </table:table-cell>
          <table:table-cell office:value="1.0" office:value-type="float" table:style-name="acb0544">
            <text:p>1</text:p>
          </table:table-cell>
          <table:table-cell office:string-value="teacher35FirstName" office:value-type="string" table:style-name="aae8a72">
            <text:p>teacher35FirstName</text:p>
          </table:table-cell>
          <table:table-cell office:string-value="teacher35LastName" office:value-type="string" table:style-name="ab1aff2">
            <text:p>teacher35LastName</text:p>
          </table:table-cell>
          <table:table-cell office:string-value="A" office:value-type="string" table:style-name="acdfbfb">
            <text:p>A</text:p>
          </table:table-cell>
          <table:table-cell table:style-name="a70e3ee"/>
          <table:table-cell table:style-name="a814ab7"/>
        </table:table-row>
        <table:table-row>
          <table:table-cell table:style-name="a16c902"/>
          <table:table-cell table:style-name="afc30e4"/>
          <table:table-cell table:style-name="aba67c4"/>
          <table:table-cell table:style-name="a553431"/>
          <table:table-cell table:style-name="a5b7375"/>
          <table:table-cell table:style-name="a7ce7e9"/>
          <table:table-cell table:style-name="a9202ec"/>
          <table:table-cell table:style-name="aeffc81"/>
          <table:table-cell table:style-name="ac09f2f"/>
          <table:table-cell table:style-name="ae5968d"/>
        </table:table-row>
        <table:table-row>
          <table:table-cell table:style-name="ab83d84"/>
          <table:table-cell table:style-name="a3b6800"/>
          <table:table-cell office:string-value="TD" office:value-type="string" table:style-name="aabf51c">
            <text:p>TD</text:p>
          </table:table-cell>
          <table:table-cell office:value="4.0" office:value-type="float" table:style-name="ab10728">
            <text:p>4</text:p>
          </table:table-cell>
          <table:table-cell office:value="1.0" office:value-type="float" table:style-name="aa961e7">
            <text:p>1</text:p>
          </table:table-cell>
          <table:table-cell office:string-value="teacher35FirstName" office:value-type="string" table:style-name="a978432">
            <text:p>teacher35FirstName</text:p>
          </table:table-cell>
          <table:table-cell office:string-value="teacher35LastName" office:value-type="string" table:style-name="aed00be">
            <text:p>teacher35LastName</text:p>
          </table:table-cell>
          <table:table-cell office:string-value="B" office:value-type="string" table:style-name="afcfc32">
            <text:p>B</text:p>
          </table:table-cell>
          <table:table-cell table:style-name="a159bbc"/>
          <table:table-cell table:style-name="af28ef6"/>
        </table:table-row>
        <table:table-row>
          <table:table-cell table:style-name="a81b487"/>
          <table:table-cell table:style-name="a5f8873"/>
          <table:table-cell table:style-name="ad39f5b"/>
          <table:table-cell table:style-name="a6fd580"/>
          <table:table-cell table:style-name="a75ce5e"/>
          <table:table-cell table:style-name="ae33bff"/>
          <table:table-cell table:style-name="adf5309"/>
          <table:table-cell table:style-name="a918c60"/>
          <table:table-cell table:style-name="ae28ed5"/>
          <table:table-cell table:style-name="ac90839"/>
        </table:table-row>
        <table:table-row>
          <table:table-cell office:string-value="DE1" office:value-type="string" table:style-name="ae0379f">
            <text:p>DE1</text:p>
          </table:table-cell>
          <table:table-cell office:value="1.0" office:value-type="float" table:style-name="a3c7c29">
            <text:p>1</text:p>
          </table:table-cell>
          <table:table-cell office:string-value="testcourse36" office:value-type="string" table:style-name="a045e00">
            <text:p>testcourse36</text:p>
          </table:table-cell>
          <table:table-cell table:style-name="ad4f917"/>
          <table:table-cell table:style-name="a3a91f9"/>
          <table:table-cell table:style-name="a6132b2"/>
          <table:table-cell table:style-name="ac0bd4e"/>
          <table:table-cell table:style-name="a4e0e60"/>
          <table:table-cell table:style-name="a4aca43"/>
          <table:table-cell table:style-name="ac24245"/>
        </table:table-row>
        <table:table-row>
          <table:table-cell table:style-name="a7c87da"/>
          <table:table-cell table:style-name="aef7121"/>
          <table:table-cell office:string-value="CM" office:value-type="string" table:style-name="aaf4ead">
            <text:p>CM</text:p>
          </table:table-cell>
          <table:table-cell office:value="3.0" office:value-type="float" table:style-name="a5aaf40">
            <text:p>3</text:p>
          </table:table-cell>
          <table:table-cell office:value="1.0" office:value-type="float" table:style-name="af5fba7">
            <text:p>1</text:p>
          </table:table-cell>
          <table:table-cell office:string-value="teacher36FirstName" office:value-type="string" table:style-name="ade3aeb">
            <text:p>teacher36FirstName</text:p>
          </table:table-cell>
          <table:table-cell office:string-value="teacher36LastName" office:value-type="string" table:style-name="a0e10c7">
            <text:p>teacher36LastName</text:p>
          </table:table-cell>
          <table:table-cell office:string-value="A" office:value-type="string" table:style-name="a7db6c3">
            <text:p>A</text:p>
          </table:table-cell>
          <table:table-cell table:style-name="ac1e8fa"/>
          <table:table-cell table:style-name="a01f6ef"/>
        </table:table-row>
        <table:table-row>
          <table:table-cell table:style-name="a31a075"/>
          <table:table-cell table:style-name="a7a2706"/>
          <table:table-cell table:style-name="aaa36f6"/>
          <table:table-cell table:style-name="a70aa1a"/>
          <table:table-cell table:style-name="aed1a62"/>
          <table:table-cell table:style-name="a47f983"/>
          <table:table-cell table:style-name="a5e1748"/>
          <table:table-cell table:style-name="a3b641e"/>
          <table:table-cell table:style-name="a8ae0d7"/>
          <table:table-cell table:style-name="a96463e"/>
        </table:table-row>
        <table:table-row>
          <table:table-cell table:style-name="a4ee19b"/>
          <table:table-cell table:style-name="a718cd2"/>
          <table:table-cell office:string-value="TD" office:value-type="string" table:style-name="a77ccd7">
            <text:p>TD</text:p>
          </table:table-cell>
          <table:table-cell office:value="4.0" office:value-type="float" table:style-name="af670db">
            <text:p>4</text:p>
          </table:table-cell>
          <table:table-cell office:value="1.0" office:value-type="float" table:style-name="a3718a8">
            <text:p>1</text:p>
          </table:table-cell>
          <table:table-cell office:string-value="teacher36FirstName" office:value-type="string" table:style-name="aa6a149">
            <text:p>teacher36FirstName</text:p>
          </table:table-cell>
          <table:table-cell office:string-value="teacher36LastName" office:value-type="string" table:style-name="a3aa504">
            <text:p>teacher36LastName</text:p>
          </table:table-cell>
          <table:table-cell office:string-value="B" office:value-type="string" table:style-name="adcd1d9">
            <text:p>B</text:p>
          </table:table-cell>
          <table:table-cell table:style-name="a685c15"/>
          <table:table-cell table:style-name="ad33253"/>
        </table:table-row>
        <table:table-row>
          <table:table-cell table:style-name="a618587"/>
          <table:table-cell table:style-name="adc3832"/>
          <table:table-cell table:style-name="a5c76f8"/>
          <table:table-cell table:style-name="a520b38"/>
          <table:table-cell table:style-name="af091c6"/>
          <table:table-cell table:style-name="ade6cfb"/>
          <table:table-cell table:style-name="a577647"/>
          <table:table-cell table:style-name="a7ee97b"/>
          <table:table-cell table:style-name="ab1bada"/>
          <table:table-cell table:style-name="aedf127"/>
        </table:table-row>
        <table:table-row>
          <table:table-cell office:string-value="DE1" office:value-type="string" table:style-name="ad57d38">
            <text:p>DE1</text:p>
          </table:table-cell>
          <table:table-cell office:value="1.0" office:value-type="float" table:style-name="a41b241">
            <text:p>1</text:p>
          </table:table-cell>
          <table:table-cell office:string-value="testcourse37" office:value-type="string" table:style-name="a761014">
            <text:p>testcourse37</text:p>
          </table:table-cell>
          <table:table-cell table:style-name="a9cb87f"/>
          <table:table-cell table:style-name="a8ff046"/>
          <table:table-cell table:style-name="a590201"/>
          <table:table-cell table:style-name="a0cff6a"/>
          <table:table-cell table:style-name="a8c9541"/>
          <table:table-cell table:style-name="ad46aba"/>
          <table:table-cell table:style-name="a594f62"/>
        </table:table-row>
        <table:table-row>
          <table:table-cell table:style-name="a57b92e"/>
          <table:table-cell table:style-name="a5b3de7"/>
          <table:table-cell office:string-value="CM" office:value-type="string" table:style-name="aa8345a">
            <text:p>CM</text:p>
          </table:table-cell>
          <table:table-cell office:value="3.0" office:value-type="float" table:style-name="a077db1">
            <text:p>3</text:p>
          </table:table-cell>
          <table:table-cell office:value="1.0" office:value-type="float" table:style-name="aee5a60">
            <text:p>1</text:p>
          </table:table-cell>
          <table:table-cell office:string-value="teacher37FirstName" office:value-type="string" table:style-name="a1acf3d">
            <text:p>teacher37FirstName</text:p>
          </table:table-cell>
          <table:table-cell office:string-value="teacher37LastName" office:value-type="string" table:style-name="ab6c402">
            <text:p>teacher37LastName</text:p>
          </table:table-cell>
          <table:table-cell office:string-value="A" office:value-type="string" table:style-name="a68308c">
            <text:p>A</text:p>
          </table:table-cell>
          <table:table-cell table:style-name="aed670b"/>
          <table:table-cell table:style-name="a452086"/>
        </table:table-row>
        <table:table-row>
          <table:table-cell table:style-name="ad8e70f"/>
          <table:table-cell table:style-name="a9bb983"/>
          <table:table-cell table:style-name="a90102d"/>
          <table:table-cell table:style-name="ac48b76"/>
          <table:table-cell table:style-name="a5c4736"/>
          <table:table-cell table:style-name="a07a2fa"/>
          <table:table-cell table:style-name="aa19ea5"/>
          <table:table-cell table:style-name="adc561a"/>
          <table:table-cell table:style-name="a62edc0"/>
          <table:table-cell table:style-name="ac2231c"/>
        </table:table-row>
        <table:table-row>
          <table:table-cell table:style-name="ae905a8"/>
          <table:table-cell table:style-name="ae37858"/>
          <table:table-cell office:string-value="TD" office:value-type="string" table:style-name="a63e97f">
            <text:p>TD</text:p>
          </table:table-cell>
          <table:table-cell office:value="4.0" office:value-type="float" table:style-name="a26edf5">
            <text:p>4</text:p>
          </table:table-cell>
          <table:table-cell office:value="1.0" office:value-type="float" table:style-name="aadc6ec">
            <text:p>1</text:p>
          </table:table-cell>
          <table:table-cell office:string-value="teacher37FirstName" office:value-type="string" table:style-name="ace42c2">
            <text:p>teacher37FirstName</text:p>
          </table:table-cell>
          <table:table-cell office:string-value="teacher37LastName" office:value-type="string" table:style-name="a7e0200">
            <text:p>teacher37LastName</text:p>
          </table:table-cell>
          <table:table-cell office:string-value="B" office:value-type="string" table:style-name="a7754a1">
            <text:p>B</text:p>
          </table:table-cell>
          <table:table-cell table:style-name="acbf9a7"/>
          <table:table-cell table:style-name="a40ea56"/>
        </table:table-row>
        <table:table-row>
          <table:table-cell table:style-name="a31cf72"/>
          <table:table-cell table:style-name="a8bfb9d"/>
          <table:table-cell table:style-name="a984340"/>
          <table:table-cell table:style-name="a9cdfe6"/>
          <table:table-cell table:style-name="a44b2f5"/>
          <table:table-cell table:style-name="a09dcda"/>
          <table:table-cell table:style-name="af5a4e1"/>
          <table:table-cell table:style-name="a3b9279"/>
          <table:table-cell table:style-name="a611446"/>
          <table:table-cell table:style-name="a466b2e"/>
        </table:table-row>
        <table:table-row>
          <table:table-cell office:string-value="DE1" office:value-type="string" table:style-name="ac4fe9c">
            <text:p>DE1</text:p>
          </table:table-cell>
          <table:table-cell office:value="1.0" office:value-type="float" table:style-name="abd9154">
            <text:p>1</text:p>
          </table:table-cell>
          <table:table-cell office:string-value="testcourse38" office:value-type="string" table:style-name="a3ab5f5">
            <text:p>testcourse38</text:p>
          </table:table-cell>
          <table:table-cell table:style-name="ae3d1e9"/>
          <table:table-cell table:style-name="a9daf6a"/>
          <table:table-cell table:style-name="a651fd9"/>
          <table:table-cell table:style-name="ad20d0b"/>
          <table:table-cell table:style-name="a8bcae6"/>
          <table:table-cell table:style-name="afdbfc6"/>
          <table:table-cell table:style-name="a5c3162"/>
        </table:table-row>
        <table:table-row>
          <table:table-cell table:style-name="ae51281"/>
          <table:table-cell table:style-name="a43cdf2"/>
          <table:table-cell office:string-value="CM" office:value-type="string" table:style-name="af07292">
            <text:p>CM</text:p>
          </table:table-cell>
          <table:table-cell office:value="3.0" office:value-type="float" table:style-name="ab85cb1">
            <text:p>3</text:p>
          </table:table-cell>
          <table:table-cell office:value="1.0" office:value-type="float" table:style-name="a546113">
            <text:p>1</text:p>
          </table:table-cell>
          <table:table-cell office:string-value="teacher38FirstName" office:value-type="string" table:style-name="a338630">
            <text:p>teacher38FirstName</text:p>
          </table:table-cell>
          <table:table-cell office:string-value="teacher38LastName" office:value-type="string" table:style-name="aaa0ff4">
            <text:p>teacher38LastName</text:p>
          </table:table-cell>
          <table:table-cell office:string-value="A" office:value-type="string" table:style-name="a9990fc">
            <text:p>A</text:p>
          </table:table-cell>
          <table:table-cell table:style-name="a7596c9"/>
          <table:table-cell table:style-name="a9a0baf"/>
        </table:table-row>
        <table:table-row>
          <table:table-cell table:style-name="a88d049"/>
          <table:table-cell table:style-name="acd8044"/>
          <table:table-cell table:style-name="afbf979"/>
          <table:table-cell table:style-name="ab84a12"/>
          <table:table-cell table:style-name="ab07dde"/>
          <table:table-cell table:style-name="a26c363"/>
          <table:table-cell table:style-name="a28a32d"/>
          <table:table-cell table:style-name="a315f26"/>
          <table:table-cell table:style-name="af41828"/>
          <table:table-cell table:style-name="a32d78b"/>
        </table:table-row>
        <table:table-row>
          <table:table-cell table:style-name="a9dc5e2"/>
          <table:table-cell table:style-name="ad3e3c8"/>
          <table:table-cell office:string-value="TD" office:value-type="string" table:style-name="a9f3ffa">
            <text:p>TD</text:p>
          </table:table-cell>
          <table:table-cell office:value="4.0" office:value-type="float" table:style-name="aa9f0cd">
            <text:p>4</text:p>
          </table:table-cell>
          <table:table-cell office:value="1.0" office:value-type="float" table:style-name="a0aea98">
            <text:p>1</text:p>
          </table:table-cell>
          <table:table-cell office:string-value="teacher38FirstName" office:value-type="string" table:style-name="a52a852">
            <text:p>teacher38FirstName</text:p>
          </table:table-cell>
          <table:table-cell office:string-value="teacher38LastName" office:value-type="string" table:style-name="aa7c343">
            <text:p>teacher38LastName</text:p>
          </table:table-cell>
          <table:table-cell office:string-value="B" office:value-type="string" table:style-name="a38df35">
            <text:p>B</text:p>
          </table:table-cell>
          <table:table-cell table:style-name="abd0be5"/>
          <table:table-cell table:style-name="ac3a500"/>
        </table:table-row>
        <table:table-row>
          <table:table-cell table:style-name="af96730"/>
          <table:table-cell table:style-name="a91080b"/>
          <table:table-cell table:style-name="a081740"/>
          <table:table-cell table:style-name="a7d4363"/>
          <table:table-cell table:style-name="a17af04"/>
          <table:table-cell table:style-name="a747879"/>
          <table:table-cell table:style-name="ac37f66"/>
          <table:table-cell table:style-name="acb5998"/>
          <table:table-cell table:style-name="a4a5b16"/>
          <table:table-cell table:style-name="a89222c"/>
        </table:table-row>
        <table:table-row>
          <table:table-cell office:string-value="DE1" office:value-type="string" table:style-name="a910676">
            <text:p>DE1</text:p>
          </table:table-cell>
          <table:table-cell office:value="1.0" office:value-type="float" table:style-name="aa82e85">
            <text:p>1</text:p>
          </table:table-cell>
          <table:table-cell office:string-value="testcourse39" office:value-type="string" table:style-name="a95dc92">
            <text:p>testcourse39</text:p>
          </table:table-cell>
          <table:table-cell table:style-name="a233c85"/>
          <table:table-cell table:style-name="a372622"/>
          <table:table-cell table:style-name="a13ab2f"/>
          <table:table-cell table:style-name="a1796b6"/>
          <table:table-cell table:style-name="a93ce07"/>
          <table:table-cell table:style-name="aac0433"/>
          <table:table-cell table:style-name="aee2e92"/>
        </table:table-row>
        <table:table-row>
          <table:table-cell table:style-name="acf070f"/>
          <table:table-cell table:style-name="a5897e5"/>
          <table:table-cell office:string-value="CM" office:value-type="string" table:style-name="a280695">
            <text:p>CM</text:p>
          </table:table-cell>
          <table:table-cell office:value="3.0" office:value-type="float" table:style-name="a10dbd9">
            <text:p>3</text:p>
          </table:table-cell>
          <table:table-cell office:value="1.0" office:value-type="float" table:style-name="a5bbf01">
            <text:p>1</text:p>
          </table:table-cell>
          <table:table-cell office:string-value="teacher39FirstName" office:value-type="string" table:style-name="a65f68d">
            <text:p>teacher39FirstName</text:p>
          </table:table-cell>
          <table:table-cell office:string-value="teacher39LastName" office:value-type="string" table:style-name="a853742">
            <text:p>teacher39LastName</text:p>
          </table:table-cell>
          <table:table-cell office:string-value="A" office:value-type="string" table:style-name="a43d819">
            <text:p>A</text:p>
          </table:table-cell>
          <table:table-cell table:style-name="a8f0756"/>
          <table:table-cell table:style-name="af6d2c7"/>
        </table:table-row>
        <table:table-row>
          <table:table-cell table:style-name="a93d239"/>
          <table:table-cell table:style-name="a086ce4"/>
          <table:table-cell table:style-name="adb880a"/>
          <table:table-cell table:style-name="a289df8"/>
          <table:table-cell table:style-name="a9e0b36"/>
          <table:table-cell table:style-name="a1e5c19"/>
          <table:table-cell table:style-name="a851abd"/>
          <table:table-cell table:style-name="ab41a43"/>
          <table:table-cell table:style-name="ab0655c"/>
          <table:table-cell table:style-name="a3650dd"/>
        </table:table-row>
        <table:table-row>
          <table:table-cell table:style-name="a9d3ec3"/>
          <table:table-cell table:style-name="af4b2fe"/>
          <table:table-cell office:string-value="TD" office:value-type="string" table:style-name="a96ce45">
            <text:p>TD</text:p>
          </table:table-cell>
          <table:table-cell office:value="4.0" office:value-type="float" table:style-name="a076ab9">
            <text:p>4</text:p>
          </table:table-cell>
          <table:table-cell office:value="1.0" office:value-type="float" table:style-name="a6a2839">
            <text:p>1</text:p>
          </table:table-cell>
          <table:table-cell office:string-value="teacher39FirstName" office:value-type="string" table:style-name="a30db81">
            <text:p>teacher39FirstName</text:p>
          </table:table-cell>
          <table:table-cell office:string-value="teacher39LastName" office:value-type="string" table:style-name="a2516b0">
            <text:p>teacher39LastName</text:p>
          </table:table-cell>
          <table:table-cell office:string-value="B" office:value-type="string" table:style-name="ac44030">
            <text:p>B</text:p>
          </table:table-cell>
          <table:table-cell table:style-name="a1bdd18"/>
          <table:table-cell table:style-name="a7519ed"/>
        </table:table-row>
        <table:table-row>
          <table:table-cell table:style-name="a9c6d88"/>
          <table:table-cell table:style-name="aaa14e8"/>
          <table:table-cell table:style-name="ada08b4"/>
          <table:table-cell table:style-name="a3408f3"/>
          <table:table-cell table:style-name="a5281d3"/>
          <table:table-cell table:style-name="a1187f2"/>
          <table:table-cell table:style-name="aa544e0"/>
          <table:table-cell table:style-name="a87ea99"/>
          <table:table-cell table:style-name="aa92c95"/>
          <table:table-cell table:style-name="ae37cd9"/>
        </table:table-row>
        <table:table-row>
          <table:table-cell office:string-value="DE1" office:value-type="string" table:style-name="a69b054">
            <text:p>DE1</text:p>
          </table:table-cell>
          <table:table-cell office:value="1.0" office:value-type="float" table:style-name="ac195ba">
            <text:p>1</text:p>
          </table:table-cell>
          <table:table-cell office:string-value="testcourse40" office:value-type="string" table:style-name="a3a5200">
            <text:p>testcourse40</text:p>
          </table:table-cell>
          <table:table-cell table:style-name="a3e8dc0"/>
          <table:table-cell table:style-name="a2c2953"/>
          <table:table-cell table:style-name="aeb2200"/>
          <table:table-cell table:style-name="a26fa77"/>
          <table:table-cell table:style-name="ada5401"/>
          <table:table-cell table:style-name="ad86a26"/>
          <table:table-cell table:style-name="ad2ce9a"/>
        </table:table-row>
        <table:table-row>
          <table:table-cell table:style-name="a704360"/>
          <table:table-cell table:style-name="a447a32"/>
          <table:table-cell office:string-value="CM" office:value-type="string" table:style-name="a0d1a89">
            <text:p>CM</text:p>
          </table:table-cell>
          <table:table-cell office:value="3.0" office:value-type="float" table:style-name="a0a6b90">
            <text:p>3</text:p>
          </table:table-cell>
          <table:table-cell office:value="1.0" office:value-type="float" table:style-name="a982f94">
            <text:p>1</text:p>
          </table:table-cell>
          <table:table-cell office:string-value="teacher40FirstName" office:value-type="string" table:style-name="a797b5b">
            <text:p>teacher40FirstName</text:p>
          </table:table-cell>
          <table:table-cell office:string-value="teacher40LastName" office:value-type="string" table:style-name="a39b80f">
            <text:p>teacher40LastName</text:p>
          </table:table-cell>
          <table:table-cell office:string-value="A" office:value-type="string" table:style-name="a36d1eb">
            <text:p>A</text:p>
          </table:table-cell>
          <table:table-cell table:style-name="a216d30"/>
          <table:table-cell table:style-name="a63d4ce"/>
        </table:table-row>
        <table:table-row>
          <table:table-cell table:style-name="a8265b3"/>
          <table:table-cell table:style-name="ae29b0c"/>
          <table:table-cell table:style-name="acd471d"/>
          <table:table-cell table:style-name="af2db73"/>
          <table:table-cell table:style-name="a474112"/>
          <table:table-cell table:style-name="a92c558"/>
          <table:table-cell table:style-name="abc726c"/>
          <table:table-cell table:style-name="a51015d"/>
          <table:table-cell table:style-name="ab621ab"/>
          <table:table-cell table:style-name="aa324e3"/>
        </table:table-row>
        <table:table-row>
          <table:table-cell table:style-name="a279f5f"/>
          <table:table-cell table:style-name="aa03111"/>
          <table:table-cell office:string-value="TD" office:value-type="string" table:style-name="a7d4c8f">
            <text:p>TD</text:p>
          </table:table-cell>
          <table:table-cell office:value="4.0" office:value-type="float" table:style-name="a311acc">
            <text:p>4</text:p>
          </table:table-cell>
          <table:table-cell office:value="1.0" office:value-type="float" table:style-name="a858e3f">
            <text:p>1</text:p>
          </table:table-cell>
          <table:table-cell office:string-value="teacher40FirstName" office:value-type="string" table:style-name="a544c49">
            <text:p>teacher40FirstName</text:p>
          </table:table-cell>
          <table:table-cell office:string-value="teacher40LastName" office:value-type="string" table:style-name="a654894">
            <text:p>teacher40LastName</text:p>
          </table:table-cell>
          <table:table-cell office:string-value="B" office:value-type="string" table:style-name="a63ce65">
            <text:p>B</text:p>
          </table:table-cell>
          <table:table-cell table:style-name="a84dda3"/>
          <table:table-cell table:style-name="a7fbc1d"/>
        </table:table-row>
        <table:table-row>
          <table:table-cell table:style-name="a9a20c2"/>
          <table:table-cell table:style-name="aba0192"/>
          <table:table-cell table:style-name="a6d55ad"/>
          <table:table-cell table:style-name="aac9a5f"/>
          <table:table-cell table:style-name="aa15cfe"/>
          <table:table-cell table:style-name="a07565f"/>
          <table:table-cell table:style-name="aa0939c"/>
          <table:table-cell table:style-name="a50dcc3"/>
          <table:table-cell table:style-name="af1aede"/>
          <table:table-cell table:style-name="a843a0e"/>
        </table:table-row>
        <table:table-row>
          <table:table-cell office:string-value="DE1" office:value-type="string" table:style-name="a90665d">
            <text:p>DE1</text:p>
          </table:table-cell>
          <table:table-cell office:value="1.0" office:value-type="float" table:style-name="a205aea">
            <text:p>1</text:p>
          </table:table-cell>
          <table:table-cell office:string-value="testcourse41" office:value-type="string" table:style-name="a3d6e7e">
            <text:p>testcourse41</text:p>
          </table:table-cell>
          <table:table-cell table:style-name="af31094"/>
          <table:table-cell table:style-name="a16bc04"/>
          <table:table-cell table:style-name="a44d706"/>
          <table:table-cell table:style-name="ace8706"/>
          <table:table-cell table:style-name="a0c1230"/>
          <table:table-cell table:style-name="a5a8724"/>
          <table:table-cell table:style-name="ada50d8"/>
        </table:table-row>
        <table:table-row>
          <table:table-cell table:style-name="a0f4063"/>
          <table:table-cell table:style-name="afbdc75"/>
          <table:table-cell office:string-value="CM" office:value-type="string" table:style-name="ad265a8">
            <text:p>CM</text:p>
          </table:table-cell>
          <table:table-cell office:value="3.0" office:value-type="float" table:style-name="ab1070e">
            <text:p>3</text:p>
          </table:table-cell>
          <table:table-cell office:value="1.0" office:value-type="float" table:style-name="afc4b52">
            <text:p>1</text:p>
          </table:table-cell>
          <table:table-cell office:string-value="teacher41FirstName" office:value-type="string" table:style-name="a034137">
            <text:p>teacher41FirstName</text:p>
          </table:table-cell>
          <table:table-cell office:string-value="teacher41LastName" office:value-type="string" table:style-name="af594da">
            <text:p>teacher41LastName</text:p>
          </table:table-cell>
          <table:table-cell office:string-value="A" office:value-type="string" table:style-name="afde31a">
            <text:p>A</text:p>
          </table:table-cell>
          <table:table-cell table:style-name="a0c64c6"/>
          <table:table-cell table:style-name="a16d2fd"/>
        </table:table-row>
        <table:table-row>
          <table:table-cell table:style-name="af179fc"/>
          <table:table-cell table:style-name="a989c68"/>
          <table:table-cell table:style-name="af1c645"/>
          <table:table-cell table:style-name="ab47bf5"/>
          <table:table-cell table:style-name="ae629de"/>
          <table:table-cell table:style-name="aa5ab0a"/>
          <table:table-cell table:style-name="ab5d6b3"/>
          <table:table-cell table:style-name="a14931d"/>
          <table:table-cell table:style-name="ab10624"/>
          <table:table-cell table:style-name="ad969d1"/>
        </table:table-row>
        <table:table-row>
          <table:table-cell table:style-name="a7f81c6"/>
          <table:table-cell table:style-name="ad09af6"/>
          <table:table-cell office:string-value="TD" office:value-type="string" table:style-name="af02aa6">
            <text:p>TD</text:p>
          </table:table-cell>
          <table:table-cell office:value="4.0" office:value-type="float" table:style-name="a87f467">
            <text:p>4</text:p>
          </table:table-cell>
          <table:table-cell office:value="1.0" office:value-type="float" table:style-name="a280ff7">
            <text:p>1</text:p>
          </table:table-cell>
          <table:table-cell office:string-value="teacher41FirstName" office:value-type="string" table:style-name="a38e308">
            <text:p>teacher41FirstName</text:p>
          </table:table-cell>
          <table:table-cell office:string-value="teacher41LastName" office:value-type="string" table:style-name="a0d4e50">
            <text:p>teacher41LastName</text:p>
          </table:table-cell>
          <table:table-cell office:string-value="B" office:value-type="string" table:style-name="a060488">
            <text:p>B</text:p>
          </table:table-cell>
          <table:table-cell table:style-name="a308181"/>
          <table:table-cell table:style-name="a0831f3"/>
        </table:table-row>
        <table:table-row>
          <table:table-cell table:style-name="a970ae6"/>
          <table:table-cell table:style-name="a6a1fd8"/>
          <table:table-cell table:style-name="a014c91"/>
          <table:table-cell table:style-name="acddda3"/>
          <table:table-cell table:style-name="acfcd1e"/>
          <table:table-cell table:style-name="a4cf2e1"/>
          <table:table-cell table:style-name="a673242"/>
          <table:table-cell table:style-name="ae80050"/>
          <table:table-cell table:style-name="adfeedd"/>
          <table:table-cell table:style-name="a007b8e"/>
        </table:table-row>
        <table:table-row>
          <table:table-cell office:string-value="DE1" office:value-type="string" table:style-name="af5a065">
            <text:p>DE1</text:p>
          </table:table-cell>
          <table:table-cell office:value="1.0" office:value-type="float" table:style-name="a4425f8">
            <text:p>1</text:p>
          </table:table-cell>
          <table:table-cell office:string-value="testcourse42" office:value-type="string" table:style-name="aa24c61">
            <text:p>testcourse42</text:p>
          </table:table-cell>
          <table:table-cell table:style-name="a6011bf"/>
          <table:table-cell table:style-name="a0bbd1a"/>
          <table:table-cell table:style-name="a85b97b"/>
          <table:table-cell table:style-name="a5b2286"/>
          <table:table-cell table:style-name="a2a02f8"/>
          <table:table-cell table:style-name="a33cd87"/>
          <table:table-cell table:style-name="a09cfc3"/>
        </table:table-row>
        <table:table-row>
          <table:table-cell table:style-name="a896d9e"/>
          <table:table-cell table:style-name="a65efe7"/>
          <table:table-cell office:string-value="CM" office:value-type="string" table:style-name="a8f20a6">
            <text:p>CM</text:p>
          </table:table-cell>
          <table:table-cell office:value="3.0" office:value-type="float" table:style-name="a8fa922">
            <text:p>3</text:p>
          </table:table-cell>
          <table:table-cell office:value="1.0" office:value-type="float" table:style-name="a344b5c">
            <text:p>1</text:p>
          </table:table-cell>
          <table:table-cell office:string-value="teacher42FirstName" office:value-type="string" table:style-name="a6a7e81">
            <text:p>teacher42FirstName</text:p>
          </table:table-cell>
          <table:table-cell office:string-value="teacher42LastName" office:value-type="string" table:style-name="aa931c6">
            <text:p>teacher42LastName</text:p>
          </table:table-cell>
          <table:table-cell office:string-value="A" office:value-type="string" table:style-name="a0a28ca">
            <text:p>A</text:p>
          </table:table-cell>
          <table:table-cell table:style-name="a703dee"/>
          <table:table-cell table:style-name="ab2c2ab"/>
        </table:table-row>
        <table:table-row>
          <table:table-cell table:style-name="a1c7e0a"/>
          <table:table-cell table:style-name="aad2225"/>
          <table:table-cell table:style-name="ab68bba"/>
          <table:table-cell table:style-name="a4b531e"/>
          <table:table-cell table:style-name="ac57a20"/>
          <table:table-cell table:style-name="a4e1101"/>
          <table:table-cell table:style-name="a7b30a4"/>
          <table:table-cell table:style-name="ae6bf5c"/>
          <table:table-cell table:style-name="a0d1a7d"/>
          <table:table-cell table:style-name="a39a3e4"/>
        </table:table-row>
        <table:table-row>
          <table:table-cell table:style-name="a143b7d"/>
          <table:table-cell table:style-name="a6baa3b"/>
          <table:table-cell office:string-value="TD" office:value-type="string" table:style-name="a7b40c0">
            <text:p>TD</text:p>
          </table:table-cell>
          <table:table-cell office:value="4.0" office:value-type="float" table:style-name="ac11555">
            <text:p>4</text:p>
          </table:table-cell>
          <table:table-cell office:value="1.0" office:value-type="float" table:style-name="a2bb02e">
            <text:p>1</text:p>
          </table:table-cell>
          <table:table-cell office:string-value="teacher42FirstName" office:value-type="string" table:style-name="add0a76">
            <text:p>teacher42FirstName</text:p>
          </table:table-cell>
          <table:table-cell office:string-value="teacher42LastName" office:value-type="string" table:style-name="a75c274">
            <text:p>teacher42LastName</text:p>
          </table:table-cell>
          <table:table-cell office:string-value="B" office:value-type="string" table:style-name="a2e1242">
            <text:p>B</text:p>
          </table:table-cell>
          <table:table-cell table:style-name="abb9af1"/>
          <table:table-cell table:style-name="ab83a52"/>
        </table:table-row>
        <table:table-row>
          <table:table-cell table:style-name="a8c8e80"/>
          <table:table-cell table:style-name="a412502"/>
          <table:table-cell table:style-name="a638af3"/>
          <table:table-cell table:style-name="ad807b8"/>
          <table:table-cell table:style-name="a689436"/>
          <table:table-cell table:style-name="a63f2f4"/>
          <table:table-cell table:style-name="ab8aa49"/>
          <table:table-cell table:style-name="a42d144"/>
          <table:table-cell table:style-name="abf3bbb"/>
          <table:table-cell table:style-name="a592a61"/>
        </table:table-row>
        <table:table-row>
          <table:table-cell office:string-value="DE1" office:value-type="string" table:style-name="ab13173">
            <text:p>DE1</text:p>
          </table:table-cell>
          <table:table-cell office:value="1.0" office:value-type="float" table:style-name="a572c93">
            <text:p>1</text:p>
          </table:table-cell>
          <table:table-cell office:string-value="testcourse43" office:value-type="string" table:style-name="a685f46">
            <text:p>testcourse43</text:p>
          </table:table-cell>
          <table:table-cell table:style-name="a107326"/>
          <table:table-cell table:style-name="aee2710"/>
          <table:table-cell table:style-name="a93f0b2"/>
          <table:table-cell table:style-name="a84c085"/>
          <table:table-cell table:style-name="a47aafc"/>
          <table:table-cell table:style-name="a266fd5"/>
          <table:table-cell table:style-name="abbade6"/>
        </table:table-row>
        <table:table-row>
          <table:table-cell table:style-name="a83c46d"/>
          <table:table-cell table:style-name="a5fe0ce"/>
          <table:table-cell office:string-value="CM" office:value-type="string" table:style-name="aacf3f8">
            <text:p>CM</text:p>
          </table:table-cell>
          <table:table-cell office:value="3.0" office:value-type="float" table:style-name="afaaef3">
            <text:p>3</text:p>
          </table:table-cell>
          <table:table-cell office:value="1.0" office:value-type="float" table:style-name="a69c956">
            <text:p>1</text:p>
          </table:table-cell>
          <table:table-cell office:string-value="teacher43FirstName" office:value-type="string" table:style-name="a251093">
            <text:p>teacher43FirstName</text:p>
          </table:table-cell>
          <table:table-cell office:string-value="teacher43LastName" office:value-type="string" table:style-name="a78d931">
            <text:p>teacher43LastName</text:p>
          </table:table-cell>
          <table:table-cell office:string-value="A" office:value-type="string" table:style-name="a8ca134">
            <text:p>A</text:p>
          </table:table-cell>
          <table:table-cell table:style-name="a804d1f"/>
          <table:table-cell table:style-name="a3e690c"/>
        </table:table-row>
        <table:table-row>
          <table:table-cell table:style-name="a3a214e"/>
          <table:table-cell table:style-name="ad72602"/>
          <table:table-cell table:style-name="a17afcb"/>
          <table:table-cell table:style-name="afe9bd2"/>
          <table:table-cell table:style-name="a2b0895"/>
          <table:table-cell table:style-name="a51b059"/>
          <table:table-cell table:style-name="adb72d7"/>
          <table:table-cell table:style-name="a60bddd"/>
          <table:table-cell table:style-name="a1f3fd7"/>
          <table:table-cell table:style-name="af7be64"/>
        </table:table-row>
        <table:table-row>
          <table:table-cell table:style-name="a4517fd"/>
          <table:table-cell table:style-name="abc11c2"/>
          <table:table-cell office:string-value="TD" office:value-type="string" table:style-name="adfaa95">
            <text:p>TD</text:p>
          </table:table-cell>
          <table:table-cell office:value="4.0" office:value-type="float" table:style-name="a105708">
            <text:p>4</text:p>
          </table:table-cell>
          <table:table-cell office:value="1.0" office:value-type="float" table:style-name="a4f3cad">
            <text:p>1</text:p>
          </table:table-cell>
          <table:table-cell office:string-value="teacher43FirstName" office:value-type="string" table:style-name="a7ea9a1">
            <text:p>teacher43FirstName</text:p>
          </table:table-cell>
          <table:table-cell office:string-value="teacher43LastName" office:value-type="string" table:style-name="a1badb4">
            <text:p>teacher43LastName</text:p>
          </table:table-cell>
          <table:table-cell office:string-value="B" office:value-type="string" table:style-name="aa7abe3">
            <text:p>B</text:p>
          </table:table-cell>
          <table:table-cell table:style-name="ad36a4a"/>
          <table:table-cell table:style-name="a65e5a4"/>
        </table:table-row>
        <table:table-row>
          <table:table-cell table:style-name="ad513fb"/>
          <table:table-cell table:style-name="a070367"/>
          <table:table-cell table:style-name="afc89da"/>
          <table:table-cell table:style-name="a4b1ecd"/>
          <table:table-cell table:style-name="a7f6c9c"/>
          <table:table-cell table:style-name="a931a4c"/>
          <table:table-cell table:style-name="aa28903"/>
          <table:table-cell table:style-name="ab015e2"/>
          <table:table-cell table:style-name="ae3f718"/>
          <table:table-cell table:style-name="a0adcf2"/>
        </table:table-row>
        <table:table-row>
          <table:table-cell office:string-value="DE1" office:value-type="string" table:style-name="ae90c29">
            <text:p>DE1</text:p>
          </table:table-cell>
          <table:table-cell office:value="1.0" office:value-type="float" table:style-name="aee13ca">
            <text:p>1</text:p>
          </table:table-cell>
          <table:table-cell office:string-value="testcourse44" office:value-type="string" table:style-name="a3d2ea3">
            <text:p>testcourse44</text:p>
          </table:table-cell>
          <table:table-cell table:style-name="afd259e"/>
          <table:table-cell table:style-name="a1e004c"/>
          <table:table-cell table:style-name="a025fad"/>
          <table:table-cell table:style-name="a42a2c4"/>
          <table:table-cell table:style-name="a6133bf"/>
          <table:table-cell table:style-name="afa11cf"/>
          <table:table-cell table:style-name="a7313e0"/>
        </table:table-row>
        <table:table-row>
          <table:table-cell table:style-name="a5ed646"/>
          <table:table-cell table:style-name="a610b17"/>
          <table:table-cell office:string-value="CM" office:value-type="string" table:style-name="ae989d0">
            <text:p>CM</text:p>
          </table:table-cell>
          <table:table-cell office:value="3.0" office:value-type="float" table:style-name="a0fd14f">
            <text:p>3</text:p>
          </table:table-cell>
          <table:table-cell office:value="1.0" office:value-type="float" table:style-name="a4f09ce">
            <text:p>1</text:p>
          </table:table-cell>
          <table:table-cell office:string-value="teacher44FirstName" office:value-type="string" table:style-name="a58e337">
            <text:p>teacher44FirstName</text:p>
          </table:table-cell>
          <table:table-cell office:string-value="teacher44LastName" office:value-type="string" table:style-name="a15e712">
            <text:p>teacher44LastName</text:p>
          </table:table-cell>
          <table:table-cell office:string-value="A" office:value-type="string" table:style-name="a0fd10b">
            <text:p>A</text:p>
          </table:table-cell>
          <table:table-cell table:style-name="a9e3abd"/>
          <table:table-cell table:style-name="a569811"/>
        </table:table-row>
        <table:table-row>
          <table:table-cell table:style-name="ad52e1d"/>
          <table:table-cell table:style-name="a18f4f1"/>
          <table:table-cell table:style-name="a6db2a5"/>
          <table:table-cell table:style-name="a2a3332"/>
          <table:table-cell table:style-name="a1f7bbe"/>
          <table:table-cell table:style-name="aabf5e5"/>
          <table:table-cell table:style-name="a7956f0"/>
          <table:table-cell table:style-name="af5891b"/>
          <table:table-cell table:style-name="a26f72c"/>
          <table:table-cell table:style-name="ae73bf9"/>
        </table:table-row>
        <table:table-row>
          <table:table-cell table:style-name="a8aaf4c"/>
          <table:table-cell table:style-name="a7f1e9d"/>
          <table:table-cell office:string-value="TD" office:value-type="string" table:style-name="a49796b">
            <text:p>TD</text:p>
          </table:table-cell>
          <table:table-cell office:value="4.0" office:value-type="float" table:style-name="ae68042">
            <text:p>4</text:p>
          </table:table-cell>
          <table:table-cell office:value="1.0" office:value-type="float" table:style-name="ac1e581">
            <text:p>1</text:p>
          </table:table-cell>
          <table:table-cell office:string-value="teacher44FirstName" office:value-type="string" table:style-name="ac35be5">
            <text:p>teacher44FirstName</text:p>
          </table:table-cell>
          <table:table-cell office:string-value="teacher44LastName" office:value-type="string" table:style-name="af13d64">
            <text:p>teacher44LastName</text:p>
          </table:table-cell>
          <table:table-cell office:string-value="B" office:value-type="string" table:style-name="a11a4a5">
            <text:p>B</text:p>
          </table:table-cell>
          <table:table-cell table:style-name="a718aa6"/>
          <table:table-cell table:style-name="a18fcd4"/>
        </table:table-row>
        <table:table-row>
          <table:table-cell table:style-name="a32598c"/>
          <table:table-cell table:style-name="a542e96"/>
          <table:table-cell table:style-name="a3fb463"/>
          <table:table-cell table:style-name="a554e79"/>
          <table:table-cell table:style-name="aa457ec"/>
          <table:table-cell table:style-name="aba4cc0"/>
          <table:table-cell table:style-name="af8accc"/>
          <table:table-cell table:style-name="aa44f66"/>
          <table:table-cell table:style-name="aec0175"/>
          <table:table-cell table:style-name="ad6277e"/>
        </table:table-row>
        <table:table-row>
          <table:table-cell office:string-value="DE1" office:value-type="string" table:style-name="abf4943">
            <text:p>DE1</text:p>
          </table:table-cell>
          <table:table-cell office:value="1.0" office:value-type="float" table:style-name="a531f8b">
            <text:p>1</text:p>
          </table:table-cell>
          <table:table-cell office:string-value="testcourse45" office:value-type="string" table:style-name="aa4e929">
            <text:p>testcourse45</text:p>
          </table:table-cell>
          <table:table-cell table:style-name="ad65be3"/>
          <table:table-cell table:style-name="a7321c8"/>
          <table:table-cell table:style-name="a5c53b3"/>
          <table:table-cell table:style-name="a13d10f"/>
          <table:table-cell table:style-name="a9e68f3"/>
          <table:table-cell table:style-name="abede08"/>
          <table:table-cell table:style-name="ae53aa9"/>
        </table:table-row>
        <table:table-row>
          <table:table-cell table:style-name="a1ca81f"/>
          <table:table-cell table:style-name="a1783ea"/>
          <table:table-cell office:string-value="CM" office:value-type="string" table:style-name="a43dfd4">
            <text:p>CM</text:p>
          </table:table-cell>
          <table:table-cell office:value="3.0" office:value-type="float" table:style-name="a22a2b2">
            <text:p>3</text:p>
          </table:table-cell>
          <table:table-cell office:value="1.0" office:value-type="float" table:style-name="a4fb0dd">
            <text:p>1</text:p>
          </table:table-cell>
          <table:table-cell office:string-value="teacher45FirstName" office:value-type="string" table:style-name="ae0040b">
            <text:p>teacher45FirstName</text:p>
          </table:table-cell>
          <table:table-cell office:string-value="teacher45LastName" office:value-type="string" table:style-name="a195807">
            <text:p>teacher45LastName</text:p>
          </table:table-cell>
          <table:table-cell office:string-value="A" office:value-type="string" table:style-name="a91c25b">
            <text:p>A</text:p>
          </table:table-cell>
          <table:table-cell table:style-name="a31fda0"/>
          <table:table-cell table:style-name="ab1dfdc"/>
        </table:table-row>
        <table:table-row>
          <table:table-cell table:style-name="a551f9f"/>
          <table:table-cell table:style-name="a04bd46"/>
          <table:table-cell table:style-name="ace6e00"/>
          <table:table-cell table:style-name="aea5196"/>
          <table:table-cell table:style-name="ad0660b"/>
          <table:table-cell table:style-name="ad103c1"/>
          <table:table-cell table:style-name="a6856d5"/>
          <table:table-cell table:style-name="ad47180"/>
          <table:table-cell table:style-name="af8c0a2"/>
          <table:table-cell table:style-name="a2a245b"/>
        </table:table-row>
        <table:table-row>
          <table:table-cell table:style-name="a87caa0"/>
          <table:table-cell table:style-name="ac0eeef"/>
          <table:table-cell office:string-value="TD" office:value-type="string" table:style-name="a24f57a">
            <text:p>TD</text:p>
          </table:table-cell>
          <table:table-cell office:value="4.0" office:value-type="float" table:style-name="aad7563">
            <text:p>4</text:p>
          </table:table-cell>
          <table:table-cell office:value="1.0" office:value-type="float" table:style-name="a60df5d">
            <text:p>1</text:p>
          </table:table-cell>
          <table:table-cell office:string-value="teacher45FirstName" office:value-type="string" table:style-name="a0e76db">
            <text:p>teacher45FirstName</text:p>
          </table:table-cell>
          <table:table-cell office:string-value="teacher45LastName" office:value-type="string" table:style-name="af364bf">
            <text:p>teacher45LastName</text:p>
          </table:table-cell>
          <table:table-cell office:string-value="B" office:value-type="string" table:style-name="aaf3519">
            <text:p>B</text:p>
          </table:table-cell>
          <table:table-cell table:style-name="ae4cfd0"/>
          <table:table-cell table:style-name="a79b44c"/>
        </table:table-row>
        <table:table-row>
          <table:table-cell table:style-name="a59a7a2"/>
          <table:table-cell table:style-name="ab90c13"/>
          <table:table-cell table:style-name="aa0afd0"/>
          <table:table-cell table:style-name="a395494"/>
          <table:table-cell table:style-name="a5851b2"/>
          <table:table-cell table:style-name="a5b730f"/>
          <table:table-cell table:style-name="a515822"/>
          <table:table-cell table:style-name="aa507a5"/>
          <table:table-cell table:style-name="af65ea9"/>
          <table:table-cell table:style-name="ac5c3a2"/>
        </table:table-row>
        <table:table-row>
          <table:table-cell office:string-value="DE1" office:value-type="string" table:style-name="a7d59d0">
            <text:p>DE1</text:p>
          </table:table-cell>
          <table:table-cell office:value="1.0" office:value-type="float" table:style-name="afe0676">
            <text:p>1</text:p>
          </table:table-cell>
          <table:table-cell office:string-value="testcourse46" office:value-type="string" table:style-name="a29057b">
            <text:p>testcourse46</text:p>
          </table:table-cell>
          <table:table-cell table:style-name="a95d147"/>
          <table:table-cell table:style-name="a664dd2"/>
          <table:table-cell table:style-name="afe6255"/>
          <table:table-cell table:style-name="a0f477d"/>
          <table:table-cell table:style-name="a9434ef"/>
          <table:table-cell table:style-name="a65b722"/>
          <table:table-cell table:style-name="ada327e"/>
        </table:table-row>
        <table:table-row>
          <table:table-cell table:style-name="a1eecd4"/>
          <table:table-cell table:style-name="a2c8a59"/>
          <table:table-cell office:string-value="CM" office:value-type="string" table:style-name="a443ac0">
            <text:p>CM</text:p>
          </table:table-cell>
          <table:table-cell office:value="3.0" office:value-type="float" table:style-name="affb7cc">
            <text:p>3</text:p>
          </table:table-cell>
          <table:table-cell office:value="1.0" office:value-type="float" table:style-name="a979ad7">
            <text:p>1</text:p>
          </table:table-cell>
          <table:table-cell office:string-value="teacher46FirstName" office:value-type="string" table:style-name="a98e3f1">
            <text:p>teacher46FirstName</text:p>
          </table:table-cell>
          <table:table-cell office:string-value="teacher46LastName" office:value-type="string" table:style-name="afd6d7a">
            <text:p>teacher46LastName</text:p>
          </table:table-cell>
          <table:table-cell office:string-value="A" office:value-type="string" table:style-name="ae2c994">
            <text:p>A</text:p>
          </table:table-cell>
          <table:table-cell table:style-name="add52e6"/>
          <table:table-cell table:style-name="a0872c2"/>
        </table:table-row>
        <table:table-row>
          <table:table-cell table:style-name="afc5549"/>
          <table:table-cell table:style-name="a65827b"/>
          <table:table-cell table:style-name="ad61870"/>
          <table:table-cell table:style-name="a187005"/>
          <table:table-cell table:style-name="a81f808"/>
          <table:table-cell table:style-name="abc9670"/>
          <table:table-cell table:style-name="a28bb0d"/>
          <table:table-cell table:style-name="aaddb26"/>
          <table:table-cell table:style-name="ad69f17"/>
          <table:table-cell table:style-name="a3bf3d9"/>
        </table:table-row>
        <table:table-row>
          <table:table-cell table:style-name="a7f8913"/>
          <table:table-cell table:style-name="addf0e0"/>
          <table:table-cell office:string-value="TD" office:value-type="string" table:style-name="aa313f7">
            <text:p>TD</text:p>
          </table:table-cell>
          <table:table-cell office:value="4.0" office:value-type="float" table:style-name="a06fbe4">
            <text:p>4</text:p>
          </table:table-cell>
          <table:table-cell office:value="1.0" office:value-type="float" table:style-name="a657684">
            <text:p>1</text:p>
          </table:table-cell>
          <table:table-cell office:string-value="teacher46FirstName" office:value-type="string" table:style-name="a4b5c46">
            <text:p>teacher46FirstName</text:p>
          </table:table-cell>
          <table:table-cell office:string-value="teacher46LastName" office:value-type="string" table:style-name="aecf405">
            <text:p>teacher46LastName</text:p>
          </table:table-cell>
          <table:table-cell office:string-value="B" office:value-type="string" table:style-name="a4a7206">
            <text:p>B</text:p>
          </table:table-cell>
          <table:table-cell table:style-name="a02500a"/>
          <table:table-cell table:style-name="ae59ffc"/>
        </table:table-row>
        <table:table-row>
          <table:table-cell table:style-name="a87ebf6"/>
          <table:table-cell table:style-name="a009299"/>
          <table:table-cell table:style-name="a804a88"/>
          <table:table-cell table:style-name="a1475d5"/>
          <table:table-cell table:style-name="a9a75ea"/>
          <table:table-cell table:style-name="a7f4377"/>
          <table:table-cell table:style-name="a2c1c95"/>
          <table:table-cell table:style-name="afa6ea5"/>
          <table:table-cell table:style-name="a8a2663"/>
          <table:table-cell table:style-name="a5b83ee"/>
        </table:table-row>
        <table:table-row>
          <table:table-cell office:string-value="DE1" office:value-type="string" table:style-name="a5a577f">
            <text:p>DE1</text:p>
          </table:table-cell>
          <table:table-cell office:value="1.0" office:value-type="float" table:style-name="a831051">
            <text:p>1</text:p>
          </table:table-cell>
          <table:table-cell office:string-value="testcourse47" office:value-type="string" table:style-name="a353583">
            <text:p>testcourse47</text:p>
          </table:table-cell>
          <table:table-cell table:style-name="a64da09"/>
          <table:table-cell table:style-name="a206e73"/>
          <table:table-cell table:style-name="ab22f48"/>
          <table:table-cell table:style-name="ac21620"/>
          <table:table-cell table:style-name="ad17008"/>
          <table:table-cell table:style-name="ace294a"/>
          <table:table-cell table:style-name="a371f77"/>
        </table:table-row>
        <table:table-row>
          <table:table-cell table:style-name="a2470a3"/>
          <table:table-cell table:style-name="a00b11f"/>
          <table:table-cell office:string-value="CM" office:value-type="string" table:style-name="a838262">
            <text:p>CM</text:p>
          </table:table-cell>
          <table:table-cell office:value="3.0" office:value-type="float" table:style-name="a0b2c51">
            <text:p>3</text:p>
          </table:table-cell>
          <table:table-cell office:value="1.0" office:value-type="float" table:style-name="a1378f6">
            <text:p>1</text:p>
          </table:table-cell>
          <table:table-cell office:string-value="teacher47FirstName" office:value-type="string" table:style-name="a48c317">
            <text:p>teacher47FirstName</text:p>
          </table:table-cell>
          <table:table-cell office:string-value="teacher47LastName" office:value-type="string" table:style-name="ae12730">
            <text:p>teacher47LastName</text:p>
          </table:table-cell>
          <table:table-cell office:string-value="A" office:value-type="string" table:style-name="a1629d2">
            <text:p>A</text:p>
          </table:table-cell>
          <table:table-cell table:style-name="a4f2750"/>
          <table:table-cell table:style-name="ace1b6d"/>
        </table:table-row>
        <table:table-row>
          <table:table-cell table:style-name="abc05f7"/>
          <table:table-cell table:style-name="abd987b"/>
          <table:table-cell table:style-name="ae06856"/>
          <table:table-cell table:style-name="adc0aab"/>
          <table:table-cell table:style-name="a260220"/>
          <table:table-cell table:style-name="a2fd037"/>
          <table:table-cell table:style-name="abd49d8"/>
          <table:table-cell table:style-name="a067b0c"/>
          <table:table-cell table:style-name="a3f1d8b"/>
          <table:table-cell table:style-name="af73352"/>
        </table:table-row>
        <table:table-row>
          <table:table-cell table:style-name="af2b665"/>
          <table:table-cell table:style-name="a649ba6"/>
          <table:table-cell office:string-value="TD" office:value-type="string" table:style-name="a987b2d">
            <text:p>TD</text:p>
          </table:table-cell>
          <table:table-cell office:value="4.0" office:value-type="float" table:style-name="a606211">
            <text:p>4</text:p>
          </table:table-cell>
          <table:table-cell office:value="1.0" office:value-type="float" table:style-name="a569922">
            <text:p>1</text:p>
          </table:table-cell>
          <table:table-cell office:string-value="teacher47FirstName" office:value-type="string" table:style-name="af4cb1f">
            <text:p>teacher47FirstName</text:p>
          </table:table-cell>
          <table:table-cell office:string-value="teacher47LastName" office:value-type="string" table:style-name="a1ec166">
            <text:p>teacher47LastName</text:p>
          </table:table-cell>
          <table:table-cell office:string-value="B" office:value-type="string" table:style-name="a9d9232">
            <text:p>B</text:p>
          </table:table-cell>
          <table:table-cell table:style-name="ae77cd9"/>
          <table:table-cell table:style-name="a3213c2"/>
        </table:table-row>
        <table:table-row>
          <table:table-cell table:style-name="a1dfd25"/>
          <table:table-cell table:style-name="aaf59f4"/>
          <table:table-cell table:style-name="a6af98a"/>
          <table:table-cell table:style-name="ac4d562"/>
          <table:table-cell table:style-name="a37277f"/>
          <table:table-cell table:style-name="aac6b6c"/>
          <table:table-cell table:style-name="abb4bf9"/>
          <table:table-cell table:style-name="aa4677d"/>
          <table:table-cell table:style-name="a8390ed"/>
          <table:table-cell table:style-name="af8d4e9"/>
        </table:table-row>
        <table:table-row>
          <table:table-cell office:string-value="DE1" office:value-type="string" table:style-name="a19435a">
            <text:p>DE1</text:p>
          </table:table-cell>
          <table:table-cell office:value="1.0" office:value-type="float" table:style-name="aa8d1c6">
            <text:p>1</text:p>
          </table:table-cell>
          <table:table-cell office:string-value="testcourse48" office:value-type="string" table:style-name="af8d2a1">
            <text:p>testcourse48</text:p>
          </table:table-cell>
          <table:table-cell table:style-name="a523632"/>
          <table:table-cell table:style-name="a534ac5"/>
          <table:table-cell table:style-name="a9946e0"/>
          <table:table-cell table:style-name="a7b0164"/>
          <table:table-cell table:style-name="a8acc3e"/>
          <table:table-cell table:style-name="a785bf6"/>
          <table:table-cell table:style-name="a037059"/>
        </table:table-row>
        <table:table-row>
          <table:table-cell table:style-name="a34c7bf"/>
          <table:table-cell table:style-name="a97d364"/>
          <table:table-cell office:string-value="CM" office:value-type="string" table:style-name="a02e29b">
            <text:p>CM</text:p>
          </table:table-cell>
          <table:table-cell office:value="3.0" office:value-type="float" table:style-name="a846fac">
            <text:p>3</text:p>
          </table:table-cell>
          <table:table-cell office:value="1.0" office:value-type="float" table:style-name="a3815ce">
            <text:p>1</text:p>
          </table:table-cell>
          <table:table-cell office:string-value="teacher48FirstName" office:value-type="string" table:style-name="a23728f">
            <text:p>teacher48FirstName</text:p>
          </table:table-cell>
          <table:table-cell office:string-value="teacher48LastName" office:value-type="string" table:style-name="a50c111">
            <text:p>teacher48LastName</text:p>
          </table:table-cell>
          <table:table-cell office:string-value="A" office:value-type="string" table:style-name="ab86edd">
            <text:p>A</text:p>
          </table:table-cell>
          <table:table-cell table:style-name="a9b0b05"/>
          <table:table-cell table:style-name="a7018e6"/>
        </table:table-row>
        <table:table-row>
          <table:table-cell table:style-name="a605484"/>
          <table:table-cell table:style-name="a4e0889"/>
          <table:table-cell table:style-name="a1e40c9"/>
          <table:table-cell table:style-name="af9d762"/>
          <table:table-cell table:style-name="a1d75f2"/>
          <table:table-cell table:style-name="adbf37b"/>
          <table:table-cell table:style-name="a3fb8f9"/>
          <table:table-cell table:style-name="a238e66"/>
          <table:table-cell table:style-name="af0ea55"/>
          <table:table-cell table:style-name="a25a585"/>
        </table:table-row>
        <table:table-row>
          <table:table-cell table:style-name="ab285d9"/>
          <table:table-cell table:style-name="a3e9492"/>
          <table:table-cell office:string-value="TD" office:value-type="string" table:style-name="a1093f2">
            <text:p>TD</text:p>
          </table:table-cell>
          <table:table-cell office:value="4.0" office:value-type="float" table:style-name="a3c7338">
            <text:p>4</text:p>
          </table:table-cell>
          <table:table-cell office:value="1.0" office:value-type="float" table:style-name="a638af4">
            <text:p>1</text:p>
          </table:table-cell>
          <table:table-cell office:string-value="teacher48FirstName" office:value-type="string" table:style-name="adf553e">
            <text:p>teacher48FirstName</text:p>
          </table:table-cell>
          <table:table-cell office:string-value="teacher48LastName" office:value-type="string" table:style-name="a4c3c5c">
            <text:p>teacher48LastName</text:p>
          </table:table-cell>
          <table:table-cell office:string-value="B" office:value-type="string" table:style-name="a5f1495">
            <text:p>B</text:p>
          </table:table-cell>
          <table:table-cell table:style-name="a8f14ea"/>
          <table:table-cell table:style-name="af40a9f"/>
        </table:table-row>
        <table:table-row>
          <table:table-cell table:style-name="a4b88ce"/>
          <table:table-cell table:style-name="a069d6f"/>
          <table:table-cell table:style-name="ac7224d"/>
          <table:table-cell table:style-name="accfae8"/>
          <table:table-cell table:style-name="ad8c362"/>
          <table:table-cell table:style-name="abba7f2"/>
          <table:table-cell table:style-name="a9dbe38"/>
          <table:table-cell table:style-name="a2c53e5"/>
          <table:table-cell table:style-name="ac430c8"/>
          <table:table-cell table:style-name="a4bdce5"/>
        </table:table-row>
        <table:table-row>
          <table:table-cell office:string-value="DE1" office:value-type="string" table:style-name="a23c3fa">
            <text:p>DE1</text:p>
          </table:table-cell>
          <table:table-cell office:value="1.0" office:value-type="float" table:style-name="ac443af">
            <text:p>1</text:p>
          </table:table-cell>
          <table:table-cell office:string-value="testcourse49" office:value-type="string" table:style-name="a8f950c">
            <text:p>testcourse49</text:p>
          </table:table-cell>
          <table:table-cell table:style-name="ab998f3"/>
          <table:table-cell table:style-name="aa4b7ab"/>
          <table:table-cell table:style-name="a580dc9"/>
          <table:table-cell table:style-name="a1afd01"/>
          <table:table-cell table:style-name="adddb82"/>
          <table:table-cell table:style-name="ac8b403"/>
          <table:table-cell table:style-name="a38d427"/>
        </table:table-row>
        <table:table-row>
          <table:table-cell table:style-name="a3991e7"/>
          <table:table-cell table:style-name="a1d26a9"/>
          <table:table-cell office:string-value="CM" office:value-type="string" table:style-name="ab13864">
            <text:p>CM</text:p>
          </table:table-cell>
          <table:table-cell office:value="3.0" office:value-type="float" table:style-name="a849e61">
            <text:p>3</text:p>
          </table:table-cell>
          <table:table-cell office:value="1.0" office:value-type="float" table:style-name="a634a33">
            <text:p>1</text:p>
          </table:table-cell>
          <table:table-cell office:string-value="teacher49FirstName" office:value-type="string" table:style-name="a3b1d13">
            <text:p>teacher49FirstName</text:p>
          </table:table-cell>
          <table:table-cell office:string-value="teacher49LastName" office:value-type="string" table:style-name="a671cc3">
            <text:p>teacher49LastName</text:p>
          </table:table-cell>
          <table:table-cell office:string-value="A" office:value-type="string" table:style-name="af1f621">
            <text:p>A</text:p>
          </table:table-cell>
          <table:table-cell table:style-name="a317480"/>
          <table:table-cell table:style-name="a519149"/>
        </table:table-row>
        <table:table-row>
          <table:table-cell table:style-name="ac127ff"/>
          <table:table-cell table:style-name="aa481ab"/>
          <table:table-cell table:style-name="ada32e3"/>
          <table:table-cell table:style-name="ae41131"/>
          <table:table-cell table:style-name="af2314b"/>
          <table:table-cell table:style-name="a953f74"/>
          <table:table-cell table:style-name="a6ebe3a"/>
          <table:table-cell table:style-name="a0cd15c"/>
          <table:table-cell table:style-name="ad3f64e"/>
          <table:table-cell table:style-name="a4260d2"/>
        </table:table-row>
        <table:table-row>
          <table:table-cell table:style-name="a8b230e"/>
          <table:table-cell table:style-name="a7cb23c"/>
          <table:table-cell office:string-value="TD" office:value-type="string" table:style-name="a836ce2">
            <text:p>TD</text:p>
          </table:table-cell>
          <table:table-cell office:value="4.0" office:value-type="float" table:style-name="a72fa8a">
            <text:p>4</text:p>
          </table:table-cell>
          <table:table-cell office:value="1.0" office:value-type="float" table:style-name="ac0f0b4">
            <text:p>1</text:p>
          </table:table-cell>
          <table:table-cell office:string-value="teacher49FirstName" office:value-type="string" table:style-name="a53094b">
            <text:p>teacher49FirstName</text:p>
          </table:table-cell>
          <table:table-cell office:string-value="teacher49LastName" office:value-type="string" table:style-name="a133555">
            <text:p>teacher49LastName</text:p>
          </table:table-cell>
          <table:table-cell office:string-value="B" office:value-type="string" table:style-name="a7c5d70">
            <text:p>B</text:p>
          </table:table-cell>
          <table:table-cell table:style-name="ac4cdd3"/>
          <table:table-cell table:style-name="a72a1f6"/>
        </table:table-row>
        <table:table-row>
          <table:table-cell table:style-name="a5d6e58"/>
          <table:table-cell table:style-name="a80f2c5"/>
          <table:table-cell table:style-name="a1ce92d"/>
          <table:table-cell table:style-name="a1406f0"/>
          <table:table-cell table:style-name="aa730fa"/>
          <table:table-cell table:style-name="a302e54"/>
          <table:table-cell table:style-name="a069ea0"/>
          <table:table-cell table:style-name="ab3e25a"/>
          <table:table-cell table:style-name="a056ddf"/>
          <table:table-cell table:style-name="a4b6082"/>
        </table:table-row>
        <table:table-row>
          <table:table-cell office:string-value="DE1" office:value-type="string" table:style-name="a540a02">
            <text:p>DE1</text:p>
          </table:table-cell>
          <table:table-cell office:value="1.0" office:value-type="float" table:style-name="a5c0afe">
            <text:p>1</text:p>
          </table:table-cell>
          <table:table-cell office:string-value="testcourse50" office:value-type="string" table:style-name="aed7dd1">
            <text:p>testcourse50</text:p>
          </table:table-cell>
          <table:table-cell table:style-name="a519112"/>
          <table:table-cell table:style-name="a0599c8"/>
          <table:table-cell table:style-name="a282dfd"/>
          <table:table-cell table:style-name="a764b6c"/>
          <table:table-cell table:style-name="a9c8f86"/>
          <table:table-cell table:style-name="af42b3e"/>
          <table:table-cell table:style-name="ac9dd07"/>
        </table:table-row>
        <table:table-row>
          <table:table-cell table:style-name="adce513"/>
          <table:table-cell table:style-name="a5ffba1"/>
          <table:table-cell office:string-value="CM" office:value-type="string" table:style-name="a3122c7">
            <text:p>CM</text:p>
          </table:table-cell>
          <table:table-cell office:value="3.0" office:value-type="float" table:style-name="ab034ba">
            <text:p>3</text:p>
          </table:table-cell>
          <table:table-cell office:value="1.0" office:value-type="float" table:style-name="ac62939">
            <text:p>1</text:p>
          </table:table-cell>
          <table:table-cell office:string-value="teacher50FirstName" office:value-type="string" table:style-name="a7b18f8">
            <text:p>teacher50FirstName</text:p>
          </table:table-cell>
          <table:table-cell office:string-value="teacher50LastName" office:value-type="string" table:style-name="ad9358a">
            <text:p>teacher50LastName</text:p>
          </table:table-cell>
          <table:table-cell office:string-value="A" office:value-type="string" table:style-name="a54a2a7">
            <text:p>A</text:p>
          </table:table-cell>
          <table:table-cell table:style-name="a58adf6"/>
          <table:table-cell table:style-name="a8425e3"/>
        </table:table-row>
        <table:table-row>
          <table:table-cell table:style-name="ad6a96c"/>
          <table:table-cell table:style-name="affb6ac"/>
          <table:table-cell table:style-name="ab9c252"/>
          <table:table-cell table:style-name="ab4e86b"/>
          <table:table-cell table:style-name="ae6db36"/>
          <table:table-cell table:style-name="a86b061"/>
          <table:table-cell table:style-name="a3fb931"/>
          <table:table-cell table:style-name="a45a879"/>
          <table:table-cell table:style-name="a17442c"/>
          <table:table-cell table:style-name="a10faea"/>
        </table:table-row>
        <table:table-row>
          <table:table-cell table:style-name="ac4cafc"/>
          <table:table-cell table:style-name="a5d8fb3"/>
          <table:table-cell office:string-value="TD" office:value-type="string" table:style-name="aeaf0cd">
            <text:p>TD</text:p>
          </table:table-cell>
          <table:table-cell office:value="4.0" office:value-type="float" table:style-name="a1a6f9d">
            <text:p>4</text:p>
          </table:table-cell>
          <table:table-cell office:value="1.0" office:value-type="float" table:style-name="ac3a601">
            <text:p>1</text:p>
          </table:table-cell>
          <table:table-cell office:string-value="teacher50FirstName" office:value-type="string" table:style-name="a9c7ff2">
            <text:p>teacher50FirstName</text:p>
          </table:table-cell>
          <table:table-cell office:string-value="teacher50LastName" office:value-type="string" table:style-name="ad1916f">
            <text:p>teacher50LastName</text:p>
          </table:table-cell>
          <table:table-cell office:string-value="B" office:value-type="string" table:style-name="ae81047">
            <text:p>B</text:p>
          </table:table-cell>
          <table:table-cell table:style-name="abd2261"/>
          <table:table-cell table:style-name="a632d60"/>
        </table:table-row>
        <table:table-row>
          <table:table-cell table:style-name="a5a8830"/>
          <table:table-cell table:style-name="af4b7af"/>
          <table:table-cell table:style-name="a421ab9"/>
          <table:table-cell table:style-name="a73cd81"/>
          <table:table-cell table:style-name="ac168dc"/>
          <table:table-cell table:style-name="a299f45"/>
          <table:table-cell table:style-name="ab2dba4"/>
          <table:table-cell table:style-name="a7b1abf"/>
          <table:table-cell table:style-name="a825f42"/>
          <table:table-cell table:style-name="aa1a9d0"/>
        </table:table-row>
        <table:table-row>
          <table:table-cell office:string-value="DE1" office:value-type="string" table:style-name="a6c68d9">
            <text:p>DE1</text:p>
          </table:table-cell>
          <table:table-cell office:value="1.0" office:value-type="float" table:style-name="a9c01c5">
            <text:p>1</text:p>
          </table:table-cell>
          <table:table-cell office:string-value="testcourse51" office:value-type="string" table:style-name="a09daef">
            <text:p>testcourse51</text:p>
          </table:table-cell>
          <table:table-cell table:style-name="aed281e"/>
          <table:table-cell table:style-name="adf1755"/>
          <table:table-cell table:style-name="ae6d2b3"/>
          <table:table-cell table:style-name="a756575"/>
          <table:table-cell table:style-name="aacde46"/>
          <table:table-cell table:style-name="a479965"/>
          <table:table-cell table:style-name="ab3f474"/>
        </table:table-row>
        <table:table-row>
          <table:table-cell table:style-name="ae4b134"/>
          <table:table-cell table:style-name="a6a003e"/>
          <table:table-cell office:string-value="CM" office:value-type="string" table:style-name="a9d1018">
            <text:p>CM</text:p>
          </table:table-cell>
          <table:table-cell office:value="3.0" office:value-type="float" table:style-name="a4f3010">
            <text:p>3</text:p>
          </table:table-cell>
          <table:table-cell office:value="1.0" office:value-type="float" table:style-name="ab753d2">
            <text:p>1</text:p>
          </table:table-cell>
          <table:table-cell office:string-value="teacher51FirstName" office:value-type="string" table:style-name="adb8292">
            <text:p>teacher51FirstName</text:p>
          </table:table-cell>
          <table:table-cell office:string-value="teacher51LastName" office:value-type="string" table:style-name="a20f389">
            <text:p>teacher51LastName</text:p>
          </table:table-cell>
          <table:table-cell office:string-value="A" office:value-type="string" table:style-name="a28df6d">
            <text:p>A</text:p>
          </table:table-cell>
          <table:table-cell table:style-name="a92d61e"/>
          <table:table-cell table:style-name="a7bfe7f"/>
        </table:table-row>
        <table:table-row>
          <table:table-cell table:style-name="aca8912"/>
          <table:table-cell table:style-name="a344bb1"/>
          <table:table-cell table:style-name="af3040e"/>
          <table:table-cell table:style-name="ab338da"/>
          <table:table-cell table:style-name="aa43daa"/>
          <table:table-cell table:style-name="adf9718"/>
          <table:table-cell table:style-name="a38b2c6"/>
          <table:table-cell table:style-name="af84285"/>
          <table:table-cell table:style-name="a6e76f0"/>
          <table:table-cell table:style-name="aef5ded"/>
        </table:table-row>
        <table:table-row>
          <table:table-cell table:style-name="a1e5ef7"/>
          <table:table-cell table:style-name="aaaa1c3"/>
          <table:table-cell office:string-value="TD" office:value-type="string" table:style-name="a202bfa">
            <text:p>TD</text:p>
          </table:table-cell>
          <table:table-cell office:value="4.0" office:value-type="float" table:style-name="a227516">
            <text:p>4</text:p>
          </table:table-cell>
          <table:table-cell office:value="1.0" office:value-type="float" table:style-name="aae6275">
            <text:p>1</text:p>
          </table:table-cell>
          <table:table-cell office:string-value="teacher51FirstName" office:value-type="string" table:style-name="a3fb8a8">
            <text:p>teacher51FirstName</text:p>
          </table:table-cell>
          <table:table-cell office:string-value="teacher51LastName" office:value-type="string" table:style-name="a02dc1b">
            <text:p>teacher51LastName</text:p>
          </table:table-cell>
          <table:table-cell office:string-value="B" office:value-type="string" table:style-name="a519ee0">
            <text:p>B</text:p>
          </table:table-cell>
          <table:table-cell table:style-name="aeadf32"/>
          <table:table-cell table:style-name="a73bd72"/>
        </table:table-row>
        <table:table-row>
          <table:table-cell table:style-name="a3825a7"/>
          <table:table-cell table:style-name="a4677f9"/>
          <table:table-cell table:style-name="a5d48a7"/>
          <table:table-cell table:style-name="a930b50"/>
          <table:table-cell table:style-name="a861730"/>
          <table:table-cell table:style-name="a8fdab5"/>
          <table:table-cell table:style-name="a3c0060"/>
          <table:table-cell table:style-name="ab121d0"/>
          <table:table-cell table:style-name="af46cd1"/>
          <table:table-cell table:style-name="a1e0c6b"/>
        </table:table-row>
        <table:table-row>
          <table:table-cell office:string-value="DE1" office:value-type="string" table:style-name="a37732b">
            <text:p>DE1</text:p>
          </table:table-cell>
          <table:table-cell office:value="1.0" office:value-type="float" table:style-name="a29dd67">
            <text:p>1</text:p>
          </table:table-cell>
          <table:table-cell office:string-value="testcourse52" office:value-type="string" table:style-name="a66442e">
            <text:p>testcourse52</text:p>
          </table:table-cell>
          <table:table-cell table:style-name="a04b87c"/>
          <table:table-cell table:style-name="a46d5f1"/>
          <table:table-cell table:style-name="ada9c02"/>
          <table:table-cell table:style-name="a608f8a"/>
          <table:table-cell table:style-name="a74c2a3"/>
          <table:table-cell table:style-name="a929331"/>
          <table:table-cell table:style-name="a0e91cd"/>
        </table:table-row>
        <table:table-row>
          <table:table-cell table:style-name="aab2efd"/>
          <table:table-cell table:style-name="ad814b4"/>
          <table:table-cell office:string-value="CM" office:value-type="string" table:style-name="a2b71c1">
            <text:p>CM</text:p>
          </table:table-cell>
          <table:table-cell office:value="3.0" office:value-type="float" table:style-name="ac11266">
            <text:p>3</text:p>
          </table:table-cell>
          <table:table-cell office:value="1.0" office:value-type="float" table:style-name="a34e8e6">
            <text:p>1</text:p>
          </table:table-cell>
          <table:table-cell office:string-value="teacher52FirstName" office:value-type="string" table:style-name="a202119">
            <text:p>teacher52FirstName</text:p>
          </table:table-cell>
          <table:table-cell office:string-value="teacher52LastName" office:value-type="string" table:style-name="a431cfe">
            <text:p>teacher52LastName</text:p>
          </table:table-cell>
          <table:table-cell office:string-value="A" office:value-type="string" table:style-name="ae6705a">
            <text:p>A</text:p>
          </table:table-cell>
          <table:table-cell table:style-name="a54b467"/>
          <table:table-cell table:style-name="a337951"/>
        </table:table-row>
        <table:table-row>
          <table:table-cell table:style-name="a616d5e"/>
          <table:table-cell table:style-name="a1eb550"/>
          <table:table-cell table:style-name="aa21a9e"/>
          <table:table-cell table:style-name="aaf9dfb"/>
          <table:table-cell table:style-name="a850ce9"/>
          <table:table-cell table:style-name="a9d11ab"/>
          <table:table-cell table:style-name="ad41579"/>
          <table:table-cell table:style-name="a81aea1"/>
          <table:table-cell table:style-name="aa9f416"/>
          <table:table-cell table:style-name="a973504"/>
        </table:table-row>
        <table:table-row>
          <table:table-cell table:style-name="a90a3bf"/>
          <table:table-cell table:style-name="a54004b"/>
          <table:table-cell office:string-value="TD" office:value-type="string" table:style-name="aa22a6d">
            <text:p>TD</text:p>
          </table:table-cell>
          <table:table-cell office:value="4.0" office:value-type="float" table:style-name="a25c856">
            <text:p>4</text:p>
          </table:table-cell>
          <table:table-cell office:value="1.0" office:value-type="float" table:style-name="abef02b">
            <text:p>1</text:p>
          </table:table-cell>
          <table:table-cell office:string-value="teacher52FirstName" office:value-type="string" table:style-name="aada2ad">
            <text:p>teacher52FirstName</text:p>
          </table:table-cell>
          <table:table-cell office:string-value="teacher52LastName" office:value-type="string" table:style-name="ad0a57d">
            <text:p>teacher52LastName</text:p>
          </table:table-cell>
          <table:table-cell office:string-value="B" office:value-type="string" table:style-name="a121992">
            <text:p>B</text:p>
          </table:table-cell>
          <table:table-cell table:style-name="aaebe5b"/>
          <table:table-cell table:style-name="abfdf6f"/>
        </table:table-row>
        <table:table-row>
          <table:table-cell table:style-name="a15b757"/>
          <table:table-cell table:style-name="adbce2d"/>
          <table:table-cell table:style-name="a399930"/>
          <table:table-cell table:style-name="a8269fd"/>
          <table:table-cell table:style-name="a770f2f"/>
          <table:table-cell table:style-name="ad1aace"/>
          <table:table-cell table:style-name="af6ef56"/>
          <table:table-cell table:style-name="aebebe3"/>
          <table:table-cell table:style-name="ad4f23e"/>
          <table:table-cell table:style-name="a2d80f4"/>
        </table:table-row>
        <table:table-row>
          <table:table-cell office:string-value="DE1" office:value-type="string" table:style-name="a1a029e">
            <text:p>DE1</text:p>
          </table:table-cell>
          <table:table-cell office:value="1.0" office:value-type="float" table:style-name="a6a4998">
            <text:p>1</text:p>
          </table:table-cell>
          <table:table-cell office:string-value="testcourse53" office:value-type="string" table:style-name="a8ef78a">
            <text:p>testcourse53</text:p>
          </table:table-cell>
          <table:table-cell table:style-name="ab9c1c8"/>
          <table:table-cell table:style-name="a4bb4ee"/>
          <table:table-cell table:style-name="aefc498"/>
          <table:table-cell table:style-name="a576781"/>
          <table:table-cell table:style-name="a07aa61"/>
          <table:table-cell table:style-name="a508254"/>
          <table:table-cell table:style-name="a326943"/>
        </table:table-row>
        <table:table-row>
          <table:table-cell table:style-name="a84abbe"/>
          <table:table-cell table:style-name="aef059b"/>
          <table:table-cell office:string-value="CM" office:value-type="string" table:style-name="abca3a1">
            <text:p>CM</text:p>
          </table:table-cell>
          <table:table-cell office:value="3.0" office:value-type="float" table:style-name="a587200">
            <text:p>3</text:p>
          </table:table-cell>
          <table:table-cell office:value="1.0" office:value-type="float" table:style-name="a4cd7c7">
            <text:p>1</text:p>
          </table:table-cell>
          <table:table-cell office:string-value="teacher53FirstName" office:value-type="string" table:style-name="a1191ee">
            <text:p>teacher53FirstName</text:p>
          </table:table-cell>
          <table:table-cell office:string-value="teacher53LastName" office:value-type="string" table:style-name="af76919">
            <text:p>teacher53LastName</text:p>
          </table:table-cell>
          <table:table-cell office:string-value="A" office:value-type="string" table:style-name="a2de7b2">
            <text:p>A</text:p>
          </table:table-cell>
          <table:table-cell table:style-name="aade3ef"/>
          <table:table-cell table:style-name="a567465"/>
        </table:table-row>
        <table:table-row>
          <table:table-cell table:style-name="a622d4e"/>
          <table:table-cell table:style-name="a18ab4a"/>
          <table:table-cell table:style-name="a88834e"/>
          <table:table-cell table:style-name="a77175f"/>
          <table:table-cell table:style-name="aa4b782"/>
          <table:table-cell table:style-name="a0da95d"/>
          <table:table-cell table:style-name="a284b85"/>
          <table:table-cell table:style-name="ae73cc9"/>
          <table:table-cell table:style-name="ac258c7"/>
          <table:table-cell table:style-name="aca5871"/>
        </table:table-row>
        <table:table-row>
          <table:table-cell table:style-name="a1d9eaa"/>
          <table:table-cell table:style-name="a47559b"/>
          <table:table-cell office:string-value="TD" office:value-type="string" table:style-name="acb48ff">
            <text:p>TD</text:p>
          </table:table-cell>
          <table:table-cell office:value="4.0" office:value-type="float" table:style-name="ac434b3">
            <text:p>4</text:p>
          </table:table-cell>
          <table:table-cell office:value="1.0" office:value-type="float" table:style-name="a6bf3d8">
            <text:p>1</text:p>
          </table:table-cell>
          <table:table-cell office:string-value="teacher53FirstName" office:value-type="string" table:style-name="acb79f0">
            <text:p>teacher53FirstName</text:p>
          </table:table-cell>
          <table:table-cell office:string-value="teacher53LastName" office:value-type="string" table:style-name="a9183af">
            <text:p>teacher53LastName</text:p>
          </table:table-cell>
          <table:table-cell office:string-value="B" office:value-type="string" table:style-name="a944acd">
            <text:p>B</text:p>
          </table:table-cell>
          <table:table-cell table:style-name="a4790cd"/>
          <table:table-cell table:style-name="a1ed6e3"/>
        </table:table-row>
        <table:table-row>
          <table:table-cell table:style-name="a9d7020"/>
          <table:table-cell table:style-name="acd80c9"/>
          <table:table-cell table:style-name="a435207"/>
          <table:table-cell table:style-name="aab4c1e"/>
          <table:table-cell table:style-name="a4a9980"/>
          <table:table-cell table:style-name="a49a0e8"/>
          <table:table-cell table:style-name="a7e6a39"/>
          <table:table-cell table:style-name="a0f9bbd"/>
          <table:table-cell table:style-name="a01b12f"/>
          <table:table-cell table:style-name="a8976cf"/>
        </table:table-row>
        <table:table-row>
          <table:table-cell office:string-value="DE1" office:value-type="string" table:style-name="ab3b002">
            <text:p>DE1</text:p>
          </table:table-cell>
          <table:table-cell office:value="1.0" office:value-type="float" table:style-name="a2af645">
            <text:p>1</text:p>
          </table:table-cell>
          <table:table-cell office:string-value="testcourse54" office:value-type="string" table:style-name="a0d9fc9">
            <text:p>testcourse54</text:p>
          </table:table-cell>
          <table:table-cell table:style-name="a5e9185"/>
          <table:table-cell table:style-name="a764cb4"/>
          <table:table-cell table:style-name="af832cc"/>
          <table:table-cell table:style-name="a829ba6"/>
          <table:table-cell table:style-name="a67d67d"/>
          <table:table-cell table:style-name="adacb8b"/>
          <table:table-cell table:style-name="aa6f996"/>
        </table:table-row>
        <table:table-row>
          <table:table-cell table:style-name="adb4456"/>
          <table:table-cell table:style-name="a7dbd18"/>
          <table:table-cell office:string-value="CM" office:value-type="string" table:style-name="a134929">
            <text:p>CM</text:p>
          </table:table-cell>
          <table:table-cell office:value="3.0" office:value-type="float" table:style-name="aebf843">
            <text:p>3</text:p>
          </table:table-cell>
          <table:table-cell office:value="1.0" office:value-type="float" table:style-name="a9bee0b">
            <text:p>1</text:p>
          </table:table-cell>
          <table:table-cell office:string-value="teacher54FirstName" office:value-type="string" table:style-name="a2e37af">
            <text:p>teacher54FirstName</text:p>
          </table:table-cell>
          <table:table-cell office:string-value="teacher54LastName" office:value-type="string" table:style-name="a901a3e">
            <text:p>teacher54LastName</text:p>
          </table:table-cell>
          <table:table-cell office:string-value="A" office:value-type="string" table:style-name="a759d3a">
            <text:p>A</text:p>
          </table:table-cell>
          <table:table-cell table:style-name="af35a95"/>
          <table:table-cell table:style-name="a1e8f0a"/>
        </table:table-row>
        <table:table-row>
          <table:table-cell table:style-name="af2b87b"/>
          <table:table-cell table:style-name="a5b10c7"/>
          <table:table-cell table:style-name="a2d5c34"/>
          <table:table-cell table:style-name="a36ed9f"/>
          <table:table-cell table:style-name="ae1e884"/>
          <table:table-cell table:style-name="a0af847"/>
          <table:table-cell table:style-name="aa09e32"/>
          <table:table-cell table:style-name="a6a3d33"/>
          <table:table-cell table:style-name="a1a4f64"/>
          <table:table-cell table:style-name="af17f9b"/>
        </table:table-row>
        <table:table-row>
          <table:table-cell table:style-name="a2bc2d5"/>
          <table:table-cell table:style-name="adaa5f2"/>
          <table:table-cell office:string-value="TD" office:value-type="string" table:style-name="a228940">
            <text:p>TD</text:p>
          </table:table-cell>
          <table:table-cell office:value="4.0" office:value-type="float" table:style-name="a7748c0">
            <text:p>4</text:p>
          </table:table-cell>
          <table:table-cell office:value="1.0" office:value-type="float" table:style-name="ae25988">
            <text:p>1</text:p>
          </table:table-cell>
          <table:table-cell office:string-value="teacher54FirstName" office:value-type="string" table:style-name="a464104">
            <text:p>teacher54FirstName</text:p>
          </table:table-cell>
          <table:table-cell office:string-value="teacher54LastName" office:value-type="string" table:style-name="a8c9378">
            <text:p>teacher54LastName</text:p>
          </table:table-cell>
          <table:table-cell office:string-value="B" office:value-type="string" table:style-name="ac9c4cf">
            <text:p>B</text:p>
          </table:table-cell>
          <table:table-cell table:style-name="a26b252"/>
          <table:table-cell table:style-name="a9c9a84"/>
        </table:table-row>
        <table:table-row>
          <table:table-cell table:style-name="adddcad"/>
          <table:table-cell table:style-name="a2dde0b"/>
          <table:table-cell table:style-name="a9a1655"/>
          <table:table-cell table:style-name="a8fa234"/>
          <table:table-cell table:style-name="a3dff8c"/>
          <table:table-cell table:style-name="af0e770"/>
          <table:table-cell table:style-name="a35cab0"/>
          <table:table-cell table:style-name="ab6d280"/>
          <table:table-cell table:style-name="aca788e"/>
          <table:table-cell table:style-name="a58a314"/>
        </table:table-row>
        <table:table-row>
          <table:table-cell office:string-value="DE1" office:value-type="string" table:style-name="a626fd0">
            <text:p>DE1</text:p>
          </table:table-cell>
          <table:table-cell office:value="1.0" office:value-type="float" table:style-name="a1b3e88">
            <text:p>1</text:p>
          </table:table-cell>
          <table:table-cell office:string-value="testcourse55" office:value-type="string" table:style-name="a7b9031">
            <text:p>testcourse55</text:p>
          </table:table-cell>
          <table:table-cell table:style-name="af985ef"/>
          <table:table-cell table:style-name="a524ffe"/>
          <table:table-cell table:style-name="a9ad63f"/>
          <table:table-cell table:style-name="aa024de"/>
          <table:table-cell table:style-name="a53acea"/>
          <table:table-cell table:style-name="aeb99df"/>
          <table:table-cell table:style-name="a5aa99e"/>
        </table:table-row>
        <table:table-row>
          <table:table-cell table:style-name="a89612b"/>
          <table:table-cell table:style-name="a7ebd18"/>
          <table:table-cell office:string-value="CM" office:value-type="string" table:style-name="ac36fd7">
            <text:p>CM</text:p>
          </table:table-cell>
          <table:table-cell office:value="3.0" office:value-type="float" table:style-name="afaf081">
            <text:p>3</text:p>
          </table:table-cell>
          <table:table-cell office:value="1.0" office:value-type="float" table:style-name="ac0b007">
            <text:p>1</text:p>
          </table:table-cell>
          <table:table-cell office:string-value="teacher55FirstName" office:value-type="string" table:style-name="a6dc34e">
            <text:p>teacher55FirstName</text:p>
          </table:table-cell>
          <table:table-cell office:string-value="teacher55LastName" office:value-type="string" table:style-name="adc6507">
            <text:p>teacher55LastName</text:p>
          </table:table-cell>
          <table:table-cell office:string-value="A" office:value-type="string" table:style-name="aef8ed5">
            <text:p>A</text:p>
          </table:table-cell>
          <table:table-cell table:style-name="a1a5ad9"/>
          <table:table-cell table:style-name="a68afd2"/>
        </table:table-row>
        <table:table-row>
          <table:table-cell table:style-name="a3ccea2"/>
          <table:table-cell table:style-name="aaf7427"/>
          <table:table-cell table:style-name="a3a02f4"/>
          <table:table-cell table:style-name="a0daa7e"/>
          <table:table-cell table:style-name="a1c1768"/>
          <table:table-cell table:style-name="ad67b4f"/>
          <table:table-cell table:style-name="a848421"/>
          <table:table-cell table:style-name="a81950e"/>
          <table:table-cell table:style-name="a12c51a"/>
          <table:table-cell table:style-name="a7801a7"/>
        </table:table-row>
        <table:table-row>
          <table:table-cell table:style-name="a70e06c"/>
          <table:table-cell table:style-name="ac7e0fc"/>
          <table:table-cell office:string-value="TD" office:value-type="string" table:style-name="af7f94a">
            <text:p>TD</text:p>
          </table:table-cell>
          <table:table-cell office:value="4.0" office:value-type="float" table:style-name="a2ff45d">
            <text:p>4</text:p>
          </table:table-cell>
          <table:table-cell office:value="1.0" office:value-type="float" table:style-name="adc953e">
            <text:p>1</text:p>
          </table:table-cell>
          <table:table-cell office:string-value="teacher55FirstName" office:value-type="string" table:style-name="a6c1033">
            <text:p>teacher55FirstName</text:p>
          </table:table-cell>
          <table:table-cell office:string-value="teacher55LastName" office:value-type="string" table:style-name="a8689a8">
            <text:p>teacher55LastName</text:p>
          </table:table-cell>
          <table:table-cell office:string-value="B" office:value-type="string" table:style-name="aba8bbd">
            <text:p>B</text:p>
          </table:table-cell>
          <table:table-cell table:style-name="aa31823"/>
          <table:table-cell table:style-name="ac99c06"/>
        </table:table-row>
        <table:table-row>
          <table:table-cell table:style-name="aaeb38c"/>
          <table:table-cell table:style-name="a969845"/>
          <table:table-cell table:style-name="a736154"/>
          <table:table-cell table:style-name="a9e95a9"/>
          <table:table-cell table:style-name="a0251f0"/>
          <table:table-cell table:style-name="a92781c"/>
          <table:table-cell table:style-name="aa40c77"/>
          <table:table-cell table:style-name="a8e01f7"/>
          <table:table-cell table:style-name="a60434d"/>
          <table:table-cell table:style-name="a447ff6"/>
        </table:table-row>
        <table:table-row>
          <table:table-cell office:string-value="DE1" office:value-type="string" table:style-name="a0ead58">
            <text:p>DE1</text:p>
          </table:table-cell>
          <table:table-cell office:value="1.0" office:value-type="float" table:style-name="a2cd256">
            <text:p>1</text:p>
          </table:table-cell>
          <table:table-cell office:string-value="testcourse56" office:value-type="string" table:style-name="acdf70d">
            <text:p>testcourse56</text:p>
          </table:table-cell>
          <table:table-cell table:style-name="a1cd3a6"/>
          <table:table-cell table:style-name="a9e685c"/>
          <table:table-cell table:style-name="a8c8e18"/>
          <table:table-cell table:style-name="aa615f3"/>
          <table:table-cell table:style-name="a004e29"/>
          <table:table-cell table:style-name="ac53474"/>
          <table:table-cell table:style-name="a9df6d3"/>
        </table:table-row>
        <table:table-row>
          <table:table-cell table:style-name="a84053a"/>
          <table:table-cell table:style-name="a12f4a3"/>
          <table:table-cell office:string-value="CM" office:value-type="string" table:style-name="a341d49">
            <text:p>CM</text:p>
          </table:table-cell>
          <table:table-cell office:value="3.0" office:value-type="float" table:style-name="a6f5c49">
            <text:p>3</text:p>
          </table:table-cell>
          <table:table-cell office:value="1.0" office:value-type="float" table:style-name="a87317e">
            <text:p>1</text:p>
          </table:table-cell>
          <table:table-cell office:string-value="teacher56FirstName" office:value-type="string" table:style-name="af3f5a8">
            <text:p>teacher56FirstName</text:p>
          </table:table-cell>
          <table:table-cell office:string-value="teacher56LastName" office:value-type="string" table:style-name="a22a6d8">
            <text:p>teacher56LastName</text:p>
          </table:table-cell>
          <table:table-cell office:string-value="A" office:value-type="string" table:style-name="a030fe6">
            <text:p>A</text:p>
          </table:table-cell>
          <table:table-cell table:style-name="a82d219"/>
          <table:table-cell table:style-name="a546792"/>
        </table:table-row>
        <table:table-row>
          <table:table-cell table:style-name="a0ee8c5"/>
          <table:table-cell table:style-name="a568862"/>
          <table:table-cell table:style-name="af5e89d"/>
          <table:table-cell table:style-name="a1cfd22"/>
          <table:table-cell table:style-name="a9b179e"/>
          <table:table-cell table:style-name="a21db52"/>
          <table:table-cell table:style-name="afd4244"/>
          <table:table-cell table:style-name="a2ee5a6"/>
          <table:table-cell table:style-name="adb5558"/>
          <table:table-cell table:style-name="a00d388"/>
        </table:table-row>
        <table:table-row>
          <table:table-cell table:style-name="a3d07fa"/>
          <table:table-cell table:style-name="aa26f69"/>
          <table:table-cell office:string-value="TD" office:value-type="string" table:style-name="aac5126">
            <text:p>TD</text:p>
          </table:table-cell>
          <table:table-cell office:value="4.0" office:value-type="float" table:style-name="a16ac16">
            <text:p>4</text:p>
          </table:table-cell>
          <table:table-cell office:value="1.0" office:value-type="float" table:style-name="ace6726">
            <text:p>1</text:p>
          </table:table-cell>
          <table:table-cell office:string-value="teacher56FirstName" office:value-type="string" table:style-name="ae220ca">
            <text:p>teacher56FirstName</text:p>
          </table:table-cell>
          <table:table-cell office:string-value="teacher56LastName" office:value-type="string" table:style-name="a85cca3">
            <text:p>teacher56LastName</text:p>
          </table:table-cell>
          <table:table-cell office:string-value="B" office:value-type="string" table:style-name="aec8c98">
            <text:p>B</text:p>
          </table:table-cell>
          <table:table-cell table:style-name="a5989b7"/>
          <table:table-cell table:style-name="a6f2bfa"/>
        </table:table-row>
        <table:table-row>
          <table:table-cell table:style-name="af95fd9"/>
          <table:table-cell table:style-name="a97a4c8"/>
          <table:table-cell table:style-name="af43d6c"/>
          <table:table-cell table:style-name="a7ae77a"/>
          <table:table-cell table:style-name="a3788a3"/>
          <table:table-cell table:style-name="ad255c5"/>
          <table:table-cell table:style-name="a328949"/>
          <table:table-cell table:style-name="a4d22c0"/>
          <table:table-cell table:style-name="a697102"/>
          <table:table-cell table:style-name="a67a034"/>
        </table:table-row>
        <table:table-row>
          <table:table-cell office:string-value="DE1" office:value-type="string" table:style-name="ae08681">
            <text:p>DE1</text:p>
          </table:table-cell>
          <table:table-cell office:value="1.0" office:value-type="float" table:style-name="ad4497b">
            <text:p>1</text:p>
          </table:table-cell>
          <table:table-cell office:string-value="testcourse57" office:value-type="string" table:style-name="aeaed62">
            <text:p>testcourse57</text:p>
          </table:table-cell>
          <table:table-cell table:style-name="a30b580"/>
          <table:table-cell table:style-name="adaac1c"/>
          <table:table-cell table:style-name="ad51c95"/>
          <table:table-cell table:style-name="a6c3335"/>
          <table:table-cell table:style-name="a66c99f"/>
          <table:table-cell table:style-name="ae681f1"/>
          <table:table-cell table:style-name="adb9894"/>
        </table:table-row>
        <table:table-row>
          <table:table-cell table:style-name="a36422f"/>
          <table:table-cell table:style-name="ae04231"/>
          <table:table-cell office:string-value="CM" office:value-type="string" table:style-name="a1a6b4b">
            <text:p>CM</text:p>
          </table:table-cell>
          <table:table-cell office:value="3.0" office:value-type="float" table:style-name="a3f3e0d">
            <text:p>3</text:p>
          </table:table-cell>
          <table:table-cell office:value="1.0" office:value-type="float" table:style-name="ae3d9c2">
            <text:p>1</text:p>
          </table:table-cell>
          <table:table-cell office:string-value="teacher57FirstName" office:value-type="string" table:style-name="abb6e6d">
            <text:p>teacher57FirstName</text:p>
          </table:table-cell>
          <table:table-cell office:string-value="teacher57LastName" office:value-type="string" table:style-name="aebb0d4">
            <text:p>teacher57LastName</text:p>
          </table:table-cell>
          <table:table-cell office:string-value="A" office:value-type="string" table:style-name="a798ea5">
            <text:p>A</text:p>
          </table:table-cell>
          <table:table-cell table:style-name="a2580c5"/>
          <table:table-cell table:style-name="acf64ab"/>
        </table:table-row>
        <table:table-row>
          <table:table-cell table:style-name="a97f5df"/>
          <table:table-cell table:style-name="a9339f9"/>
          <table:table-cell table:style-name="a5f7708"/>
          <table:table-cell table:style-name="a5a8d8b"/>
          <table:table-cell table:style-name="a7253f1"/>
          <table:table-cell table:style-name="a4a42a8"/>
          <table:table-cell table:style-name="a099dd8"/>
          <table:table-cell table:style-name="a496cf7"/>
          <table:table-cell table:style-name="a95bb53"/>
          <table:table-cell table:style-name="aea7ca5"/>
        </table:table-row>
        <table:table-row>
          <table:table-cell table:style-name="a09d3d1"/>
          <table:table-cell table:style-name="ae42e8f"/>
          <table:table-cell office:string-value="TD" office:value-type="string" table:style-name="ad1f1fd">
            <text:p>TD</text:p>
          </table:table-cell>
          <table:table-cell office:value="4.0" office:value-type="float" table:style-name="a763537">
            <text:p>4</text:p>
          </table:table-cell>
          <table:table-cell office:value="1.0" office:value-type="float" table:style-name="a1bdbb7">
            <text:p>1</text:p>
          </table:table-cell>
          <table:table-cell office:string-value="teacher57FirstName" office:value-type="string" table:style-name="a93c0a4">
            <text:p>teacher57FirstName</text:p>
          </table:table-cell>
          <table:table-cell office:string-value="teacher57LastName" office:value-type="string" table:style-name="aec2b93">
            <text:p>teacher57LastName</text:p>
          </table:table-cell>
          <table:table-cell office:string-value="B" office:value-type="string" table:style-name="ac3b0c7">
            <text:p>B</text:p>
          </table:table-cell>
          <table:table-cell table:style-name="af4abc4"/>
          <table:table-cell table:style-name="a99069d"/>
        </table:table-row>
        <table:table-row>
          <table:table-cell table:style-name="a0c0877"/>
          <table:table-cell table:style-name="a8edf60"/>
          <table:table-cell table:style-name="a3ed204"/>
          <table:table-cell table:style-name="ac1b440"/>
          <table:table-cell table:style-name="aaeff95"/>
          <table:table-cell table:style-name="a785de2"/>
          <table:table-cell table:style-name="a11cb56"/>
          <table:table-cell table:style-name="a914419"/>
          <table:table-cell table:style-name="ab7df56"/>
          <table:table-cell table:style-name="a192e4a"/>
        </table:table-row>
        <table:table-row>
          <table:table-cell office:string-value="DE1" office:value-type="string" table:style-name="ac1e168">
            <text:p>DE1</text:p>
          </table:table-cell>
          <table:table-cell office:value="1.0" office:value-type="float" table:style-name="a460537">
            <text:p>1</text:p>
          </table:table-cell>
          <table:table-cell office:string-value="testcourse58" office:value-type="string" table:style-name="a1b563a">
            <text:p>testcourse58</text:p>
          </table:table-cell>
          <table:table-cell table:style-name="a2e5144"/>
          <table:table-cell table:style-name="a6c92eb"/>
          <table:table-cell table:style-name="a02d395"/>
          <table:table-cell table:style-name="a1ada64"/>
          <table:table-cell table:style-name="a92f2f6"/>
          <table:table-cell table:style-name="a0bf54e"/>
          <table:table-cell table:style-name="a5be3c0"/>
        </table:table-row>
        <table:table-row>
          <table:table-cell table:style-name="a076396"/>
          <table:table-cell table:style-name="a16351e"/>
          <table:table-cell office:string-value="CM" office:value-type="string" table:style-name="a67a6c9">
            <text:p>CM</text:p>
          </table:table-cell>
          <table:table-cell office:value="3.0" office:value-type="float" table:style-name="adaf758">
            <text:p>3</text:p>
          </table:table-cell>
          <table:table-cell office:value="1.0" office:value-type="float" table:style-name="a07f82d">
            <text:p>1</text:p>
          </table:table-cell>
          <table:table-cell office:string-value="teacher58FirstName" office:value-type="string" table:style-name="a50700e">
            <text:p>teacher58FirstName</text:p>
          </table:table-cell>
          <table:table-cell office:string-value="teacher58LastName" office:value-type="string" table:style-name="adbc311">
            <text:p>teacher58LastName</text:p>
          </table:table-cell>
          <table:table-cell office:string-value="A" office:value-type="string" table:style-name="a18b2f1">
            <text:p>A</text:p>
          </table:table-cell>
          <table:table-cell table:style-name="a9f8fd8"/>
          <table:table-cell table:style-name="aaca45d"/>
        </table:table-row>
        <table:table-row>
          <table:table-cell table:style-name="acecd22"/>
          <table:table-cell table:style-name="adc4179"/>
          <table:table-cell table:style-name="ac2a893"/>
          <table:table-cell table:style-name="a9850a2"/>
          <table:table-cell table:style-name="add8012"/>
          <table:table-cell table:style-name="ad0026d"/>
          <table:table-cell table:style-name="a8a9b98"/>
          <table:table-cell table:style-name="ab19527"/>
          <table:table-cell table:style-name="abd77ed"/>
          <table:table-cell table:style-name="ad7a98b"/>
        </table:table-row>
        <table:table-row>
          <table:table-cell table:style-name="a8ec97c"/>
          <table:table-cell table:style-name="a2b8c22"/>
          <table:table-cell office:string-value="TD" office:value-type="string" table:style-name="a712c5f">
            <text:p>TD</text:p>
          </table:table-cell>
          <table:table-cell office:value="4.0" office:value-type="float" table:style-name="a3cce12">
            <text:p>4</text:p>
          </table:table-cell>
          <table:table-cell office:value="1.0" office:value-type="float" table:style-name="ad8c291">
            <text:p>1</text:p>
          </table:table-cell>
          <table:table-cell office:string-value="teacher58FirstName" office:value-type="string" table:style-name="a262eb5">
            <text:p>teacher58FirstName</text:p>
          </table:table-cell>
          <table:table-cell office:string-value="teacher58LastName" office:value-type="string" table:style-name="acc8168">
            <text:p>teacher58LastName</text:p>
          </table:table-cell>
          <table:table-cell office:string-value="B" office:value-type="string" table:style-name="af8a970">
            <text:p>B</text:p>
          </table:table-cell>
          <table:table-cell table:style-name="a889d12"/>
          <table:table-cell table:style-name="a89815b"/>
        </table:table-row>
        <table:table-row>
          <table:table-cell table:style-name="a7415d3"/>
          <table:table-cell table:style-name="ae67454"/>
          <table:table-cell table:style-name="a9d6054"/>
          <table:table-cell table:style-name="af327a5"/>
          <table:table-cell table:style-name="af53ac5"/>
          <table:table-cell table:style-name="aed3d6e"/>
          <table:table-cell table:style-name="a41e363"/>
          <table:table-cell table:style-name="a528359"/>
          <table:table-cell table:style-name="a5cd311"/>
          <table:table-cell table:style-name="a212765"/>
        </table:table-row>
        <table:table-row>
          <table:table-cell office:string-value="DE1" office:value-type="string" table:style-name="a61d3ea">
            <text:p>DE1</text:p>
          </table:table-cell>
          <table:table-cell office:value="1.0" office:value-type="float" table:style-name="a44bbbe">
            <text:p>1</text:p>
          </table:table-cell>
          <table:table-cell office:string-value="testcourse59" office:value-type="string" table:style-name="a59712a">
            <text:p>testcourse59</text:p>
          </table:table-cell>
          <table:table-cell table:style-name="a96abbf"/>
          <table:table-cell table:style-name="a23efd4"/>
          <table:table-cell table:style-name="a0a7556"/>
          <table:table-cell table:style-name="a4fcc4b"/>
          <table:table-cell table:style-name="a5d7bcf"/>
          <table:table-cell table:style-name="a2b8d40"/>
          <table:table-cell table:style-name="a75234b"/>
        </table:table-row>
        <table:table-row>
          <table:table-cell table:style-name="a65a312"/>
          <table:table-cell table:style-name="a5be01d"/>
          <table:table-cell office:string-value="CM" office:value-type="string" table:style-name="a27d1de">
            <text:p>CM</text:p>
          </table:table-cell>
          <table:table-cell office:value="3.0" office:value-type="float" table:style-name="a6ce31a">
            <text:p>3</text:p>
          </table:table-cell>
          <table:table-cell office:value="1.0" office:value-type="float" table:style-name="a3db950">
            <text:p>1</text:p>
          </table:table-cell>
          <table:table-cell office:string-value="teacher59FirstName" office:value-type="string" table:style-name="a1daec9">
            <text:p>teacher59FirstName</text:p>
          </table:table-cell>
          <table:table-cell office:string-value="teacher59LastName" office:value-type="string" table:style-name="a08bcbc">
            <text:p>teacher59LastName</text:p>
          </table:table-cell>
          <table:table-cell office:string-value="A" office:value-type="string" table:style-name="af8d111">
            <text:p>A</text:p>
          </table:table-cell>
          <table:table-cell table:style-name="a132dd5"/>
          <table:table-cell table:style-name="a4b79d1"/>
        </table:table-row>
        <table:table-row>
          <table:table-cell table:style-name="a9077ca"/>
          <table:table-cell table:style-name="a505587"/>
          <table:table-cell table:style-name="a10bb38"/>
          <table:table-cell table:style-name="aea2090"/>
          <table:table-cell table:style-name="abc4cf2"/>
          <table:table-cell table:style-name="ada1d26"/>
          <table:table-cell table:style-name="a1d2af6"/>
          <table:table-cell table:style-name="acf9a7f"/>
          <table:table-cell table:style-name="a3edcc2"/>
          <table:table-cell table:style-name="a9a962d"/>
        </table:table-row>
        <table:table-row>
          <table:table-cell table:style-name="a3fc546"/>
          <table:table-cell table:style-name="a08b3f6"/>
          <table:table-cell office:string-value="TD" office:value-type="string" table:style-name="a461b67">
            <text:p>TD</text:p>
          </table:table-cell>
          <table:table-cell office:value="4.0" office:value-type="float" table:style-name="a591191">
            <text:p>4</text:p>
          </table:table-cell>
          <table:table-cell office:value="1.0" office:value-type="float" table:style-name="aa4f620">
            <text:p>1</text:p>
          </table:table-cell>
          <table:table-cell office:string-value="teacher59FirstName" office:value-type="string" table:style-name="a830ad5">
            <text:p>teacher59FirstName</text:p>
          </table:table-cell>
          <table:table-cell office:string-value="teacher59LastName" office:value-type="string" table:style-name="ae87133">
            <text:p>teacher59LastName</text:p>
          </table:table-cell>
          <table:table-cell office:string-value="B" office:value-type="string" table:style-name="afcfb64">
            <text:p>B</text:p>
          </table:table-cell>
          <table:table-cell table:style-name="a6f9e69"/>
          <table:table-cell table:style-name="a7ea038"/>
        </table:table-row>
        <table:table-row>
          <table:table-cell table:style-name="abb7843"/>
          <table:table-cell table:style-name="ab65307"/>
          <table:table-cell table:style-name="a0ae9fa"/>
          <table:table-cell table:style-name="a1ec582"/>
          <table:table-cell table:style-name="a88090a"/>
          <table:table-cell table:style-name="a6651bb"/>
          <table:table-cell table:style-name="ab6fbb4"/>
          <table:table-cell table:style-name="adf5550"/>
          <table:table-cell table:style-name="a780c38"/>
          <table:table-cell table:style-name="abb5e6d"/>
        </table:table-row>
        <table:table-row>
          <table:table-cell office:string-value="DE1" office:value-type="string" table:style-name="af2c18f">
            <text:p>DE1</text:p>
          </table:table-cell>
          <table:table-cell office:value="1.0" office:value-type="float" table:style-name="a397d54">
            <text:p>1</text:p>
          </table:table-cell>
          <table:table-cell office:string-value="testcourse60" office:value-type="string" table:style-name="ad3433f">
            <text:p>testcourse60</text:p>
          </table:table-cell>
          <table:table-cell table:style-name="a0a12b5"/>
          <table:table-cell table:style-name="a3fcb92"/>
          <table:table-cell table:style-name="ae1e42d"/>
          <table:table-cell table:style-name="a028103"/>
          <table:table-cell table:style-name="a8b20c0"/>
          <table:table-cell table:style-name="a07bd21"/>
          <table:table-cell table:style-name="a700e32"/>
        </table:table-row>
        <table:table-row>
          <table:table-cell table:style-name="a5777b3"/>
          <table:table-cell table:style-name="ab1ced0"/>
          <table:table-cell office:string-value="CM" office:value-type="string" table:style-name="a916d5b">
            <text:p>CM</text:p>
          </table:table-cell>
          <table:table-cell office:value="3.0" office:value-type="float" table:style-name="afed0c6">
            <text:p>3</text:p>
          </table:table-cell>
          <table:table-cell office:value="1.0" office:value-type="float" table:style-name="afe165d">
            <text:p>1</text:p>
          </table:table-cell>
          <table:table-cell office:string-value="teacher60FirstName" office:value-type="string" table:style-name="a7c5eb5">
            <text:p>teacher60FirstName</text:p>
          </table:table-cell>
          <table:table-cell office:string-value="teacher60LastName" office:value-type="string" table:style-name="a55509b">
            <text:p>teacher60LastName</text:p>
          </table:table-cell>
          <table:table-cell office:string-value="A" office:value-type="string" table:style-name="a9daa85">
            <text:p>A</text:p>
          </table:table-cell>
          <table:table-cell table:style-name="a75248b"/>
          <table:table-cell table:style-name="a57b395"/>
        </table:table-row>
        <table:table-row>
          <table:table-cell table:style-name="a02b478"/>
          <table:table-cell table:style-name="aab5e82"/>
          <table:table-cell table:style-name="a1b7430"/>
          <table:table-cell table:style-name="ab4733a"/>
          <table:table-cell table:style-name="a0c52d8"/>
          <table:table-cell table:style-name="a4682ab"/>
          <table:table-cell table:style-name="a81621c"/>
          <table:table-cell table:style-name="a8c05c8"/>
          <table:table-cell table:style-name="a989314"/>
          <table:table-cell table:style-name="a58ffbc"/>
        </table:table-row>
        <table:table-row>
          <table:table-cell table:style-name="a06a1cd"/>
          <table:table-cell table:style-name="ac401d3"/>
          <table:table-cell office:string-value="TD" office:value-type="string" table:style-name="a532e34">
            <text:p>TD</text:p>
          </table:table-cell>
          <table:table-cell office:value="4.0" office:value-type="float" table:style-name="a7e6be7">
            <text:p>4</text:p>
          </table:table-cell>
          <table:table-cell office:value="1.0" office:value-type="float" table:style-name="ae9a2aa">
            <text:p>1</text:p>
          </table:table-cell>
          <table:table-cell office:string-value="teacher60FirstName" office:value-type="string" table:style-name="a4d918f">
            <text:p>teacher60FirstName</text:p>
          </table:table-cell>
          <table:table-cell office:string-value="teacher60LastName" office:value-type="string" table:style-name="a3c42c4">
            <text:p>teacher60LastName</text:p>
          </table:table-cell>
          <table:table-cell office:string-value="B" office:value-type="string" table:style-name="af2fd9e">
            <text:p>B</text:p>
          </table:table-cell>
          <table:table-cell table:style-name="aaca0c7"/>
          <table:table-cell table:style-name="a6cc2ca"/>
        </table:table-row>
        <table:table-row>
          <table:table-cell table:style-name="aca30ec"/>
          <table:table-cell table:style-name="a4b2b1b"/>
          <table:table-cell table:style-name="a504211"/>
          <table:table-cell table:style-name="a728f2e"/>
          <table:table-cell table:style-name="ac1cd2a"/>
          <table:table-cell table:style-name="a0afd73"/>
          <table:table-cell table:style-name="a8eb165"/>
          <table:table-cell table:style-name="a73ec23"/>
          <table:table-cell table:style-name="a83509a"/>
          <table:table-cell table:style-name="a6d539b"/>
        </table:table-row>
        <table:table-row>
          <table:table-cell office:string-value="DE1" office:value-type="string" table:style-name="a3044d4">
            <text:p>DE1</text:p>
          </table:table-cell>
          <table:table-cell office:value="1.0" office:value-type="float" table:style-name="ad851bd">
            <text:p>1</text:p>
          </table:table-cell>
          <table:table-cell office:string-value="testcourse61" office:value-type="string" table:style-name="a091bae">
            <text:p>testcourse61</text:p>
          </table:table-cell>
          <table:table-cell table:style-name="adc6273"/>
          <table:table-cell table:style-name="a1c6041"/>
          <table:table-cell table:style-name="a3c1472"/>
          <table:table-cell table:style-name="a878dab"/>
          <table:table-cell table:style-name="ac45875"/>
          <table:table-cell table:style-name="a6fa3b1"/>
          <table:table-cell table:style-name="a4d7ce1"/>
        </table:table-row>
        <table:table-row>
          <table:table-cell table:style-name="a05d248"/>
          <table:table-cell table:style-name="ae3705a"/>
          <table:table-cell office:string-value="CM" office:value-type="string" table:style-name="afd4562">
            <text:p>CM</text:p>
          </table:table-cell>
          <table:table-cell office:value="3.0" office:value-type="float" table:style-name="a25cea5">
            <text:p>3</text:p>
          </table:table-cell>
          <table:table-cell office:value="1.0" office:value-type="float" table:style-name="a978bfc">
            <text:p>1</text:p>
          </table:table-cell>
          <table:table-cell office:string-value="teacher61FirstName" office:value-type="string" table:style-name="a0f5108">
            <text:p>teacher61FirstName</text:p>
          </table:table-cell>
          <table:table-cell office:string-value="teacher61LastName" office:value-type="string" table:style-name="a4f9d81">
            <text:p>teacher61LastName</text:p>
          </table:table-cell>
          <table:table-cell office:string-value="A" office:value-type="string" table:style-name="ab41d56">
            <text:p>A</text:p>
          </table:table-cell>
          <table:table-cell table:style-name="abaaedd"/>
          <table:table-cell table:style-name="a125fd9"/>
        </table:table-row>
        <table:table-row>
          <table:table-cell table:style-name="a525628"/>
          <table:table-cell table:style-name="aa54db6"/>
          <table:table-cell table:style-name="a31f9d0"/>
          <table:table-cell table:style-name="a794302"/>
          <table:table-cell table:style-name="a462e50"/>
          <table:table-cell table:style-name="aae2383"/>
          <table:table-cell table:style-name="abad9eb"/>
          <table:table-cell table:style-name="a843332"/>
          <table:table-cell table:style-name="ac2bfe8"/>
          <table:table-cell table:style-name="a8ee81e"/>
        </table:table-row>
        <table:table-row>
          <table:table-cell table:style-name="a3d8da6"/>
          <table:table-cell table:style-name="adc295e"/>
          <table:table-cell office:string-value="TD" office:value-type="string" table:style-name="adbcff4">
            <text:p>TD</text:p>
          </table:table-cell>
          <table:table-cell office:value="4.0" office:value-type="float" table:style-name="a5a68d1">
            <text:p>4</text:p>
          </table:table-cell>
          <table:table-cell office:value="1.0" office:value-type="float" table:style-name="a6677a8">
            <text:p>1</text:p>
          </table:table-cell>
          <table:table-cell office:string-value="teacher61FirstName" office:value-type="string" table:style-name="a2f94d2">
            <text:p>teacher61FirstName</text:p>
          </table:table-cell>
          <table:table-cell office:string-value="teacher61LastName" office:value-type="string" table:style-name="a27db8c">
            <text:p>teacher61LastName</text:p>
          </table:table-cell>
          <table:table-cell office:string-value="B" office:value-type="string" table:style-name="ad8c618">
            <text:p>B</text:p>
          </table:table-cell>
          <table:table-cell table:style-name="ae7485c"/>
          <table:table-cell table:style-name="af82e02"/>
        </table:table-row>
        <table:table-row>
          <table:table-cell table:style-name="a9bdf3a"/>
          <table:table-cell table:style-name="a23b62d"/>
          <table:table-cell table:style-name="a1cf417"/>
          <table:table-cell table:style-name="a9bafc4"/>
          <table:table-cell table:style-name="ac928ec"/>
          <table:table-cell table:style-name="a5f7ec4"/>
          <table:table-cell table:style-name="a4b51db"/>
          <table:table-cell table:style-name="ac82846"/>
          <table:table-cell table:style-name="aa66cad"/>
          <table:table-cell table:style-name="a48b15e"/>
        </table:table-row>
        <table:table-row>
          <table:table-cell office:string-value="DE1" office:value-type="string" table:style-name="af2da25">
            <text:p>DE1</text:p>
          </table:table-cell>
          <table:table-cell office:value="1.0" office:value-type="float" table:style-name="a1b8d27">
            <text:p>1</text:p>
          </table:table-cell>
          <table:table-cell office:string-value="testcourse62" office:value-type="string" table:style-name="aaba6a1">
            <text:p>testcourse62</text:p>
          </table:table-cell>
          <table:table-cell table:style-name="a6025ad"/>
          <table:table-cell table:style-name="aa67702"/>
          <table:table-cell table:style-name="accb443"/>
          <table:table-cell table:style-name="a2d3f60"/>
          <table:table-cell table:style-name="abbcfe7"/>
          <table:table-cell table:style-name="a7f5c73"/>
          <table:table-cell table:style-name="acbb01b"/>
        </table:table-row>
        <table:table-row>
          <table:table-cell table:style-name="ae9d8d0"/>
          <table:table-cell table:style-name="a7b8914"/>
          <table:table-cell office:string-value="CM" office:value-type="string" table:style-name="a5d8482">
            <text:p>CM</text:p>
          </table:table-cell>
          <table:table-cell office:value="3.0" office:value-type="float" table:style-name="a16f1dd">
            <text:p>3</text:p>
          </table:table-cell>
          <table:table-cell office:value="1.0" office:value-type="float" table:style-name="ad9f66c">
            <text:p>1</text:p>
          </table:table-cell>
          <table:table-cell office:string-value="teacher62FirstName" office:value-type="string" table:style-name="a2fd636">
            <text:p>teacher62FirstName</text:p>
          </table:table-cell>
          <table:table-cell office:string-value="teacher62LastName" office:value-type="string" table:style-name="a6d7eab">
            <text:p>teacher62LastName</text:p>
          </table:table-cell>
          <table:table-cell office:string-value="A" office:value-type="string" table:style-name="af1a551">
            <text:p>A</text:p>
          </table:table-cell>
          <table:table-cell table:style-name="a521855"/>
          <table:table-cell table:style-name="a729b76"/>
        </table:table-row>
        <table:table-row>
          <table:table-cell table:style-name="a7760b1"/>
          <table:table-cell table:style-name="a557a19"/>
          <table:table-cell table:style-name="a399d2f"/>
          <table:table-cell table:style-name="a72dc3d"/>
          <table:table-cell table:style-name="af2fb53"/>
          <table:table-cell table:style-name="a8dc005"/>
          <table:table-cell table:style-name="a1d0760"/>
          <table:table-cell table:style-name="a65fc30"/>
          <table:table-cell table:style-name="ac55490"/>
          <table:table-cell table:style-name="aae737a"/>
        </table:table-row>
        <table:table-row>
          <table:table-cell table:style-name="a6bc114"/>
          <table:table-cell table:style-name="a96c609"/>
          <table:table-cell office:string-value="TD" office:value-type="string" table:style-name="a914329">
            <text:p>TD</text:p>
          </table:table-cell>
          <table:table-cell office:value="4.0" office:value-type="float" table:style-name="a448948">
            <text:p>4</text:p>
          </table:table-cell>
          <table:table-cell office:value="1.0" office:value-type="float" table:style-name="aee2155">
            <text:p>1</text:p>
          </table:table-cell>
          <table:table-cell office:string-value="teacher62FirstName" office:value-type="string" table:style-name="a983b4f">
            <text:p>teacher62FirstName</text:p>
          </table:table-cell>
          <table:table-cell office:string-value="teacher62LastName" office:value-type="string" table:style-name="a56b3e2">
            <text:p>teacher62LastName</text:p>
          </table:table-cell>
          <table:table-cell office:string-value="B" office:value-type="string" table:style-name="a049c21">
            <text:p>B</text:p>
          </table:table-cell>
          <table:table-cell table:style-name="a15ed00"/>
          <table:table-cell table:style-name="a783614"/>
        </table:table-row>
        <table:table-row>
          <table:table-cell table:style-name="a6f54e9"/>
          <table:table-cell table:style-name="a8b5018"/>
          <table:table-cell table:style-name="aec79e2"/>
          <table:table-cell table:style-name="ae0c25c"/>
          <table:table-cell table:style-name="aa5be37"/>
          <table:table-cell table:style-name="a6edba4"/>
          <table:table-cell table:style-name="a17b268"/>
          <table:table-cell table:style-name="a602bca"/>
          <table:table-cell table:style-name="af962ae"/>
          <table:table-cell table:style-name="afa07a1"/>
        </table:table-row>
        <table:table-row>
          <table:table-cell office:string-value="DE1" office:value-type="string" table:style-name="af4bb98">
            <text:p>DE1</text:p>
          </table:table-cell>
          <table:table-cell office:value="1.0" office:value-type="float" table:style-name="ac0802b">
            <text:p>1</text:p>
          </table:table-cell>
          <table:table-cell office:string-value="testcourse63" office:value-type="string" table:style-name="abfb431">
            <text:p>testcourse63</text:p>
          </table:table-cell>
          <table:table-cell table:style-name="a3b7736"/>
          <table:table-cell table:style-name="a5ab75c"/>
          <table:table-cell table:style-name="a023ca8"/>
          <table:table-cell table:style-name="aa56973"/>
          <table:table-cell table:style-name="ab59f9c"/>
          <table:table-cell table:style-name="a6b52bb"/>
          <table:table-cell table:style-name="aaaec00"/>
        </table:table-row>
        <table:table-row>
          <table:table-cell table:style-name="a48f2fa"/>
          <table:table-cell table:style-name="a4f7d41"/>
          <table:table-cell office:string-value="CM" office:value-type="string" table:style-name="acdcbf3">
            <text:p>CM</text:p>
          </table:table-cell>
          <table:table-cell office:value="3.0" office:value-type="float" table:style-name="af21d0a">
            <text:p>3</text:p>
          </table:table-cell>
          <table:table-cell office:value="1.0" office:value-type="float" table:style-name="ae91b0d">
            <text:p>1</text:p>
          </table:table-cell>
          <table:table-cell office:string-value="teacher63FirstName" office:value-type="string" table:style-name="a1e36bf">
            <text:p>teacher63FirstName</text:p>
          </table:table-cell>
          <table:table-cell office:string-value="teacher63LastName" office:value-type="string" table:style-name="ae11bc1">
            <text:p>teacher63LastName</text:p>
          </table:table-cell>
          <table:table-cell office:string-value="A" office:value-type="string" table:style-name="aa61ed8">
            <text:p>A</text:p>
          </table:table-cell>
          <table:table-cell table:style-name="a2ae574"/>
          <table:table-cell table:style-name="a15f72e"/>
        </table:table-row>
        <table:table-row>
          <table:table-cell table:style-name="a4304d3"/>
          <table:table-cell table:style-name="aefa49e"/>
          <table:table-cell table:style-name="a0245cb"/>
          <table:table-cell table:style-name="a6a83f9"/>
          <table:table-cell table:style-name="a6c2c5e"/>
          <table:table-cell table:style-name="ac3b9f2"/>
          <table:table-cell table:style-name="afc61ea"/>
          <table:table-cell table:style-name="a8e1ce0"/>
          <table:table-cell table:style-name="ae62d5f"/>
          <table:table-cell table:style-name="a0cca75"/>
        </table:table-row>
        <table:table-row>
          <table:table-cell table:style-name="a0a85c9"/>
          <table:table-cell table:style-name="ae24515"/>
          <table:table-cell office:string-value="TD" office:value-type="string" table:style-name="abd963c">
            <text:p>TD</text:p>
          </table:table-cell>
          <table:table-cell office:value="4.0" office:value-type="float" table:style-name="a9306a4">
            <text:p>4</text:p>
          </table:table-cell>
          <table:table-cell office:value="1.0" office:value-type="float" table:style-name="a40e3a9">
            <text:p>1</text:p>
          </table:table-cell>
          <table:table-cell office:string-value="teacher63FirstName" office:value-type="string" table:style-name="a0b5d14">
            <text:p>teacher63FirstName</text:p>
          </table:table-cell>
          <table:table-cell office:string-value="teacher63LastName" office:value-type="string" table:style-name="a56c419">
            <text:p>teacher63LastName</text:p>
          </table:table-cell>
          <table:table-cell office:string-value="B" office:value-type="string" table:style-name="ac4d78c">
            <text:p>B</text:p>
          </table:table-cell>
          <table:table-cell table:style-name="a70a24e"/>
          <table:table-cell table:style-name="aa2b5e4"/>
        </table:table-row>
        <table:table-row>
          <table:table-cell table:style-name="a94729c"/>
          <table:table-cell table:style-name="a171fd7"/>
          <table:table-cell table:style-name="acbec5c"/>
          <table:table-cell table:style-name="a1d7186"/>
          <table:table-cell table:style-name="a237677"/>
          <table:table-cell table:style-name="ac34562"/>
          <table:table-cell table:style-name="a7d3450"/>
          <table:table-cell table:style-name="a679310"/>
          <table:table-cell table:style-name="aef7c4f"/>
          <table:table-cell table:style-name="a756aaa"/>
        </table:table-row>
        <table:table-row>
          <table:table-cell office:string-value="DE1" office:value-type="string" table:style-name="af14eff">
            <text:p>DE1</text:p>
          </table:table-cell>
          <table:table-cell office:value="1.0" office:value-type="float" table:style-name="ab9e500">
            <text:p>1</text:p>
          </table:table-cell>
          <table:table-cell office:string-value="testcourse64" office:value-type="string" table:style-name="a940a36">
            <text:p>testcourse64</text:p>
          </table:table-cell>
          <table:table-cell table:style-name="ae2534d"/>
          <table:table-cell table:style-name="ac45d49"/>
          <table:table-cell table:style-name="a5c64d0"/>
          <table:table-cell table:style-name="a682561"/>
          <table:table-cell table:style-name="a191ac6"/>
          <table:table-cell table:style-name="a3c62a6"/>
          <table:table-cell table:style-name="ac6c242"/>
        </table:table-row>
        <table:table-row>
          <table:table-cell table:style-name="a7239a9"/>
          <table:table-cell table:style-name="a9d86e1"/>
          <table:table-cell office:string-value="CM" office:value-type="string" table:style-name="ad349ce">
            <text:p>CM</text:p>
          </table:table-cell>
          <table:table-cell office:value="3.0" office:value-type="float" table:style-name="a12fa97">
            <text:p>3</text:p>
          </table:table-cell>
          <table:table-cell office:value="1.0" office:value-type="float" table:style-name="a377408">
            <text:p>1</text:p>
          </table:table-cell>
          <table:table-cell office:string-value="teacher64FirstName" office:value-type="string" table:style-name="a2339e5">
            <text:p>teacher64FirstName</text:p>
          </table:table-cell>
          <table:table-cell office:string-value="teacher64LastName" office:value-type="string" table:style-name="a8430c4">
            <text:p>teacher64LastName</text:p>
          </table:table-cell>
          <table:table-cell office:string-value="A" office:value-type="string" table:style-name="aa9fd31">
            <text:p>A</text:p>
          </table:table-cell>
          <table:table-cell table:style-name="a4fa864"/>
          <table:table-cell table:style-name="aee6575"/>
        </table:table-row>
        <table:table-row>
          <table:table-cell table:style-name="a9dddd7"/>
          <table:table-cell table:style-name="af20616"/>
          <table:table-cell table:style-name="a50cd47"/>
          <table:table-cell table:style-name="a1112f8"/>
          <table:table-cell table:style-name="a27713f"/>
          <table:table-cell table:style-name="afe7562"/>
          <table:table-cell table:style-name="a87fcbd"/>
          <table:table-cell table:style-name="a9353eb"/>
          <table:table-cell table:style-name="a0d9662"/>
          <table:table-cell table:style-name="a0d71fc"/>
        </table:table-row>
        <table:table-row>
          <table:table-cell table:style-name="aa4c2bc"/>
          <table:table-cell table:style-name="af45bb1"/>
          <table:table-cell office:string-value="TD" office:value-type="string" table:style-name="a7e76de">
            <text:p>TD</text:p>
          </table:table-cell>
          <table:table-cell office:value="4.0" office:value-type="float" table:style-name="a48c173">
            <text:p>4</text:p>
          </table:table-cell>
          <table:table-cell office:value="1.0" office:value-type="float" table:style-name="a00c9bb">
            <text:p>1</text:p>
          </table:table-cell>
          <table:table-cell office:string-value="teacher64FirstName" office:value-type="string" table:style-name="a5bc37b">
            <text:p>teacher64FirstName</text:p>
          </table:table-cell>
          <table:table-cell office:string-value="teacher64LastName" office:value-type="string" table:style-name="a2399cc">
            <text:p>teacher64LastName</text:p>
          </table:table-cell>
          <table:table-cell office:string-value="B" office:value-type="string" table:style-name="a5071f1">
            <text:p>B</text:p>
          </table:table-cell>
          <table:table-cell table:style-name="a824e3a"/>
          <table:table-cell table:style-name="afc2956"/>
        </table:table-row>
        <table:table-row>
          <table:table-cell table:style-name="a82cf09"/>
          <table:table-cell table:style-name="af152e3"/>
          <table:table-cell table:style-name="ab8f0ec"/>
          <table:table-cell table:style-name="aed5f7f"/>
          <table:table-cell table:style-name="a1e00db"/>
          <table:table-cell table:style-name="afaa526"/>
          <table:table-cell table:style-name="a85e7ce"/>
          <table:table-cell table:style-name="a45c689"/>
          <table:table-cell table:style-name="a667372"/>
          <table:table-cell table:style-name="a312b14"/>
        </table:table-row>
        <table:table-row>
          <table:table-cell office:string-value="DE1" office:value-type="string" table:style-name="a2a3ae4">
            <text:p>DE1</text:p>
          </table:table-cell>
          <table:table-cell office:value="1.0" office:value-type="float" table:style-name="a103e4a">
            <text:p>1</text:p>
          </table:table-cell>
          <table:table-cell office:string-value="testcourse65" office:value-type="string" table:style-name="a7938e5">
            <text:p>testcourse65</text:p>
          </table:table-cell>
          <table:table-cell table:style-name="a132ef5"/>
          <table:table-cell table:style-name="a99e328"/>
          <table:table-cell table:style-name="a3c11d3"/>
          <table:table-cell table:style-name="a7fbe5a"/>
          <table:table-cell table:style-name="a38996a"/>
          <table:table-cell table:style-name="a5ce372"/>
          <table:table-cell table:style-name="af1d03e"/>
        </table:table-row>
        <table:table-row>
          <table:table-cell table:style-name="ac09b9a"/>
          <table:table-cell table:style-name="a6a288e"/>
          <table:table-cell office:string-value="CM" office:value-type="string" table:style-name="a8b190c">
            <text:p>CM</text:p>
          </table:table-cell>
          <table:table-cell office:value="3.0" office:value-type="float" table:style-name="a8aa119">
            <text:p>3</text:p>
          </table:table-cell>
          <table:table-cell office:value="1.0" office:value-type="float" table:style-name="ab27d90">
            <text:p>1</text:p>
          </table:table-cell>
          <table:table-cell office:string-value="teacher65FirstName" office:value-type="string" table:style-name="a47bbe8">
            <text:p>teacher65FirstName</text:p>
          </table:table-cell>
          <table:table-cell office:string-value="teacher65LastName" office:value-type="string" table:style-name="a219588">
            <text:p>teacher65LastName</text:p>
          </table:table-cell>
          <table:table-cell office:string-value="A" office:value-type="string" table:style-name="a7e2ae1">
            <text:p>A</text:p>
          </table:table-cell>
          <table:table-cell table:style-name="abf35ee"/>
          <table:table-cell table:style-name="a352062"/>
        </table:table-row>
        <table:table-row>
          <table:table-cell table:style-name="a8712c4"/>
          <table:table-cell table:style-name="aa6089d"/>
          <table:table-cell table:style-name="a79b9ed"/>
          <table:table-cell table:style-name="aabea06"/>
          <table:table-cell table:style-name="afd3bd4"/>
          <table:table-cell table:style-name="ae8402f"/>
          <table:table-cell table:style-name="a493318"/>
          <table:table-cell table:style-name="acec5fc"/>
          <table:table-cell table:style-name="a76e842"/>
          <table:table-cell table:style-name="aa933dc"/>
        </table:table-row>
        <table:table-row>
          <table:table-cell table:style-name="af77e0f"/>
          <table:table-cell table:style-name="a847b13"/>
          <table:table-cell office:string-value="TD" office:value-type="string" table:style-name="aaabddc">
            <text:p>TD</text:p>
          </table:table-cell>
          <table:table-cell office:value="4.0" office:value-type="float" table:style-name="a9d320f">
            <text:p>4</text:p>
          </table:table-cell>
          <table:table-cell office:value="1.0" office:value-type="float" table:style-name="aff1553">
            <text:p>1</text:p>
          </table:table-cell>
          <table:table-cell office:string-value="teacher65FirstName" office:value-type="string" table:style-name="a45165a">
            <text:p>teacher65FirstName</text:p>
          </table:table-cell>
          <table:table-cell office:string-value="teacher65LastName" office:value-type="string" table:style-name="ac8138b">
            <text:p>teacher65LastName</text:p>
          </table:table-cell>
          <table:table-cell office:string-value="B" office:value-type="string" table:style-name="a9d6bf4">
            <text:p>B</text:p>
          </table:table-cell>
          <table:table-cell table:style-name="ac1b4b4"/>
          <table:table-cell table:style-name="a0fa893"/>
        </table:table-row>
        <table:table-row>
          <table:table-cell table:style-name="af1eaae"/>
          <table:table-cell table:style-name="a0c2d36"/>
          <table:table-cell table:style-name="a025f9a"/>
          <table:table-cell table:style-name="ac53af4"/>
          <table:table-cell table:style-name="a9a3c21"/>
          <table:table-cell table:style-name="a30170f"/>
          <table:table-cell table:style-name="a92e4ba"/>
          <table:table-cell table:style-name="a8f0d36"/>
          <table:table-cell table:style-name="ab52abc"/>
          <table:table-cell table:style-name="a6e30b4"/>
        </table:table-row>
        <table:table-row>
          <table:table-cell office:string-value="DE1" office:value-type="string" table:style-name="af09352">
            <text:p>DE1</text:p>
          </table:table-cell>
          <table:table-cell office:value="1.0" office:value-type="float" table:style-name="a80e69b">
            <text:p>1</text:p>
          </table:table-cell>
          <table:table-cell office:string-value="testcourse66" office:value-type="string" table:style-name="a5350e0">
            <text:p>testcourse66</text:p>
          </table:table-cell>
          <table:table-cell table:style-name="a6c3b65"/>
          <table:table-cell table:style-name="a648e08"/>
          <table:table-cell table:style-name="ad387b1"/>
          <table:table-cell table:style-name="aa5a00c"/>
          <table:table-cell table:style-name="a8c908c"/>
          <table:table-cell table:style-name="a3c373e"/>
          <table:table-cell table:style-name="a829eee"/>
        </table:table-row>
        <table:table-row>
          <table:table-cell table:style-name="abd490a"/>
          <table:table-cell table:style-name="a416f63"/>
          <table:table-cell office:string-value="CM" office:value-type="string" table:style-name="ae4ee31">
            <text:p>CM</text:p>
          </table:table-cell>
          <table:table-cell office:value="3.0" office:value-type="float" table:style-name="a4dad13">
            <text:p>3</text:p>
          </table:table-cell>
          <table:table-cell office:value="1.0" office:value-type="float" table:style-name="a2ffd26">
            <text:p>1</text:p>
          </table:table-cell>
          <table:table-cell office:string-value="teacher66FirstName" office:value-type="string" table:style-name="a062ec8">
            <text:p>teacher66FirstName</text:p>
          </table:table-cell>
          <table:table-cell office:string-value="teacher66LastName" office:value-type="string" table:style-name="ac0a766">
            <text:p>teacher66LastName</text:p>
          </table:table-cell>
          <table:table-cell office:string-value="A" office:value-type="string" table:style-name="a9d8461">
            <text:p>A</text:p>
          </table:table-cell>
          <table:table-cell table:style-name="a1347a8"/>
          <table:table-cell table:style-name="a7f95a3"/>
        </table:table-row>
        <table:table-row>
          <table:table-cell table:style-name="a173d1c"/>
          <table:table-cell table:style-name="aa78e9d"/>
          <table:table-cell table:style-name="ac0aa8d"/>
          <table:table-cell table:style-name="ac7530f"/>
          <table:table-cell table:style-name="ab0af23"/>
          <table:table-cell table:style-name="a938536"/>
          <table:table-cell table:style-name="a3e660d"/>
          <table:table-cell table:style-name="a0f1c3e"/>
          <table:table-cell table:style-name="a696db9"/>
          <table:table-cell table:style-name="a81c162"/>
        </table:table-row>
        <table:table-row>
          <table:table-cell table:style-name="a560704"/>
          <table:table-cell table:style-name="a3df4b2"/>
          <table:table-cell office:string-value="TD" office:value-type="string" table:style-name="a6ae5f1">
            <text:p>TD</text:p>
          </table:table-cell>
          <table:table-cell office:value="4.0" office:value-type="float" table:style-name="aa2bc93">
            <text:p>4</text:p>
          </table:table-cell>
          <table:table-cell office:value="1.0" office:value-type="float" table:style-name="ad75f0c">
            <text:p>1</text:p>
          </table:table-cell>
          <table:table-cell office:string-value="teacher66FirstName" office:value-type="string" table:style-name="a840ea0">
            <text:p>teacher66FirstName</text:p>
          </table:table-cell>
          <table:table-cell office:string-value="teacher66LastName" office:value-type="string" table:style-name="a06a93d">
            <text:p>teacher66LastName</text:p>
          </table:table-cell>
          <table:table-cell office:string-value="B" office:value-type="string" table:style-name="ad99528">
            <text:p>B</text:p>
          </table:table-cell>
          <table:table-cell table:style-name="a192475"/>
          <table:table-cell table:style-name="a2ca483"/>
        </table:table-row>
        <table:table-row>
          <table:table-cell table:style-name="a41f21d"/>
          <table:table-cell table:style-name="a0cefc7"/>
          <table:table-cell table:style-name="adc3c70"/>
          <table:table-cell table:style-name="adcdc40"/>
          <table:table-cell table:style-name="a3348ff"/>
          <table:table-cell table:style-name="a1331f5"/>
          <table:table-cell table:style-name="ad317f7"/>
          <table:table-cell table:style-name="a223ff5"/>
          <table:table-cell table:style-name="a4db700"/>
          <table:table-cell table:style-name="ad5da67"/>
        </table:table-row>
        <table:table-row>
          <table:table-cell office:string-value="DE1" office:value-type="string" table:style-name="a5aca84">
            <text:p>DE1</text:p>
          </table:table-cell>
          <table:table-cell office:value="1.0" office:value-type="float" table:style-name="a694446">
            <text:p>1</text:p>
          </table:table-cell>
          <table:table-cell office:string-value="testcourse67" office:value-type="string" table:style-name="a74806f">
            <text:p>testcourse67</text:p>
          </table:table-cell>
          <table:table-cell table:style-name="a8c16a5"/>
          <table:table-cell table:style-name="ae78849"/>
          <table:table-cell table:style-name="a4b79e4"/>
          <table:table-cell table:style-name="a7c9d16"/>
          <table:table-cell table:style-name="a4da56d"/>
          <table:table-cell table:style-name="a2e243a"/>
          <table:table-cell table:style-name="a64139b"/>
        </table:table-row>
        <table:table-row>
          <table:table-cell table:style-name="ade3874"/>
          <table:table-cell table:style-name="ac0d5fa"/>
          <table:table-cell office:string-value="CM" office:value-type="string" table:style-name="a822e98">
            <text:p>CM</text:p>
          </table:table-cell>
          <table:table-cell office:value="3.0" office:value-type="float" table:style-name="a70cd5c">
            <text:p>3</text:p>
          </table:table-cell>
          <table:table-cell office:value="1.0" office:value-type="float" table:style-name="ab7cce1">
            <text:p>1</text:p>
          </table:table-cell>
          <table:table-cell office:string-value="teacher67FirstName" office:value-type="string" table:style-name="a97e3b2">
            <text:p>teacher67FirstName</text:p>
          </table:table-cell>
          <table:table-cell office:string-value="teacher67LastName" office:value-type="string" table:style-name="afcd71b">
            <text:p>teacher67LastName</text:p>
          </table:table-cell>
          <table:table-cell office:string-value="A" office:value-type="string" table:style-name="aeac895">
            <text:p>A</text:p>
          </table:table-cell>
          <table:table-cell table:style-name="a633c39"/>
          <table:table-cell table:style-name="a7753e7"/>
        </table:table-row>
        <table:table-row>
          <table:table-cell table:style-name="a84372a"/>
          <table:table-cell table:style-name="a00e95f"/>
          <table:table-cell table:style-name="a5caeef"/>
          <table:table-cell table:style-name="a12b495"/>
          <table:table-cell table:style-name="a75a74c"/>
          <table:table-cell table:style-name="a468323"/>
          <table:table-cell table:style-name="a6ccc4e"/>
          <table:table-cell table:style-name="af96770"/>
          <table:table-cell table:style-name="a9de432"/>
          <table:table-cell table:style-name="a51ebce"/>
        </table:table-row>
        <table:table-row>
          <table:table-cell table:style-name="a78b9fc"/>
          <table:table-cell table:style-name="a09c08b"/>
          <table:table-cell office:string-value="TD" office:value-type="string" table:style-name="a673b19">
            <text:p>TD</text:p>
          </table:table-cell>
          <table:table-cell office:value="4.0" office:value-type="float" table:style-name="a383747">
            <text:p>4</text:p>
          </table:table-cell>
          <table:table-cell office:value="1.0" office:value-type="float" table:style-name="a16e7bf">
            <text:p>1</text:p>
          </table:table-cell>
          <table:table-cell office:string-value="teacher67FirstName" office:value-type="string" table:style-name="adc3fcc">
            <text:p>teacher67FirstName</text:p>
          </table:table-cell>
          <table:table-cell office:string-value="teacher67LastName" office:value-type="string" table:style-name="aa6efde">
            <text:p>teacher67LastName</text:p>
          </table:table-cell>
          <table:table-cell office:string-value="B" office:value-type="string" table:style-name="ae0d0e6">
            <text:p>B</text:p>
          </table:table-cell>
          <table:table-cell table:style-name="a1d3b4d"/>
          <table:table-cell table:style-name="abc326e"/>
        </table:table-row>
        <table:table-row>
          <table:table-cell table:style-name="aa250cd"/>
          <table:table-cell table:style-name="afcd7ac"/>
          <table:table-cell table:style-name="aed60ac"/>
          <table:table-cell table:style-name="a508382"/>
          <table:table-cell table:style-name="a914e5c"/>
          <table:table-cell table:style-name="a275625"/>
          <table:table-cell table:style-name="a1d30d7"/>
          <table:table-cell table:style-name="a1279cc"/>
          <table:table-cell table:style-name="a1306c7"/>
          <table:table-cell table:style-name="ac2e107"/>
        </table:table-row>
        <table:table-row>
          <table:table-cell office:string-value="DE1" office:value-type="string" table:style-name="ad4abef">
            <text:p>DE1</text:p>
          </table:table-cell>
          <table:table-cell office:value="1.0" office:value-type="float" table:style-name="a3f1626">
            <text:p>1</text:p>
          </table:table-cell>
          <table:table-cell office:string-value="testcourse68" office:value-type="string" table:style-name="a35c89d">
            <text:p>testcourse68</text:p>
          </table:table-cell>
          <table:table-cell table:style-name="abfdb83"/>
          <table:table-cell table:style-name="a3a4623"/>
          <table:table-cell table:style-name="affc59d"/>
          <table:table-cell table:style-name="a94733d"/>
          <table:table-cell table:style-name="a14f7c5"/>
          <table:table-cell table:style-name="a4691ad"/>
          <table:table-cell table:style-name="a697e74"/>
        </table:table-row>
        <table:table-row>
          <table:table-cell table:style-name="a44d660"/>
          <table:table-cell table:style-name="a56da80"/>
          <table:table-cell office:string-value="CM" office:value-type="string" table:style-name="aadea39">
            <text:p>CM</text:p>
          </table:table-cell>
          <table:table-cell office:value="3.0" office:value-type="float" table:style-name="a689d6f">
            <text:p>3</text:p>
          </table:table-cell>
          <table:table-cell office:value="1.0" office:value-type="float" table:style-name="aa3c628">
            <text:p>1</text:p>
          </table:table-cell>
          <table:table-cell office:string-value="teacher68FirstName" office:value-type="string" table:style-name="aba38ba">
            <text:p>teacher68FirstName</text:p>
          </table:table-cell>
          <table:table-cell office:string-value="teacher68LastName" office:value-type="string" table:style-name="ad62c5a">
            <text:p>teacher68LastName</text:p>
          </table:table-cell>
          <table:table-cell office:string-value="A" office:value-type="string" table:style-name="a04802c">
            <text:p>A</text:p>
          </table:table-cell>
          <table:table-cell table:style-name="a35a203"/>
          <table:table-cell table:style-name="ae0c314"/>
        </table:table-row>
        <table:table-row>
          <table:table-cell table:style-name="ae533ea"/>
          <table:table-cell table:style-name="a4be12a"/>
          <table:table-cell table:style-name="a9bf3e8"/>
          <table:table-cell table:style-name="ab93368"/>
          <table:table-cell table:style-name="afb4f64"/>
          <table:table-cell table:style-name="a8f14a1"/>
          <table:table-cell table:style-name="af23af4"/>
          <table:table-cell table:style-name="a8f478f"/>
          <table:table-cell table:style-name="a14f086"/>
          <table:table-cell table:style-name="a39e463"/>
        </table:table-row>
        <table:table-row>
          <table:table-cell table:style-name="a099091"/>
          <table:table-cell table:style-name="a1c1772"/>
          <table:table-cell office:string-value="TD" office:value-type="string" table:style-name="a18bc89">
            <text:p>TD</text:p>
          </table:table-cell>
          <table:table-cell office:value="4.0" office:value-type="float" table:style-name="a64edde">
            <text:p>4</text:p>
          </table:table-cell>
          <table:table-cell office:value="1.0" office:value-type="float" table:style-name="a304c1c">
            <text:p>1</text:p>
          </table:table-cell>
          <table:table-cell office:string-value="teacher68FirstName" office:value-type="string" table:style-name="adb7ad5">
            <text:p>teacher68FirstName</text:p>
          </table:table-cell>
          <table:table-cell office:string-value="teacher68LastName" office:value-type="string" table:style-name="a356102">
            <text:p>teacher68LastName</text:p>
          </table:table-cell>
          <table:table-cell office:string-value="B" office:value-type="string" table:style-name="ae3f5aa">
            <text:p>B</text:p>
          </table:table-cell>
          <table:table-cell table:style-name="a8128f7"/>
          <table:table-cell table:style-name="af41d30"/>
        </table:table-row>
        <table:table-row>
          <table:table-cell table:style-name="a099690"/>
          <table:table-cell table:style-name="a94b7c5"/>
          <table:table-cell table:style-name="a93d699"/>
          <table:table-cell table:style-name="af20ffb"/>
          <table:table-cell table:style-name="a20c900"/>
          <table:table-cell table:style-name="a981d7e"/>
          <table:table-cell table:style-name="a5849fb"/>
          <table:table-cell table:style-name="adf21da"/>
          <table:table-cell table:style-name="ae3856f"/>
          <table:table-cell table:style-name="a6ddc10"/>
        </table:table-row>
        <table:table-row>
          <table:table-cell office:string-value="DE1" office:value-type="string" table:style-name="a89d5f2">
            <text:p>DE1</text:p>
          </table:table-cell>
          <table:table-cell office:value="1.0" office:value-type="float" table:style-name="aa1b4f5">
            <text:p>1</text:p>
          </table:table-cell>
          <table:table-cell office:string-value="testcourse69" office:value-type="string" table:style-name="a7fbbfd">
            <text:p>testcourse69</text:p>
          </table:table-cell>
          <table:table-cell table:style-name="accde91"/>
          <table:table-cell table:style-name="a056ab7"/>
          <table:table-cell table:style-name="a46a38b"/>
          <table:table-cell table:style-name="aef4daa"/>
          <table:table-cell table:style-name="a8d6908"/>
          <table:table-cell table:style-name="a81246b"/>
          <table:table-cell table:style-name="a24e6c5"/>
        </table:table-row>
        <table:table-row>
          <table:table-cell table:style-name="a91323b"/>
          <table:table-cell table:style-name="a7599c5"/>
          <table:table-cell office:string-value="CM" office:value-type="string" table:style-name="a86ff77">
            <text:p>CM</text:p>
          </table:table-cell>
          <table:table-cell office:value="3.0" office:value-type="float" table:style-name="af0aa1c">
            <text:p>3</text:p>
          </table:table-cell>
          <table:table-cell office:value="1.0" office:value-type="float" table:style-name="acc61f6">
            <text:p>1</text:p>
          </table:table-cell>
          <table:table-cell office:string-value="teacher69FirstName" office:value-type="string" table:style-name="a16a87b">
            <text:p>teacher69FirstName</text:p>
          </table:table-cell>
          <table:table-cell office:string-value="teacher69LastName" office:value-type="string" table:style-name="aee3049">
            <text:p>teacher69LastName</text:p>
          </table:table-cell>
          <table:table-cell office:string-value="A" office:value-type="string" table:style-name="ad5b8b3">
            <text:p>A</text:p>
          </table:table-cell>
          <table:table-cell table:style-name="aba2458"/>
          <table:table-cell table:style-name="aa3bc79"/>
        </table:table-row>
        <table:table-row>
          <table:table-cell table:style-name="a40c273"/>
          <table:table-cell table:style-name="a3270f3"/>
          <table:table-cell table:style-name="a49dabf"/>
          <table:table-cell table:style-name="abcb8d7"/>
          <table:table-cell table:style-name="a79a44c"/>
          <table:table-cell table:style-name="ae7920f"/>
          <table:table-cell table:style-name="a0cd869"/>
          <table:table-cell table:style-name="a6f7218"/>
          <table:table-cell table:style-name="a950aea"/>
          <table:table-cell table:style-name="ad1b044"/>
        </table:table-row>
        <table:table-row>
          <table:table-cell table:style-name="ab5efb8"/>
          <table:table-cell table:style-name="a46537c"/>
          <table:table-cell office:string-value="TD" office:value-type="string" table:style-name="af4cd93">
            <text:p>TD</text:p>
          </table:table-cell>
          <table:table-cell office:value="4.0" office:value-type="float" table:style-name="a944152">
            <text:p>4</text:p>
          </table:table-cell>
          <table:table-cell office:value="1.0" office:value-type="float" table:style-name="a7c292a">
            <text:p>1</text:p>
          </table:table-cell>
          <table:table-cell office:string-value="teacher69FirstName" office:value-type="string" table:style-name="a4b55fe">
            <text:p>teacher69FirstName</text:p>
          </table:table-cell>
          <table:table-cell office:string-value="teacher69LastName" office:value-type="string" table:style-name="a8975b0">
            <text:p>teacher69LastName</text:p>
          </table:table-cell>
          <table:table-cell office:string-value="B" office:value-type="string" table:style-name="ab99dee">
            <text:p>B</text:p>
          </table:table-cell>
          <table:table-cell table:style-name="abc545d"/>
          <table:table-cell table:style-name="a498750"/>
        </table:table-row>
        <table:table-row>
          <table:table-cell table:style-name="a40717c"/>
          <table:table-cell table:style-name="a45eee8"/>
          <table:table-cell table:style-name="aafb554"/>
          <table:table-cell table:style-name="ad98d88"/>
          <table:table-cell table:style-name="a16d44e"/>
          <table:table-cell table:style-name="a68abcc"/>
          <table:table-cell table:style-name="abe9d80"/>
          <table:table-cell table:style-name="aa76f8b"/>
          <table:table-cell table:style-name="a53ebc2"/>
          <table:table-cell table:style-name="a42eabf"/>
        </table:table-row>
        <table:table-row>
          <table:table-cell office:string-value="DE1" office:value-type="string" table:style-name="ae08f17">
            <text:p>DE1</text:p>
          </table:table-cell>
          <table:table-cell office:value="1.0" office:value-type="float" table:style-name="a5922a1">
            <text:p>1</text:p>
          </table:table-cell>
          <table:table-cell office:string-value="testcourse70" office:value-type="string" table:style-name="a8e5289">
            <text:p>testcourse70</text:p>
          </table:table-cell>
          <table:table-cell table:style-name="a898cf3"/>
          <table:table-cell table:style-name="aae304d"/>
          <table:table-cell table:style-name="a912470"/>
          <table:table-cell table:style-name="ad13d4b"/>
          <table:table-cell table:style-name="a846efb"/>
          <table:table-cell table:style-name="abdf878"/>
          <table:table-cell table:style-name="a1ca7f9"/>
        </table:table-row>
        <table:table-row>
          <table:table-cell table:style-name="a563a49"/>
          <table:table-cell table:style-name="a0e0174"/>
          <table:table-cell office:string-value="CM" office:value-type="string" table:style-name="a676f5b">
            <text:p>CM</text:p>
          </table:table-cell>
          <table:table-cell office:value="3.0" office:value-type="float" table:style-name="a07c819">
            <text:p>3</text:p>
          </table:table-cell>
          <table:table-cell office:value="1.0" office:value-type="float" table:style-name="a3e76f9">
            <text:p>1</text:p>
          </table:table-cell>
          <table:table-cell office:string-value="teacher70FirstName" office:value-type="string" table:style-name="aec8755">
            <text:p>teacher70FirstName</text:p>
          </table:table-cell>
          <table:table-cell office:string-value="teacher70LastName" office:value-type="string" table:style-name="a485a68">
            <text:p>teacher70LastName</text:p>
          </table:table-cell>
          <table:table-cell office:string-value="A" office:value-type="string" table:style-name="a59b245">
            <text:p>A</text:p>
          </table:table-cell>
          <table:table-cell table:style-name="a83db84"/>
          <table:table-cell table:style-name="ac88a46"/>
        </table:table-row>
        <table:table-row>
          <table:table-cell table:style-name="a409efa"/>
          <table:table-cell table:style-name="a9c17a2"/>
          <table:table-cell table:style-name="a160794"/>
          <table:table-cell table:style-name="ac0119e"/>
          <table:table-cell table:style-name="aa491d4"/>
          <table:table-cell table:style-name="afbb32e"/>
          <table:table-cell table:style-name="a9a18ba"/>
          <table:table-cell table:style-name="a9aaf65"/>
          <table:table-cell table:style-name="a48f38a"/>
          <table:table-cell table:style-name="a201a82"/>
        </table:table-row>
        <table:table-row>
          <table:table-cell table:style-name="a4965f9"/>
          <table:table-cell table:style-name="ae9c86d"/>
          <table:table-cell office:string-value="TD" office:value-type="string" table:style-name="ac38855">
            <text:p>TD</text:p>
          </table:table-cell>
          <table:table-cell office:value="4.0" office:value-type="float" table:style-name="aa1e72f">
            <text:p>4</text:p>
          </table:table-cell>
          <table:table-cell office:value="1.0" office:value-type="float" table:style-name="a779832">
            <text:p>1</text:p>
          </table:table-cell>
          <table:table-cell office:string-value="teacher70FirstName" office:value-type="string" table:style-name="af23981">
            <text:p>teacher70FirstName</text:p>
          </table:table-cell>
          <table:table-cell office:string-value="teacher70LastName" office:value-type="string" table:style-name="a534977">
            <text:p>teacher70LastName</text:p>
          </table:table-cell>
          <table:table-cell office:string-value="B" office:value-type="string" table:style-name="adfdf5f">
            <text:p>B</text:p>
          </table:table-cell>
          <table:table-cell table:style-name="aada12d"/>
          <table:table-cell table:style-name="a9c208b"/>
        </table:table-row>
        <table:table-row>
          <table:table-cell table:style-name="af7be7d"/>
          <table:table-cell table:style-name="af9bcb3"/>
          <table:table-cell table:style-name="a1177cb"/>
          <table:table-cell table:style-name="ad6fd2b"/>
          <table:table-cell table:style-name="a01723c"/>
          <table:table-cell table:style-name="a9a4655"/>
          <table:table-cell table:style-name="a444c70"/>
          <table:table-cell table:style-name="ab1522a"/>
          <table:table-cell table:style-name="a7047dc"/>
          <table:table-cell table:style-name="a34eca4"/>
        </table:table-row>
        <table:table-row>
          <table:table-cell office:string-value="DE1" office:value-type="string" table:style-name="aa1ba63">
            <text:p>DE1</text:p>
          </table:table-cell>
          <table:table-cell office:value="1.0" office:value-type="float" table:style-name="a7a2665">
            <text:p>1</text:p>
          </table:table-cell>
          <table:table-cell office:string-value="testcourse71" office:value-type="string" table:style-name="ac7093c">
            <text:p>testcourse71</text:p>
          </table:table-cell>
          <table:table-cell table:style-name="a3e27d6"/>
          <table:table-cell table:style-name="a3a2391"/>
          <table:table-cell table:style-name="a6b47fd"/>
          <table:table-cell table:style-name="a126f54"/>
          <table:table-cell table:style-name="a25ac17"/>
          <table:table-cell table:style-name="acfac5a"/>
          <table:table-cell table:style-name="adfad03"/>
        </table:table-row>
        <table:table-row>
          <table:table-cell table:style-name="afbd89a"/>
          <table:table-cell table:style-name="a896b46"/>
          <table:table-cell office:string-value="CM" office:value-type="string" table:style-name="ab59531">
            <text:p>CM</text:p>
          </table:table-cell>
          <table:table-cell office:value="3.0" office:value-type="float" table:style-name="a97ae9f">
            <text:p>3</text:p>
          </table:table-cell>
          <table:table-cell office:value="1.0" office:value-type="float" table:style-name="ad9bfd2">
            <text:p>1</text:p>
          </table:table-cell>
          <table:table-cell office:string-value="teacher71FirstName" office:value-type="string" table:style-name="a3ffd10">
            <text:p>teacher71FirstName</text:p>
          </table:table-cell>
          <table:table-cell office:string-value="teacher71LastName" office:value-type="string" table:style-name="ab0279f">
            <text:p>teacher71LastName</text:p>
          </table:table-cell>
          <table:table-cell office:string-value="A" office:value-type="string" table:style-name="a235107">
            <text:p>A</text:p>
          </table:table-cell>
          <table:table-cell table:style-name="ac023eb"/>
          <table:table-cell table:style-name="a5189d5"/>
        </table:table-row>
        <table:table-row>
          <table:table-cell table:style-name="ac17361"/>
          <table:table-cell table:style-name="acee0dc"/>
          <table:table-cell table:style-name="a316ac8"/>
          <table:table-cell table:style-name="a993c4d"/>
          <table:table-cell table:style-name="a1a49f4"/>
          <table:table-cell table:style-name="a39d953"/>
          <table:table-cell table:style-name="a3a752a"/>
          <table:table-cell table:style-name="a6609ba"/>
          <table:table-cell table:style-name="a2cf357"/>
          <table:table-cell table:style-name="a4430f6"/>
        </table:table-row>
        <table:table-row>
          <table:table-cell table:style-name="a594bad"/>
          <table:table-cell table:style-name="a0c8644"/>
          <table:table-cell office:string-value="TD" office:value-type="string" table:style-name="a442a78">
            <text:p>TD</text:p>
          </table:table-cell>
          <table:table-cell office:value="4.0" office:value-type="float" table:style-name="a7476f4">
            <text:p>4</text:p>
          </table:table-cell>
          <table:table-cell office:value="1.0" office:value-type="float" table:style-name="ab226a4">
            <text:p>1</text:p>
          </table:table-cell>
          <table:table-cell office:string-value="teacher71FirstName" office:value-type="string" table:style-name="a269fad">
            <text:p>teacher71FirstName</text:p>
          </table:table-cell>
          <table:table-cell office:string-value="teacher71LastName" office:value-type="string" table:style-name="ac4c133">
            <text:p>teacher71LastName</text:p>
          </table:table-cell>
          <table:table-cell office:string-value="B" office:value-type="string" table:style-name="a85de8d">
            <text:p>B</text:p>
          </table:table-cell>
          <table:table-cell table:style-name="abd07d2"/>
          <table:table-cell table:style-name="a37ab9c"/>
        </table:table-row>
        <table:table-row>
          <table:table-cell table:style-name="a1ff271"/>
          <table:table-cell table:style-name="ade36e6"/>
          <table:table-cell table:style-name="af29c91"/>
          <table:table-cell table:style-name="ab209fb"/>
          <table:table-cell table:style-name="afeb4a8"/>
          <table:table-cell table:style-name="a9785e8"/>
          <table:table-cell table:style-name="ab63dbc"/>
          <table:table-cell table:style-name="a42b111"/>
          <table:table-cell table:style-name="a2162d2"/>
          <table:table-cell table:style-name="a8fe0f6"/>
        </table:table-row>
        <table:table-row>
          <table:table-cell office:string-value="DE1" office:value-type="string" table:style-name="aa0716a">
            <text:p>DE1</text:p>
          </table:table-cell>
          <table:table-cell office:value="1.0" office:value-type="float" table:style-name="af85199">
            <text:p>1</text:p>
          </table:table-cell>
          <table:table-cell office:string-value="testcourse72" office:value-type="string" table:style-name="abf92b0">
            <text:p>testcourse72</text:p>
          </table:table-cell>
          <table:table-cell table:style-name="ad544c2"/>
          <table:table-cell table:style-name="accb3fe"/>
          <table:table-cell table:style-name="a68b0db"/>
          <table:table-cell table:style-name="a09560e"/>
          <table:table-cell table:style-name="a26624a"/>
          <table:table-cell table:style-name="aef52db"/>
          <table:table-cell table:style-name="a11fcd2"/>
        </table:table-row>
        <table:table-row>
          <table:table-cell table:style-name="ae40321"/>
          <table:table-cell table:style-name="a9fb358"/>
          <table:table-cell office:string-value="CM" office:value-type="string" table:style-name="a70b69f">
            <text:p>CM</text:p>
          </table:table-cell>
          <table:table-cell office:value="3.0" office:value-type="float" table:style-name="ad020bf">
            <text:p>3</text:p>
          </table:table-cell>
          <table:table-cell office:value="1.0" office:value-type="float" table:style-name="adfcb0b">
            <text:p>1</text:p>
          </table:table-cell>
          <table:table-cell office:string-value="teacher72FirstName" office:value-type="string" table:style-name="ad3903f">
            <text:p>teacher72FirstName</text:p>
          </table:table-cell>
          <table:table-cell office:string-value="teacher72LastName" office:value-type="string" table:style-name="a7d0a94">
            <text:p>teacher72LastName</text:p>
          </table:table-cell>
          <table:table-cell office:string-value="A" office:value-type="string" table:style-name="ae3ae6d">
            <text:p>A</text:p>
          </table:table-cell>
          <table:table-cell table:style-name="ada1b9b"/>
          <table:table-cell table:style-name="a0ef2ba"/>
        </table:table-row>
        <table:table-row>
          <table:table-cell table:style-name="a56e95b"/>
          <table:table-cell table:style-name="acd8768"/>
          <table:table-cell table:style-name="ad405b9"/>
          <table:table-cell table:style-name="a2d440c"/>
          <table:table-cell table:style-name="aaa4bde"/>
          <table:table-cell table:style-name="a28911c"/>
          <table:table-cell table:style-name="a7a46af"/>
          <table:table-cell table:style-name="a416ee5"/>
          <table:table-cell table:style-name="a274305"/>
          <table:table-cell table:style-name="a60fed7"/>
        </table:table-row>
        <table:table-row>
          <table:table-cell table:style-name="a557758"/>
          <table:table-cell table:style-name="a7d37c5"/>
          <table:table-cell office:string-value="TD" office:value-type="string" table:style-name="a4ea735">
            <text:p>TD</text:p>
          </table:table-cell>
          <table:table-cell office:value="4.0" office:value-type="float" table:style-name="ac5332a">
            <text:p>4</text:p>
          </table:table-cell>
          <table:table-cell office:value="1.0" office:value-type="float" table:style-name="afae5e4">
            <text:p>1</text:p>
          </table:table-cell>
          <table:table-cell office:string-value="teacher72FirstName" office:value-type="string" table:style-name="a066af3">
            <text:p>teacher72FirstName</text:p>
          </table:table-cell>
          <table:table-cell office:string-value="teacher72LastName" office:value-type="string" table:style-name="a875804">
            <text:p>teacher72LastName</text:p>
          </table:table-cell>
          <table:table-cell office:string-value="B" office:value-type="string" table:style-name="ac52e37">
            <text:p>B</text:p>
          </table:table-cell>
          <table:table-cell table:style-name="a854f18"/>
          <table:table-cell table:style-name="a051b3d"/>
        </table:table-row>
        <table:table-row>
          <table:table-cell table:style-name="a7e5dc1"/>
          <table:table-cell table:style-name="a7e6145"/>
          <table:table-cell table:style-name="acc1293"/>
          <table:table-cell table:style-name="a67abe9"/>
          <table:table-cell table:style-name="a0b0aae"/>
          <table:table-cell table:style-name="a9ce6ea"/>
          <table:table-cell table:style-name="aaa994e"/>
          <table:table-cell table:style-name="a6f89f6"/>
          <table:table-cell table:style-name="a9a4a81"/>
          <table:table-cell table:style-name="ab7b41d"/>
        </table:table-row>
        <table:table-row>
          <table:table-cell office:string-value="DE1" office:value-type="string" table:style-name="aedcc8a">
            <text:p>DE1</text:p>
          </table:table-cell>
          <table:table-cell office:value="1.0" office:value-type="float" table:style-name="ad634f4">
            <text:p>1</text:p>
          </table:table-cell>
          <table:table-cell office:string-value="testcourse73" office:value-type="string" table:style-name="a44bf99">
            <text:p>testcourse73</text:p>
          </table:table-cell>
          <table:table-cell table:style-name="a0d71ed"/>
          <table:table-cell table:style-name="a9e8b48"/>
          <table:table-cell table:style-name="adb576b"/>
          <table:table-cell table:style-name="a21d213"/>
          <table:table-cell table:style-name="ab1712a"/>
          <table:table-cell table:style-name="a220477"/>
          <table:table-cell table:style-name="aad9ecb"/>
        </table:table-row>
        <table:table-row>
          <table:table-cell table:style-name="a7810c6"/>
          <table:table-cell table:style-name="a581b7e"/>
          <table:table-cell office:string-value="CM" office:value-type="string" table:style-name="a818ed8">
            <text:p>CM</text:p>
          </table:table-cell>
          <table:table-cell office:value="3.0" office:value-type="float" table:style-name="a67da78">
            <text:p>3</text:p>
          </table:table-cell>
          <table:table-cell office:value="1.0" office:value-type="float" table:style-name="a24f9bb">
            <text:p>1</text:p>
          </table:table-cell>
          <table:table-cell office:string-value="teacher73FirstName" office:value-type="string" table:style-name="ab21b9d">
            <text:p>teacher73FirstName</text:p>
          </table:table-cell>
          <table:table-cell office:string-value="teacher73LastName" office:value-type="string" table:style-name="a928558">
            <text:p>teacher73LastName</text:p>
          </table:table-cell>
          <table:table-cell office:string-value="A" office:value-type="string" table:style-name="a30b1aa">
            <text:p>A</text:p>
          </table:table-cell>
          <table:table-cell table:style-name="a0d2e1b"/>
          <table:table-cell table:style-name="af9c7a9"/>
        </table:table-row>
        <table:table-row>
          <table:table-cell table:style-name="ac6b017"/>
          <table:table-cell table:style-name="a46531e"/>
          <table:table-cell table:style-name="a936b4f"/>
          <table:table-cell table:style-name="ad56ecc"/>
          <table:table-cell table:style-name="a998b22"/>
          <table:table-cell table:style-name="a6ba4b8"/>
          <table:table-cell table:style-name="a2445aa"/>
          <table:table-cell table:style-name="ab2af9b"/>
          <table:table-cell table:style-name="af92c4e"/>
          <table:table-cell table:style-name="ae9022b"/>
        </table:table-row>
        <table:table-row>
          <table:table-cell table:style-name="a66780d"/>
          <table:table-cell table:style-name="aa78f2a"/>
          <table:table-cell office:string-value="TD" office:value-type="string" table:style-name="aaecaf0">
            <text:p>TD</text:p>
          </table:table-cell>
          <table:table-cell office:value="4.0" office:value-type="float" table:style-name="a2b085b">
            <text:p>4</text:p>
          </table:table-cell>
          <table:table-cell office:value="1.0" office:value-type="float" table:style-name="a973b68">
            <text:p>1</text:p>
          </table:table-cell>
          <table:table-cell office:string-value="teacher73FirstName" office:value-type="string" table:style-name="a88db60">
            <text:p>teacher73FirstName</text:p>
          </table:table-cell>
          <table:table-cell office:string-value="teacher73LastName" office:value-type="string" table:style-name="ad2b70d">
            <text:p>teacher73LastName</text:p>
          </table:table-cell>
          <table:table-cell office:string-value="B" office:value-type="string" table:style-name="abe2870">
            <text:p>B</text:p>
          </table:table-cell>
          <table:table-cell table:style-name="afb225b"/>
          <table:table-cell table:style-name="a1d0730"/>
        </table:table-row>
        <table:table-row>
          <table:table-cell table:style-name="acb0cac"/>
          <table:table-cell table:style-name="ad12a11"/>
          <table:table-cell table:style-name="a37d096"/>
          <table:table-cell table:style-name="ad5ce31"/>
          <table:table-cell table:style-name="a3a1895"/>
          <table:table-cell table:style-name="aa1af23"/>
          <table:table-cell table:style-name="ad1a7e6"/>
          <table:table-cell table:style-name="ae3c71f"/>
          <table:table-cell table:style-name="ac92a4f"/>
          <table:table-cell table:style-name="a4f374f"/>
        </table:table-row>
        <table:table-row>
          <table:table-cell office:string-value="DE1" office:value-type="string" table:style-name="a2b479c">
            <text:p>DE1</text:p>
          </table:table-cell>
          <table:table-cell office:value="1.0" office:value-type="float" table:style-name="a1048b8">
            <text:p>1</text:p>
          </table:table-cell>
          <table:table-cell office:string-value="testcourse74" office:value-type="string" table:style-name="a31ebc4">
            <text:p>testcourse74</text:p>
          </table:table-cell>
          <table:table-cell table:style-name="a729d6b"/>
          <table:table-cell table:style-name="a9cbcbc"/>
          <table:table-cell table:style-name="acb8eac"/>
          <table:table-cell table:style-name="ae5b4c5"/>
          <table:table-cell table:style-name="a8dd0ba"/>
          <table:table-cell table:style-name="aa0d63f"/>
          <table:table-cell table:style-name="a1c8d44"/>
        </table:table-row>
        <table:table-row>
          <table:table-cell table:style-name="a5be598"/>
          <table:table-cell table:style-name="a3b8db7"/>
          <table:table-cell office:string-value="CM" office:value-type="string" table:style-name="af3f756">
            <text:p>CM</text:p>
          </table:table-cell>
          <table:table-cell office:value="3.0" office:value-type="float" table:style-name="ac77871">
            <text:p>3</text:p>
          </table:table-cell>
          <table:table-cell office:value="1.0" office:value-type="float" table:style-name="acc6e8b">
            <text:p>1</text:p>
          </table:table-cell>
          <table:table-cell office:string-value="teacher74FirstName" office:value-type="string" table:style-name="a95a8df">
            <text:p>teacher74FirstName</text:p>
          </table:table-cell>
          <table:table-cell office:string-value="teacher74LastName" office:value-type="string" table:style-name="ab13f49">
            <text:p>teacher74LastName</text:p>
          </table:table-cell>
          <table:table-cell office:string-value="A" office:value-type="string" table:style-name="a9b51f3">
            <text:p>A</text:p>
          </table:table-cell>
          <table:table-cell table:style-name="a9c664f"/>
          <table:table-cell table:style-name="aa53d42"/>
        </table:table-row>
        <table:table-row>
          <table:table-cell table:style-name="a6f5788"/>
          <table:table-cell table:style-name="a789467"/>
          <table:table-cell table:style-name="ad30111"/>
          <table:table-cell table:style-name="aa05465"/>
          <table:table-cell table:style-name="a1c853e"/>
          <table:table-cell table:style-name="a5e0632"/>
          <table:table-cell table:style-name="aa5af27"/>
          <table:table-cell table:style-name="a55d5f4"/>
          <table:table-cell table:style-name="a3917eb"/>
          <table:table-cell table:style-name="adf076d"/>
        </table:table-row>
        <table:table-row>
          <table:table-cell table:style-name="a5e07e0"/>
          <table:table-cell table:style-name="ab6f2ce"/>
          <table:table-cell office:string-value="TD" office:value-type="string" table:style-name="a66f9c7">
            <text:p>TD</text:p>
          </table:table-cell>
          <table:table-cell office:value="4.0" office:value-type="float" table:style-name="a7b0708">
            <text:p>4</text:p>
          </table:table-cell>
          <table:table-cell office:value="1.0" office:value-type="float" table:style-name="a1224ea">
            <text:p>1</text:p>
          </table:table-cell>
          <table:table-cell office:string-value="teacher74FirstName" office:value-type="string" table:style-name="ab2b866">
            <text:p>teacher74FirstName</text:p>
          </table:table-cell>
          <table:table-cell office:string-value="teacher74LastName" office:value-type="string" table:style-name="a0437b6">
            <text:p>teacher74LastName</text:p>
          </table:table-cell>
          <table:table-cell office:string-value="B" office:value-type="string" table:style-name="a598072">
            <text:p>B</text:p>
          </table:table-cell>
          <table:table-cell table:style-name="a725646"/>
          <table:table-cell table:style-name="a4f57ae"/>
        </table:table-row>
        <table:table-row>
          <table:table-cell table:style-name="a784602"/>
          <table:table-cell table:style-name="ae14d18"/>
          <table:table-cell table:style-name="a80341e"/>
          <table:table-cell table:style-name="a0a2775"/>
          <table:table-cell table:style-name="ab6a99b"/>
          <table:table-cell table:style-name="a15595b"/>
          <table:table-cell table:style-name="a5328da"/>
          <table:table-cell table:style-name="a9cff7c"/>
          <table:table-cell table:style-name="a0805ea"/>
          <table:table-cell table:style-name="a5c7625"/>
        </table:table-row>
        <table:table-row>
          <table:table-cell office:string-value="DE1" office:value-type="string" table:style-name="a758c5d">
            <text:p>DE1</text:p>
          </table:table-cell>
          <table:table-cell office:value="1.0" office:value-type="float" table:style-name="ac98100">
            <text:p>1</text:p>
          </table:table-cell>
          <table:table-cell office:string-value="testcourse75" office:value-type="string" table:style-name="ab1dc97">
            <text:p>testcourse75</text:p>
          </table:table-cell>
          <table:table-cell table:style-name="a8b6866"/>
          <table:table-cell table:style-name="aff3b9b"/>
          <table:table-cell table:style-name="a9db605"/>
          <table:table-cell table:style-name="a5ca90d"/>
          <table:table-cell table:style-name="aedf0f6"/>
          <table:table-cell table:style-name="a16e294"/>
          <table:table-cell table:style-name="a59287a"/>
        </table:table-row>
        <table:table-row>
          <table:table-cell table:style-name="a64c808"/>
          <table:table-cell table:style-name="a3f0fa5"/>
          <table:table-cell office:string-value="CM" office:value-type="string" table:style-name="a72df4e">
            <text:p>CM</text:p>
          </table:table-cell>
          <table:table-cell office:value="3.0" office:value-type="float" table:style-name="aa38e2b">
            <text:p>3</text:p>
          </table:table-cell>
          <table:table-cell office:value="1.0" office:value-type="float" table:style-name="a726a08">
            <text:p>1</text:p>
          </table:table-cell>
          <table:table-cell office:string-value="teacher75FirstName" office:value-type="string" table:style-name="a7ce8db">
            <text:p>teacher75FirstName</text:p>
          </table:table-cell>
          <table:table-cell office:string-value="teacher75LastName" office:value-type="string" table:style-name="a8443f3">
            <text:p>teacher75LastName</text:p>
          </table:table-cell>
          <table:table-cell office:string-value="A" office:value-type="string" table:style-name="aabe860">
            <text:p>A</text:p>
          </table:table-cell>
          <table:table-cell table:style-name="a9fd3c6"/>
          <table:table-cell table:style-name="ab536c6"/>
        </table:table-row>
        <table:table-row>
          <table:table-cell table:style-name="a8a232d"/>
          <table:table-cell table:style-name="a90df4f"/>
          <table:table-cell table:style-name="a9c0de5"/>
          <table:table-cell table:style-name="a8ae627"/>
          <table:table-cell table:style-name="a94163b"/>
          <table:table-cell table:style-name="a286b56"/>
          <table:table-cell table:style-name="a413254"/>
          <table:table-cell table:style-name="a7f7ea1"/>
          <table:table-cell table:style-name="a6bfccf"/>
          <table:table-cell table:style-name="ac6e91f"/>
        </table:table-row>
        <table:table-row>
          <table:table-cell table:style-name="a22a86b"/>
          <table:table-cell table:style-name="ae95bf4"/>
          <table:table-cell office:string-value="TD" office:value-type="string" table:style-name="af663d9">
            <text:p>TD</text:p>
          </table:table-cell>
          <table:table-cell office:value="4.0" office:value-type="float" table:style-name="a5df183">
            <text:p>4</text:p>
          </table:table-cell>
          <table:table-cell office:value="1.0" office:value-type="float" table:style-name="a440984">
            <text:p>1</text:p>
          </table:table-cell>
          <table:table-cell office:string-value="teacher75FirstName" office:value-type="string" table:style-name="a86b138">
            <text:p>teacher75FirstName</text:p>
          </table:table-cell>
          <table:table-cell office:string-value="teacher75LastName" office:value-type="string" table:style-name="a80660b">
            <text:p>teacher75LastName</text:p>
          </table:table-cell>
          <table:table-cell office:string-value="B" office:value-type="string" table:style-name="a32db06">
            <text:p>B</text:p>
          </table:table-cell>
          <table:table-cell table:style-name="ab58d0a"/>
          <table:table-cell table:style-name="a323519"/>
        </table:table-row>
        <table:table-row>
          <table:table-cell table:style-name="aa2ea83"/>
          <table:table-cell table:style-name="a2e5f46"/>
          <table:table-cell table:style-name="ae2a640"/>
          <table:table-cell table:style-name="a7fcdb7"/>
          <table:table-cell table:style-name="af1b69d"/>
          <table:table-cell table:style-name="a8a32fa"/>
          <table:table-cell table:style-name="aa5bae4"/>
          <table:table-cell table:style-name="a0aeef0"/>
          <table:table-cell table:style-name="a51953d"/>
          <table:table-cell table:style-name="a505a8a"/>
        </table:table-row>
        <table:table-row>
          <table:table-cell office:string-value="DE1" office:value-type="string" table:style-name="af3b8fd">
            <text:p>DE1</text:p>
          </table:table-cell>
          <table:table-cell office:value="1.0" office:value-type="float" table:style-name="afa79a8">
            <text:p>1</text:p>
          </table:table-cell>
          <table:table-cell office:string-value="testcourse76" office:value-type="string" table:style-name="a1eb924">
            <text:p>testcourse76</text:p>
          </table:table-cell>
          <table:table-cell table:style-name="a9629be"/>
          <table:table-cell table:style-name="a8eb5d2"/>
          <table:table-cell table:style-name="a67af26"/>
          <table:table-cell table:style-name="a07beea"/>
          <table:table-cell table:style-name="a2c1cc7"/>
          <table:table-cell table:style-name="a68f324"/>
          <table:table-cell table:style-name="acf69a1"/>
        </table:table-row>
        <table:table-row>
          <table:table-cell table:style-name="a19f139"/>
          <table:table-cell table:style-name="a35791b"/>
          <table:table-cell office:string-value="CM" office:value-type="string" table:style-name="a5e16a5">
            <text:p>CM</text:p>
          </table:table-cell>
          <table:table-cell office:value="3.0" office:value-type="float" table:style-name="a33a18f">
            <text:p>3</text:p>
          </table:table-cell>
          <table:table-cell office:value="1.0" office:value-type="float" table:style-name="a932f2c">
            <text:p>1</text:p>
          </table:table-cell>
          <table:table-cell office:string-value="teacher76FirstName" office:value-type="string" table:style-name="aae21cd">
            <text:p>teacher76FirstName</text:p>
          </table:table-cell>
          <table:table-cell office:string-value="teacher76LastName" office:value-type="string" table:style-name="a79d002">
            <text:p>teacher76LastName</text:p>
          </table:table-cell>
          <table:table-cell office:string-value="A" office:value-type="string" table:style-name="ac14726">
            <text:p>A</text:p>
          </table:table-cell>
          <table:table-cell table:style-name="a0a93dd"/>
          <table:table-cell table:style-name="af528c6"/>
        </table:table-row>
        <table:table-row>
          <table:table-cell table:style-name="a393677"/>
          <table:table-cell table:style-name="a1e6826"/>
          <table:table-cell table:style-name="a90ef99"/>
          <table:table-cell table:style-name="a93c4de"/>
          <table:table-cell table:style-name="a83c34b"/>
          <table:table-cell table:style-name="aadeb2a"/>
          <table:table-cell table:style-name="aaacf04"/>
          <table:table-cell table:style-name="aca76d9"/>
          <table:table-cell table:style-name="a34cbaf"/>
          <table:table-cell table:style-name="a786720"/>
        </table:table-row>
        <table:table-row>
          <table:table-cell table:style-name="a6b9b64"/>
          <table:table-cell table:style-name="a8099a0"/>
          <table:table-cell office:string-value="TD" office:value-type="string" table:style-name="aa67b93">
            <text:p>TD</text:p>
          </table:table-cell>
          <table:table-cell office:value="4.0" office:value-type="float" table:style-name="a7579a3">
            <text:p>4</text:p>
          </table:table-cell>
          <table:table-cell office:value="1.0" office:value-type="float" table:style-name="a278025">
            <text:p>1</text:p>
          </table:table-cell>
          <table:table-cell office:string-value="teacher76FirstName" office:value-type="string" table:style-name="a33cd97">
            <text:p>teacher76FirstName</text:p>
          </table:table-cell>
          <table:table-cell office:string-value="teacher76LastName" office:value-type="string" table:style-name="ac51649">
            <text:p>teacher76LastName</text:p>
          </table:table-cell>
          <table:table-cell office:string-value="B" office:value-type="string" table:style-name="a855be5">
            <text:p>B</text:p>
          </table:table-cell>
          <table:table-cell table:style-name="aa9ce62"/>
          <table:table-cell table:style-name="a7a3701"/>
        </table:table-row>
        <table:table-row>
          <table:table-cell table:style-name="a9136c5"/>
          <table:table-cell table:style-name="aed84cd"/>
          <table:table-cell table:style-name="a11cb42"/>
          <table:table-cell table:style-name="a4ef0d6"/>
          <table:table-cell table:style-name="ad66d51"/>
          <table:table-cell table:style-name="a8dd847"/>
          <table:table-cell table:style-name="a3405a0"/>
          <table:table-cell table:style-name="ab59544"/>
          <table:table-cell table:style-name="aacb12b"/>
          <table:table-cell table:style-name="a0fcf70"/>
        </table:table-row>
        <table:table-row>
          <table:table-cell office:string-value="DE1" office:value-type="string" table:style-name="ae34779">
            <text:p>DE1</text:p>
          </table:table-cell>
          <table:table-cell office:value="1.0" office:value-type="float" table:style-name="a486758">
            <text:p>1</text:p>
          </table:table-cell>
          <table:table-cell office:string-value="testcourse77" office:value-type="string" table:style-name="ad1273a">
            <text:p>testcourse77</text:p>
          </table:table-cell>
          <table:table-cell table:style-name="a7dbf25"/>
          <table:table-cell table:style-name="a8cc527"/>
          <table:table-cell table:style-name="a8241a7"/>
          <table:table-cell table:style-name="aef3142"/>
          <table:table-cell table:style-name="a8196ce"/>
          <table:table-cell table:style-name="ab0547a"/>
          <table:table-cell table:style-name="a6aa4b7"/>
        </table:table-row>
        <table:table-row>
          <table:table-cell table:style-name="a752a57"/>
          <table:table-cell table:style-name="aa7bfba"/>
          <table:table-cell office:string-value="CM" office:value-type="string" table:style-name="abcbd76">
            <text:p>CM</text:p>
          </table:table-cell>
          <table:table-cell office:value="3.0" office:value-type="float" table:style-name="a62a04f">
            <text:p>3</text:p>
          </table:table-cell>
          <table:table-cell office:value="1.0" office:value-type="float" table:style-name="a9530b7">
            <text:p>1</text:p>
          </table:table-cell>
          <table:table-cell office:string-value="teacher77FirstName" office:value-type="string" table:style-name="a7ab855">
            <text:p>teacher77FirstName</text:p>
          </table:table-cell>
          <table:table-cell office:string-value="teacher77LastName" office:value-type="string" table:style-name="a1984b8">
            <text:p>teacher77LastName</text:p>
          </table:table-cell>
          <table:table-cell office:string-value="A" office:value-type="string" table:style-name="a08c0c3">
            <text:p>A</text:p>
          </table:table-cell>
          <table:table-cell table:style-name="a8295ca"/>
          <table:table-cell table:style-name="aa0b4fb"/>
        </table:table-row>
        <table:table-row>
          <table:table-cell table:style-name="a5dbcb9"/>
          <table:table-cell table:style-name="a6e23a9"/>
          <table:table-cell table:style-name="ab4a0dd"/>
          <table:table-cell table:style-name="ab8bd5a"/>
          <table:table-cell table:style-name="ab23c76"/>
          <table:table-cell table:style-name="a128702"/>
          <table:table-cell table:style-name="aa5f87b"/>
          <table:table-cell table:style-name="a119aff"/>
          <table:table-cell table:style-name="aa4bbcf"/>
          <table:table-cell table:style-name="a9b23eb"/>
        </table:table-row>
        <table:table-row>
          <table:table-cell table:style-name="a56a942"/>
          <table:table-cell table:style-name="a946974"/>
          <table:table-cell office:string-value="TD" office:value-type="string" table:style-name="a862be4">
            <text:p>TD</text:p>
          </table:table-cell>
          <table:table-cell office:value="4.0" office:value-type="float" table:style-name="a1de769">
            <text:p>4</text:p>
          </table:table-cell>
          <table:table-cell office:value="1.0" office:value-type="float" table:style-name="ac397b6">
            <text:p>1</text:p>
          </table:table-cell>
          <table:table-cell office:string-value="teacher77FirstName" office:value-type="string" table:style-name="ac88695">
            <text:p>teacher77FirstName</text:p>
          </table:table-cell>
          <table:table-cell office:string-value="teacher77LastName" office:value-type="string" table:style-name="a84be83">
            <text:p>teacher77LastName</text:p>
          </table:table-cell>
          <table:table-cell office:string-value="B" office:value-type="string" table:style-name="a05e3c7">
            <text:p>B</text:p>
          </table:table-cell>
          <table:table-cell table:style-name="a0d323d"/>
          <table:table-cell table:style-name="ab54519"/>
        </table:table-row>
        <table:table-row>
          <table:table-cell table:style-name="a93a9b0"/>
          <table:table-cell table:style-name="ade93e7"/>
          <table:table-cell table:style-name="a086c3a"/>
          <table:table-cell table:style-name="abfca30"/>
          <table:table-cell table:style-name="a4dd7ba"/>
          <table:table-cell table:style-name="aafffe8"/>
          <table:table-cell table:style-name="a722564"/>
          <table:table-cell table:style-name="aa9ce9a"/>
          <table:table-cell table:style-name="ab9b4cd"/>
          <table:table-cell table:style-name="ab09722"/>
        </table:table-row>
        <table:table-row>
          <table:table-cell office:string-value="DE1" office:value-type="string" table:style-name="a686f0c">
            <text:p>DE1</text:p>
          </table:table-cell>
          <table:table-cell office:value="1.0" office:value-type="float" table:style-name="ae31b46">
            <text:p>1</text:p>
          </table:table-cell>
          <table:table-cell office:string-value="testcourse78" office:value-type="string" table:style-name="a2303b8">
            <text:p>testcourse78</text:p>
          </table:table-cell>
          <table:table-cell table:style-name="af10529"/>
          <table:table-cell table:style-name="a67a4c0"/>
          <table:table-cell table:style-name="acce527"/>
          <table:table-cell table:style-name="a82b3c5"/>
          <table:table-cell table:style-name="afd5f6b"/>
          <table:table-cell table:style-name="a899b58"/>
          <table:table-cell table:style-name="afe2303"/>
        </table:table-row>
        <table:table-row>
          <table:table-cell table:style-name="a520905"/>
          <table:table-cell table:style-name="acb699d"/>
          <table:table-cell office:string-value="CM" office:value-type="string" table:style-name="ad9030e">
            <text:p>CM</text:p>
          </table:table-cell>
          <table:table-cell office:value="3.0" office:value-type="float" table:style-name="a86bca4">
            <text:p>3</text:p>
          </table:table-cell>
          <table:table-cell office:value="1.0" office:value-type="float" table:style-name="a969f5e">
            <text:p>1</text:p>
          </table:table-cell>
          <table:table-cell office:string-value="teacher78FirstName" office:value-type="string" table:style-name="afab256">
            <text:p>teacher78FirstName</text:p>
          </table:table-cell>
          <table:table-cell office:string-value="teacher78LastName" office:value-type="string" table:style-name="a065e4d">
            <text:p>teacher78LastName</text:p>
          </table:table-cell>
          <table:table-cell office:string-value="A" office:value-type="string" table:style-name="a594ef9">
            <text:p>A</text:p>
          </table:table-cell>
          <table:table-cell table:style-name="aa82155"/>
          <table:table-cell table:style-name="ab64f72"/>
        </table:table-row>
        <table:table-row>
          <table:table-cell table:style-name="a43eea6"/>
          <table:table-cell table:style-name="aca8cd1"/>
          <table:table-cell table:style-name="a6a4d55"/>
          <table:table-cell table:style-name="a5121e6"/>
          <table:table-cell table:style-name="acd44ce"/>
          <table:table-cell table:style-name="af187aa"/>
          <table:table-cell table:style-name="adeddcb"/>
          <table:table-cell table:style-name="a28107d"/>
          <table:table-cell table:style-name="a9e0c9b"/>
          <table:table-cell table:style-name="a731420"/>
        </table:table-row>
        <table:table-row>
          <table:table-cell table:style-name="a5d67ee"/>
          <table:table-cell table:style-name="a2418ab"/>
          <table:table-cell office:string-value="TD" office:value-type="string" table:style-name="a5438a3">
            <text:p>TD</text:p>
          </table:table-cell>
          <table:table-cell office:value="4.0" office:value-type="float" table:style-name="a74856d">
            <text:p>4</text:p>
          </table:table-cell>
          <table:table-cell office:value="1.0" office:value-type="float" table:style-name="a88ed65">
            <text:p>1</text:p>
          </table:table-cell>
          <table:table-cell office:string-value="teacher78FirstName" office:value-type="string" table:style-name="ace7300">
            <text:p>teacher78FirstName</text:p>
          </table:table-cell>
          <table:table-cell office:string-value="teacher78LastName" office:value-type="string" table:style-name="a0b8f51">
            <text:p>teacher78LastName</text:p>
          </table:table-cell>
          <table:table-cell office:string-value="B" office:value-type="string" table:style-name="ae35f41">
            <text:p>B</text:p>
          </table:table-cell>
          <table:table-cell table:style-name="a521abb"/>
          <table:table-cell table:style-name="a6bd195"/>
        </table:table-row>
        <table:table-row>
          <table:table-cell table:style-name="a121181"/>
          <table:table-cell table:style-name="a80a612"/>
          <table:table-cell table:style-name="aff9811"/>
          <table:table-cell table:style-name="aed7884"/>
          <table:table-cell table:style-name="a007bef"/>
          <table:table-cell table:style-name="a47ceca"/>
          <table:table-cell table:style-name="a05b383"/>
          <table:table-cell table:style-name="ae1204b"/>
          <table:table-cell table:style-name="ab92f32"/>
          <table:table-cell table:style-name="a04122a"/>
        </table:table-row>
        <table:table-row>
          <table:table-cell office:string-value="DE1" office:value-type="string" table:style-name="ace5109">
            <text:p>DE1</text:p>
          </table:table-cell>
          <table:table-cell office:value="1.0" office:value-type="float" table:style-name="afb30f2">
            <text:p>1</text:p>
          </table:table-cell>
          <table:table-cell office:string-value="testcourse79" office:value-type="string" table:style-name="ac192a7">
            <text:p>testcourse79</text:p>
          </table:table-cell>
          <table:table-cell table:style-name="afad5bd"/>
          <table:table-cell table:style-name="aade87e"/>
          <table:table-cell table:style-name="ab4c690"/>
          <table:table-cell table:style-name="a4aa056"/>
          <table:table-cell table:style-name="ae72e4d"/>
          <table:table-cell table:style-name="abc7b5c"/>
          <table:table-cell table:style-name="ade086a"/>
        </table:table-row>
        <table:table-row>
          <table:table-cell table:style-name="a7a9cdd"/>
          <table:table-cell table:style-name="aeef917"/>
          <table:table-cell office:string-value="CM" office:value-type="string" table:style-name="ac200fe">
            <text:p>CM</text:p>
          </table:table-cell>
          <table:table-cell office:value="3.0" office:value-type="float" table:style-name="a3646f1">
            <text:p>3</text:p>
          </table:table-cell>
          <table:table-cell office:value="1.0" office:value-type="float" table:style-name="a1c6f0b">
            <text:p>1</text:p>
          </table:table-cell>
          <table:table-cell office:string-value="teacher79FirstName" office:value-type="string" table:style-name="a60e0f2">
            <text:p>teacher79FirstName</text:p>
          </table:table-cell>
          <table:table-cell office:string-value="teacher79LastName" office:value-type="string" table:style-name="af03295">
            <text:p>teacher79LastName</text:p>
          </table:table-cell>
          <table:table-cell office:string-value="A" office:value-type="string" table:style-name="a330601">
            <text:p>A</text:p>
          </table:table-cell>
          <table:table-cell table:style-name="a6cffc1"/>
          <table:table-cell table:style-name="a72ea33"/>
        </table:table-row>
        <table:table-row>
          <table:table-cell table:style-name="a4d1766"/>
          <table:table-cell table:style-name="ad93216"/>
          <table:table-cell table:style-name="a6849db"/>
          <table:table-cell table:style-name="a423950"/>
          <table:table-cell table:style-name="a4342bf"/>
          <table:table-cell table:style-name="a25394b"/>
          <table:table-cell table:style-name="a99eb7a"/>
          <table:table-cell table:style-name="abeb776"/>
          <table:table-cell table:style-name="a36219c"/>
          <table:table-cell table:style-name="aa28f0a"/>
        </table:table-row>
        <table:table-row>
          <table:table-cell table:style-name="a73f38b"/>
          <table:table-cell table:style-name="a2a9f17"/>
          <table:table-cell office:string-value="TD" office:value-type="string" table:style-name="a8831b4">
            <text:p>TD</text:p>
          </table:table-cell>
          <table:table-cell office:value="4.0" office:value-type="float" table:style-name="a197453">
            <text:p>4</text:p>
          </table:table-cell>
          <table:table-cell office:value="1.0" office:value-type="float" table:style-name="a7cc291">
            <text:p>1</text:p>
          </table:table-cell>
          <table:table-cell office:string-value="teacher79FirstName" office:value-type="string" table:style-name="a566764">
            <text:p>teacher79FirstName</text:p>
          </table:table-cell>
          <table:table-cell office:string-value="teacher79LastName" office:value-type="string" table:style-name="ad2fcb9">
            <text:p>teacher79LastName</text:p>
          </table:table-cell>
          <table:table-cell office:string-value="B" office:value-type="string" table:style-name="ab69ccf">
            <text:p>B</text:p>
          </table:table-cell>
          <table:table-cell table:style-name="acfe4b5"/>
          <table:table-cell table:style-name="a284273"/>
        </table:table-row>
        <table:table-row>
          <table:table-cell table:style-name="a0d0166"/>
          <table:table-cell table:style-name="a0f59f1"/>
          <table:table-cell table:style-name="a3a6b86"/>
          <table:table-cell table:style-name="a8b6b51"/>
          <table:table-cell table:style-name="a834860"/>
          <table:table-cell table:style-name="a63f999"/>
          <table:table-cell table:style-name="adfe139"/>
          <table:table-cell table:style-name="a3ba18b"/>
          <table:table-cell table:style-name="aae7df5"/>
          <table:table-cell table:style-name="a02800c"/>
        </table:table-row>
        <table:table-row>
          <table:table-cell office:string-value="DE1" office:value-type="string" table:style-name="a395a82">
            <text:p>DE1</text:p>
          </table:table-cell>
          <table:table-cell office:value="1.0" office:value-type="float" table:style-name="a87dd1c">
            <text:p>1</text:p>
          </table:table-cell>
          <table:table-cell office:string-value="testcourse80" office:value-type="string" table:style-name="aaa149b">
            <text:p>testcourse80</text:p>
          </table:table-cell>
          <table:table-cell table:style-name="a53c579"/>
          <table:table-cell table:style-name="a3e9721"/>
          <table:table-cell table:style-name="a840329"/>
          <table:table-cell table:style-name="a211771"/>
          <table:table-cell table:style-name="a312d88"/>
          <table:table-cell table:style-name="ae58d9f"/>
          <table:table-cell table:style-name="af7ab0f"/>
        </table:table-row>
        <table:table-row>
          <table:table-cell table:style-name="a889ff9"/>
          <table:table-cell table:style-name="a1c637c"/>
          <table:table-cell office:string-value="CM" office:value-type="string" table:style-name="a656d56">
            <text:p>CM</text:p>
          </table:table-cell>
          <table:table-cell office:value="3.0" office:value-type="float" table:style-name="a2f5956">
            <text:p>3</text:p>
          </table:table-cell>
          <table:table-cell office:value="1.0" office:value-type="float" table:style-name="a57ced2">
            <text:p>1</text:p>
          </table:table-cell>
          <table:table-cell office:string-value="teacher80FirstName" office:value-type="string" table:style-name="a238ae3">
            <text:p>teacher80FirstName</text:p>
          </table:table-cell>
          <table:table-cell office:string-value="teacher80LastName" office:value-type="string" table:style-name="a2f7f51">
            <text:p>teacher80LastName</text:p>
          </table:table-cell>
          <table:table-cell office:string-value="A" office:value-type="string" table:style-name="ae2d73f">
            <text:p>A</text:p>
          </table:table-cell>
          <table:table-cell table:style-name="a5edb25"/>
          <table:table-cell table:style-name="a418e7f"/>
        </table:table-row>
        <table:table-row>
          <table:table-cell table:style-name="ae1fb30"/>
          <table:table-cell table:style-name="a916c56"/>
          <table:table-cell table:style-name="aaaa328"/>
          <table:table-cell table:style-name="a93626b"/>
          <table:table-cell table:style-name="ab4b06a"/>
          <table:table-cell table:style-name="abd16cd"/>
          <table:table-cell table:style-name="affb04d"/>
          <table:table-cell table:style-name="ae45729"/>
          <table:table-cell table:style-name="a3a14b7"/>
          <table:table-cell table:style-name="a58f4f2"/>
        </table:table-row>
        <table:table-row>
          <table:table-cell table:style-name="aa74b4a"/>
          <table:table-cell table:style-name="a24663e"/>
          <table:table-cell office:string-value="TD" office:value-type="string" table:style-name="a8a8aa0">
            <text:p>TD</text:p>
          </table:table-cell>
          <table:table-cell office:value="4.0" office:value-type="float" table:style-name="a4c2f55">
            <text:p>4</text:p>
          </table:table-cell>
          <table:table-cell office:value="1.0" office:value-type="float" table:style-name="a28dc97">
            <text:p>1</text:p>
          </table:table-cell>
          <table:table-cell office:string-value="teacher80FirstName" office:value-type="string" table:style-name="acc6659">
            <text:p>teacher80FirstName</text:p>
          </table:table-cell>
          <table:table-cell office:string-value="teacher80LastName" office:value-type="string" table:style-name="ab7a53c">
            <text:p>teacher80LastName</text:p>
          </table:table-cell>
          <table:table-cell office:string-value="B" office:value-type="string" table:style-name="aa2788d">
            <text:p>B</text:p>
          </table:table-cell>
          <table:table-cell table:style-name="a029858"/>
          <table:table-cell table:style-name="ad6cffe"/>
        </table:table-row>
        <table:table-row>
          <table:table-cell table:style-name="a6231a7"/>
          <table:table-cell table:style-name="ad847af"/>
          <table:table-cell table:style-name="a1ec60c"/>
          <table:table-cell table:style-name="a507129"/>
          <table:table-cell table:style-name="ae7a140"/>
          <table:table-cell table:style-name="a7a8968"/>
          <table:table-cell table:style-name="ab3bbd3"/>
          <table:table-cell table:style-name="a939743"/>
          <table:table-cell table:style-name="a9ba91d"/>
          <table:table-cell table:style-name="af21372"/>
        </table:table-row>
        <table:table-row>
          <table:table-cell office:string-value="DE1" office:value-type="string" table:style-name="a317848">
            <text:p>DE1</text:p>
          </table:table-cell>
          <table:table-cell office:value="1.0" office:value-type="float" table:style-name="ae41ea7">
            <text:p>1</text:p>
          </table:table-cell>
          <table:table-cell office:string-value="testcourse81" office:value-type="string" table:style-name="ac05498">
            <text:p>testcourse81</text:p>
          </table:table-cell>
          <table:table-cell table:style-name="ab3c0cf"/>
          <table:table-cell table:style-name="a6d930e"/>
          <table:table-cell table:style-name="af113bb"/>
          <table:table-cell table:style-name="aa7635d"/>
          <table:table-cell table:style-name="a6c6080"/>
          <table:table-cell table:style-name="a9d23d4"/>
          <table:table-cell table:style-name="a76a85c"/>
        </table:table-row>
        <table:table-row>
          <table:table-cell table:style-name="ae27c8f"/>
          <table:table-cell table:style-name="ae1e4ff"/>
          <table:table-cell office:string-value="CM" office:value-type="string" table:style-name="a84eac8">
            <text:p>CM</text:p>
          </table:table-cell>
          <table:table-cell office:value="3.0" office:value-type="float" table:style-name="ad5e2fc">
            <text:p>3</text:p>
          </table:table-cell>
          <table:table-cell office:value="1.0" office:value-type="float" table:style-name="aadcfe4">
            <text:p>1</text:p>
          </table:table-cell>
          <table:table-cell office:string-value="teacher81FirstName" office:value-type="string" table:style-name="a2b8f10">
            <text:p>teacher81FirstName</text:p>
          </table:table-cell>
          <table:table-cell office:string-value="teacher81LastName" office:value-type="string" table:style-name="a40c631">
            <text:p>teacher81LastName</text:p>
          </table:table-cell>
          <table:table-cell office:string-value="A" office:value-type="string" table:style-name="abd9d5c">
            <text:p>A</text:p>
          </table:table-cell>
          <table:table-cell table:style-name="ae8ed9d"/>
          <table:table-cell table:style-name="a8c77ae"/>
        </table:table-row>
        <table:table-row>
          <table:table-cell table:style-name="a224181"/>
          <table:table-cell table:style-name="a91e144"/>
          <table:table-cell table:style-name="a8bd571"/>
          <table:table-cell table:style-name="a68152b"/>
          <table:table-cell table:style-name="a70be29"/>
          <table:table-cell table:style-name="a052014"/>
          <table:table-cell table:style-name="ae9895f"/>
          <table:table-cell table:style-name="a28d22b"/>
          <table:table-cell table:style-name="ab434cf"/>
          <table:table-cell table:style-name="ae4ca6c"/>
        </table:table-row>
        <table:table-row>
          <table:table-cell table:style-name="a65c44c"/>
          <table:table-cell table:style-name="a6a2e76"/>
          <table:table-cell office:string-value="TD" office:value-type="string" table:style-name="a0e5bad">
            <text:p>TD</text:p>
          </table:table-cell>
          <table:table-cell office:value="4.0" office:value-type="float" table:style-name="a2ef1ee">
            <text:p>4</text:p>
          </table:table-cell>
          <table:table-cell office:value="1.0" office:value-type="float" table:style-name="a567d47">
            <text:p>1</text:p>
          </table:table-cell>
          <table:table-cell office:string-value="teacher81FirstName" office:value-type="string" table:style-name="a2d6b42">
            <text:p>teacher81FirstName</text:p>
          </table:table-cell>
          <table:table-cell office:string-value="teacher81LastName" office:value-type="string" table:style-name="a3ebfaf">
            <text:p>teacher81LastName</text:p>
          </table:table-cell>
          <table:table-cell office:string-value="B" office:value-type="string" table:style-name="a01f1b1">
            <text:p>B</text:p>
          </table:table-cell>
          <table:table-cell table:style-name="a69de39"/>
          <table:table-cell table:style-name="a668d74"/>
        </table:table-row>
        <table:table-row>
          <table:table-cell table:style-name="ab08c5b"/>
          <table:table-cell table:style-name="a266a01"/>
          <table:table-cell table:style-name="aa62bc2"/>
          <table:table-cell table:style-name="aa9b0df"/>
          <table:table-cell table:style-name="ab0a7aa"/>
          <table:table-cell table:style-name="aa66d2b"/>
          <table:table-cell table:style-name="adf14ba"/>
          <table:table-cell table:style-name="ad5cf01"/>
          <table:table-cell table:style-name="a325d13"/>
          <table:table-cell table:style-name="ac2c770"/>
        </table:table-row>
        <table:table-row>
          <table:table-cell office:string-value="DE1" office:value-type="string" table:style-name="acb6eac">
            <text:p>DE1</text:p>
          </table:table-cell>
          <table:table-cell office:value="1.0" office:value-type="float" table:style-name="a59a0a2">
            <text:p>1</text:p>
          </table:table-cell>
          <table:table-cell office:string-value="testcourse82" office:value-type="string" table:style-name="a1d0a90">
            <text:p>testcourse82</text:p>
          </table:table-cell>
          <table:table-cell table:style-name="a141ea1"/>
          <table:table-cell table:style-name="ae13eba"/>
          <table:table-cell table:style-name="a9e5f35"/>
          <table:table-cell table:style-name="a2049a5"/>
          <table:table-cell table:style-name="ada338c"/>
          <table:table-cell table:style-name="aba8118"/>
          <table:table-cell table:style-name="a96ba91"/>
        </table:table-row>
        <table:table-row>
          <table:table-cell table:style-name="af3b9a3"/>
          <table:table-cell table:style-name="a29c3a1"/>
          <table:table-cell office:string-value="CM" office:value-type="string" table:style-name="ad26a51">
            <text:p>CM</text:p>
          </table:table-cell>
          <table:table-cell office:value="3.0" office:value-type="float" table:style-name="a28d2e3">
            <text:p>3</text:p>
          </table:table-cell>
          <table:table-cell office:value="1.0" office:value-type="float" table:style-name="adbfbad">
            <text:p>1</text:p>
          </table:table-cell>
          <table:table-cell office:string-value="teacher82FirstName" office:value-type="string" table:style-name="af9693f">
            <text:p>teacher82FirstName</text:p>
          </table:table-cell>
          <table:table-cell office:string-value="teacher82LastName" office:value-type="string" table:style-name="a164325">
            <text:p>teacher82LastName</text:p>
          </table:table-cell>
          <table:table-cell office:string-value="A" office:value-type="string" table:style-name="ab36c4e">
            <text:p>A</text:p>
          </table:table-cell>
          <table:table-cell table:style-name="aae4485"/>
          <table:table-cell table:style-name="a57b73a"/>
        </table:table-row>
        <table:table-row>
          <table:table-cell table:style-name="af7c4d8"/>
          <table:table-cell table:style-name="aecb368"/>
          <table:table-cell table:style-name="aa263b7"/>
          <table:table-cell table:style-name="a3cd8b9"/>
          <table:table-cell table:style-name="a50f799"/>
          <table:table-cell table:style-name="a4f243a"/>
          <table:table-cell table:style-name="ab317e2"/>
          <table:table-cell table:style-name="ac0dde8"/>
          <table:table-cell table:style-name="a3fa541"/>
          <table:table-cell table:style-name="a0c760d"/>
        </table:table-row>
        <table:table-row>
          <table:table-cell table:style-name="ab84499"/>
          <table:table-cell table:style-name="a00c420"/>
          <table:table-cell office:string-value="TD" office:value-type="string" table:style-name="a16d5da">
            <text:p>TD</text:p>
          </table:table-cell>
          <table:table-cell office:value="4.0" office:value-type="float" table:style-name="ab1fcd2">
            <text:p>4</text:p>
          </table:table-cell>
          <table:table-cell office:value="1.0" office:value-type="float" table:style-name="aa61860">
            <text:p>1</text:p>
          </table:table-cell>
          <table:table-cell office:string-value="teacher82FirstName" office:value-type="string" table:style-name="ae5a6f6">
            <text:p>teacher82FirstName</text:p>
          </table:table-cell>
          <table:table-cell office:string-value="teacher82LastName" office:value-type="string" table:style-name="abaaa76">
            <text:p>teacher82LastName</text:p>
          </table:table-cell>
          <table:table-cell office:string-value="B" office:value-type="string" table:style-name="aacf651">
            <text:p>B</text:p>
          </table:table-cell>
          <table:table-cell table:style-name="aa40a83"/>
          <table:table-cell table:style-name="a96adbc"/>
        </table:table-row>
        <table:table-row>
          <table:table-cell table:style-name="acee8b7"/>
          <table:table-cell table:style-name="a377da0"/>
          <table:table-cell table:style-name="ae372cf"/>
          <table:table-cell table:style-name="ace0d65"/>
          <table:table-cell table:style-name="a321bb3"/>
          <table:table-cell table:style-name="a535a28"/>
          <table:table-cell table:style-name="a82f084"/>
          <table:table-cell table:style-name="ac83cdb"/>
          <table:table-cell table:style-name="ab067ad"/>
          <table:table-cell table:style-name="a927bee"/>
        </table:table-row>
        <table:table-row>
          <table:table-cell office:string-value="DE1" office:value-type="string" table:style-name="a4fc4f1">
            <text:p>DE1</text:p>
          </table:table-cell>
          <table:table-cell office:value="1.0" office:value-type="float" table:style-name="a88d9df">
            <text:p>1</text:p>
          </table:table-cell>
          <table:table-cell office:string-value="testcourse83" office:value-type="string" table:style-name="a394c4e">
            <text:p>testcourse83</text:p>
          </table:table-cell>
          <table:table-cell table:style-name="a9a5a85"/>
          <table:table-cell table:style-name="ac6cc44"/>
          <table:table-cell table:style-name="ab945b0"/>
          <table:table-cell table:style-name="ae8a5fd"/>
          <table:table-cell table:style-name="a01a936"/>
          <table:table-cell table:style-name="a82fa6a"/>
          <table:table-cell table:style-name="a33aed7"/>
        </table:table-row>
        <table:table-row>
          <table:table-cell table:style-name="a60a0bd"/>
          <table:table-cell table:style-name="ac9d328"/>
          <table:table-cell office:string-value="CM" office:value-type="string" table:style-name="a17d830">
            <text:p>CM</text:p>
          </table:table-cell>
          <table:table-cell office:value="3.0" office:value-type="float" table:style-name="a1ccdd6">
            <text:p>3</text:p>
          </table:table-cell>
          <table:table-cell office:value="1.0" office:value-type="float" table:style-name="a91e2a4">
            <text:p>1</text:p>
          </table:table-cell>
          <table:table-cell office:string-value="teacher83FirstName" office:value-type="string" table:style-name="a2e5bd5">
            <text:p>teacher83FirstName</text:p>
          </table:table-cell>
          <table:table-cell office:string-value="teacher83LastName" office:value-type="string" table:style-name="a8fe1fc">
            <text:p>teacher83LastName</text:p>
          </table:table-cell>
          <table:table-cell office:string-value="A" office:value-type="string" table:style-name="a935ec0">
            <text:p>A</text:p>
          </table:table-cell>
          <table:table-cell table:style-name="a73a6e3"/>
          <table:table-cell table:style-name="ac3087a"/>
        </table:table-row>
        <table:table-row>
          <table:table-cell table:style-name="a6eea09"/>
          <table:table-cell table:style-name="adc81b1"/>
          <table:table-cell table:style-name="a702dcc"/>
          <table:table-cell table:style-name="af3d82e"/>
          <table:table-cell table:style-name="a09dde9"/>
          <table:table-cell table:style-name="a277baa"/>
          <table:table-cell table:style-name="ae7c534"/>
          <table:table-cell table:style-name="ad98b01"/>
          <table:table-cell table:style-name="a6bb4c7"/>
          <table:table-cell table:style-name="acbc010"/>
        </table:table-row>
        <table:table-row>
          <table:table-cell table:style-name="a173826"/>
          <table:table-cell table:style-name="a0176e7"/>
          <table:table-cell office:string-value="TD" office:value-type="string" table:style-name="a0f7f6b">
            <text:p>TD</text:p>
          </table:table-cell>
          <table:table-cell office:value="4.0" office:value-type="float" table:style-name="abf15fe">
            <text:p>4</text:p>
          </table:table-cell>
          <table:table-cell office:value="1.0" office:value-type="float" table:style-name="a0188b6">
            <text:p>1</text:p>
          </table:table-cell>
          <table:table-cell office:string-value="teacher83FirstName" office:value-type="string" table:style-name="a578aba">
            <text:p>teacher83FirstName</text:p>
          </table:table-cell>
          <table:table-cell office:string-value="teacher83LastName" office:value-type="string" table:style-name="a599e2b">
            <text:p>teacher83LastName</text:p>
          </table:table-cell>
          <table:table-cell office:string-value="B" office:value-type="string" table:style-name="a5d287e">
            <text:p>B</text:p>
          </table:table-cell>
          <table:table-cell table:style-name="a878717"/>
          <table:table-cell table:style-name="a79abbb"/>
        </table:table-row>
        <table:table-row>
          <table:table-cell table:style-name="a66b6df"/>
          <table:table-cell table:style-name="a6d996f"/>
          <table:table-cell table:style-name="a1adcdb"/>
          <table:table-cell table:style-name="a03f0c9"/>
          <table:table-cell table:style-name="a53c68b"/>
          <table:table-cell table:style-name="a301989"/>
          <table:table-cell table:style-name="a450c3a"/>
          <table:table-cell table:style-name="a6e1cac"/>
          <table:table-cell table:style-name="a30e99f"/>
          <table:table-cell table:style-name="af0bb89"/>
        </table:table-row>
        <table:table-row>
          <table:table-cell office:string-value="DE1" office:value-type="string" table:style-name="ac2b7f9">
            <text:p>DE1</text:p>
          </table:table-cell>
          <table:table-cell office:value="1.0" office:value-type="float" table:style-name="a12bdc6">
            <text:p>1</text:p>
          </table:table-cell>
          <table:table-cell office:string-value="testcourse84" office:value-type="string" table:style-name="a6635b4">
            <text:p>testcourse84</text:p>
          </table:table-cell>
          <table:table-cell table:style-name="ae4f14f"/>
          <table:table-cell table:style-name="a69d8f6"/>
          <table:table-cell table:style-name="a46c56f"/>
          <table:table-cell table:style-name="a6b9b45"/>
          <table:table-cell table:style-name="a343bb5"/>
          <table:table-cell table:style-name="a4e5506"/>
          <table:table-cell table:style-name="a02dae7"/>
        </table:table-row>
        <table:table-row>
          <table:table-cell table:style-name="a5d2eb5"/>
          <table:table-cell table:style-name="afbcc36"/>
          <table:table-cell office:string-value="CM" office:value-type="string" table:style-name="a46bf84">
            <text:p>CM</text:p>
          </table:table-cell>
          <table:table-cell office:value="3.0" office:value-type="float" table:style-name="a8b47f7">
            <text:p>3</text:p>
          </table:table-cell>
          <table:table-cell office:value="1.0" office:value-type="float" table:style-name="a395bb7">
            <text:p>1</text:p>
          </table:table-cell>
          <table:table-cell office:string-value="teacher84FirstName" office:value-type="string" table:style-name="a96c9fe">
            <text:p>teacher84FirstName</text:p>
          </table:table-cell>
          <table:table-cell office:string-value="teacher84LastName" office:value-type="string" table:style-name="a059d99">
            <text:p>teacher84LastName</text:p>
          </table:table-cell>
          <table:table-cell office:string-value="A" office:value-type="string" table:style-name="afd18fd">
            <text:p>A</text:p>
          </table:table-cell>
          <table:table-cell table:style-name="a475d4f"/>
          <table:table-cell table:style-name="a624fd5"/>
        </table:table-row>
        <table:table-row>
          <table:table-cell table:style-name="a77611d"/>
          <table:table-cell table:style-name="a369896"/>
          <table:table-cell table:style-name="a30d05c"/>
          <table:table-cell table:style-name="a2c35dc"/>
          <table:table-cell table:style-name="aa0702b"/>
          <table:table-cell table:style-name="a4843c9"/>
          <table:table-cell table:style-name="ac0c02f"/>
          <table:table-cell table:style-name="a3fa26d"/>
          <table:table-cell table:style-name="aa0c8b9"/>
          <table:table-cell table:style-name="ae409fe"/>
        </table:table-row>
        <table:table-row>
          <table:table-cell table:style-name="a3271e3"/>
          <table:table-cell table:style-name="a8b8519"/>
          <table:table-cell office:string-value="TD" office:value-type="string" table:style-name="a9b68d3">
            <text:p>TD</text:p>
          </table:table-cell>
          <table:table-cell office:value="4.0" office:value-type="float" table:style-name="a54af99">
            <text:p>4</text:p>
          </table:table-cell>
          <table:table-cell office:value="1.0" office:value-type="float" table:style-name="a153a64">
            <text:p>1</text:p>
          </table:table-cell>
          <table:table-cell office:string-value="teacher84FirstName" office:value-type="string" table:style-name="afb0026">
            <text:p>teacher84FirstName</text:p>
          </table:table-cell>
          <table:table-cell office:string-value="teacher84LastName" office:value-type="string" table:style-name="adfcae1">
            <text:p>teacher84LastName</text:p>
          </table:table-cell>
          <table:table-cell office:string-value="B" office:value-type="string" table:style-name="a8a613e">
            <text:p>B</text:p>
          </table:table-cell>
          <table:table-cell table:style-name="ad99fd9"/>
          <table:table-cell table:style-name="adff31e"/>
        </table:table-row>
        <table:table-row>
          <table:table-cell table:style-name="a6a1e53"/>
          <table:table-cell table:style-name="a35811c"/>
          <table:table-cell table:style-name="a912367"/>
          <table:table-cell table:style-name="a587ab3"/>
          <table:table-cell table:style-name="a1f6a48"/>
          <table:table-cell table:style-name="aac81a8"/>
          <table:table-cell table:style-name="aa73860"/>
          <table:table-cell table:style-name="a76171e"/>
          <table:table-cell table:style-name="a46bdbd"/>
          <table:table-cell table:style-name="a16ed5c"/>
        </table:table-row>
        <table:table-row>
          <table:table-cell office:string-value="DE1" office:value-type="string" table:style-name="aadfb4c">
            <text:p>DE1</text:p>
          </table:table-cell>
          <table:table-cell office:value="1.0" office:value-type="float" table:style-name="aa6b381">
            <text:p>1</text:p>
          </table:table-cell>
          <table:table-cell office:string-value="testcourse85" office:value-type="string" table:style-name="a00faf4">
            <text:p>testcourse85</text:p>
          </table:table-cell>
          <table:table-cell table:style-name="adad979"/>
          <table:table-cell table:style-name="acb67b9"/>
          <table:table-cell table:style-name="a10e0f6"/>
          <table:table-cell table:style-name="aed0648"/>
          <table:table-cell table:style-name="a29534d"/>
          <table:table-cell table:style-name="a008ce9"/>
          <table:table-cell table:style-name="adf61ee"/>
        </table:table-row>
        <table:table-row>
          <table:table-cell table:style-name="a7fa198"/>
          <table:table-cell table:style-name="a3fc857"/>
          <table:table-cell office:string-value="CM" office:value-type="string" table:style-name="a0cdc9c">
            <text:p>CM</text:p>
          </table:table-cell>
          <table:table-cell office:value="3.0" office:value-type="float" table:style-name="adf3775">
            <text:p>3</text:p>
          </table:table-cell>
          <table:table-cell office:value="1.0" office:value-type="float" table:style-name="a7d60bb">
            <text:p>1</text:p>
          </table:table-cell>
          <table:table-cell office:string-value="teacher85FirstName" office:value-type="string" table:style-name="a48a786">
            <text:p>teacher85FirstName</text:p>
          </table:table-cell>
          <table:table-cell office:string-value="teacher85LastName" office:value-type="string" table:style-name="a017db8">
            <text:p>teacher85LastName</text:p>
          </table:table-cell>
          <table:table-cell office:string-value="A" office:value-type="string" table:style-name="a9d2b04">
            <text:p>A</text:p>
          </table:table-cell>
          <table:table-cell table:style-name="a763e89"/>
          <table:table-cell table:style-name="abda07d"/>
        </table:table-row>
        <table:table-row>
          <table:table-cell table:style-name="a7af1c0"/>
          <table:table-cell table:style-name="ad8f6c0"/>
          <table:table-cell table:style-name="a874a6d"/>
          <table:table-cell table:style-name="a16d72a"/>
          <table:table-cell table:style-name="a40c4ed"/>
          <table:table-cell table:style-name="aa2e87b"/>
          <table:table-cell table:style-name="a8928ca"/>
          <table:table-cell table:style-name="a60b58d"/>
          <table:table-cell table:style-name="a3f23c2"/>
          <table:table-cell table:style-name="afc2e3c"/>
        </table:table-row>
        <table:table-row>
          <table:table-cell table:style-name="af76ae5"/>
          <table:table-cell table:style-name="a42ed0c"/>
          <table:table-cell office:string-value="TD" office:value-type="string" table:style-name="a858f20">
            <text:p>TD</text:p>
          </table:table-cell>
          <table:table-cell office:value="4.0" office:value-type="float" table:style-name="a7168cd">
            <text:p>4</text:p>
          </table:table-cell>
          <table:table-cell office:value="1.0" office:value-type="float" table:style-name="a51cd94">
            <text:p>1</text:p>
          </table:table-cell>
          <table:table-cell office:string-value="teacher85FirstName" office:value-type="string" table:style-name="a88834c">
            <text:p>teacher85FirstName</text:p>
          </table:table-cell>
          <table:table-cell office:string-value="teacher85LastName" office:value-type="string" table:style-name="a4f5fe5">
            <text:p>teacher85LastName</text:p>
          </table:table-cell>
          <table:table-cell office:string-value="B" office:value-type="string" table:style-name="ae3bb8e">
            <text:p>B</text:p>
          </table:table-cell>
          <table:table-cell table:style-name="ae79069"/>
          <table:table-cell table:style-name="a92e547"/>
        </table:table-row>
        <table:table-row>
          <table:table-cell table:style-name="acb50e5"/>
          <table:table-cell table:style-name="ae87458"/>
          <table:table-cell table:style-name="abd0861"/>
          <table:table-cell table:style-name="a5bd347"/>
          <table:table-cell table:style-name="aa3090f"/>
          <table:table-cell table:style-name="a7f3dc9"/>
          <table:table-cell table:style-name="a6f3d88"/>
          <table:table-cell table:style-name="a47ef46"/>
          <table:table-cell table:style-name="abcabf2"/>
          <table:table-cell table:style-name="a74d97f"/>
        </table:table-row>
        <table:table-row>
          <table:table-cell office:string-value="DE1" office:value-type="string" table:style-name="a5bd2ff">
            <text:p>DE1</text:p>
          </table:table-cell>
          <table:table-cell office:value="1.0" office:value-type="float" table:style-name="a40eea8">
            <text:p>1</text:p>
          </table:table-cell>
          <table:table-cell office:string-value="testcourse86" office:value-type="string" table:style-name="a5fb706">
            <text:p>testcourse86</text:p>
          </table:table-cell>
          <table:table-cell table:style-name="aab6130"/>
          <table:table-cell table:style-name="a829d0c"/>
          <table:table-cell table:style-name="a19c9d2"/>
          <table:table-cell table:style-name="a6df7d2"/>
          <table:table-cell table:style-name="a4b5f3e"/>
          <table:table-cell table:style-name="abd0fdd"/>
          <table:table-cell table:style-name="a56de69"/>
        </table:table-row>
        <table:table-row>
          <table:table-cell table:style-name="a5f358c"/>
          <table:table-cell table:style-name="a427539"/>
          <table:table-cell office:string-value="CM" office:value-type="string" table:style-name="a126eb0">
            <text:p>CM</text:p>
          </table:table-cell>
          <table:table-cell office:value="3.0" office:value-type="float" table:style-name="ab701c9">
            <text:p>3</text:p>
          </table:table-cell>
          <table:table-cell office:value="1.0" office:value-type="float" table:style-name="a9e9569">
            <text:p>1</text:p>
          </table:table-cell>
          <table:table-cell office:string-value="teacher86FirstName" office:value-type="string" table:style-name="a700e5f">
            <text:p>teacher86FirstName</text:p>
          </table:table-cell>
          <table:table-cell office:string-value="teacher86LastName" office:value-type="string" table:style-name="a7bea4e">
            <text:p>teacher86LastName</text:p>
          </table:table-cell>
          <table:table-cell office:string-value="A" office:value-type="string" table:style-name="ab10839">
            <text:p>A</text:p>
          </table:table-cell>
          <table:table-cell table:style-name="aa741bf"/>
          <table:table-cell table:style-name="a972f1e"/>
        </table:table-row>
        <table:table-row>
          <table:table-cell table:style-name="a8a3546"/>
          <table:table-cell table:style-name="ac50757"/>
          <table:table-cell table:style-name="a94d82c"/>
          <table:table-cell table:style-name="a6a619c"/>
          <table:table-cell table:style-name="aae6669"/>
          <table:table-cell table:style-name="a45e5c5"/>
          <table:table-cell table:style-name="ac1cd7f"/>
          <table:table-cell table:style-name="aa8fd87"/>
          <table:table-cell table:style-name="aca9d77"/>
          <table:table-cell table:style-name="a29562a"/>
        </table:table-row>
        <table:table-row>
          <table:table-cell table:style-name="a5d919e"/>
          <table:table-cell table:style-name="abd568a"/>
          <table:table-cell office:string-value="TD" office:value-type="string" table:style-name="a8be724">
            <text:p>TD</text:p>
          </table:table-cell>
          <table:table-cell office:value="4.0" office:value-type="float" table:style-name="ad745a6">
            <text:p>4</text:p>
          </table:table-cell>
          <table:table-cell office:value="1.0" office:value-type="float" table:style-name="a8c61ad">
            <text:p>1</text:p>
          </table:table-cell>
          <table:table-cell office:string-value="teacher86FirstName" office:value-type="string" table:style-name="a3d6ba6">
            <text:p>teacher86FirstName</text:p>
          </table:table-cell>
          <table:table-cell office:string-value="teacher86LastName" office:value-type="string" table:style-name="ac2d059">
            <text:p>teacher86LastName</text:p>
          </table:table-cell>
          <table:table-cell office:string-value="B" office:value-type="string" table:style-name="a5da03a">
            <text:p>B</text:p>
          </table:table-cell>
          <table:table-cell table:style-name="a84b83c"/>
          <table:table-cell table:style-name="a4a8c21"/>
        </table:table-row>
        <table:table-row>
          <table:table-cell table:style-name="a111446"/>
          <table:table-cell table:style-name="a467ca7"/>
          <table:table-cell table:style-name="a4c6a1c"/>
          <table:table-cell table:style-name="aeb2b4f"/>
          <table:table-cell table:style-name="ad62da8"/>
          <table:table-cell table:style-name="a086f4d"/>
          <table:table-cell table:style-name="aaaf65b"/>
          <table:table-cell table:style-name="a9445dd"/>
          <table:table-cell table:style-name="a6515d3"/>
          <table:table-cell table:style-name="a428f44"/>
        </table:table-row>
        <table:table-row>
          <table:table-cell office:string-value="DE1" office:value-type="string" table:style-name="a553fa5">
            <text:p>DE1</text:p>
          </table:table-cell>
          <table:table-cell office:value="1.0" office:value-type="float" table:style-name="a2af695">
            <text:p>1</text:p>
          </table:table-cell>
          <table:table-cell office:string-value="testcourse87" office:value-type="string" table:style-name="a1eaecd">
            <text:p>testcourse87</text:p>
          </table:table-cell>
          <table:table-cell table:style-name="a0d67be"/>
          <table:table-cell table:style-name="a9b7550"/>
          <table:table-cell table:style-name="ad9b378"/>
          <table:table-cell table:style-name="a57821e"/>
          <table:table-cell table:style-name="a8d0d1d"/>
          <table:table-cell table:style-name="abab4f7"/>
          <table:table-cell table:style-name="a634149"/>
        </table:table-row>
        <table:table-row>
          <table:table-cell table:style-name="a0fe2cf"/>
          <table:table-cell table:style-name="a40d0e3"/>
          <table:table-cell office:string-value="CM" office:value-type="string" table:style-name="afbf527">
            <text:p>CM</text:p>
          </table:table-cell>
          <table:table-cell office:value="3.0" office:value-type="float" table:style-name="a3c2da7">
            <text:p>3</text:p>
          </table:table-cell>
          <table:table-cell office:value="1.0" office:value-type="float" table:style-name="a90e43f">
            <text:p>1</text:p>
          </table:table-cell>
          <table:table-cell office:string-value="teacher87FirstName" office:value-type="string" table:style-name="a7bc70f">
            <text:p>teacher87FirstName</text:p>
          </table:table-cell>
          <table:table-cell office:string-value="teacher87LastName" office:value-type="string" table:style-name="ae354bc">
            <text:p>teacher87LastName</text:p>
          </table:table-cell>
          <table:table-cell office:string-value="A" office:value-type="string" table:style-name="a46b5c2">
            <text:p>A</text:p>
          </table:table-cell>
          <table:table-cell table:style-name="af126a2"/>
          <table:table-cell table:style-name="aefa1b3"/>
        </table:table-row>
        <table:table-row>
          <table:table-cell table:style-name="a396039"/>
          <table:table-cell table:style-name="a1233c7"/>
          <table:table-cell table:style-name="a4baafb"/>
          <table:table-cell table:style-name="ad0c377"/>
          <table:table-cell table:style-name="a1654fa"/>
          <table:table-cell table:style-name="a6e6e55"/>
          <table:table-cell table:style-name="a863018"/>
          <table:table-cell table:style-name="a2c0896"/>
          <table:table-cell table:style-name="a47d273"/>
          <table:table-cell table:style-name="a961737"/>
        </table:table-row>
        <table:table-row>
          <table:table-cell table:style-name="a049b17"/>
          <table:table-cell table:style-name="ae20663"/>
          <table:table-cell office:string-value="TD" office:value-type="string" table:style-name="a46675d">
            <text:p>TD</text:p>
          </table:table-cell>
          <table:table-cell office:value="4.0" office:value-type="float" table:style-name="a827aaa">
            <text:p>4</text:p>
          </table:table-cell>
          <table:table-cell office:value="1.0" office:value-type="float" table:style-name="a39a8d6">
            <text:p>1</text:p>
          </table:table-cell>
          <table:table-cell office:string-value="teacher87FirstName" office:value-type="string" table:style-name="a226f11">
            <text:p>teacher87FirstName</text:p>
          </table:table-cell>
          <table:table-cell office:string-value="teacher87LastName" office:value-type="string" table:style-name="aa71125">
            <text:p>teacher87LastName</text:p>
          </table:table-cell>
          <table:table-cell office:string-value="B" office:value-type="string" table:style-name="ac2da73">
            <text:p>B</text:p>
          </table:table-cell>
          <table:table-cell table:style-name="a173ef6"/>
          <table:table-cell table:style-name="a9192a6"/>
        </table:table-row>
        <table:table-row>
          <table:table-cell table:style-name="a22c419"/>
          <table:table-cell table:style-name="a047bb0"/>
          <table:table-cell table:style-name="a73ec6f"/>
          <table:table-cell table:style-name="a21ff12"/>
          <table:table-cell table:style-name="ae2fbb9"/>
          <table:table-cell table:style-name="a7d5fa3"/>
          <table:table-cell table:style-name="a1c8788"/>
          <table:table-cell table:style-name="a764b50"/>
          <table:table-cell table:style-name="ac1271e"/>
          <table:table-cell table:style-name="a1c2863"/>
        </table:table-row>
        <table:table-row>
          <table:table-cell office:string-value="DE1" office:value-type="string" table:style-name="ad5e577">
            <text:p>DE1</text:p>
          </table:table-cell>
          <table:table-cell office:value="1.0" office:value-type="float" table:style-name="a3730a0">
            <text:p>1</text:p>
          </table:table-cell>
          <table:table-cell office:string-value="testcourse88" office:value-type="string" table:style-name="ab2f798">
            <text:p>testcourse88</text:p>
          </table:table-cell>
          <table:table-cell table:style-name="a613029"/>
          <table:table-cell table:style-name="ae42678"/>
          <table:table-cell table:style-name="a62ce36"/>
          <table:table-cell table:style-name="a53d60b"/>
          <table:table-cell table:style-name="ad08b65"/>
          <table:table-cell table:style-name="abbbaa5"/>
          <table:table-cell table:style-name="a294061"/>
        </table:table-row>
        <table:table-row>
          <table:table-cell table:style-name="a142ec7"/>
          <table:table-cell table:style-name="a0b8105"/>
          <table:table-cell office:string-value="CM" office:value-type="string" table:style-name="a25c2a3">
            <text:p>CM</text:p>
          </table:table-cell>
          <table:table-cell office:value="3.0" office:value-type="float" table:style-name="ae54ec2">
            <text:p>3</text:p>
          </table:table-cell>
          <table:table-cell office:value="1.0" office:value-type="float" table:style-name="a2174c6">
            <text:p>1</text:p>
          </table:table-cell>
          <table:table-cell office:string-value="teacher88FirstName" office:value-type="string" table:style-name="aaa669b">
            <text:p>teacher88FirstName</text:p>
          </table:table-cell>
          <table:table-cell office:string-value="teacher88LastName" office:value-type="string" table:style-name="afe183b">
            <text:p>teacher88LastName</text:p>
          </table:table-cell>
          <table:table-cell office:string-value="A" office:value-type="string" table:style-name="a79f7ad">
            <text:p>A</text:p>
          </table:table-cell>
          <table:table-cell table:style-name="a395604"/>
          <table:table-cell table:style-name="a827e51"/>
        </table:table-row>
        <table:table-row>
          <table:table-cell table:style-name="aa97d77"/>
          <table:table-cell table:style-name="a65af21"/>
          <table:table-cell table:style-name="a04230d"/>
          <table:table-cell table:style-name="aa12906"/>
          <table:table-cell table:style-name="a32a9b7"/>
          <table:table-cell table:style-name="a5149ac"/>
          <table:table-cell table:style-name="a67bdaf"/>
          <table:table-cell table:style-name="a14fa2f"/>
          <table:table-cell table:style-name="abdaad3"/>
          <table:table-cell table:style-name="a6f0e07"/>
        </table:table-row>
        <table:table-row>
          <table:table-cell table:style-name="a7d084b"/>
          <table:table-cell table:style-name="a2e0df6"/>
          <table:table-cell office:string-value="TD" office:value-type="string" table:style-name="ad10adf">
            <text:p>TD</text:p>
          </table:table-cell>
          <table:table-cell office:value="4.0" office:value-type="float" table:style-name="a66c0b4">
            <text:p>4</text:p>
          </table:table-cell>
          <table:table-cell office:value="1.0" office:value-type="float" table:style-name="a8c61f6">
            <text:p>1</text:p>
          </table:table-cell>
          <table:table-cell office:string-value="teacher88FirstName" office:value-type="string" table:style-name="a30b2c9">
            <text:p>teacher88FirstName</text:p>
          </table:table-cell>
          <table:table-cell office:string-value="teacher88LastName" office:value-type="string" table:style-name="abe0310">
            <text:p>teacher88LastName</text:p>
          </table:table-cell>
          <table:table-cell office:string-value="B" office:value-type="string" table:style-name="aac390b">
            <text:p>B</text:p>
          </table:table-cell>
          <table:table-cell table:style-name="afbfe51"/>
          <table:table-cell table:style-name="a84762c"/>
        </table:table-row>
        <table:table-row>
          <table:table-cell table:style-name="aec4e9c"/>
          <table:table-cell table:style-name="a4f7c28"/>
          <table:table-cell table:style-name="a2d3ee6"/>
          <table:table-cell table:style-name="a39c13a"/>
          <table:table-cell table:style-name="a836e3d"/>
          <table:table-cell table:style-name="abf2a7b"/>
          <table:table-cell table:style-name="a7a5deb"/>
          <table:table-cell table:style-name="a850a32"/>
          <table:table-cell table:style-name="a4774b9"/>
          <table:table-cell table:style-name="a61d4b7"/>
        </table:table-row>
        <table:table-row>
          <table:table-cell office:string-value="DE1" office:value-type="string" table:style-name="aa4a349">
            <text:p>DE1</text:p>
          </table:table-cell>
          <table:table-cell office:value="1.0" office:value-type="float" table:style-name="af5ac4e">
            <text:p>1</text:p>
          </table:table-cell>
          <table:table-cell office:string-value="testcourse89" office:value-type="string" table:style-name="a2bde84">
            <text:p>testcourse89</text:p>
          </table:table-cell>
          <table:table-cell table:style-name="a1289c4"/>
          <table:table-cell table:style-name="ae34891"/>
          <table:table-cell table:style-name="a64ee80"/>
          <table:table-cell table:style-name="ad14f05"/>
          <table:table-cell table:style-name="aec8450"/>
          <table:table-cell table:style-name="a3fb0ad"/>
          <table:table-cell table:style-name="add847c"/>
        </table:table-row>
        <table:table-row>
          <table:table-cell table:style-name="aae6217"/>
          <table:table-cell table:style-name="a3c174f"/>
          <table:table-cell office:string-value="CM" office:value-type="string" table:style-name="adebe53">
            <text:p>CM</text:p>
          </table:table-cell>
          <table:table-cell office:value="3.0" office:value-type="float" table:style-name="ae34b45">
            <text:p>3</text:p>
          </table:table-cell>
          <table:table-cell office:value="1.0" office:value-type="float" table:style-name="a512021">
            <text:p>1</text:p>
          </table:table-cell>
          <table:table-cell office:string-value="teacher89FirstName" office:value-type="string" table:style-name="ac00316">
            <text:p>teacher89FirstName</text:p>
          </table:table-cell>
          <table:table-cell office:string-value="teacher89LastName" office:value-type="string" table:style-name="a8282dc">
            <text:p>teacher89LastName</text:p>
          </table:table-cell>
          <table:table-cell office:string-value="A" office:value-type="string" table:style-name="ac30ad3">
            <text:p>A</text:p>
          </table:table-cell>
          <table:table-cell table:style-name="af8636b"/>
          <table:table-cell table:style-name="af6757a"/>
        </table:table-row>
        <table:table-row>
          <table:table-cell table:style-name="aa4bce8"/>
          <table:table-cell table:style-name="a271d18"/>
          <table:table-cell table:style-name="a6aaf19"/>
          <table:table-cell table:style-name="a8be993"/>
          <table:table-cell table:style-name="a9b0d5a"/>
          <table:table-cell table:style-name="ace0735"/>
          <table:table-cell table:style-name="afc8030"/>
          <table:table-cell table:style-name="a680d24"/>
          <table:table-cell table:style-name="a838f3e"/>
          <table:table-cell table:style-name="a3e389c"/>
        </table:table-row>
        <table:table-row>
          <table:table-cell table:style-name="a27518e"/>
          <table:table-cell table:style-name="a0228d9"/>
          <table:table-cell office:string-value="TD" office:value-type="string" table:style-name="aad8ff4">
            <text:p>TD</text:p>
          </table:table-cell>
          <table:table-cell office:value="4.0" office:value-type="float" table:style-name="ab34825">
            <text:p>4</text:p>
          </table:table-cell>
          <table:table-cell office:value="1.0" office:value-type="float" table:style-name="a3077a7">
            <text:p>1</text:p>
          </table:table-cell>
          <table:table-cell office:string-value="teacher89FirstName" office:value-type="string" table:style-name="a855717">
            <text:p>teacher89FirstName</text:p>
          </table:table-cell>
          <table:table-cell office:string-value="teacher89LastName" office:value-type="string" table:style-name="a68333b">
            <text:p>teacher89LastName</text:p>
          </table:table-cell>
          <table:table-cell office:string-value="B" office:value-type="string" table:style-name="a6daf17">
            <text:p>B</text:p>
          </table:table-cell>
          <table:table-cell table:style-name="a885507"/>
          <table:table-cell table:style-name="a98aaed"/>
        </table:table-row>
        <table:table-row>
          <table:table-cell table:style-name="a48ede9"/>
          <table:table-cell table:style-name="a15074f"/>
          <table:table-cell table:style-name="a66220e"/>
          <table:table-cell table:style-name="a2d67aa"/>
          <table:table-cell table:style-name="ae48ee0"/>
          <table:table-cell table:style-name="a76bbf8"/>
          <table:table-cell table:style-name="ae21fd6"/>
          <table:table-cell table:style-name="aa487d4"/>
          <table:table-cell table:style-name="a4798cc"/>
          <table:table-cell table:style-name="a534e30"/>
        </table:table-row>
        <table:table-row>
          <table:table-cell office:string-value="DE1" office:value-type="string" table:style-name="a6d92f1">
            <text:p>DE1</text:p>
          </table:table-cell>
          <table:table-cell office:value="1.0" office:value-type="float" table:style-name="acef6e3">
            <text:p>1</text:p>
          </table:table-cell>
          <table:table-cell office:string-value="testcourse90" office:value-type="string" table:style-name="a1c3d88">
            <text:p>testcourse90</text:p>
          </table:table-cell>
          <table:table-cell table:style-name="a093814"/>
          <table:table-cell table:style-name="a0ae7ae"/>
          <table:table-cell table:style-name="a9531c5"/>
          <table:table-cell table:style-name="ab0dd5d"/>
          <table:table-cell table:style-name="abb671e"/>
          <table:table-cell table:style-name="af74413"/>
          <table:table-cell table:style-name="ab8cd3b"/>
        </table:table-row>
        <table:table-row>
          <table:table-cell table:style-name="a92b5d6"/>
          <table:table-cell table:style-name="a66d4e6"/>
          <table:table-cell office:string-value="CM" office:value-type="string" table:style-name="a87e9ec">
            <text:p>CM</text:p>
          </table:table-cell>
          <table:table-cell office:value="3.0" office:value-type="float" table:style-name="a3d0128">
            <text:p>3</text:p>
          </table:table-cell>
          <table:table-cell office:value="1.0" office:value-type="float" table:style-name="aa41834">
            <text:p>1</text:p>
          </table:table-cell>
          <table:table-cell office:string-value="teacher90FirstName" office:value-type="string" table:style-name="aa6c46f">
            <text:p>teacher90FirstName</text:p>
          </table:table-cell>
          <table:table-cell office:string-value="teacher90LastName" office:value-type="string" table:style-name="a2d36f5">
            <text:p>teacher90LastName</text:p>
          </table:table-cell>
          <table:table-cell office:string-value="A" office:value-type="string" table:style-name="a1a833f">
            <text:p>A</text:p>
          </table:table-cell>
          <table:table-cell table:style-name="afd81b8"/>
          <table:table-cell table:style-name="a326872"/>
        </table:table-row>
        <table:table-row>
          <table:table-cell table:style-name="a26b7bc"/>
          <table:table-cell table:style-name="a3bf670"/>
          <table:table-cell table:style-name="a7bbad7"/>
          <table:table-cell table:style-name="a090584"/>
          <table:table-cell table:style-name="a59d5cf"/>
          <table:table-cell table:style-name="a71d18b"/>
          <table:table-cell table:style-name="a6a4d9e"/>
          <table:table-cell table:style-name="a68551e"/>
          <table:table-cell table:style-name="a6f82df"/>
          <table:table-cell table:style-name="acebf05"/>
        </table:table-row>
        <table:table-row>
          <table:table-cell table:style-name="af269fa"/>
          <table:table-cell table:style-name="a9bfa90"/>
          <table:table-cell office:string-value="TD" office:value-type="string" table:style-name="adfc5ca">
            <text:p>TD</text:p>
          </table:table-cell>
          <table:table-cell office:value="4.0" office:value-type="float" table:style-name="ab17837">
            <text:p>4</text:p>
          </table:table-cell>
          <table:table-cell office:value="1.0" office:value-type="float" table:style-name="a3da6d0">
            <text:p>1</text:p>
          </table:table-cell>
          <table:table-cell office:string-value="teacher90FirstName" office:value-type="string" table:style-name="a16bcf6">
            <text:p>teacher90FirstName</text:p>
          </table:table-cell>
          <table:table-cell office:string-value="teacher90LastName" office:value-type="string" table:style-name="aa4e8ee">
            <text:p>teacher90LastName</text:p>
          </table:table-cell>
          <table:table-cell office:string-value="B" office:value-type="string" table:style-name="abacc3e">
            <text:p>B</text:p>
          </table:table-cell>
          <table:table-cell table:style-name="a5f2d58"/>
          <table:table-cell table:style-name="adacf05"/>
        </table:table-row>
        <table:table-row>
          <table:table-cell table:style-name="af99fb0"/>
          <table:table-cell table:style-name="a5680f1"/>
          <table:table-cell table:style-name="a1fcc5d"/>
          <table:table-cell table:style-name="a2dac3d"/>
          <table:table-cell table:style-name="a8cd95f"/>
          <table:table-cell table:style-name="a73f6ec"/>
          <table:table-cell table:style-name="a1d4675"/>
          <table:table-cell table:style-name="a069104"/>
          <table:table-cell table:style-name="aec032c"/>
          <table:table-cell table:style-name="ac98d18"/>
        </table:table-row>
        <table:table-row>
          <table:table-cell office:string-value="DE1" office:value-type="string" table:style-name="a42b36f">
            <text:p>DE1</text:p>
          </table:table-cell>
          <table:table-cell office:value="1.0" office:value-type="float" table:style-name="a91c38f">
            <text:p>1</text:p>
          </table:table-cell>
          <table:table-cell office:string-value="testcourse91" office:value-type="string" table:style-name="a3f4a7a">
            <text:p>testcourse91</text:p>
          </table:table-cell>
          <table:table-cell table:style-name="a17175c"/>
          <table:table-cell table:style-name="a20ccc0"/>
          <table:table-cell table:style-name="a59c119"/>
          <table:table-cell table:style-name="ab9adc1"/>
          <table:table-cell table:style-name="a1572d8"/>
          <table:table-cell table:style-name="a005226"/>
          <table:table-cell table:style-name="a2fe163"/>
        </table:table-row>
        <table:table-row>
          <table:table-cell table:style-name="adc49bf"/>
          <table:table-cell table:style-name="a13bed6"/>
          <table:table-cell office:string-value="CM" office:value-type="string" table:style-name="acd8402">
            <text:p>CM</text:p>
          </table:table-cell>
          <table:table-cell office:value="3.0" office:value-type="float" table:style-name="a2f9096">
            <text:p>3</text:p>
          </table:table-cell>
          <table:table-cell office:value="1.0" office:value-type="float" table:style-name="a4a90e5">
            <text:p>1</text:p>
          </table:table-cell>
          <table:table-cell office:string-value="teacher91FirstName" office:value-type="string" table:style-name="a667121">
            <text:p>teacher91FirstName</text:p>
          </table:table-cell>
          <table:table-cell office:string-value="teacher91LastName" office:value-type="string" table:style-name="a23efca">
            <text:p>teacher91LastName</text:p>
          </table:table-cell>
          <table:table-cell office:string-value="A" office:value-type="string" table:style-name="a4145dc">
            <text:p>A</text:p>
          </table:table-cell>
          <table:table-cell table:style-name="a00815b"/>
          <table:table-cell table:style-name="a4dda0a"/>
        </table:table-row>
        <table:table-row>
          <table:table-cell table:style-name="a23cc39"/>
          <table:table-cell table:style-name="aadcd1d"/>
          <table:table-cell table:style-name="a2a5d5a"/>
          <table:table-cell table:style-name="a7f8135"/>
          <table:table-cell table:style-name="a9ddf20"/>
          <table:table-cell table:style-name="aadffaa"/>
          <table:table-cell table:style-name="a98dbc0"/>
          <table:table-cell table:style-name="a5caf22"/>
          <table:table-cell table:style-name="a89daef"/>
          <table:table-cell table:style-name="a93ec3a"/>
        </table:table-row>
        <table:table-row>
          <table:table-cell table:style-name="ae68cfe"/>
          <table:table-cell table:style-name="a209e53"/>
          <table:table-cell office:string-value="TD" office:value-type="string" table:style-name="a4686fe">
            <text:p>TD</text:p>
          </table:table-cell>
          <table:table-cell office:value="4.0" office:value-type="float" table:style-name="ae832d2">
            <text:p>4</text:p>
          </table:table-cell>
          <table:table-cell office:value="1.0" office:value-type="float" table:style-name="a95ca9b">
            <text:p>1</text:p>
          </table:table-cell>
          <table:table-cell office:string-value="teacher91FirstName" office:value-type="string" table:style-name="a9485d7">
            <text:p>teacher91FirstName</text:p>
          </table:table-cell>
          <table:table-cell office:string-value="teacher91LastName" office:value-type="string" table:style-name="a24949f">
            <text:p>teacher91LastName</text:p>
          </table:table-cell>
          <table:table-cell office:string-value="B" office:value-type="string" table:style-name="a3ea614">
            <text:p>B</text:p>
          </table:table-cell>
          <table:table-cell table:style-name="a55959d"/>
          <table:table-cell table:style-name="ad72648"/>
        </table:table-row>
        <table:table-row>
          <table:table-cell table:style-name="a4a9d9f"/>
          <table:table-cell table:style-name="acbcc03"/>
          <table:table-cell table:style-name="a2d7141"/>
          <table:table-cell table:style-name="a5f6fa5"/>
          <table:table-cell table:style-name="a34aa22"/>
          <table:table-cell table:style-name="a889363"/>
          <table:table-cell table:style-name="a1de07c"/>
          <table:table-cell table:style-name="ae3e538"/>
          <table:table-cell table:style-name="a092132"/>
          <table:table-cell table:style-name="a7890df"/>
        </table:table-row>
        <table:table-row>
          <table:table-cell office:string-value="DE1" office:value-type="string" table:style-name="a5c3b21">
            <text:p>DE1</text:p>
          </table:table-cell>
          <table:table-cell office:value="1.0" office:value-type="float" table:style-name="a63357b">
            <text:p>1</text:p>
          </table:table-cell>
          <table:table-cell office:string-value="testcourse92" office:value-type="string" table:style-name="ae93328">
            <text:p>testcourse92</text:p>
          </table:table-cell>
          <table:table-cell table:style-name="a9eb49e"/>
          <table:table-cell table:style-name="a05e304"/>
          <table:table-cell table:style-name="aba3b64"/>
          <table:table-cell table:style-name="a6bc40a"/>
          <table:table-cell table:style-name="a4846c5"/>
          <table:table-cell table:style-name="ad8d0f7"/>
          <table:table-cell table:style-name="ad057fb"/>
        </table:table-row>
        <table:table-row>
          <table:table-cell table:style-name="acef58a"/>
          <table:table-cell table:style-name="a1215a9"/>
          <table:table-cell office:string-value="CM" office:value-type="string" table:style-name="a08524c">
            <text:p>CM</text:p>
          </table:table-cell>
          <table:table-cell office:value="3.0" office:value-type="float" table:style-name="a132a88">
            <text:p>3</text:p>
          </table:table-cell>
          <table:table-cell office:value="1.0" office:value-type="float" table:style-name="a007de7">
            <text:p>1</text:p>
          </table:table-cell>
          <table:table-cell office:string-value="teacher92FirstName" office:value-type="string" table:style-name="a854a31">
            <text:p>teacher92FirstName</text:p>
          </table:table-cell>
          <table:table-cell office:string-value="teacher92LastName" office:value-type="string" table:style-name="abc6a56">
            <text:p>teacher92LastName</text:p>
          </table:table-cell>
          <table:table-cell office:string-value="A" office:value-type="string" table:style-name="aad4556">
            <text:p>A</text:p>
          </table:table-cell>
          <table:table-cell table:style-name="ab6ada6"/>
          <table:table-cell table:style-name="a34b706"/>
        </table:table-row>
        <table:table-row>
          <table:table-cell table:style-name="ae4f31d"/>
          <table:table-cell table:style-name="a41d1dc"/>
          <table:table-cell table:style-name="a7a048a"/>
          <table:table-cell table:style-name="ac27e81"/>
          <table:table-cell table:style-name="abb5a89"/>
          <table:table-cell table:style-name="a9837e5"/>
          <table:table-cell table:style-name="aa2653e"/>
          <table:table-cell table:style-name="a3ba6f5"/>
          <table:table-cell table:style-name="afcb2af"/>
          <table:table-cell table:style-name="a460eec"/>
        </table:table-row>
        <table:table-row>
          <table:table-cell table:style-name="a5587e5"/>
          <table:table-cell table:style-name="a2abad7"/>
          <table:table-cell office:string-value="TD" office:value-type="string" table:style-name="a1c2605">
            <text:p>TD</text:p>
          </table:table-cell>
          <table:table-cell office:value="4.0" office:value-type="float" table:style-name="a6af580">
            <text:p>4</text:p>
          </table:table-cell>
          <table:table-cell office:value="1.0" office:value-type="float" table:style-name="a7ac5de">
            <text:p>1</text:p>
          </table:table-cell>
          <table:table-cell office:string-value="teacher92FirstName" office:value-type="string" table:style-name="ae87e84">
            <text:p>teacher92FirstName</text:p>
          </table:table-cell>
          <table:table-cell office:string-value="teacher92LastName" office:value-type="string" table:style-name="a716539">
            <text:p>teacher92LastName</text:p>
          </table:table-cell>
          <table:table-cell office:string-value="B" office:value-type="string" table:style-name="a6e72d6">
            <text:p>B</text:p>
          </table:table-cell>
          <table:table-cell table:style-name="a563e78"/>
          <table:table-cell table:style-name="ab31b60"/>
        </table:table-row>
        <table:table-row>
          <table:table-cell table:style-name="a71583b"/>
          <table:table-cell table:style-name="a9fb9d1"/>
          <table:table-cell table:style-name="a97b349"/>
          <table:table-cell table:style-name="a8fcd0d"/>
          <table:table-cell table:style-name="af7c78e"/>
          <table:table-cell table:style-name="ad985fe"/>
          <table:table-cell table:style-name="a2a4fcc"/>
          <table:table-cell table:style-name="ad8d2a9"/>
          <table:table-cell table:style-name="a217098"/>
          <table:table-cell table:style-name="ab591fa"/>
        </table:table-row>
        <table:table-row>
          <table:table-cell office:string-value="DE1" office:value-type="string" table:style-name="a978c9f">
            <text:p>DE1</text:p>
          </table:table-cell>
          <table:table-cell office:value="1.0" office:value-type="float" table:style-name="a81de07">
            <text:p>1</text:p>
          </table:table-cell>
          <table:table-cell office:string-value="testcourse93" office:value-type="string" table:style-name="adb8df4">
            <text:p>testcourse93</text:p>
          </table:table-cell>
          <table:table-cell table:style-name="af8570b"/>
          <table:table-cell table:style-name="a06f356"/>
          <table:table-cell table:style-name="a152d01"/>
          <table:table-cell table:style-name="ab02719"/>
          <table:table-cell table:style-name="a24dcc6"/>
          <table:table-cell table:style-name="a8f8f4e"/>
          <table:table-cell table:style-name="a45fc04"/>
        </table:table-row>
        <table:table-row>
          <table:table-cell table:style-name="a60473e"/>
          <table:table-cell table:style-name="a4981fa"/>
          <table:table-cell office:string-value="CM" office:value-type="string" table:style-name="ab07034">
            <text:p>CM</text:p>
          </table:table-cell>
          <table:table-cell office:value="3.0" office:value-type="float" table:style-name="a44c412">
            <text:p>3</text:p>
          </table:table-cell>
          <table:table-cell office:value="1.0" office:value-type="float" table:style-name="a971eeb">
            <text:p>1</text:p>
          </table:table-cell>
          <table:table-cell office:string-value="teacher93FirstName" office:value-type="string" table:style-name="a6715c8">
            <text:p>teacher93FirstName</text:p>
          </table:table-cell>
          <table:table-cell office:string-value="teacher93LastName" office:value-type="string" table:style-name="a18994f">
            <text:p>teacher93LastName</text:p>
          </table:table-cell>
          <table:table-cell office:string-value="A" office:value-type="string" table:style-name="a5b7c66">
            <text:p>A</text:p>
          </table:table-cell>
          <table:table-cell table:style-name="adca647"/>
          <table:table-cell table:style-name="a4ec272"/>
        </table:table-row>
        <table:table-row>
          <table:table-cell table:style-name="ad7b091"/>
          <table:table-cell table:style-name="ab23d62"/>
          <table:table-cell table:style-name="ac36b37"/>
          <table:table-cell table:style-name="a52b107"/>
          <table:table-cell table:style-name="adc18f7"/>
          <table:table-cell table:style-name="ab8d2c3"/>
          <table:table-cell table:style-name="aedf71c"/>
          <table:table-cell table:style-name="ae2118e"/>
          <table:table-cell table:style-name="afdc50d"/>
          <table:table-cell table:style-name="a01148a"/>
        </table:table-row>
        <table:table-row>
          <table:table-cell table:style-name="abdf186"/>
          <table:table-cell table:style-name="aa28c43"/>
          <table:table-cell office:string-value="TD" office:value-type="string" table:style-name="a052d2e">
            <text:p>TD</text:p>
          </table:table-cell>
          <table:table-cell office:value="4.0" office:value-type="float" table:style-name="aee86b5">
            <text:p>4</text:p>
          </table:table-cell>
          <table:table-cell office:value="1.0" office:value-type="float" table:style-name="ada1dea">
            <text:p>1</text:p>
          </table:table-cell>
          <table:table-cell office:string-value="teacher93FirstName" office:value-type="string" table:style-name="aecf958">
            <text:p>teacher93FirstName</text:p>
          </table:table-cell>
          <table:table-cell office:string-value="teacher93LastName" office:value-type="string" table:style-name="abd1fa5">
            <text:p>teacher93LastName</text:p>
          </table:table-cell>
          <table:table-cell office:string-value="B" office:value-type="string" table:style-name="a01f79d">
            <text:p>B</text:p>
          </table:table-cell>
          <table:table-cell table:style-name="a90a3c3"/>
          <table:table-cell table:style-name="a586c4d"/>
        </table:table-row>
        <table:table-row>
          <table:table-cell table:style-name="a9ab666"/>
          <table:table-cell table:style-name="a1f05a7"/>
          <table:table-cell table:style-name="ac3f48e"/>
          <table:table-cell table:style-name="ad55119"/>
          <table:table-cell table:style-name="a2a09ee"/>
          <table:table-cell table:style-name="a5fc4df"/>
          <table:table-cell table:style-name="a0be7af"/>
          <table:table-cell table:style-name="a107a25"/>
          <table:table-cell table:style-name="aed451a"/>
          <table:table-cell table:style-name="a903590"/>
        </table:table-row>
        <table:table-row>
          <table:table-cell office:string-value="DE1" office:value-type="string" table:style-name="a2d6026">
            <text:p>DE1</text:p>
          </table:table-cell>
          <table:table-cell office:value="1.0" office:value-type="float" table:style-name="a715146">
            <text:p>1</text:p>
          </table:table-cell>
          <table:table-cell office:string-value="testcourse94" office:value-type="string" table:style-name="a74dee1">
            <text:p>testcourse94</text:p>
          </table:table-cell>
          <table:table-cell table:style-name="a37635f"/>
          <table:table-cell table:style-name="a14f657"/>
          <table:table-cell table:style-name="a14a8d5"/>
          <table:table-cell table:style-name="a319c15"/>
          <table:table-cell table:style-name="aae773b"/>
          <table:table-cell table:style-name="ae875d0"/>
          <table:table-cell table:style-name="a17621b"/>
        </table:table-row>
        <table:table-row>
          <table:table-cell table:style-name="aba40a2"/>
          <table:table-cell table:style-name="a84882a"/>
          <table:table-cell office:string-value="CM" office:value-type="string" table:style-name="ad5b9fc">
            <text:p>CM</text:p>
          </table:table-cell>
          <table:table-cell office:value="3.0" office:value-type="float" table:style-name="acd90de">
            <text:p>3</text:p>
          </table:table-cell>
          <table:table-cell office:value="1.0" office:value-type="float" table:style-name="af9427a">
            <text:p>1</text:p>
          </table:table-cell>
          <table:table-cell office:string-value="teacher94FirstName" office:value-type="string" table:style-name="ad2d6ee">
            <text:p>teacher94FirstName</text:p>
          </table:table-cell>
          <table:table-cell office:string-value="teacher94LastName" office:value-type="string" table:style-name="a66ef6f">
            <text:p>teacher94LastName</text:p>
          </table:table-cell>
          <table:table-cell office:string-value="A" office:value-type="string" table:style-name="af0782a">
            <text:p>A</text:p>
          </table:table-cell>
          <table:table-cell table:style-name="af38067"/>
          <table:table-cell table:style-name="a65100f"/>
        </table:table-row>
        <table:table-row>
          <table:table-cell table:style-name="a4402aa"/>
          <table:table-cell table:style-name="aec7f25"/>
          <table:table-cell table:style-name="ad5fb94"/>
          <table:table-cell table:style-name="adde7ab"/>
          <table:table-cell table:style-name="a608433"/>
          <table:table-cell table:style-name="a866a2e"/>
          <table:table-cell table:style-name="ad64c2a"/>
          <table:table-cell table:style-name="a317af8"/>
          <table:table-cell table:style-name="a504333"/>
          <table:table-cell table:style-name="a192ed5"/>
        </table:table-row>
        <table:table-row>
          <table:table-cell table:style-name="aeb01f3"/>
          <table:table-cell table:style-name="a429618"/>
          <table:table-cell office:string-value="TD" office:value-type="string" table:style-name="a981802">
            <text:p>TD</text:p>
          </table:table-cell>
          <table:table-cell office:value="4.0" office:value-type="float" table:style-name="a60d1a2">
            <text:p>4</text:p>
          </table:table-cell>
          <table:table-cell office:value="1.0" office:value-type="float" table:style-name="ab377ab">
            <text:p>1</text:p>
          </table:table-cell>
          <table:table-cell office:string-value="teacher94FirstName" office:value-type="string" table:style-name="af9bb37">
            <text:p>teacher94FirstName</text:p>
          </table:table-cell>
          <table:table-cell office:string-value="teacher94LastName" office:value-type="string" table:style-name="a5d943e">
            <text:p>teacher94LastName</text:p>
          </table:table-cell>
          <table:table-cell office:string-value="B" office:value-type="string" table:style-name="af6a8e3">
            <text:p>B</text:p>
          </table:table-cell>
          <table:table-cell table:style-name="a2af6ee"/>
          <table:table-cell table:style-name="a36a3cb"/>
        </table:table-row>
        <table:table-row>
          <table:table-cell table:style-name="a179b61"/>
          <table:table-cell table:style-name="ac8df28"/>
          <table:table-cell table:style-name="ad806b2"/>
          <table:table-cell table:style-name="ad3af75"/>
          <table:table-cell table:style-name="acf1dc6"/>
          <table:table-cell table:style-name="a83472c"/>
          <table:table-cell table:style-name="ac669bc"/>
          <table:table-cell table:style-name="a201992"/>
          <table:table-cell table:style-name="a7340e2"/>
          <table:table-cell table:style-name="a57a40b"/>
        </table:table-row>
        <table:table-row>
          <table:table-cell office:string-value="DE1" office:value-type="string" table:style-name="ac9bb7d">
            <text:p>DE1</text:p>
          </table:table-cell>
          <table:table-cell office:value="1.0" office:value-type="float" table:style-name="a795180">
            <text:p>1</text:p>
          </table:table-cell>
          <table:table-cell office:string-value="testcourse95" office:value-type="string" table:style-name="ae19a80">
            <text:p>testcourse95</text:p>
          </table:table-cell>
          <table:table-cell table:style-name="a80b678"/>
          <table:table-cell table:style-name="ab39eef"/>
          <table:table-cell table:style-name="ad31e83"/>
          <table:table-cell table:style-name="aa03793"/>
          <table:table-cell table:style-name="a4c313d"/>
          <table:table-cell table:style-name="ab09763"/>
          <table:table-cell table:style-name="ae1b7ed"/>
        </table:table-row>
        <table:table-row>
          <table:table-cell table:style-name="aeaa5be"/>
          <table:table-cell table:style-name="ad01515"/>
          <table:table-cell office:string-value="CM" office:value-type="string" table:style-name="a88c54a">
            <text:p>CM</text:p>
          </table:table-cell>
          <table:table-cell office:value="3.0" office:value-type="float" table:style-name="a6bb549">
            <text:p>3</text:p>
          </table:table-cell>
          <table:table-cell office:value="1.0" office:value-type="float" table:style-name="a5889bf">
            <text:p>1</text:p>
          </table:table-cell>
          <table:table-cell office:string-value="teacher95FirstName" office:value-type="string" table:style-name="a96c0fe">
            <text:p>teacher95FirstName</text:p>
          </table:table-cell>
          <table:table-cell office:string-value="teacher95LastName" office:value-type="string" table:style-name="afa38c0">
            <text:p>teacher95LastName</text:p>
          </table:table-cell>
          <table:table-cell office:string-value="A" office:value-type="string" table:style-name="a3bc193">
            <text:p>A</text:p>
          </table:table-cell>
          <table:table-cell table:style-name="ac405d0"/>
          <table:table-cell table:style-name="a2ec1b4"/>
        </table:table-row>
        <table:table-row>
          <table:table-cell table:style-name="af46f72"/>
          <table:table-cell table:style-name="a7153a4"/>
          <table:table-cell table:style-name="af0981e"/>
          <table:table-cell table:style-name="a6d27e1"/>
          <table:table-cell table:style-name="a47cc82"/>
          <table:table-cell table:style-name="a056391"/>
          <table:table-cell table:style-name="a3e8de6"/>
          <table:table-cell table:style-name="abc883c"/>
          <table:table-cell table:style-name="a33d1c2"/>
          <table:table-cell table:style-name="a23f6a4"/>
        </table:table-row>
        <table:table-row>
          <table:table-cell table:style-name="a9efc40"/>
          <table:table-cell table:style-name="a0fef3b"/>
          <table:table-cell office:string-value="TD" office:value-type="string" table:style-name="a60e704">
            <text:p>TD</text:p>
          </table:table-cell>
          <table:table-cell office:value="4.0" office:value-type="float" table:style-name="a8ff2bb">
            <text:p>4</text:p>
          </table:table-cell>
          <table:table-cell office:value="1.0" office:value-type="float" table:style-name="ad706d6">
            <text:p>1</text:p>
          </table:table-cell>
          <table:table-cell office:string-value="teacher95FirstName" office:value-type="string" table:style-name="ac04ae6">
            <text:p>teacher95FirstName</text:p>
          </table:table-cell>
          <table:table-cell office:string-value="teacher95LastName" office:value-type="string" table:style-name="a8a6f1b">
            <text:p>teacher95LastName</text:p>
          </table:table-cell>
          <table:table-cell office:string-value="B" office:value-type="string" table:style-name="a3ec89e">
            <text:p>B</text:p>
          </table:table-cell>
          <table:table-cell table:style-name="a864501"/>
          <table:table-cell table:style-name="a5a8359"/>
        </table:table-row>
        <table:table-row>
          <table:table-cell table:style-name="a13f564"/>
          <table:table-cell table:style-name="a4e4522"/>
          <table:table-cell table:style-name="a8eee26"/>
          <table:table-cell table:style-name="a237e0f"/>
          <table:table-cell table:style-name="aea9917"/>
          <table:table-cell table:style-name="a1d687a"/>
          <table:table-cell table:style-name="ab1bbae"/>
          <table:table-cell table:style-name="a7c2879"/>
          <table:table-cell table:style-name="a3ffbf8"/>
          <table:table-cell table:style-name="a62efb8"/>
        </table:table-row>
        <table:table-row>
          <table:table-cell office:string-value="DE1" office:value-type="string" table:style-name="a3a9f31">
            <text:p>DE1</text:p>
          </table:table-cell>
          <table:table-cell office:value="1.0" office:value-type="float" table:style-name="a562444">
            <text:p>1</text:p>
          </table:table-cell>
          <table:table-cell office:string-value="testcourse96" office:value-type="string" table:style-name="ac590b3">
            <text:p>testcourse96</text:p>
          </table:table-cell>
          <table:table-cell table:style-name="a039047"/>
          <table:table-cell table:style-name="aa12fde"/>
          <table:table-cell table:style-name="ae6a07a"/>
          <table:table-cell table:style-name="a76534f"/>
          <table:table-cell table:style-name="a180246"/>
          <table:table-cell table:style-name="ade87bb"/>
          <table:table-cell table:style-name="abfb76c"/>
        </table:table-row>
        <table:table-row>
          <table:table-cell table:style-name="ab9ee60"/>
          <table:table-cell table:style-name="af435e6"/>
          <table:table-cell office:string-value="CM" office:value-type="string" table:style-name="aaa8a3b">
            <text:p>CM</text:p>
          </table:table-cell>
          <table:table-cell office:value="3.0" office:value-type="float" table:style-name="a33fab9">
            <text:p>3</text:p>
          </table:table-cell>
          <table:table-cell office:value="1.0" office:value-type="float" table:style-name="ab7c5d9">
            <text:p>1</text:p>
          </table:table-cell>
          <table:table-cell office:string-value="teacher96FirstName" office:value-type="string" table:style-name="aa5b846">
            <text:p>teacher96FirstName</text:p>
          </table:table-cell>
          <table:table-cell office:string-value="teacher96LastName" office:value-type="string" table:style-name="a0e1fc1">
            <text:p>teacher96LastName</text:p>
          </table:table-cell>
          <table:table-cell office:string-value="A" office:value-type="string" table:style-name="ac07092">
            <text:p>A</text:p>
          </table:table-cell>
          <table:table-cell table:style-name="a657cc9"/>
          <table:table-cell table:style-name="a0ab992"/>
        </table:table-row>
        <table:table-row>
          <table:table-cell table:style-name="a7e9490"/>
          <table:table-cell table:style-name="ab62449"/>
          <table:table-cell table:style-name="ab3e125"/>
          <table:table-cell table:style-name="a2a7db1"/>
          <table:table-cell table:style-name="a26067a"/>
          <table:table-cell table:style-name="a4e09d0"/>
          <table:table-cell table:style-name="a41a8ce"/>
          <table:table-cell table:style-name="a565454"/>
          <table:table-cell table:style-name="a8c4c99"/>
          <table:table-cell table:style-name="a5684b9"/>
        </table:table-row>
        <table:table-row>
          <table:table-cell table:style-name="a225c56"/>
          <table:table-cell table:style-name="a395a08"/>
          <table:table-cell office:string-value="TD" office:value-type="string" table:style-name="adb71ec">
            <text:p>TD</text:p>
          </table:table-cell>
          <table:table-cell office:value="4.0" office:value-type="float" table:style-name="a900129">
            <text:p>4</text:p>
          </table:table-cell>
          <table:table-cell office:value="1.0" office:value-type="float" table:style-name="a70a6c6">
            <text:p>1</text:p>
          </table:table-cell>
          <table:table-cell office:string-value="teacher96FirstName" office:value-type="string" table:style-name="a220bc3">
            <text:p>teacher96FirstName</text:p>
          </table:table-cell>
          <table:table-cell office:string-value="teacher96LastName" office:value-type="string" table:style-name="adcf4bc">
            <text:p>teacher96LastName</text:p>
          </table:table-cell>
          <table:table-cell office:string-value="B" office:value-type="string" table:style-name="a703036">
            <text:p>B</text:p>
          </table:table-cell>
          <table:table-cell table:style-name="ac92a9f"/>
          <table:table-cell table:style-name="a824aff"/>
        </table:table-row>
        <table:table-row>
          <table:table-cell table:style-name="acad6c7"/>
          <table:table-cell table:style-name="ab3b2f3"/>
          <table:table-cell table:style-name="ad88292"/>
          <table:table-cell table:style-name="a5a2d95"/>
          <table:table-cell table:style-name="ac25bd2"/>
          <table:table-cell table:style-name="a02a985"/>
          <table:table-cell table:style-name="a9410a7"/>
          <table:table-cell table:style-name="a2c0204"/>
          <table:table-cell table:style-name="a00574a"/>
          <table:table-cell table:style-name="aa74911"/>
        </table:table-row>
        <table:table-row>
          <table:table-cell office:string-value="DE1" office:value-type="string" table:style-name="ace9607">
            <text:p>DE1</text:p>
          </table:table-cell>
          <table:table-cell office:value="1.0" office:value-type="float" table:style-name="a057405">
            <text:p>1</text:p>
          </table:table-cell>
          <table:table-cell office:string-value="testcourse97" office:value-type="string" table:style-name="a0c63ef">
            <text:p>testcourse97</text:p>
          </table:table-cell>
          <table:table-cell table:style-name="a67e09f"/>
          <table:table-cell table:style-name="a09bce6"/>
          <table:table-cell table:style-name="a9939cb"/>
          <table:table-cell table:style-name="a2f8411"/>
          <table:table-cell table:style-name="af1ceb6"/>
          <table:table-cell table:style-name="a1aabe5"/>
          <table:table-cell table:style-name="aaf1510"/>
        </table:table-row>
        <table:table-row>
          <table:table-cell table:style-name="a352cbb"/>
          <table:table-cell table:style-name="a3a4ced"/>
          <table:table-cell office:string-value="CM" office:value-type="string" table:style-name="addb4bd">
            <text:p>CM</text:p>
          </table:table-cell>
          <table:table-cell office:value="3.0" office:value-type="float" table:style-name="a7a11b2">
            <text:p>3</text:p>
          </table:table-cell>
          <table:table-cell office:value="1.0" office:value-type="float" table:style-name="ad1ede8">
            <text:p>1</text:p>
          </table:table-cell>
          <table:table-cell office:string-value="teacher97FirstName" office:value-type="string" table:style-name="a2cf3cd">
            <text:p>teacher97FirstName</text:p>
          </table:table-cell>
          <table:table-cell office:string-value="teacher97LastName" office:value-type="string" table:style-name="a726876">
            <text:p>teacher97LastName</text:p>
          </table:table-cell>
          <table:table-cell office:string-value="A" office:value-type="string" table:style-name="aa7ac52">
            <text:p>A</text:p>
          </table:table-cell>
          <table:table-cell table:style-name="ad4ed90"/>
          <table:table-cell table:style-name="a085fe6"/>
        </table:table-row>
        <table:table-row>
          <table:table-cell table:style-name="a84da77"/>
          <table:table-cell table:style-name="a3152e1"/>
          <table:table-cell table:style-name="a44ad90"/>
          <table:table-cell table:style-name="a5c6d99"/>
          <table:table-cell table:style-name="a844f4e"/>
          <table:table-cell table:style-name="a55b637"/>
          <table:table-cell table:style-name="aab5c38"/>
          <table:table-cell table:style-name="ae8d921"/>
          <table:table-cell table:style-name="a4d8b3c"/>
          <table:table-cell table:style-name="a6d23db"/>
        </table:table-row>
        <table:table-row>
          <table:table-cell table:style-name="a663ad5"/>
          <table:table-cell table:style-name="a449a75"/>
          <table:table-cell office:string-value="TD" office:value-type="string" table:style-name="ab73e8a">
            <text:p>TD</text:p>
          </table:table-cell>
          <table:table-cell office:value="4.0" office:value-type="float" table:style-name="a85e4cb">
            <text:p>4</text:p>
          </table:table-cell>
          <table:table-cell office:value="1.0" office:value-type="float" table:style-name="a21b499">
            <text:p>1</text:p>
          </table:table-cell>
          <table:table-cell office:string-value="teacher97FirstName" office:value-type="string" table:style-name="a20f471">
            <text:p>teacher97FirstName</text:p>
          </table:table-cell>
          <table:table-cell office:string-value="teacher97LastName" office:value-type="string" table:style-name="a857421">
            <text:p>teacher97LastName</text:p>
          </table:table-cell>
          <table:table-cell office:string-value="B" office:value-type="string" table:style-name="accb1e7">
            <text:p>B</text:p>
          </table:table-cell>
          <table:table-cell table:style-name="aad0e26"/>
          <table:table-cell table:style-name="ac950ad"/>
        </table:table-row>
        <table:table-row>
          <table:table-cell table:style-name="a385bc1"/>
          <table:table-cell table:style-name="af6e287"/>
          <table:table-cell table:style-name="a55f08d"/>
          <table:table-cell table:style-name="a3beb02"/>
          <table:table-cell table:style-name="ab5b877"/>
          <table:table-cell table:style-name="a7b5c1d"/>
          <table:table-cell table:style-name="aa564a3"/>
          <table:table-cell table:style-name="af28c4d"/>
          <table:table-cell table:style-name="adebc05"/>
          <table:table-cell table:style-name="a92526a"/>
        </table:table-row>
        <table:table-row>
          <table:table-cell office:string-value="DE1" office:value-type="string" table:style-name="aad6e43">
            <text:p>DE1</text:p>
          </table:table-cell>
          <table:table-cell office:value="1.0" office:value-type="float" table:style-name="a16436e">
            <text:p>1</text:p>
          </table:table-cell>
          <table:table-cell office:string-value="testcourse98" office:value-type="string" table:style-name="ad3ec7b">
            <text:p>testcourse98</text:p>
          </table:table-cell>
          <table:table-cell table:style-name="aa23106"/>
          <table:table-cell table:style-name="adc2932"/>
          <table:table-cell table:style-name="a4e540b"/>
          <table:table-cell table:style-name="ac4d537"/>
          <table:table-cell table:style-name="a6c6206"/>
          <table:table-cell table:style-name="a28c0f6"/>
          <table:table-cell table:style-name="a5157a4"/>
        </table:table-row>
        <table:table-row>
          <table:table-cell table:style-name="ace7b13"/>
          <table:table-cell table:style-name="a2d558d"/>
          <table:table-cell office:string-value="CM" office:value-type="string" table:style-name="a79c896">
            <text:p>CM</text:p>
          </table:table-cell>
          <table:table-cell office:value="3.0" office:value-type="float" table:style-name="aa40bc8">
            <text:p>3</text:p>
          </table:table-cell>
          <table:table-cell office:value="1.0" office:value-type="float" table:style-name="aac0b91">
            <text:p>1</text:p>
          </table:table-cell>
          <table:table-cell office:string-value="teacher98FirstName" office:value-type="string" table:style-name="a346eff">
            <text:p>teacher98FirstName</text:p>
          </table:table-cell>
          <table:table-cell office:string-value="teacher98LastName" office:value-type="string" table:style-name="a3c7e3f">
            <text:p>teacher98LastName</text:p>
          </table:table-cell>
          <table:table-cell office:string-value="A" office:value-type="string" table:style-name="abc331e">
            <text:p>A</text:p>
          </table:table-cell>
          <table:table-cell table:style-name="a9b6704"/>
          <table:table-cell table:style-name="a4af323"/>
        </table:table-row>
        <table:table-row>
          <table:table-cell table:style-name="afc2d24"/>
          <table:table-cell table:style-name="a8d528f"/>
          <table:table-cell table:style-name="aabd190"/>
          <table:table-cell table:style-name="a4423a3"/>
          <table:table-cell table:style-name="aafcbe2"/>
          <table:table-cell table:style-name="a7dd5c7"/>
          <table:table-cell table:style-name="af20c1c"/>
          <table:table-cell table:style-name="ac3e3f8"/>
          <table:table-cell table:style-name="aad5e4e"/>
          <table:table-cell table:style-name="a55cd83"/>
        </table:table-row>
        <table:table-row>
          <table:table-cell table:style-name="a04990f"/>
          <table:table-cell table:style-name="a2dbc4d"/>
          <table:table-cell office:string-value="TD" office:value-type="string" table:style-name="afbe2ce">
            <text:p>TD</text:p>
          </table:table-cell>
          <table:table-cell office:value="4.0" office:value-type="float" table:style-name="afea9d8">
            <text:p>4</text:p>
          </table:table-cell>
          <table:table-cell office:value="1.0" office:value-type="float" table:style-name="a49b938">
            <text:p>1</text:p>
          </table:table-cell>
          <table:table-cell office:string-value="teacher98FirstName" office:value-type="string" table:style-name="ae80e23">
            <text:p>teacher98FirstName</text:p>
          </table:table-cell>
          <table:table-cell office:string-value="teacher98LastName" office:value-type="string" table:style-name="a3d4344">
            <text:p>teacher98LastName</text:p>
          </table:table-cell>
          <table:table-cell office:string-value="B" office:value-type="string" table:style-name="a1b129a">
            <text:p>B</text:p>
          </table:table-cell>
          <table:table-cell table:style-name="aeabd0b"/>
          <table:table-cell table:style-name="a8e80ca"/>
        </table:table-row>
        <table:table-row>
          <table:table-cell table:style-name="ae05ea2"/>
          <table:table-cell table:style-name="a50a4de"/>
          <table:table-cell table:style-name="a9ebf02"/>
          <table:table-cell table:style-name="aa98e25"/>
          <table:table-cell table:style-name="a7069bf"/>
          <table:table-cell table:style-name="ad76035"/>
          <table:table-cell table:style-name="a4dd12f"/>
          <table:table-cell table:style-name="ab304ea"/>
          <table:table-cell table:style-name="ac0504e"/>
          <table:table-cell table:style-name="a0bbcfc"/>
        </table:table-row>
        <table:table-row>
          <table:table-cell office:string-value="DE1" office:value-type="string" table:style-name="a5ff6b1">
            <text:p>DE1</text:p>
          </table:table-cell>
          <table:table-cell office:value="1.0" office:value-type="float" table:style-name="af84de9">
            <text:p>1</text:p>
          </table:table-cell>
          <table:table-cell office:string-value="testcourse99" office:value-type="string" table:style-name="aac0bb7">
            <text:p>testcourse99</text:p>
          </table:table-cell>
          <table:table-cell table:style-name="a6fd510"/>
          <table:table-cell table:style-name="ad28bff"/>
          <table:table-cell table:style-name="a2e96a3"/>
          <table:table-cell table:style-name="a2181a7"/>
          <table:table-cell table:style-name="a15555b"/>
          <table:table-cell table:style-name="af08eeb"/>
          <table:table-cell table:style-name="a6e9089"/>
        </table:table-row>
        <table:table-row>
          <table:table-cell table:style-name="a17c280"/>
          <table:table-cell table:style-name="a41093b"/>
          <table:table-cell office:string-value="CM" office:value-type="string" table:style-name="a9ec397">
            <text:p>CM</text:p>
          </table:table-cell>
          <table:table-cell office:value="3.0" office:value-type="float" table:style-name="afe6d7d">
            <text:p>3</text:p>
          </table:table-cell>
          <table:table-cell office:value="1.0" office:value-type="float" table:style-name="a5b8d35">
            <text:p>1</text:p>
          </table:table-cell>
          <table:table-cell office:string-value="teacher99FirstName" office:value-type="string" table:style-name="a221923">
            <text:p>teacher99FirstName</text:p>
          </table:table-cell>
          <table:table-cell office:string-value="teacher99LastName" office:value-type="string" table:style-name="ad2923e">
            <text:p>teacher99LastName</text:p>
          </table:table-cell>
          <table:table-cell office:string-value="A" office:value-type="string" table:style-name="a20279d">
            <text:p>A</text:p>
          </table:table-cell>
          <table:table-cell table:style-name="a25c5c6"/>
          <table:table-cell table:style-name="ac1ba67"/>
        </table:table-row>
        <table:table-row>
          <table:table-cell table:style-name="a3adc72"/>
          <table:table-cell table:style-name="a58b06a"/>
          <table:table-cell table:style-name="af0b64a"/>
          <table:table-cell table:style-name="ab74d69"/>
          <table:table-cell table:style-name="a4ab952"/>
          <table:table-cell table:style-name="a008a8b"/>
          <table:table-cell table:style-name="a67dd6b"/>
          <table:table-cell table:style-name="a242739"/>
          <table:table-cell table:style-name="adea0be"/>
          <table:table-cell table:style-name="aedd4d5"/>
        </table:table-row>
        <table:table-row>
          <table:table-cell table:style-name="a4d8706"/>
          <table:table-cell table:style-name="a203b6a"/>
          <table:table-cell office:string-value="TD" office:value-type="string" table:style-name="a9085a0">
            <text:p>TD</text:p>
          </table:table-cell>
          <table:table-cell office:value="4.0" office:value-type="float" table:style-name="a51a063">
            <text:p>4</text:p>
          </table:table-cell>
          <table:table-cell office:value="1.0" office:value-type="float" table:style-name="a35ad70">
            <text:p>1</text:p>
          </table:table-cell>
          <table:table-cell office:string-value="teacher99FirstName" office:value-type="string" table:style-name="a9e49ee">
            <text:p>teacher99FirstName</text:p>
          </table:table-cell>
          <table:table-cell office:string-value="teacher99LastName" office:value-type="string" table:style-name="a813127">
            <text:p>teacher99LastName</text:p>
          </table:table-cell>
          <table:table-cell office:string-value="B" office:value-type="string" table:style-name="a558d85">
            <text:p>B</text:p>
          </table:table-cell>
          <table:table-cell table:style-name="a127de7"/>
          <table:table-cell table:style-name="a772f0f"/>
        </table:table-row>
        <table:table-row>
          <table:table-cell table:style-name="a5f3cbd"/>
          <table:table-cell table:style-name="a691322"/>
          <table:table-cell table:style-name="a673ce1"/>
          <table:table-cell table:style-name="a0c757e"/>
          <table:table-cell table:style-name="a3d26a6"/>
          <table:table-cell table:style-name="ad6f45c"/>
          <table:table-cell table:style-name="a532e91"/>
          <table:table-cell table:style-name="ad5170b"/>
          <table:table-cell table:style-name="a583683"/>
          <table:table-cell table:style-name="afb75aa"/>
        </table:table-row>
        <table:table-row>
          <table:table-cell office:string-value="DE1" office:value-type="string" table:style-name="a71161a">
            <text:p>DE1</text:p>
          </table:table-cell>
          <table:table-cell office:value="1.0" office:value-type="float" table:style-name="a0acdca">
            <text:p>1</text:p>
          </table:table-cell>
          <table:table-cell office:string-value="testcourse100" office:value-type="string" table:style-name="a4bb63f">
            <text:p>testcourse100</text:p>
          </table:table-cell>
          <table:table-cell table:style-name="a527a04"/>
          <table:table-cell table:style-name="a0e8777"/>
          <table:table-cell table:style-name="a452ea6"/>
          <table:table-cell table:style-name="a444364"/>
          <table:table-cell table:style-name="a1ba9e6"/>
          <table:table-cell table:style-name="a4d9fad"/>
          <table:table-cell table:style-name="abadb94"/>
        </table:table-row>
        <table:table-row>
          <table:table-cell table:style-name="a03ecaf"/>
          <table:table-cell table:style-name="a54f789"/>
          <table:table-cell office:string-value="CM" office:value-type="string" table:style-name="a7902f0">
            <text:p>CM</text:p>
          </table:table-cell>
          <table:table-cell office:value="3.0" office:value-type="float" table:style-name="a1143a2">
            <text:p>3</text:p>
          </table:table-cell>
          <table:table-cell office:value="1.0" office:value-type="float" table:style-name="ab5c820">
            <text:p>1</text:p>
          </table:table-cell>
          <table:table-cell office:string-value="teacher100FirstName" office:value-type="string" table:style-name="ab21396">
            <text:p>teacher100FirstName</text:p>
          </table:table-cell>
          <table:table-cell office:string-value="teacher100LastName" office:value-type="string" table:style-name="a8f1398">
            <text:p>teacher100LastName</text:p>
          </table:table-cell>
          <table:table-cell office:string-value="A" office:value-type="string" table:style-name="a51c860">
            <text:p>A</text:p>
          </table:table-cell>
          <table:table-cell table:style-name="a597435"/>
          <table:table-cell table:style-name="a915e32"/>
        </table:table-row>
        <table:table-row>
          <table:table-cell table:style-name="a5805f7"/>
          <table:table-cell table:style-name="a6b6d96"/>
          <table:table-cell table:style-name="a92f1c4"/>
          <table:table-cell table:style-name="a3d42d8"/>
          <table:table-cell table:style-name="a9d0bcf"/>
          <table:table-cell table:style-name="a1c7ec8"/>
          <table:table-cell table:style-name="aa70bdd"/>
          <table:table-cell table:style-name="ae6f0fe"/>
          <table:table-cell table:style-name="a98bd84"/>
          <table:table-cell table:style-name="a5339bb"/>
        </table:table-row>
        <table:table-row>
          <table:table-cell table:style-name="abc5586"/>
          <table:table-cell table:style-name="abe4013"/>
          <table:table-cell office:string-value="TD" office:value-type="string" table:style-name="a12aa1b">
            <text:p>TD</text:p>
          </table:table-cell>
          <table:table-cell office:value="4.0" office:value-type="float" table:style-name="a314af3">
            <text:p>4</text:p>
          </table:table-cell>
          <table:table-cell office:value="1.0" office:value-type="float" table:style-name="a446873">
            <text:p>1</text:p>
          </table:table-cell>
          <table:table-cell office:string-value="teacher100FirstName" office:value-type="string" table:style-name="acf9ccc">
            <text:p>teacher100FirstName</text:p>
          </table:table-cell>
          <table:table-cell office:string-value="teacher100LastName" office:value-type="string" table:style-name="a8119d3">
            <text:p>teacher100LastName</text:p>
          </table:table-cell>
          <table:table-cell office:string-value="B" office:value-type="string" table:style-name="a44e36c">
            <text:p>B</text:p>
          </table:table-cell>
          <table:table-cell table:style-name="ac2bc95"/>
          <table:table-cell table:style-name="a193103"/>
        </table:table-row>
        <table:table-row>
          <table:table-cell table:style-name="a202dc2"/>
          <table:table-cell table:style-name="a9a9a52"/>
          <table:table-cell table:style-name="a38620e"/>
          <table:table-cell table:style-name="a096fe1"/>
          <table:table-cell table:style-name="ad0f656"/>
          <table:table-cell table:style-name="ac9fc2b"/>
          <table:table-cell table:style-name="ae7e4f5"/>
          <table:table-cell table:style-name="ac2dfac"/>
          <table:table-cell table:style-name="afc7cb4"/>
          <table:table-cell table:style-name="a4947f4"/>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38</dc:date>
    <meta:editing-cycles>1</meta:editing-cycles>
    <meta:editing-duration>PT8.644S</meta:editing-duration>
    <meta:initial-creator>inesdraredja</meta:initial-creator>
    <meta:creation-date>2020-06-16T08:58:29</meta:creation-date>
    <dc:language>fr</dc:language>
  </office:meta>
</office:document-meta>
</file>